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24 - Conta de produção por atividade econômica - Região Sul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4.1'.A1">Tabela 24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4.2'.A1">Tabela 24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4.3'.A1">Tabela 24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4.4'.A1">Tabela 24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4.5'.A1">Tabela 24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4.6'.A1">Tabela 24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4.7'.A1">Tabela 24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4.8'.A1">Tabela 24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4.9'.A1">Tabela 24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4.10'.A1">Tabela 24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4.11'.A1">Tabela 24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4.12'.A1">Tabela 24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4.13'.A1">Tabela 24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4.14'.A1">Tabela 24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4.15'.A1">Tabela 24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4.16'.A1">Tabela 24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24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61523.0124521291" table:style-name="ce5">
            <text:p><text:s/>461,52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61523.0124521291" table:style-name="ce5">
            <text:p><text:s/>461,523<text:s/></text:p>
          </table:table-cell>
          <table:table-cell office:value-type="float" office:value="1.0201297285766422" table:style-name="ce6">
            <text:p>1.020</text:p>
          </table:table-cell>
          <table:table-cell office:value-type="float" office:value="470813.34542466467" table:style-name="ce5">
            <text:p><text:s/>470,813<text:s/></text:p>
          </table:table-cell>
          <table:table-cell office:value-type="float" office:value="1.2083071184871581" table:style-name="ce6">
            <text:p>1.208</text:p>
          </table:table-cell>
          <table:table-cell office:value-type="float" office:value="568887.11675537564" table:style-name="ce5">
            <text:p><text:s/>568,88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68887.11675537564" table:style-name="ce5">
            <text:p><text:s/>568,887<text:s/></text:p>
          </table:table-cell>
          <table:table-cell office:value-type="float" office:value="1.049297695440504" table:style-name="ce6">
            <text:p>1.049</text:p>
          </table:table-cell>
          <table:table-cell office:value-type="float" office:value="596931.94057720865" table:style-name="ce5">
            <text:p><text:s/>596,932<text:s/></text:p>
          </table:table-cell>
          <table:table-cell office:value-type="float" office:value="1.098867864673259" table:style-name="ce6">
            <text:p>1.099</text:p>
          </table:table-cell>
          <table:table-cell office:value-type="float" office:value="655949.32689734187" table:style-name="ce5">
            <text:p><text:s/>655,9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55949.32689734187" table:style-name="ce5">
            <text:p><text:s/>655,949<text:s/></text:p>
          </table:table-cell>
          <table:table-cell office:value-type="float" office:value="0.99409202964549137" table:style-name="ce6">
            <text:p>0.994</text:p>
          </table:table-cell>
          <table:table-cell office:value-type="float" office:value="652073.99771997251" table:style-name="ce5">
            <text:p><text:s/>652,074<text:s/></text:p>
          </table:table-cell>
          <table:table-cell office:value-type="float" office:value="1.0728550806633308" table:style-name="ce6">
            <text:p>1.073</text:p>
          </table:table-cell>
          <table:table-cell office:value-type="float" office:value="699580.90142232168" table:style-name="ce5">
            <text:p><text:s/>699,58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99580.90142232168" table:style-name="ce5">
            <text:p><text:s/>699,581<text:s/></text:p>
          </table:table-cell>
          <table:table-cell office:value-type="float" office:value="1.0161879024437539" table:style-name="ce6">
            <text:p>1.016</text:p>
          </table:table-cell>
          <table:table-cell office:value-type="float" office:value="710905.64880605962" table:style-name="ce5">
            <text:p><text:s/>710,906<text:s/></text:p>
          </table:table-cell>
          <table:table-cell office:value-type="float" office:value="1.0390624840429907" table:style-name="ce6">
            <text:p>1.039</text:p>
          </table:table-cell>
          <table:table-cell office:value-type="float" office:value="738675.38936861826" table:style-name="ce5">
            <text:p><text:s/>738,6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38675.38936861826" table:style-name="ce5">
            <text:p><text:s/>738,675<text:s/></text:p>
          </table:table-cell>
          <table:table-cell office:value-type="float" office:value="1.0687011159826529" table:style-name="ce6">
            <text:p>1.069</text:p>
          </table:table-cell>
          <table:table-cell office:value-type="float" office:value="789423.21296716307" table:style-name="ce5">
            <text:p><text:s/>789,423<text:s/></text:p>
          </table:table-cell>
          <table:table-cell office:value-type="float" office:value="1.0756337269466307" table:style-name="ce6">
            <text:p>1.076</text:p>
          </table:table-cell>
          <table:table-cell office:value-type="float" office:value="849130.2327020535" table:style-name="ce5">
            <text:p><text:s/>849,1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49130.2327020535" table:style-name="ce5">
            <text:p><text:s/>849,130<text:s/></text:p>
          </table:table-cell>
          <table:table-cell office:value-type="float" office:value="1.0270146066064807" table:style-name="ce6">
            <text:p>1.027</text:p>
          </table:table-cell>
          <table:table-cell office:value-type="float" office:value="872069.15189616883" table:style-name="ce5">
            <text:p><text:s/>872,069<text:s/></text:p>
          </table:table-cell>
          <table:table-cell office:value-type="float" office:value="1.1350797560188401" table:style-name="ce6">
            <text:p>1.135</text:p>
          </table:table-cell>
          <table:table-cell office:value-type="float" office:value="989868.04016586021" table:style-name="ce5">
            <text:p><text:s/>989,8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89868.04016586021" table:style-name="ce5">
            <text:p><text:s/>989,868<text:s/></text:p>
          </table:table-cell>
          <table:table-cell office:value-type="float" office:value="0.98415838012492551" table:style-name="ce6">
            <text:p>0.984</text:p>
          </table:table-cell>
          <table:table-cell office:value-type="float" office:value="974186.92694706772" table:style-name="ce5">
            <text:p><text:s/>974,187<text:s/></text:p>
          </table:table-cell>
          <table:table-cell office:value-type="float" office:value="1.021887376615269" table:style-name="ce6">
            <text:p>1.022</text:p>
          </table:table-cell>
          <table:table-cell office:value-type="float" office:value="995509.32311082981" table:style-name="ce5">
            <text:p><text:s/>995,50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95509.32311082981" table:style-name="ce5">
            <text:p><text:s/>995,509<text:s/></text:p>
          </table:table-cell>
          <table:table-cell office:value-type="float" office:value="1.0724093733202282" table:style-name="ce6">
            <text:p>1.072</text:p>
          </table:table-cell>
          <table:table-cell office:value-type="float" office:value="1067593.5293317295" table:style-name="ce5">
            <text:p><text:s/>1,067,594<text:s/></text:p>
          </table:table-cell>
          <table:table-cell office:value-type="float" office:value="1.0461023078796385" table:style-name="ce6">
            <text:p>1.046</text:p>
          </table:table-cell>
          <table:table-cell office:value-type="float" office:value="1116812.054911291" table:style-name="ce5">
            <text:p><text:s/>1,116,8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16812.054911291" table:style-name="ce5">
            <text:p><text:s/>1,116,812<text:s/></text:p>
          </table:table-cell>
          <table:table-cell office:value-type="float" office:value="1.0458611571608414" table:style-name="ce6">
            <text:p>1.046</text:p>
          </table:table-cell>
          <table:table-cell office:value-type="float" office:value="1168030.3480807" table:style-name="ce5">
            <text:p><text:s/>1,168,030<text:s/></text:p>
          </table:table-cell>
          <table:table-cell office:value-type="float" office:value="1.0833738332175422" table:style-name="ce6">
            <text:p>1.083</text:p>
          </table:table-cell>
          <table:table-cell office:value-type="float" office:value="1265413.515514608" table:style-name="ce5">
            <text:p><text:s/>1,265,41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265413.515514608" table:style-name="ce5">
            <text:p><text:s/>1,265,414<text:s/></text:p>
          </table:table-cell>
          <table:table-cell office:value-type="float" office:value="0.9976247371512208" table:style-name="ce6">
            <text:p>0.998</text:p>
          </table:table-cell>
          <table:table-cell office:value-type="float" office:value="1262407.8258028631" table:style-name="ce5">
            <text:p><text:s/>1,262,408<text:s/></text:p>
          </table:table-cell>
          <table:table-cell office:value-type="float" office:value="1.1111358193399028" table:style-name="ce6">
            <text:p>1.111</text:p>
          </table:table-cell>
          <table:table-cell office:value-type="float" office:value="1402706.5538645696" table:style-name="ce5">
            <text:p><text:s/>1,402,70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402706.5538645696" table:style-name="ce5">
            <text:p><text:s/>1,402,707<text:s/></text:p>
          </table:table-cell>
          <table:table-cell office:value-type="float" office:value="1.0548830028001435" table:style-name="ce6">
            <text:p>1.055</text:p>
          </table:table-cell>
          <table:table-cell office:value-type="float" office:value="1479691.3015880983" table:style-name="ce5">
            <text:p><text:s/>1,479,691<text:s/></text:p>
          </table:table-cell>
          <table:table-cell office:value-type="float" office:value="1.0794543655668796" table:style-name="ce6">
            <text:p>1.079</text:p>
          </table:table-cell>
          <table:table-cell office:value-type="float" office:value="1597259.2351906111" table:style-name="ce5">
            <text:p><text:s/>1,597,2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97259.2351906111" table:style-name="ce5">
            <text:p><text:s/>1,597,259<text:s/></text:p>
          </table:table-cell>
          <table:table-cell office:value-type="float" office:value="0.99530622021811888" table:style-name="ce6">
            <text:p>0.995</text:p>
          </table:table-cell>
          <table:table-cell office:value-type="float" office:value="1589762.0520860506" table:style-name="ce5">
            <text:p><text:s/>1,589,762<text:s/></text:p>
          </table:table-cell>
          <table:table-cell office:value-type="float" office:value="1.0851276208819751" table:style-name="ce6">
            <text:p>1.085</text:p>
          </table:table-cell>
          <table:table-cell office:value-type="float" office:value="1725094.7133485826" table:style-name="ce5">
            <text:p><text:s/>1,725,09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725094.7133485826" table:style-name="ce5">
            <text:p><text:s/>1,725,095<text:s/></text:p>
          </table:table-cell>
          <table:table-cell office:value-type="float" office:value="0.95213093619591638" table:style-name="ce6">
            <text:p>0.952</text:p>
          </table:table-cell>
          <table:table-cell office:value-type="float" office:value="1642516.044447212" table:style-name="ce5">
            <text:p><text:s/>1,642,516<text:s/></text:p>
          </table:table-cell>
          <table:table-cell office:value-type="float" office:value="1.1027633506613401" table:style-name="ce6">
            <text:p>1.103</text:p>
          </table:table-cell>
          <table:table-cell office:value-type="float" office:value="1811306.4966896179" table:style-name="ce5">
            <text:p><text:s/>1,811,3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11306.4966896179" table:style-name="ce5">
            <text:p><text:s/>1,811,306<text:s/></text:p>
          </table:table-cell>
          <table:table-cell office:value-type="float" office:value="0.97184331771675947" table:style-name="ce6">
            <text:p>0.972</text:p>
          </table:table-cell>
          <table:table-cell office:value-type="float" office:value="1760306.1151447587" table:style-name="ce5">
            <text:p><text:s/>1,760,306<text:s/></text:p>
          </table:table-cell>
          <table:table-cell office:value-type="float" office:value="1.065719656774248" table:style-name="ce6">
            <text:p>1.066</text:p>
          </table:table-cell>
          <table:table-cell office:value-type="float" office:value="1875992.8288496821" table:style-name="ce5">
            <text:p><text:s/>1,875,9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75992.8288496821" table:style-name="ce5">
            <text:p><text:s/>1,875,993<text:s/></text:p>
          </table:table-cell>
          <table:table-cell office:value-type="float" office:value="1.0193373756639506" table:style-name="ce6">
            <text:p>1.019</text:p>
          </table:table-cell>
          <table:table-cell office:value-type="float" office:value="1912269.6069240258" table:style-name="ce5">
            <text:p><text:s/>1,912,270<text:s/></text:p>
          </table:table-cell>
          <table:table-cell office:value-type="float" office:value="1.0307876811076062" table:style-name="ce6">
            <text:p>1.031</text:p>
          </table:table-cell>
          <table:table-cell office:value-type="float" office:value="1971143.9537737702" table:style-name="ce5">
            <text:p><text:s/>1,971,1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71143.9537737702" table:style-name="ce5">
            <text:p><text:s/>1,971,144<text:s/></text:p>
          </table:table-cell>
          <table:table-cell office:value-type="float" office:value="1.0234281778721672" table:style-name="ce6">
            <text:p>1.023</text:p>
          </table:table-cell>
          <table:table-cell office:value-type="float" office:value="2017324.2649344292" table:style-name="ce5">
            <text:p><text:s/>2,017,324<text:s/></text:p>
          </table:table-cell>
          <table:table-cell office:value-type="float" office:value="1.07345547533571" table:style-name="ce6">
            <text:p>1.073</text:p>
          </table:table-cell>
          <table:table-cell office:value-type="float" office:value="2165507.7777214493" table:style-name="ce5">
            <text:p><text:s/>2,165,50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3322.97815249499" table:style-name="ce5">
            <text:p><text:s/>253,32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53322.97815249499" table:style-name="ce5">
            <text:p><text:s/>253,323<text:s/></text:p>
          </table:table-cell>
          <table:table-cell office:value-type="float" office:value="1.0127234353975365" table:style-name="ce6">
            <text:p>1.013</text:p>
          </table:table-cell>
          <table:table-cell office:value-type="float" office:value="256546.11669972978" table:style-name="ce5">
            <text:p><text:s/>256,546<text:s/></text:p>
          </table:table-cell>
          <table:table-cell office:value-type="float" office:value="1.2256772737782613" table:style-name="ce6">
            <text:p>1.226</text:p>
          </table:table-cell>
          <table:table-cell office:value-type="float" office:value="314442.74491492449" table:style-name="ce5">
            <text:p><text:s/>314,44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14442.74491492449" table:style-name="ce5">
            <text:p><text:s/>314,443<text:s/></text:p>
          </table:table-cell>
          <table:table-cell office:value-type="float" office:value="1.0505412432693666" table:style-name="ce6">
            <text:p>1.051</text:p>
          </table:table-cell>
          <table:table-cell office:value-type="float" office:value="330335.07217995712" table:style-name="ce5">
            <text:p><text:s/>330,335<text:s/></text:p>
          </table:table-cell>
          <table:table-cell office:value-type="float" office:value="1.1272946676899653" table:style-name="ce6">
            <text:p>1.127</text:p>
          </table:table-cell>
          <table:table-cell office:value-type="float" office:value="372384.96541944542" table:style-name="ce5">
            <text:p><text:s/>372,38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2384.96541944542" table:style-name="ce5">
            <text:p><text:s/>372,385<text:s/></text:p>
          </table:table-cell>
          <table:table-cell office:value-type="float" office:value="0.99416741807566611" table:style-name="ce6">
            <text:p>0.994</text:p>
          </table:table-cell>
          <table:table-cell office:value-type="float" office:value="370212.99960124627" table:style-name="ce5">
            <text:p><text:s/>370,213<text:s/></text:p>
          </table:table-cell>
          <table:table-cell office:value-type="float" office:value="1.0924260857258392" table:style-name="ce6">
            <text:p>1.092</text:p>
          </table:table-cell>
          <table:table-cell office:value-type="float" office:value="404430.33803921117" table:style-name="ce5">
            <text:p><text:s/>404,43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04430.33803921117" table:style-name="ce5">
            <text:p><text:s/>404,430<text:s/></text:p>
          </table:table-cell>
          <table:table-cell office:value-type="float" office:value="1.0069251644543071" table:style-name="ce6">
            <text:p>1.007</text:p>
          </table:table-cell>
          <table:table-cell office:value-type="float" office:value="407231.08464044379" table:style-name="ce5">
            <text:p><text:s/>407,231<text:s/></text:p>
          </table:table-cell>
          <table:table-cell office:value-type="float" office:value="1.0210738278299609" table:style-name="ce6">
            <text:p>1.021</text:p>
          </table:table-cell>
          <table:table-cell office:value-type="float" office:value="415813.00240516471" table:style-name="ce5">
            <text:p><text:s/>415,8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15813.00240516471" table:style-name="ce5">
            <text:p><text:s/>415,813<text:s/></text:p>
          </table:table-cell>
          <table:table-cell office:value-type="float" office:value="1.0712134769913315" table:style-name="ce6">
            <text:p>1.071</text:p>
          </table:table-cell>
          <table:table-cell office:value-type="float" office:value="445424.49208464142" table:style-name="ce5">
            <text:p><text:s/>445,424<text:s/></text:p>
          </table:table-cell>
          <table:table-cell office:value-type="float" office:value="1.0600579130794283" table:style-name="ce6">
            <text:p>1.060</text:p>
          </table:table-cell>
          <table:table-cell office:value-type="float" office:value="472175.75751370937" table:style-name="ce5">
            <text:p><text:s/>472,1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72175.75751370937" table:style-name="ce5">
            <text:p><text:s/>472,176<text:s/></text:p>
          </table:table-cell>
          <table:table-cell office:value-type="float" office:value="1.027330376198607" table:style-name="ce6">
            <text:p>1.027</text:p>
          </table:table-cell>
          <table:table-cell office:value-type="float" office:value="485080.49859842128" table:style-name="ce5">
            <text:p><text:s/>485,080<text:s/></text:p>
          </table:table-cell>
          <table:table-cell office:value-type="float" office:value="1.1653085233344511" table:style-name="ce6">
            <text:p>1.165</text:p>
          </table:table-cell>
          <table:table-cell office:value-type="float" office:value="565268.43952006556" table:style-name="ce5">
            <text:p><text:s/>565,2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5268.43952006556" table:style-name="ce5">
            <text:p><text:s/>565,268<text:s/></text:p>
          </table:table-cell>
          <table:table-cell office:value-type="float" office:value="0.98125734022350375" table:style-name="ce6">
            <text:p>0.981</text:p>
          </table:table-cell>
          <table:table-cell office:value-type="float" office:value="554673.80547575001" table:style-name="ce5">
            <text:p><text:s/>554,674<text:s/></text:p>
          </table:table-cell>
          <table:table-cell office:value-type="float" office:value="0.97001446904488009" table:style-name="ce6">
            <text:p>0.970</text:p>
          </table:table-cell>
          <table:table-cell office:value-type="float" office:value="538041.61691166274" table:style-name="ce5">
            <text:p><text:s/>538,04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38041.61691166274" table:style-name="ce5">
            <text:p><text:s/>538,042<text:s/></text:p>
          </table:table-cell>
          <table:table-cell office:value-type="float" office:value="1.0712927472330278" table:style-name="ce6">
            <text:p>1.071</text:p>
          </table:table-cell>
          <table:table-cell office:value-type="float" office:value="576400.0819069955" table:style-name="ce5">
            <text:p><text:s/>576,400<text:s/></text:p>
          </table:table-cell>
          <table:table-cell office:value-type="float" office:value="1.0194570834354557" table:style-name="ce6">
            <text:p>1.019</text:p>
          </table:table-cell>
          <table:table-cell office:value-type="float" office:value="587615.14639286336" table:style-name="ce5">
            <text:p><text:s/>587,6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7615.14639286336" table:style-name="ce5">
            <text:p><text:s/>587,615<text:s/></text:p>
          </table:table-cell>
          <table:table-cell office:value-type="float" office:value="1.0513342464484805" table:style-name="ce6">
            <text:p>1.051</text:p>
          </table:table-cell>
          <table:table-cell office:value-type="float" office:value="617779.92713465472" table:style-name="ce5">
            <text:p><text:s/>617,780<text:s/></text:p>
          </table:table-cell>
          <table:table-cell office:value-type="float" office:value="1.0897800204980932" table:style-name="ce6">
            <text:p>1.090</text:p>
          </table:table-cell>
          <table:table-cell office:value-type="float" office:value="673244.22165611445" table:style-name="ce5">
            <text:p><text:s/>673,24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73244.22165611445" table:style-name="ce5">
            <text:p><text:s/>673,244<text:s/></text:p>
          </table:table-cell>
          <table:table-cell office:value-type="float" office:value="1.001974590540976" table:style-name="ce6">
            <text:p>1.002</text:p>
          </table:table-cell>
          <table:table-cell office:value-type="float" office:value="674573.60332796338" table:style-name="ce5">
            <text:p><text:s/>674,574<text:s/></text:p>
          </table:table-cell>
          <table:table-cell office:value-type="float" office:value="1.1151339036913421" table:style-name="ce6">
            <text:p>1.115</text:p>
          </table:table-cell>
          <table:table-cell office:value-type="float" office:value="752239.89560624666" table:style-name="ce5">
            <text:p><text:s/>752,24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52239.89560624666" table:style-name="ce5">
            <text:p><text:s/>752,240<text:s/></text:p>
          </table:table-cell>
          <table:table-cell office:value-type="float" office:value="1.0496546518923933" table:style-name="ce6">
            <text:p>1.050</text:p>
          </table:table-cell>
          <table:table-cell office:value-type="float" office:value="789592.10576214513" table:style-name="ce5">
            <text:p><text:s/>789,592<text:s/></text:p>
          </table:table-cell>
          <table:table-cell office:value-type="float" office:value="1.0663022434938667" table:style-name="ce6">
            <text:p>1.066</text:p>
          </table:table-cell>
          <table:table-cell office:value-type="float" office:value="841943.83381922194" table:style-name="ce5">
            <text:p><text:s/>841,9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41943.83381922194" table:style-name="ce5">
            <text:p><text:s/>841,944<text:s/></text:p>
          </table:table-cell>
          <table:table-cell office:value-type="float" office:value="0.99306510898420619" table:style-name="ce6">
            <text:p>0.993</text:p>
          </table:table-cell>
          <table:table-cell office:value-type="float" office:value="836105.04509026604" table:style-name="ce5">
            <text:p><text:s/>836,105<text:s/></text:p>
          </table:table-cell>
          <table:table-cell office:value-type="float" office:value="1.0874573422493057" table:style-name="ce6">
            <text:p>1.087</text:p>
          </table:table-cell>
          <table:table-cell office:value-type="float" office:value="909228.57017509651" table:style-name="ce5">
            <text:p><text:s/>909,22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09228.57017509651" table:style-name="ce5">
            <text:p><text:s/>909,229<text:s/></text:p>
          </table:table-cell>
          <table:table-cell office:value-type="float" office:value="0.94170994900397387" table:style-name="ce6">
            <text:p>0.942</text:p>
          </table:table-cell>
          <table:table-cell office:value-type="float" office:value="856229.59045254625" table:style-name="ce5">
            <text:p><text:s/>856,230<text:s/></text:p>
          </table:table-cell>
          <table:table-cell office:value-type="float" office:value="1.0996908315184022" table:style-name="ce6">
            <text:p>1.100</text:p>
          </table:table-cell>
          <table:table-cell office:value-type="float" office:value="941587.83029542165" table:style-name="ce5">
            <text:p><text:s/>941,58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41587.83029542165" table:style-name="ce5">
            <text:p><text:s/>941,588<text:s/></text:p>
          </table:table-cell>
          <table:table-cell office:value-type="float" office:value="0.9635388170630671" table:style-name="ce6">
            <text:p>0.964</text:p>
          </table:table-cell>
          <table:table-cell office:value-type="float" office:value="907256.42416383058" table:style-name="ce5">
            <text:p><text:s/>907,256<text:s/></text:p>
          </table:table-cell>
          <table:table-cell office:value-type="float" office:value="1.0479123707690445" table:style-name="ce6">
            <text:p>1.048</text:p>
          </table:table-cell>
          <table:table-cell office:value-type="float" office:value="950725.23034096556" table:style-name="ce5">
            <text:p><text:s/>950,7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50725.23034096556" table:style-name="ce5">
            <text:p><text:s/>950,725<text:s/></text:p>
          </table:table-cell>
          <table:table-cell office:value-type="float" office:value="1.0158556510844672" table:style-name="ce6">
            <text:p>1.016</text:p>
          </table:table-cell>
          <table:table-cell office:value-type="float" office:value="965799.59787045151" table:style-name="ce5">
            <text:p><text:s/>965,800<text:s/></text:p>
          </table:table-cell>
          <table:table-cell office:value-type="float" office:value="1.0396201099467479" table:style-name="ce6">
            <text:p>1.040</text:p>
          </table:table-cell>
          <table:table-cell office:value-type="float" office:value="1004064.6841246038" table:style-name="ce5">
            <text:p><text:s/>1,004,0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04064.6841246038" table:style-name="ce5">
            <text:p><text:s/>1,004,065<text:s/></text:p>
          </table:table-cell>
          <table:table-cell office:value-type="float" office:value="1.0272379612036941" table:style-name="ce6">
            <text:p>1.027</text:p>
          </table:table-cell>
          <table:table-cell office:value-type="float" office:value="1031413.3590367892" table:style-name="ce5">
            <text:p><text:s/>1,031,413<text:s/></text:p>
          </table:table-cell>
          <table:table-cell office:value-type="float" office:value="1.10382293121902" table:style-name="ce6">
            <text:p>1.104</text:p>
          </table:table-cell>
          <table:table-cell office:value-type="float" office:value="1138497.7172704441" table:style-name="ce5">
            <text:p><text:s/>1,138,49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8200.03429963411" table:style-name="ce5">
            <text:p><text:s/>208,20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8200.03429963411" table:style-name="ce5">
            <text:p><text:s/>208,200<text:s/></text:p>
          </table:table-cell>
          <table:table-cell office:value-type="float" office:value="1.0291411787981219" table:style-name="ce6">
            <text:p>1.029</text:p>
          </table:table-cell>
          <table:table-cell office:value-type="float" office:value="214267.22872493489" table:style-name="ce5">
            <text:p><text:s/>214,267<text:s/></text:p>
          </table:table-cell>
          <table:table-cell office:value-type="float" office:value="1.1875095102251663" table:style-name="ce6">
            <text:p>1.188</text:p>
          </table:table-cell>
          <table:table-cell office:value-type="float" office:value="254444.37184045112" table:style-name="ce5">
            <text:p><text:s/>254,44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4444.37184045112" table:style-name="ce5">
            <text:p><text:s/>254,444<text:s/></text:p>
          </table:table-cell>
          <table:table-cell office:value-type="float" office:value="1.0477609171265954" table:style-name="ce6">
            <text:p>1.048</text:p>
          </table:table-cell>
          <table:table-cell office:value-type="float" office:value="266596.86839725153" table:style-name="ce5">
            <text:p><text:s/>266,597<text:s/></text:p>
          </table:table-cell>
          <table:table-cell office:value-type="float" office:value="1.0636447576546997" table:style-name="ce6">
            <text:p>1.064</text:p>
          </table:table-cell>
          <table:table-cell office:value-type="float" office:value="283564.36147789651" table:style-name="ce5">
            <text:p><text:s/>283,56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3564.36147789651" table:style-name="ce5">
            <text:p><text:s/>283,564<text:s/></text:p>
          </table:table-cell>
          <table:table-cell office:value-type="float" office:value="0.99399302736672357" table:style-name="ce6">
            <text:p>0.994</text:p>
          </table:table-cell>
          <table:table-cell office:value-type="float" office:value="281860.99811872625" table:style-name="ce5">
            <text:p><text:s/>281,861<text:s/></text:p>
          </table:table-cell>
          <table:table-cell office:value-type="float" office:value="1.0471493585600173" table:style-name="ce6">
            <text:p>1.047</text:p>
          </table:table-cell>
          <table:table-cell office:value-type="float" office:value="295150.56338311045" table:style-name="ce5">
            <text:p><text:s/>295,15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5150.56338311045" table:style-name="ce5">
            <text:p><text:s/>295,151<text:s/></text:p>
          </table:table-cell>
          <table:table-cell office:value-type="float" office:value="1.0288801779159777" table:style-name="ce6">
            <text:p>1.029</text:p>
          </table:table-cell>
          <table:table-cell office:value-type="float" office:value="303674.56416561577" table:style-name="ce5">
            <text:p><text:s/>303,675<text:s/></text:p>
          </table:table-cell>
          <table:table-cell office:value-type="float" office:value="1.06318547900302" table:style-name="ce6">
            <text:p>1.063</text:p>
          </table:table-cell>
          <table:table-cell office:value-type="float" office:value="322862.38696345355" table:style-name="ce5">
            <text:p><text:s/>322,86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2862.38696345355" table:style-name="ce5">
            <text:p><text:s/>322,862<text:s/></text:p>
          </table:table-cell>
          <table:table-cell office:value-type="float" office:value="1.0654654576454601" table:style-name="ce6">
            <text:p>1.065</text:p>
          </table:table-cell>
          <table:table-cell office:value-type="float" office:value="343998.72088252165" table:style-name="ce5">
            <text:p><text:s/>343,999<text:s/></text:p>
          </table:table-cell>
          <table:table-cell office:value-type="float" office:value="1.0958019675807955" table:style-name="ce6">
            <text:p>1.096</text:p>
          </table:table-cell>
          <table:table-cell office:value-type="float" office:value="376954.47518834413" table:style-name="ce5">
            <text:p><text:s/>376,9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76954.47518834413" table:style-name="ce5">
            <text:p><text:s/>376,954<text:s/></text:p>
          </table:table-cell>
          <table:table-cell office:value-type="float" office:value="1.0266190714525671" table:style-name="ce6">
            <text:p>1.027</text:p>
          </table:table-cell>
          <table:table-cell office:value-type="float" office:value="386988.65329774754" table:style-name="ce5">
            <text:p><text:s/>386,989<text:s/></text:p>
          </table:table-cell>
          <table:table-cell office:value-type="float" office:value="1.0971887599999202" table:style-name="ce6">
            <text:p>1.097</text:p>
          </table:table-cell>
          <table:table-cell office:value-type="float" office:value="424599.60064579465" table:style-name="ce5">
            <text:p><text:s/>424,6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4599.60064579465" table:style-name="ce5">
            <text:p><text:s/>424,600<text:s/></text:p>
          </table:table-cell>
          <table:table-cell office:value-type="float" office:value="0.98802052765301562" table:style-name="ce6">
            <text:p>0.988</text:p>
          </table:table-cell>
          <table:table-cell office:value-type="float" office:value="419513.12147131778" table:style-name="ce5">
            <text:p><text:s/>419,513<text:s/></text:p>
          </table:table-cell>
          <table:table-cell office:value-type="float" office:value="1.0904729382354834" table:style-name="ce6">
            <text:p>1.090</text:p>
          </table:table-cell>
          <table:table-cell office:value-type="float" office:value="457467.70619916712" table:style-name="ce5">
            <text:p><text:s/>457,46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57467.70619916712" table:style-name="ce5">
            <text:p><text:s/>457,468<text:s/></text:p>
          </table:table-cell>
          <table:table-cell office:value-type="float" office:value="1.0737226710619086" table:style-name="ce6">
            <text:p>1.074</text:p>
          </table:table-cell>
          <table:table-cell office:value-type="float" office:value="491193.44742473413" table:style-name="ce5">
            <text:p><text:s/>491,193<text:s/></text:p>
          </table:table-cell>
          <table:table-cell office:value-type="float" office:value="1.0773696418242973" table:style-name="ce6">
            <text:p>1.077</text:p>
          </table:table-cell>
          <table:table-cell office:value-type="float" office:value="529196.90851842763" table:style-name="ce5">
            <text:p><text:s/>529,19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29196.90851842763" table:style-name="ce5">
            <text:p><text:s/>529,197<text:s/></text:p>
          </table:table-cell>
          <table:table-cell office:value-type="float" office:value="1.0397838915698892" table:style-name="ce6">
            <text:p>1.040</text:p>
          </table:table-cell>
          <table:table-cell office:value-type="float" office:value="550250.42094604531" table:style-name="ce5">
            <text:p><text:s/>550,250<text:s/></text:p>
          </table:table-cell>
          <table:table-cell office:value-type="float" office:value="1.0761814463319757" table:style-name="ce6">
            <text:p>1.076</text:p>
          </table:table-cell>
          <table:table-cell office:value-type="float" office:value="592169.29385849345" table:style-name="ce5">
            <text:p><text:s/>592,16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92169.29385849345" table:style-name="ce5">
            <text:p><text:s/>592,169<text:s/></text:p>
          </table:table-cell>
          <table:table-cell office:value-type="float" office:value="0.99267933776953032" table:style-name="ce6">
            <text:p>0.993</text:p>
          </table:table-cell>
          <table:table-cell office:value-type="float" office:value="587834.22247489961" table:style-name="ce5">
            <text:p><text:s/>587,834<text:s/></text:p>
          </table:table-cell>
          <table:table-cell office:value-type="float" office:value="1.1065477874352536" table:style-name="ce6">
            <text:p>1.107</text:p>
          </table:table-cell>
          <table:table-cell office:value-type="float" office:value="650466.65825832286" table:style-name="ce5">
            <text:p><text:s/>650,46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50466.65825832286" table:style-name="ce5">
            <text:p><text:s/>650,467<text:s/></text:p>
          </table:table-cell>
          <table:table-cell office:value-type="float" office:value="1.0609293913292184" table:style-name="ce6">
            <text:p>1.061</text:p>
          </table:table-cell>
          <table:table-cell office:value-type="float" office:value="690099.19582595327" table:style-name="ce5">
            <text:p><text:s/>690,099<text:s/></text:p>
          </table:table-cell>
          <table:table-cell office:value-type="float" office:value="1.0945026540240801" table:style-name="ce6">
            <text:p>1.095</text:p>
          </table:table-cell>
          <table:table-cell office:value-type="float" office:value="755315.40137138916" table:style-name="ce5">
            <text:p><text:s/>755,3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55315.40137138916" table:style-name="ce5">
            <text:p><text:s/>755,315<text:s/></text:p>
          </table:table-cell>
          <table:table-cell office:value-type="float" office:value="0.99780436838360032" table:style-name="ce6">
            <text:p>0.998</text:p>
          </table:table-cell>
          <table:table-cell office:value-type="float" office:value="753657.00699578458" table:style-name="ce5">
            <text:p><text:s/>753,657<text:s/></text:p>
          </table:table-cell>
          <table:table-cell office:value-type="float" office:value="1.082543034298425" table:style-name="ce6">
            <text:p>1.083</text:p>
          </table:table-cell>
          <table:table-cell office:value-type="float" office:value="815866.14317348599" table:style-name="ce5">
            <text:p><text:s/>815,86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15866.14317348599" table:style-name="ce5">
            <text:p><text:s/>815,866<text:s/></text:p>
          </table:table-cell>
          <table:table-cell office:value-type="float" office:value="0.96374443353689887" table:style-name="ce6">
            <text:p>0.964</text:p>
          </table:table-cell>
          <table:table-cell office:value-type="float" office:value="786286.45399466564" table:style-name="ce5">
            <text:p><text:s/>786,286<text:s/></text:p>
          </table:table-cell>
          <table:table-cell office:value-type="float" office:value="1.1061091819344717" table:style-name="ce6">
            <text:p>1.106</text:p>
          </table:table-cell>
          <table:table-cell office:value-type="float" office:value="869718.66639419633" table:style-name="ce5">
            <text:p><text:s/>869,7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69718.66639419633" table:style-name="ce5">
            <text:p><text:s/>869,719<text:s/></text:p>
          </table:table-cell>
          <table:table-cell office:value-type="float" office:value="0.98083406041820775" table:style-name="ce6">
            <text:p>0.981</text:p>
          </table:table-cell>
          <table:table-cell office:value-type="float" office:value="853049.69098092825" table:style-name="ce5">
            <text:p><text:s/>853,050<text:s/></text:p>
          </table:table-cell>
          <table:table-cell office:value-type="float" office:value="1.0846585003093365" table:style-name="ce6">
            <text:p>1.085</text:p>
          </table:table-cell>
          <table:table-cell office:value-type="float" office:value="925267.59850871656" table:style-name="ce5">
            <text:p><text:s/>925,26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25267.59850871656" table:style-name="ce5">
            <text:p><text:s/>925,268<text:s/></text:p>
          </table:table-cell>
          <table:table-cell office:value-type="float" office:value="1.0229148957328997" table:style-name="ce6">
            <text:p>1.023</text:p>
          </table:table-cell>
          <table:table-cell office:value-type="float" office:value="946470.00905357429" table:style-name="ce5">
            <text:p><text:s/>946,470<text:s/></text:p>
          </table:table-cell>
          <table:table-cell office:value-type="float" office:value="1.0217748691437147" table:style-name="ce6">
            <text:p>1.022</text:p>
          </table:table-cell>
          <table:table-cell office:value-type="float" office:value="967079.2696491665" table:style-name="ce5">
            <text:p><text:s/>967,07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67079.2696491665" table:style-name="ce5">
            <text:p><text:s/>967,079<text:s/></text:p>
          </table:table-cell>
          <table:table-cell office:value-type="float" office:value="1.0194726914736836" table:style-name="ce6">
            <text:p>1.019</text:p>
          </table:table-cell>
          <table:table-cell office:value-type="float" office:value="985910.90589764004" table:style-name="ce5">
            <text:p><text:s/>985,911<text:s/></text:p>
          </table:table-cell>
          <table:table-cell office:value-type="float" office:value="1.0416864792827762" table:style-name="ce6">
            <text:p>1.042</text:p>
          </table:table-cell>
          <table:table-cell office:value-type="float" office:value="1027010.0604510051" table:style-name="ce5">
            <text:p><text:s/>1,027,01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4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531.174171470804" table:style-name="ce5">
            <text:p><text:s/>36,53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6531.174171470804" table:style-name="ce5">
            <text:p><text:s/>36,531<text:s/></text:p>
          </table:table-cell>
          <table:table-cell office:value-type="float" office:value="1.1452029562616448" table:style-name="ce6">
            <text:p>1.145</text:p>
          </table:table-cell>
          <table:table-cell office:value-type="float" office:value="41835.608656877404" table:style-name="ce5">
            <text:p><text:s/>41,836<text:s/></text:p>
          </table:table-cell>
          <table:table-cell office:value-type="float" office:value="1.2685173483796344" table:style-name="ce6">
            <text:p>1.269</text:p>
          </table:table-cell>
          <table:table-cell office:value-type="float" office:value="53069.195361270205" table:style-name="ce5">
            <text:p><text:s/>53,06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3069.195361270205" table:style-name="ce5">
            <text:p><text:s/>53,069<text:s/></text:p>
          </table:table-cell>
          <table:table-cell office:value-type="float" office:value="0.94387362032957134" table:style-name="ce6">
            <text:p>0.944</text:p>
          </table:table-cell>
          <table:table-cell office:value-type="float" office:value="50090.613553619398" table:style-name="ce5">
            <text:p><text:s/>50,091<text:s/></text:p>
          </table:table-cell>
          <table:table-cell office:value-type="float" office:value="1.0875260148210504" table:style-name="ce6">
            <text:p>1.088</text:p>
          </table:table-cell>
          <table:table-cell office:value-type="float" office:value="54474.845337908999" table:style-name="ce5">
            <text:p><text:s/>54,4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4474.845337908999" table:style-name="ce5">
            <text:p><text:s/>54,475<text:s/></text:p>
          </table:table-cell>
          <table:table-cell office:value-type="float" office:value="0.91931221573175892" table:style-name="ce6">
            <text:p>0.919</text:p>
          </table:table-cell>
          <table:table-cell office:value-type="float" office:value="50079.390769238002" table:style-name="ce5">
            <text:p><text:s/>50,079<text:s/></text:p>
          </table:table-cell>
          <table:table-cell office:value-type="float" office:value="0.91808104736318019" table:style-name="ce6">
            <text:p>0.918</text:p>
          </table:table-cell>
          <table:table-cell office:value-type="float" office:value="45976.939528732" table:style-name="ce5">
            <text:p><text:s/>45,97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5976.939528732" table:style-name="ce5">
            <text:p><text:s/>45,977<text:s/></text:p>
          </table:table-cell>
          <table:table-cell office:value-type="float" office:value="1.1119998226754093" table:style-name="ce6">
            <text:p>1.112</text:p>
          </table:table-cell>
          <table:table-cell office:value-type="float" office:value="51126.348603108003" table:style-name="ce5">
            <text:p><text:s/>51,126<text:s/></text:p>
          </table:table-cell>
          <table:table-cell office:value-type="float" office:value="0.9620435223255307" table:style-name="ce6">
            <text:p>0.962</text:p>
          </table:table-cell>
          <table:table-cell office:value-type="float" office:value="49185.772493777004" table:style-name="ce5">
            <text:p><text:s/>49,1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185.772493777004" table:style-name="ce5">
            <text:p><text:s/>49,186<text:s/></text:p>
          </table:table-cell>
          <table:table-cell office:value-type="float" office:value="1.1067283817027407" table:style-name="ce6">
            <text:p>1.107</text:p>
          </table:table-cell>
          <table:table-cell office:value-type="float" office:value="54435.290394837" table:style-name="ce5">
            <text:p><text:s/>54,435<text:s/></text:p>
          </table:table-cell>
          <table:table-cell office:value-type="float" office:value="1.0870107290837789" table:style-name="ce6">
            <text:p>1.087</text:p>
          </table:table-cell>
          <table:table-cell office:value-type="float" office:value="59171.744699978997" table:style-name="ce5">
            <text:p><text:s/>59,1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9171.744699978997" table:style-name="ce5">
            <text:p><text:s/>59,172<text:s/></text:p>
          </table:table-cell>
          <table:table-cell office:value-type="float" office:value="1.0062740310656944" table:style-name="ce6">
            <text:p>1.006</text:p>
          </table:table-cell>
          <table:table-cell office:value-type="float" office:value="59542.990064438003" table:style-name="ce5">
            <text:p><text:s/>59,543<text:s/></text:p>
          </table:table-cell>
          <table:table-cell office:value-type="float" office:value="1.2493471967682437" table:style-name="ce6">
            <text:p>1.249</text:p>
          </table:table-cell>
          <table:table-cell office:value-type="float" office:value="74389.867724205003" table:style-name="ce5">
            <text:p><text:s/>74,39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4389.867724205003" table:style-name="ce5">
            <text:p><text:s/>74,390<text:s/></text:p>
          </table:table-cell>
          <table:table-cell office:value-type="float" office:value="0.94484888390898347" table:style-name="ce6">
            <text:p>0.945</text:p>
          </table:table-cell>
          <table:table-cell office:value-type="float" office:value="70287.183493352" table:style-name="ce5">
            <text:p><text:s/>70,287<text:s/></text:p>
          </table:table-cell>
          <table:table-cell office:value-type="float" office:value="0.98688543576807009" table:style-name="ce6">
            <text:p>0.987</text:p>
          </table:table-cell>
          <table:table-cell office:value-type="float" office:value="69365.397710746998" table:style-name="ce5">
            <text:p><text:s/>69,3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9365.397710746998" table:style-name="ce5">
            <text:p><text:s/>69,365<text:s/></text:p>
          </table:table-cell>
          <table:table-cell office:value-type="float" office:value="1.1290836079741779" table:style-name="ce6">
            <text:p>1.129</text:p>
          </table:table-cell>
          <table:table-cell office:value-type="float" office:value="78319.333515813996" table:style-name="ce5">
            <text:p><text:s/>78,319<text:s/></text:p>
          </table:table-cell>
          <table:table-cell office:value-type="float" office:value="0.93119904186224833" table:style-name="ce6">
            <text:p>0.931</text:p>
          </table:table-cell>
          <table:table-cell office:value-type="float" office:value="72930.888329215872" table:style-name="ce5">
            <text:p><text:s/>72,9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2930.888329215872" table:style-name="ce5">
            <text:p><text:s/>72,931<text:s/></text:p>
          </table:table-cell>
          <table:table-cell office:value-type="float" office:value="1.0439416512431114" table:style-name="ce6">
            <text:p>1.044</text:p>
          </table:table-cell>
          <table:table-cell office:value-type="float" office:value="76135.591989028573" table:style-name="ce5">
            <text:p><text:s/>76,136<text:s/></text:p>
          </table:table-cell>
          <table:table-cell office:value-type="float" office:value="1.0892201508575303" table:style-name="ce6">
            <text:p>1.089</text:p>
          </table:table-cell>
          <table:table-cell office:value-type="float" office:value="82928.420991917083" table:style-name="ce5">
            <text:p><text:s/>82,92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2928.420991917083" table:style-name="ce5">
            <text:p><text:s/>82,928<text:s/></text:p>
          </table:table-cell>
          <table:table-cell office:value-type="float" office:value="0.87698475426625788" table:style-name="ce6">
            <text:p>0.877</text:p>
          </table:table-cell>
          <table:table-cell office:value-type="float" office:value="72726.960905285188" table:style-name="ce5">
            <text:p><text:s/>72,727<text:s/></text:p>
          </table:table-cell>
          <table:table-cell office:value-type="float" office:value="1.1641635696956532" table:style-name="ce6">
            <text:p>1.164</text:p>
          </table:table-cell>
          <table:table-cell office:value-type="float" office:value="84666.078420613005" table:style-name="ce5">
            <text:p><text:s/>84,66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4666.078420613005" table:style-name="ce5">
            <text:p><text:s/>84,666<text:s/></text:p>
          </table:table-cell>
          <table:table-cell office:value-type="float" office:value="1.2008462786600771" table:style-name="ce6">
            <text:p>1.201</text:p>
          </table:table-cell>
          <table:table-cell office:value-type="float" office:value="101670.94520013539" table:style-name="ce5">
            <text:p><text:s/>101,671<text:s/></text:p>
          </table:table-cell>
          <table:table-cell office:value-type="float" office:value="1.1138868940905902" table:style-name="ce6">
            <text:p>1.114</text:p>
          </table:table-cell>
          <table:table-cell office:value-type="float" office:value="113249.93336823341" table:style-name="ce5">
            <text:p><text:s/>113,2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3249.93336823341" table:style-name="ce5">
            <text:p><text:s/>113,250<text:s/></text:p>
          </table:table-cell>
          <table:table-cell office:value-type="float" office:value="0.99793451683093382" table:style-name="ce6">
            <text:p>0.998</text:p>
          </table:table-cell>
          <table:table-cell office:value-type="float" office:value="113016.01753696345" table:style-name="ce5">
            <text:p><text:s/>113,016<text:s/></text:p>
          </table:table-cell>
          <table:table-cell office:value-type="float" office:value="1.0244025078118209" table:style-name="ce6">
            <text:p>1.024</text:p>
          </table:table-cell>
          <table:table-cell office:value-type="float" office:value="115773.8917877701" table:style-name="ce5">
            <text:p><text:s/>115,77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5773.8917877701" table:style-name="ce5">
            <text:p><text:s/>115,774<text:s/></text:p>
          </table:table-cell>
          <table:table-cell office:value-type="float" office:value="1.0550946275828872" table:style-name="ce6">
            <text:p>1.055</text:p>
          </table:table-cell>
          <table:table-cell office:value-type="float" office:value="122152.41123963876" table:style-name="ce5">
            <text:p><text:s/>122,152<text:s/></text:p>
          </table:table-cell>
          <table:table-cell office:value-type="float" office:value="1.0432361219450594" table:style-name="ce6">
            <text:p>1.043</text:p>
          </table:table-cell>
          <table:table-cell office:value-type="float" office:value="127433.80778787885" table:style-name="ce5">
            <text:p><text:s/>127,43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7433.80778787885" table:style-name="ce5">
            <text:p><text:s/>127,434<text:s/></text:p>
          </table:table-cell>
          <table:table-cell office:value-type="float" office:value="0.98368412846803022" table:style-name="ce6">
            <text:p>0.984</text:p>
          </table:table-cell>
          <table:table-cell office:value-type="float" office:value="125354.61415118209" table:style-name="ce5">
            <text:p><text:s/>125,355<text:s/></text:p>
          </table:table-cell>
          <table:table-cell office:value-type="float" office:value="1.1458446871481769" table:style-name="ce6">
            <text:p>1.146</text:p>
          </table:table-cell>
          <table:table-cell office:value-type="float" office:value="143636.91863464165" table:style-name="ce5">
            <text:p><text:s/>143,63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3636.91863464165" table:style-name="ce5">
            <text:p><text:s/>143,637<text:s/></text:p>
          </table:table-cell>
          <table:table-cell office:value-type="float" office:value="1.0843064118732111" table:style-name="ce6">
            <text:p>1.084</text:p>
          </table:table-cell>
          <table:table-cell office:value-type="float" office:value="155746.4318572527" table:style-name="ce5">
            <text:p><text:s/>155,746<text:s/></text:p>
          </table:table-cell>
          <table:table-cell office:value-type="float" office:value="0.9051174559772317" table:style-name="ce6">
            <text:p>0.905</text:p>
          </table:table-cell>
          <table:table-cell office:value-type="float" office:value="140968.81418016783" table:style-name="ce5">
            <text:p><text:s/>140,96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0968.81418016783" table:style-name="ce5">
            <text:p><text:s/>140,969<text:s/></text:p>
          </table:table-cell>
          <table:table-cell office:value-type="float" office:value="0.9597765967309374" table:style-name="ce6">
            <text:p>0.960</text:p>
          </table:table-cell>
          <table:table-cell office:value-type="float" office:value="135298.56871903737" table:style-name="ce5">
            <text:p><text:s/>135,299<text:s/></text:p>
          </table:table-cell>
          <table:table-cell office:value-type="float" office:value="1.1157855864815078" table:style-name="ce6">
            <text:p>1.116</text:p>
          </table:table-cell>
          <table:table-cell office:value-type="float" office:value="150964.19284827972" table:style-name="ce5">
            <text:p><text:s/>150,96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003.053370959999" table:style-name="ce5">
            <text:p><text:s/>14,00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003.053370959999" table:style-name="ce5">
            <text:p><text:s/>14,003<text:s/></text:p>
          </table:table-cell>
          <table:table-cell office:value-type="float" office:value="1.1174888700871823" table:style-name="ce6">
            <text:p>1.117</text:p>
          </table:table-cell>
          <table:table-cell office:value-type="float" office:value="15648.2562892846" table:style-name="ce5">
            <text:p><text:s/>15,648<text:s/></text:p>
          </table:table-cell>
          <table:table-cell office:value-type="float" office:value="1.3193579375457729" table:style-name="ce6">
            <text:p>1.319</text:p>
          </table:table-cell>
          <table:table-cell office:value-type="float" office:value="20645.6511440182" table:style-name="ce5">
            <text:p><text:s/>20,64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0645.6511440182" table:style-name="ce5">
            <text:p><text:s/>20,646<text:s/></text:p>
          </table:table-cell>
          <table:table-cell office:value-type="float" office:value="0.96752859238826971" table:style-name="ce6">
            <text:p>0.968</text:p>
          </table:table-cell>
          <table:table-cell office:value-type="float" office:value="19975.2577903112" table:style-name="ce5">
            <text:p><text:s/>19,975<text:s/></text:p>
          </table:table-cell>
          <table:table-cell office:value-type="float" office:value="1.1728386123004879" table:style-name="ce6">
            <text:p>1.173</text:p>
          </table:table-cell>
          <table:table-cell office:value-type="float" office:value="23427.753627133097" table:style-name="ce5">
            <text:p><text:s/>23,42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427.753627133097" table:style-name="ce5">
            <text:p><text:s/>23,428<text:s/></text:p>
          </table:table-cell>
          <table:table-cell office:value-type="float" office:value="0.92697755036051455" table:style-name="ce6">
            <text:p>0.927</text:p>
          </table:table-cell>
          <table:table-cell office:value-type="float" office:value="21717.001667729499" table:style-name="ce5">
            <text:p><text:s/>21,717<text:s/></text:p>
          </table:table-cell>
          <table:table-cell office:value-type="float" office:value="0.99489282632530207" table:style-name="ce6">
            <text:p>0.995</text:p>
          </table:table-cell>
          <table:table-cell office:value-type="float" office:value="21606.089168518698" table:style-name="ce5">
            <text:p><text:s/>21,60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1606.089168518698" table:style-name="ce5">
            <text:p><text:s/>21,606<text:s/></text:p>
          </table:table-cell>
          <table:table-cell office:value-type="float" office:value="1.0805105266314867" table:style-name="ce6">
            <text:p>1.081</text:p>
          </table:table-cell>
          <table:table-cell office:value-type="float" office:value="23345.606785922999" table:style-name="ce5">
            <text:p><text:s/>23,346<text:s/></text:p>
          </table:table-cell>
          <table:table-cell office:value-type="float" office:value="0.97711938624375827" table:style-name="ce6">
            <text:p>0.977</text:p>
          </table:table-cell>
          <table:table-cell office:value-type="float" office:value="22811.444974149199" table:style-name="ce5">
            <text:p><text:s/>22,81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811.444974149199" table:style-name="ce5">
            <text:p><text:s/>22,811<text:s/></text:p>
          </table:table-cell>
          <table:table-cell office:value-type="float" office:value="1.0985826043050644" table:style-name="ce6">
            <text:p>1.099</text:p>
          </table:table-cell>
          <table:table-cell office:value-type="float" office:value="25060.2566276625" table:style-name="ce5">
            <text:p><text:s/>25,060<text:s/></text:p>
          </table:table-cell>
          <table:table-cell office:value-type="float" office:value="1.0683699643201265" table:style-name="ce6">
            <text:p>1.068</text:p>
          </table:table-cell>
          <table:table-cell office:value-type="float" office:value="26773.625479148999" table:style-name="ce5">
            <text:p><text:s/>26,77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773.625479148999" table:style-name="ce5">
            <text:p><text:s/>26,774<text:s/></text:p>
          </table:table-cell>
          <table:table-cell office:value-type="float" office:value="1.0015072318725804" table:style-name="ce6">
            <text:p>1.002</text:p>
          </table:table-cell>
          <table:table-cell office:value-type="float" office:value="26813.979540815701" table:style-name="ce5">
            <text:p><text:s/>26,814<text:s/></text:p>
          </table:table-cell>
          <table:table-cell office:value-type="float" office:value="1.2572366915164348" table:style-name="ce6">
            <text:p>1.257</text:p>
          </table:table-cell>
          <table:table-cell office:value-type="float" office:value="33711.518924284501" table:style-name="ce5">
            <text:p><text:s/>33,71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711.518924284501" table:style-name="ce5">
            <text:p><text:s/>33,712<text:s/></text:p>
          </table:table-cell>
          <table:table-cell office:value-type="float" office:value="0.97991568820489838" table:style-name="ce6">
            <text:p>0.980</text:p>
          </table:table-cell>
          <table:table-cell office:value-type="float" office:value="33034.446267122701" table:style-name="ce5">
            <text:p><text:s/>33,034<text:s/></text:p>
          </table:table-cell>
          <table:table-cell office:value-type="float" office:value="0.92514117693333464" table:style-name="ce6">
            <text:p>0.925</text:p>
          </table:table-cell>
          <table:table-cell office:value-type="float" office:value="30561.5264989069" table:style-name="ce5">
            <text:p><text:s/>30,56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561.5264989069" table:style-name="ce5">
            <text:p><text:s/>30,562<text:s/></text:p>
          </table:table-cell>
          <table:table-cell office:value-type="float" office:value="1.0587630273975102" table:style-name="ce6">
            <text:p>1.059</text:p>
          </table:table-cell>
          <table:table-cell office:value-type="float" office:value="32357.414317871899" table:style-name="ce5">
            <text:p><text:s/>32,357<text:s/></text:p>
          </table:table-cell>
          <table:table-cell office:value-type="float" office:value="0.89699561424136431" table:style-name="ce6">
            <text:p>0.897</text:p>
          </table:table-cell>
          <table:table-cell office:value-type="float" office:value="29024.458731321818" table:style-name="ce5">
            <text:p><text:s/>29,02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024.458731321818" table:style-name="ce5">
            <text:p><text:s/>29,024<text:s/></text:p>
          </table:table-cell>
          <table:table-cell office:value-type="float" office:value="1.0460740384808136" table:style-name="ce6">
            <text:p>1.046</text:p>
          </table:table-cell>
          <table:table-cell office:value-type="float" office:value="30361.732759793529" table:style-name="ce5">
            <text:p><text:s/>30,362<text:s/></text:p>
          </table:table-cell>
          <table:table-cell office:value-type="float" office:value="1.132237542905564" table:style-name="ce6">
            <text:p>1.132</text:p>
          </table:table-cell>
          <table:table-cell office:value-type="float" office:value="34376.693698303992" table:style-name="ce5">
            <text:p><text:s/>34,3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376.693698303992" table:style-name="ce5">
            <text:p><text:s/>34,377<text:s/></text:p>
          </table:table-cell>
          <table:table-cell office:value-type="float" office:value="0.95823884425901495" table:style-name="ce6">
            <text:p>0.958</text:p>
          </table:table-cell>
          <table:table-cell office:value-type="float" office:value="32941.083238908985" table:style-name="ce5">
            <text:p><text:s/>32,941<text:s/></text:p>
          </table:table-cell>
          <table:table-cell office:value-type="float" office:value="1.1306656944621098" table:style-name="ce6">
            <text:p>1.131</text:p>
          </table:table-cell>
          <table:table-cell office:value-type="float" office:value="37245.352756655193" table:style-name="ce5">
            <text:p><text:s/>37,24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7245.352756655193" table:style-name="ce5">
            <text:p><text:s/>37,245<text:s/></text:p>
          </table:table-cell>
          <table:table-cell office:value-type="float" office:value="1.087627826251069" table:style-name="ce6">
            <text:p>1.088</text:p>
          </table:table-cell>
          <table:table-cell office:value-type="float" office:value="40509.08205667515" table:style-name="ce5">
            <text:p><text:s/>40,509<text:s/></text:p>
          </table:table-cell>
          <table:table-cell office:value-type="float" office:value="1.0475338673991363" table:style-name="ce6">
            <text:p>1.048</text:p>
          </table:table-cell>
          <table:table-cell office:value-type="float" office:value="42434.635391617885" table:style-name="ce5">
            <text:p><text:s/>42,43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434.635391617885" table:style-name="ce5">
            <text:p><text:s/>42,435<text:s/></text:p>
          </table:table-cell>
          <table:table-cell office:value-type="float" office:value="1.0163465841952035" table:style-name="ce6">
            <text:p>1.016</text:p>
          </table:table-cell>
          <table:table-cell office:value-type="float" office:value="43128.296731839728" table:style-name="ce5">
            <text:p><text:s/>43,128<text:s/></text:p>
          </table:table-cell>
          <table:table-cell office:value-type="float" office:value="1.0571519652476535" table:style-name="ce6">
            <text:p>1.057</text:p>
          </table:table-cell>
          <table:table-cell office:value-type="float" office:value="45593.163647848327" table:style-name="ce5">
            <text:p><text:s/>45,59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5593.163647848327" table:style-name="ce5">
            <text:p><text:s/>45,593<text:s/></text:p>
          </table:table-cell>
          <table:table-cell office:value-type="float" office:value="1.0298077531279064" table:style-name="ce6">
            <text:p>1.030</text:p>
          </table:table-cell>
          <table:table-cell office:value-type="float" office:value="46952.193414183632" table:style-name="ce5">
            <text:p><text:s/>46,952<text:s/></text:p>
          </table:table-cell>
          <table:table-cell office:value-type="float" office:value="1.1560452933686673" table:style-name="ce6">
            <text:p>1.156</text:p>
          </table:table-cell>
          <table:table-cell office:value-type="float" office:value="54278.862209802333" table:style-name="ce5">
            <text:p><text:s/>54,2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4278.862209802333" table:style-name="ce5">
            <text:p><text:s/>54,279<text:s/></text:p>
          </table:table-cell>
          <table:table-cell office:value-type="float" office:value="0.99909609544411804" table:style-name="ce6">
            <text:p>0.999</text:p>
          </table:table-cell>
          <table:table-cell office:value-type="float" office:value="54229.799298962796" table:style-name="ce5">
            <text:p><text:s/>54,230<text:s/></text:p>
          </table:table-cell>
          <table:table-cell office:value-type="float" office:value="1.0638477264914969" table:style-name="ce6">
            <text:p>1.064</text:p>
          </table:table-cell>
          <table:table-cell office:value-type="float" office:value="57692.248692291745" table:style-name="ce5">
            <text:p><text:s/>57,6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7692.248692291745" table:style-name="ce5">
            <text:p><text:s/>57,692<text:s/></text:p>
          </table:table-cell>
          <table:table-cell office:value-type="float" office:value="1.0412534113982201" table:style-name="ce6">
            <text:p>1.041</text:p>
          </table:table-cell>
          <table:table-cell office:value-type="float" office:value="60072.250762083291" table:style-name="ce5">
            <text:p><text:s/>60,072<text:s/></text:p>
          </table:table-cell>
          <table:table-cell office:value-type="float" office:value="0.97699141683265645" table:style-name="ce6">
            <text:p>0.977</text:p>
          </table:table-cell>
          <table:table-cell office:value-type="float" office:value="58690.07338437438" table:style-name="ce5">
            <text:p><text:s/>58,6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8690.07338437438" table:style-name="ce5">
            <text:p><text:s/>58,690<text:s/></text:p>
          </table:table-cell>
          <table:table-cell office:value-type="float" office:value="0.97887252777681477" table:style-name="ce6">
            <text:p>0.979</text:p>
          </table:table-cell>
          <table:table-cell office:value-type="float" office:value="57450.100489169308" table:style-name="ce5">
            <text:p><text:s/>57,450<text:s/></text:p>
          </table:table-cell>
          <table:table-cell office:value-type="float" office:value="1.1372545948313453" table:style-name="ce6">
            <text:p>1.137</text:p>
          </table:table-cell>
          <table:table-cell office:value-type="float" office:value="65335.390754830325" table:style-name="ce5">
            <text:p><text:s/>65,33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528.120800510802" table:style-name="ce5">
            <text:p><text:s/>22,52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528.120800510802" table:style-name="ce5">
            <text:p><text:s/>22,528<text:s/></text:p>
          </table:table-cell>
          <table:table-cell office:value-type="float" office:value="1.1624295075246147" table:style-name="ce6">
            <text:p>1.162</text:p>
          </table:table-cell>
          <table:table-cell office:value-type="float" office:value="26187.352367592805" table:style-name="ce5">
            <text:p><text:s/>26,187<text:s/></text:p>
          </table:table-cell>
          <table:table-cell office:value-type="float" office:value="1.2381375467867675" table:style-name="ce6">
            <text:p>1.238</text:p>
          </table:table-cell>
          <table:table-cell office:value-type="float" office:value="32423.544217252002" table:style-name="ce5">
            <text:p><text:s/>32,42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423.544217252002" table:style-name="ce5">
            <text:p><text:s/>32,424<text:s/></text:p>
          </table:table-cell>
          <table:table-cell office:value-type="float" office:value="0.92881134651789066" table:style-name="ce6">
            <text:p>0.929</text:p>
          </table:table-cell>
          <table:table-cell office:value-type="float" office:value="30115.355763308202" table:style-name="ce5">
            <text:p><text:s/>30,115<text:s/></text:p>
          </table:table-cell>
          <table:table-cell office:value-type="float" office:value="1.0309388989056174" table:style-name="ce6">
            <text:p>1.031</text:p>
          </table:table-cell>
          <table:table-cell office:value-type="float" office:value="31047.091710775898" table:style-name="ce5">
            <text:p><text:s/>31,0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047.091710775898" table:style-name="ce5">
            <text:p><text:s/>31,047<text:s/></text:p>
          </table:table-cell>
          <table:table-cell office:value-type="float" office:value="0.91352804847947844" table:style-name="ce6">
            <text:p>0.914</text:p>
          </table:table-cell>
          <table:table-cell office:value-type="float" office:value="28362.389101508499" table:style-name="ce5">
            <text:p><text:s/>28,362<text:s/></text:p>
          </table:table-cell>
          <table:table-cell office:value-type="float" office:value="0.8592664839689792" table:style-name="ce6">
            <text:p>0.859</text:p>
          </table:table-cell>
          <table:table-cell office:value-type="float" office:value="24370.850360213302" table:style-name="ce5">
            <text:p><text:s/>24,37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370.850360213302" table:style-name="ce5">
            <text:p><text:s/>24,371<text:s/></text:p>
          </table:table-cell>
          <table:table-cell office:value-type="float" office:value="1.1399168025149637" table:style-name="ce6">
            <text:p>1.140</text:p>
          </table:table-cell>
          <table:table-cell office:value-type="float" office:value="27780.741817185" table:style-name="ce5">
            <text:p><text:s/>27,781<text:s/></text:p>
          </table:table-cell>
          <table:table-cell office:value-type="float" office:value="0.94937448730446783" table:style-name="ce6">
            <text:p>0.949</text:p>
          </table:table-cell>
          <table:table-cell office:value-type="float" office:value="26374.327519627801" table:style-name="ce5">
            <text:p><text:s/>26,37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374.327519627801" table:style-name="ce5">
            <text:p><text:s/>26,374<text:s/></text:p>
          </table:table-cell>
          <table:table-cell office:value-type="float" office:value="1.1137737538640018" table:style-name="ce6">
            <text:p>1.114</text:p>
          </table:table-cell>
          <table:table-cell office:value-type="float" office:value="29375.0337671745" table:style-name="ce5">
            <text:p><text:s/>29,375<text:s/></text:p>
          </table:table-cell>
          <table:table-cell office:value-type="float" office:value="1.1029134290573543" table:style-name="ce6">
            <text:p>1.103</text:p>
          </table:table-cell>
          <table:table-cell office:value-type="float" office:value="32398.119220829998" table:style-name="ce5">
            <text:p><text:s/>32,3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398.119220829998" table:style-name="ce5">
            <text:p><text:s/>32,398<text:s/></text:p>
          </table:table-cell>
          <table:table-cell office:value-type="float" office:value="1.0102132873990897" table:style-name="ce6">
            <text:p>1.010</text:p>
          </table:table-cell>
          <table:table-cell office:value-type="float" office:value="32729.010523622303" table:style-name="ce5">
            <text:p><text:s/>32,729<text:s/></text:p>
          </table:table-cell>
          <table:table-cell office:value-type="float" office:value="1.2428835503768356" table:style-name="ce6">
            <text:p>1.243</text:p>
          </table:table-cell>
          <table:table-cell office:value-type="float" office:value="40678.348799920503" table:style-name="ce5">
            <text:p><text:s/>40,67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0678.348799920503" table:style-name="ce5">
            <text:p><text:s/>40,678<text:s/></text:p>
          </table:table-cell>
          <table:table-cell office:value-type="float" office:value="0.91578784108125133" table:style-name="ce6">
            <text:p>0.916</text:p>
          </table:table-cell>
          <table:table-cell office:value-type="float" office:value="37252.737226229307" table:style-name="ce5">
            <text:p><text:s/>37,253<text:s/></text:p>
          </table:table-cell>
          <table:table-cell office:value-type="float" office:value="1.0416381211450589" table:style-name="ce6">
            <text:p>1.042</text:p>
          </table:table-cell>
          <table:table-cell office:value-type="float" office:value="38803.871211840094" table:style-name="ce5">
            <text:p><text:s/>38,8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803.871211840094" table:style-name="ce5">
            <text:p><text:s/>38,804<text:s/></text:p>
          </table:table-cell>
          <table:table-cell office:value-type="float" office:value="1.1844673678825604" table:style-name="ce6">
            <text:p>1.184</text:p>
          </table:table-cell>
          <table:table-cell office:value-type="float" office:value="45961.919197942094" table:style-name="ce5">
            <text:p><text:s/>45,962<text:s/></text:p>
          </table:table-cell>
          <table:table-cell office:value-type="float" office:value="0.95527842100770932" table:style-name="ce6">
            <text:p>0.955</text:p>
          </table:table-cell>
          <table:table-cell office:value-type="float" office:value="43906.429597894043" table:style-name="ce5">
            <text:p><text:s/>43,9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3906.429597894043" table:style-name="ce5">
            <text:p><text:s/>43,906<text:s/></text:p>
          </table:table-cell>
          <table:table-cell office:value-type="float" office:value="1.0425320311499566" table:style-name="ce6">
            <text:p>1.043</text:p>
          </table:table-cell>
          <table:table-cell office:value-type="float" office:value="45773.859229235044" table:style-name="ce5">
            <text:p><text:s/>45,774<text:s/></text:p>
          </table:table-cell>
          <table:table-cell office:value-type="float" office:value="1.0606867786800869" table:style-name="ce6">
            <text:p>1.061</text:p>
          </table:table-cell>
          <table:table-cell office:value-type="float" office:value="48551.72729361309" table:style-name="ce5">
            <text:p><text:s/>48,55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8551.72729361309" table:style-name="ce5">
            <text:p><text:s/>48,552<text:s/></text:p>
          </table:table-cell>
          <table:table-cell office:value-type="float" office:value="0.81945339299205489" table:style-name="ce6">
            <text:p>0.819</text:p>
          </table:table-cell>
          <table:table-cell office:value-type="float" office:value="39785.877666376204" table:style-name="ce5">
            <text:p><text:s/>39,786<text:s/></text:p>
          </table:table-cell>
          <table:table-cell office:value-type="float" office:value="1.1918984435030817" table:style-name="ce6">
            <text:p>1.192</text:p>
          </table:table-cell>
          <table:table-cell office:value-type="float" office:value="47420.725663957819" table:style-name="ce5">
            <text:p><text:s/>47,42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7420.725663957819" table:style-name="ce5">
            <text:p><text:s/>47,421<text:s/></text:p>
          </table:table-cell>
          <table:table-cell office:value-type="float" office:value="1.2897707128498541" table:style-name="ce6">
            <text:p>1.290</text:p>
          </table:table-cell>
          <table:table-cell office:value-type="float" office:value="61161.863143460243" table:style-name="ce5">
            <text:p><text:s/>61,162<text:s/></text:p>
          </table:table-cell>
          <table:table-cell office:value-type="float" office:value="1.1578342178771166" table:style-name="ce6">
            <text:p>1.158</text:p>
          </table:table-cell>
          <table:table-cell office:value-type="float" office:value="70815.297976615533" table:style-name="ce5">
            <text:p><text:s/>70,8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0815.297976615533" table:style-name="ce5">
            <text:p><text:s/>70,815<text:s/></text:p>
          </table:table-cell>
          <table:table-cell office:value-type="float" office:value="0.9869014577641384" table:style-name="ce6">
            <text:p>0.987</text:p>
          </table:table-cell>
          <table:table-cell office:value-type="float" office:value="69887.720805123725" table:style-name="ce5">
            <text:p><text:s/>69,888<text:s/></text:p>
          </table:table-cell>
          <table:table-cell office:value-type="float" office:value="1.0041925438606745" table:style-name="ce6">
            <text:p>1.004</text:p>
          </table:table-cell>
          <table:table-cell office:value-type="float" office:value="70180.728139921775" table:style-name="ce5">
            <text:p><text:s/>70,18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0180.728139921775" table:style-name="ce5">
            <text:p><text:s/>70,181<text:s/></text:p>
          </table:table-cell>
          <table:table-cell office:value-type="float" office:value="1.0715223369516178" table:style-name="ce6">
            <text:p>1.072</text:p>
          </table:table-cell>
          <table:table-cell office:value-type="float" office:value="75200.21782545514" table:style-name="ce5">
            <text:p><text:s/>75,200<text:s/></text:p>
          </table:table-cell>
          <table:table-cell office:value-type="float" office:value="0.97280230953418445" table:style-name="ce6">
            <text:p>0.973</text:p>
          </table:table-cell>
          <table:table-cell office:value-type="float" office:value="73154.945578076513" table:style-name="ce5">
            <text:p><text:s/>73,15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3154.945578076513" table:style-name="ce5">
            <text:p><text:s/>73,155<text:s/></text:p>
          </table:table-cell>
          <table:table-cell office:value-type="float" office:value="0.972248892951598" table:style-name="ce6">
            <text:p>0.972</text:p>
          </table:table-cell>
          <table:table-cell office:value-type="float" office:value="71124.814852219279" table:style-name="ce5">
            <text:p><text:s/>71,125<text:s/></text:p>
          </table:table-cell>
          <table:table-cell office:value-type="float" office:value="1.208364058604902" table:style-name="ce6">
            <text:p>1.208</text:p>
          </table:table-cell>
          <table:table-cell office:value-type="float" office:value="85944.669942349909" table:style-name="ce5">
            <text:p><text:s/>85,9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5944.669942349909" table:style-name="ce5">
            <text:p><text:s/>85,945<text:s/></text:p>
          </table:table-cell>
          <table:table-cell office:value-type="float" office:value="1.1132066847117554" table:style-name="ce6">
            <text:p>1.113</text:p>
          </table:table-cell>
          <table:table-cell office:value-type="float" office:value="95674.181095169406" table:style-name="ce5">
            <text:p><text:s/>95,674<text:s/></text:p>
          </table:table-cell>
          <table:table-cell office:value-type="float" office:value="0.85998897355545478" table:style-name="ce6">
            <text:p>0.860</text:p>
          </table:table-cell>
          <table:table-cell office:value-type="float" office:value="82278.740795793419" table:style-name="ce5">
            <text:p><text:s/>82,27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2278.740795793419" table:style-name="ce5">
            <text:p><text:s/>82,279<text:s/></text:p>
          </table:table-cell>
          <table:table-cell office:value-type="float" office:value="0.94615531882140991" table:style-name="ce6">
            <text:p>0.946</text:p>
          </table:table-cell>
          <table:table-cell office:value-type="float" office:value="77848.468229868071" table:style-name="ce5">
            <text:p><text:s/>77,848<text:s/></text:p>
          </table:table-cell>
          <table:table-cell office:value-type="float" office:value="1.0999420289248061" table:style-name="ce6">
            <text:p>1.100</text:p>
          </table:table-cell>
          <table:table-cell office:value-type="float" office:value="85628.802093449398" table:style-name="ce5">
            <text:p><text:s/>85,62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4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46.0639916858001" table:style-name="ce5">
            <text:p><text:s/>1,34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46.0639916858001" table:style-name="ce5">
            <text:p><text:s/>1,346<text:s/></text:p>
          </table:table-cell>
          <table:table-cell office:value-type="float" office:value="1.1099734035611462" table:style-name="ce6">
            <text:p>1.110</text:p>
          </table:table-cell>
          <table:table-cell office:value-type="float" office:value="1494.0952302625899" table:style-name="ce5">
            <text:p><text:s/>1,494<text:s/></text:p>
          </table:table-cell>
          <table:table-cell office:value-type="float" office:value="1.0590340287629914" table:style-name="ce6">
            <text:p>1.059</text:p>
          </table:table-cell>
          <table:table-cell office:value-type="float" office:value="1582.2976910605601" table:style-name="ce5">
            <text:p><text:s/>1,58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82.2976910605601" table:style-name="ce5">
            <text:p><text:s/>1,582<text:s/></text:p>
          </table:table-cell>
          <table:table-cell office:value-type="float" office:value="1.0914449788711169" table:style-name="ce6">
            <text:p>1.091</text:p>
          </table:table-cell>
          <table:table-cell office:value-type="float" office:value="1726.9908699874102" table:style-name="ce5">
            <text:p><text:s/>1,727<text:s/></text:p>
          </table:table-cell>
          <table:table-cell office:value-type="float" office:value="1.2481010357112678" table:style-name="ce6">
            <text:p>1.248</text:p>
          </table:table-cell>
          <table:table-cell office:value-type="float" office:value="2155.4590934951902" table:style-name="ce5">
            <text:p><text:s/>2,15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55.4590934951902" table:style-name="ce5">
            <text:p><text:s/>2,155<text:s/></text:p>
          </table:table-cell>
          <table:table-cell office:value-type="float" office:value="0.97771488963090947" table:style-name="ce6">
            <text:p>0.978</text:p>
          </table:table-cell>
          <table:table-cell office:value-type="float" office:value="2107.4244497005898" table:style-name="ce5">
            <text:p><text:s/>2,107<text:s/></text:p>
          </table:table-cell>
          <table:table-cell office:value-type="float" office:value="1.032243651543221" table:style-name="ce6">
            <text:p>1.032</text:p>
          </table:table-cell>
          <table:table-cell office:value-type="float" office:value="2175.3755093104" table:style-name="ce5">
            <text:p><text:s/>2,17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75.3755093104" table:style-name="ce5">
            <text:p><text:s/>2,175<text:s/></text:p>
          </table:table-cell>
          <table:table-cell office:value-type="float" office:value="1.0028533761605956" table:style-name="ce6">
            <text:p>1.003</text:p>
          </table:table-cell>
          <table:table-cell office:value-type="float" office:value="2181.5826739290101" table:style-name="ce5">
            <text:p><text:s/>2,182<text:s/></text:p>
          </table:table-cell>
          <table:table-cell office:value-type="float" office:value="0.96512914828123286" table:style-name="ce6">
            <text:p>0.965</text:p>
          </table:table-cell>
          <table:table-cell office:value-type="float" office:value="2105.5090279942001" table:style-name="ce5">
            <text:p><text:s/>2,10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05.5090279942001" table:style-name="ce5">
            <text:p><text:s/>2,106<text:s/></text:p>
          </table:table-cell>
          <table:table-cell office:value-type="float" office:value="1.1584199051125887" table:style-name="ce6">
            <text:p>1.158</text:p>
          </table:table-cell>
          <table:table-cell office:value-type="float" office:value="2439.06356842274" table:style-name="ce5">
            <text:p><text:s/>2,439<text:s/></text:p>
          </table:table-cell>
          <table:table-cell office:value-type="float" office:value="0.92403214248535515" table:style-name="ce6">
            <text:p>0.924</text:p>
          </table:table-cell>
          <table:table-cell office:value-type="float" office:value="2253.7731347876402" table:style-name="ce5">
            <text:p><text:s/>2,2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53.7731347876402" table:style-name="ce5">
            <text:p><text:s/>2,254<text:s/></text:p>
          </table:table-cell>
          <table:table-cell office:value-type="float" office:value="1.1504069911911565" table:style-name="ce6">
            <text:p>1.150</text:p>
          </table:table-cell>
          <table:table-cell office:value-type="float" office:value="2592.7563708185103" table:style-name="ce5">
            <text:p><text:s/>2,593<text:s/></text:p>
          </table:table-cell>
          <table:table-cell office:value-type="float" office:value="1.0992982044652748" table:style-name="ce6">
            <text:p>1.099</text:p>
          </table:table-cell>
          <table:table-cell office:value-type="float" office:value="2850.2124230566901" table:style-name="ce5">
            <text:p><text:s/>2,8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50.2124230566901" table:style-name="ce5">
            <text:p><text:s/>2,850<text:s/></text:p>
          </table:table-cell>
          <table:table-cell office:value-type="float" office:value="1.0538186923407458" table:style-name="ce6">
            <text:p>1.054</text:p>
          </table:table-cell>
          <table:table-cell office:value-type="float" office:value="3003.6071285589501" table:style-name="ce5">
            <text:p><text:s/>3,004<text:s/></text:p>
          </table:table-cell>
          <table:table-cell office:value-type="float" office:value="0.87610811056945248" table:style-name="ce6">
            <text:p>0.876</text:p>
          </table:table-cell>
          <table:table-cell office:value-type="float" office:value="2631.48456629472" table:style-name="ce5">
            <text:p><text:s/>2,6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31.48456629472" table:style-name="ce5">
            <text:p><text:s/>2,631<text:s/></text:p>
          </table:table-cell>
          <table:table-cell office:value-type="float" office:value="1.0465765583333246" table:style-name="ce6">
            <text:p>1.047</text:p>
          </table:table-cell>
          <table:table-cell office:value-type="float" office:value="2754.0500606999899" table:style-name="ce5">
            <text:p><text:s/>2,754<text:s/></text:p>
          </table:table-cell>
          <table:table-cell office:value-type="float" office:value="0.97597839082126747" table:style-name="ce6">
            <text:p>0.976</text:p>
          </table:table-cell>
          <table:table-cell office:value-type="float" office:value="2687.8933464831903" table:style-name="ce5">
            <text:p><text:s/>2,6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87.8933464831903" table:style-name="ce5">
            <text:p><text:s/>2,688<text:s/></text:p>
          </table:table-cell>
          <table:table-cell office:value-type="float" office:value="1.0312669611196925" table:style-name="ce6">
            <text:p>1.031</text:p>
          </table:table-cell>
          <table:table-cell office:value-type="float" office:value="2771.9356032415599" table:style-name="ce5">
            <text:p><text:s/>2,772<text:s/></text:p>
          </table:table-cell>
          <table:table-cell office:value-type="float" office:value="1.1230208277143923" table:style-name="ce6">
            <text:p>1.123</text:p>
          </table:table-cell>
          <table:table-cell office:value-type="float" office:value="3112.9414155233303" table:style-name="ce5">
            <text:p><text:s/>3,11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112.9414155233303" table:style-name="ce5">
            <text:p><text:s/>3,113<text:s/></text:p>
          </table:table-cell>
          <table:table-cell office:value-type="float" office:value="1.0737237481834774" table:style-name="ce6">
            <text:p>1.074</text:p>
          </table:table-cell>
          <table:table-cell office:value-type="float" office:value="3342.4391245512902" table:style-name="ce5">
            <text:p><text:s/>3,342<text:s/></text:p>
          </table:table-cell>
          <table:table-cell office:value-type="float" office:value="1.0421334647416431" table:style-name="ce6">
            <text:p>1.042</text:p>
          </table:table-cell>
          <table:table-cell office:value-type="float" office:value="3483.2676655566602" table:style-name="ce5">
            <text:p><text:s/>3,48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483.2676655566602" table:style-name="ce5">
            <text:p><text:s/>3,483<text:s/></text:p>
          </table:table-cell>
          <table:table-cell office:value-type="float" office:value="1.1148683300346394" table:style-name="ce6">
            <text:p>1.115</text:p>
          </table:table-cell>
          <table:table-cell office:value-type="float" office:value="3883.3848053628103" table:style-name="ce5">
            <text:p><text:s/>3,883<text:s/></text:p>
          </table:table-cell>
          <table:table-cell office:value-type="float" office:value="1.0473422952064837" table:style-name="ce6">
            <text:p>1.047</text:p>
          </table:table-cell>
          <table:table-cell office:value-type="float" office:value="4067.2331552186697" table:style-name="ce5">
            <text:p><text:s/>4,06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67.2331552186697" table:style-name="ce5">
            <text:p><text:s/>4,067<text:s/></text:p>
          </table:table-cell>
          <table:table-cell office:value-type="float" office:value="1.0008950310944529" table:style-name="ce6">
            <text:p>1.001</text:p>
          </table:table-cell>
          <table:table-cell office:value-type="float" office:value="4070.8734553609802" table:style-name="ce5">
            <text:p><text:s/>4,071<text:s/></text:p>
          </table:table-cell>
          <table:table-cell office:value-type="float" office:value="1.0890117335533755" table:style-name="ce6">
            <text:p>1.089</text:p>
          </table:table-cell>
          <table:table-cell office:value-type="float" office:value="4433.2289586990801" table:style-name="ce5">
            <text:p><text:s/>4,43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433.2289586990801" table:style-name="ce5">
            <text:p><text:s/>4,433<text:s/></text:p>
          </table:table-cell>
          <table:table-cell office:value-type="float" office:value="0.91509191100927501" table:style-name="ce6">
            <text:p>0.915</text:p>
          </table:table-cell>
          <table:table-cell office:value-type="float" office:value="4056.8119597575997" table:style-name="ce5">
            <text:p><text:s/>4,057<text:s/></text:p>
          </table:table-cell>
          <table:table-cell office:value-type="float" office:value="1.0504722479088642" table:style-name="ce6">
            <text:p>1.050</text:p>
          </table:table-cell>
          <table:table-cell office:value-type="float" office:value="4261.5683787101298" table:style-name="ce5">
            <text:p><text:s/>4,26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261.5683787101298" table:style-name="ce5">
            <text:p><text:s/>4,262<text:s/></text:p>
          </table:table-cell>
          <table:table-cell office:value-type="float" office:value="0.88617781245783833" table:style-name="ce6">
            <text:p>0.886</text:p>
          </table:table-cell>
          <table:table-cell office:value-type="float" office:value="3776.50734348484" table:style-name="ce5">
            <text:p><text:s/>3,777<text:s/></text:p>
          </table:table-cell>
          <table:table-cell office:value-type="float" office:value="1.0394232091986604" table:style-name="ce6">
            <text:p>1.039</text:p>
          </table:table-cell>
          <table:table-cell office:value-type="float" office:value="3925.3893825273199" table:style-name="ce5">
            <text:p><text:s/>3,9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25.3893825273199" table:style-name="ce5">
            <text:p><text:s/>3,925<text:s/></text:p>
          </table:table-cell>
          <table:table-cell office:value-type="float" office:value="0.95774348517481245" table:style-name="ce6">
            <text:p>0.958</text:p>
          </table:table-cell>
          <table:table-cell office:value-type="float" office:value="3759.51610788992" table:style-name="ce5">
            <text:p><text:s/>3,760<text:s/></text:p>
          </table:table-cell>
          <table:table-cell office:value-type="float" office:value="1.0681804612591181" table:style-name="ce6">
            <text:p>1.068</text:p>
          </table:table-cell>
          <table:table-cell office:value-type="float" office:value="4015.84165023694" table:style-name="ce5">
            <text:p><text:s/>4,0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15.84165023694" table:style-name="ce5">
            <text:p><text:s/>4,016<text:s/></text:p>
          </table:table-cell>
          <table:table-cell office:value-type="float" office:value="0.96165136292585807" table:style-name="ce6">
            <text:p>0.962</text:p>
          </table:table-cell>
          <table:table-cell office:value-type="float" office:value="3861.8395962447798" table:style-name="ce5">
            <text:p><text:s/>3,862<text:s/></text:p>
          </table:table-cell>
          <table:table-cell office:value-type="float" office:value="1.0922422857039142" table:style-name="ce6">
            <text:p>1.092</text:p>
          </table:table-cell>
          <table:table-cell office:value-type="float" office:value="4218.0645076242799" table:style-name="ce5">
            <text:p><text:s/>4,21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94.44025149491006" table:style-name="ce5">
            <text:p><text:s/>89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94.44025149491006" table:style-name="ce5">
            <text:p><text:s/>894<text:s/></text:p>
          </table:table-cell>
          <table:table-cell office:value-type="float" office:value="1.1076433794610907" table:style-name="ce6">
            <text:p>1.108</text:p>
          </table:table-cell>
          <table:table-cell office:value-type="float" office:value="990.72082289185005" table:style-name="ce5">
            <text:p><text:s/>991<text:s/></text:p>
          </table:table-cell>
          <table:table-cell office:value-type="float" office:value="1.0867320367004139" table:style-name="ce6">
            <text:p>1.087</text:p>
          </table:table-cell>
          <table:table-cell office:value-type="float" office:value="1076.64805766277" table:style-name="ce5">
            <text:p><text:s/>1,07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76.64805766277" table:style-name="ce5">
            <text:p><text:s/>1,077<text:s/></text:p>
          </table:table-cell>
          <table:table-cell office:value-type="float" office:value="1.1162076268371337" table:style-name="ce6">
            <text:p>1.116</text:p>
          </table:table-cell>
          <table:table-cell office:value-type="float" office:value="1201.76277338257" table:style-name="ce5">
            <text:p><text:s/>1,202<text:s/></text:p>
          </table:table-cell>
          <table:table-cell office:value-type="float" office:value="1.1674548645989027" table:style-name="ce6">
            <text:p>1.167</text:p>
          </table:table-cell>
          <table:table-cell office:value-type="float" office:value="1403.00379587935" table:style-name="ce5">
            <text:p><text:s/>1,40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03.00379587935" table:style-name="ce5">
            <text:p><text:s/>1,403<text:s/></text:p>
          </table:table-cell>
          <table:table-cell office:value-type="float" office:value="0.98081771372973225" table:style-name="ce6">
            <text:p>0.981</text:p>
          </table:table-cell>
          <table:table-cell office:value-type="float" office:value="1376.0909754285199" table:style-name="ce5">
            <text:p><text:s/>1,376<text:s/></text:p>
          </table:table-cell>
          <table:table-cell office:value-type="float" office:value="0.99471964233738441" table:style-name="ce6">
            <text:p>0.995</text:p>
          </table:table-cell>
          <table:table-cell office:value-type="float" office:value="1368.8247229019598" table:style-name="ce5">
            <text:p><text:s/>1,36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68.8247229019598" table:style-name="ce5">
            <text:p><text:s/>1,369<text:s/></text:p>
          </table:table-cell>
          <table:table-cell office:value-type="float" office:value="0.99143811319374497" table:style-name="ce6">
            <text:p>0.991</text:p>
          </table:table-cell>
          <table:table-cell office:value-type="float" office:value="1357.1050005668699" table:style-name="ce5">
            <text:p><text:s/>1,357<text:s/></text:p>
          </table:table-cell>
          <table:table-cell office:value-type="float" office:value="1.0814521787776903" table:style-name="ce6">
            <text:p>1.081</text:p>
          </table:table-cell>
          <table:table-cell office:value-type="float" office:value="1467.64415969314" table:style-name="ce5">
            <text:p><text:s/>1,46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67.64415969314" table:style-name="ce5">
            <text:p><text:s/>1,468<text:s/></text:p>
          </table:table-cell>
          <table:table-cell office:value-type="float" office:value="1.1691649573372676" table:style-name="ce6">
            <text:p>1.169</text:p>
          </table:table-cell>
          <table:table-cell office:value-type="float" office:value="1715.91812135392" table:style-name="ce5">
            <text:p><text:s/>1,716<text:s/></text:p>
          </table:table-cell>
          <table:table-cell office:value-type="float" office:value="0.89195063732502" table:style-name="ce6">
            <text:p>0.892</text:p>
          </table:table-cell>
          <table:table-cell office:value-type="float" office:value="1530.51426193918" table:style-name="ce5">
            <text:p><text:s/>1,53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30.51426193918" table:style-name="ce5">
            <text:p><text:s/>1,531<text:s/></text:p>
          </table:table-cell>
          <table:table-cell office:value-type="float" office:value="1.1578997044384181" table:style-name="ce6">
            <text:p>1.158</text:p>
          </table:table-cell>
          <table:table-cell office:value-type="float" office:value="1772.1820115381602" table:style-name="ce5">
            <text:p><text:s/>1,772<text:s/></text:p>
          </table:table-cell>
          <table:table-cell office:value-type="float" office:value="1.1158057494900888" table:style-name="ce6">
            <text:p>1.116</text:p>
          </table:table-cell>
          <table:table-cell office:value-type="float" office:value="1977.41087761719" table:style-name="ce5">
            <text:p><text:s/>1,9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77.41087761719" table:style-name="ce5">
            <text:p><text:s/>1,977<text:s/></text:p>
          </table:table-cell>
          <table:table-cell office:value-type="float" office:value="1.0656806768421871" table:style-name="ce6">
            <text:p>1.066</text:p>
          </table:table-cell>
          <table:table-cell office:value-type="float" office:value="2107.28856245419" table:style-name="ce5">
            <text:p><text:s/>2,107<text:s/></text:p>
          </table:table-cell>
          <table:table-cell office:value-type="float" office:value="0.87994581864182653" table:style-name="ce6">
            <text:p>0.880</text:p>
          </table:table-cell>
          <table:table-cell office:value-type="float" office:value="1854.29975920331" table:style-name="ce5">
            <text:p><text:s/>1,8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54.29975920331" table:style-name="ce5">
            <text:p><text:s/>1,854<text:s/></text:p>
          </table:table-cell>
          <table:table-cell office:value-type="float" office:value="1.0161420515384687" table:style-name="ce6">
            <text:p>1.016</text:p>
          </table:table-cell>
          <table:table-cell office:value-type="float" office:value="1884.2319614841399" table:style-name="ce5">
            <text:p><text:s/>1,884<text:s/></text:p>
          </table:table-cell>
          <table:table-cell office:value-type="float" office:value="0.78271422830371828" table:style-name="ce6">
            <text:p>0.783</text:p>
          </table:table-cell>
          <table:table-cell office:value-type="float" office:value="1474.8151656782602" table:style-name="ce5">
            <text:p><text:s/>1,4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74.8151656782602" table:style-name="ce5">
            <text:p><text:s/>1,475<text:s/></text:p>
          </table:table-cell>
          <table:table-cell office:value-type="float" office:value="1.0381786474534216" table:style-name="ce6">
            <text:p>1.038</text:p>
          </table:table-cell>
          <table:table-cell office:value-type="float" office:value="1531.1216139476498" table:style-name="ce5">
            <text:p><text:s/>1,531<text:s/></text:p>
          </table:table-cell>
          <table:table-cell office:value-type="float" office:value="1.1106411571470456" table:style-name="ce6">
            <text:p>1.111</text:p>
          </table:table-cell>
          <table:table-cell office:value-type="float" office:value="1700.5266810476699" table:style-name="ce5">
            <text:p><text:s/>1,70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00.5266810476699" table:style-name="ce5">
            <text:p><text:s/>1,701<text:s/></text:p>
          </table:table-cell>
          <table:table-cell office:value-type="float" office:value="1.0863646973020313" table:style-name="ce6">
            <text:p>1.086</text:p>
          </table:table-cell>
          <table:table-cell office:value-type="float" office:value="1847.3921531103799" table:style-name="ce5">
            <text:p><text:s/>1,847<text:s/></text:p>
          </table:table-cell>
          <table:table-cell office:value-type="float" office:value="1.054127086799256" table:style-name="ce6">
            <text:p>1.054</text:p>
          </table:table-cell>
          <table:table-cell office:value-type="float" office:value="1947.38610853405" table:style-name="ce5">
            <text:p><text:s/>1,94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47.38610853405" table:style-name="ce5">
            <text:p><text:s/>1,947<text:s/></text:p>
          </table:table-cell>
          <table:table-cell office:value-type="float" office:value="1.1019560322532045" table:style-name="ce6">
            <text:p>1.102</text:p>
          </table:table-cell>
          <table:table-cell office:value-type="float" office:value="2145.9338694251901" table:style-name="ce5">
            <text:p><text:s/>2,146<text:s/></text:p>
          </table:table-cell>
          <table:table-cell office:value-type="float" office:value="1.0223266554046857" table:style-name="ce6">
            <text:p>1.022</text:p>
          </table:table-cell>
          <table:table-cell office:value-type="float" office:value="2193.8453954490901" table:style-name="ce5">
            <text:p><text:s/>2,1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93.8453954490901" table:style-name="ce5">
            <text:p><text:s/>2,194<text:s/></text:p>
          </table:table-cell>
          <table:table-cell office:value-type="float" office:value="1.0014610439871692" table:style-name="ce6">
            <text:p>1.001</text:p>
          </table:table-cell>
          <table:table-cell office:value-type="float" office:value="2197.0507000728899" table:style-name="ce5">
            <text:p><text:s/>2,197<text:s/></text:p>
          </table:table-cell>
          <table:table-cell office:value-type="float" office:value="1.1674662858090774" table:style-name="ce6">
            <text:p>1.167</text:p>
          </table:table-cell>
          <table:table-cell office:value-type="float" office:value="2564.98262054833" table:style-name="ce5">
            <text:p><text:s/>2,56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64.98262054833" table:style-name="ce5">
            <text:p><text:s/>2,565<text:s/></text:p>
          </table:table-cell>
          <table:table-cell office:value-type="float" office:value="0.91054699250979709" table:style-name="ce6">
            <text:p>0.911</text:p>
          </table:table-cell>
          <table:table-cell office:value-type="float" office:value="2335.5372109801797" table:style-name="ce5">
            <text:p><text:s/>2,336<text:s/></text:p>
          </table:table-cell>
          <table:table-cell office:value-type="float" office:value="1.018278006894086" table:style-name="ce6">
            <text:p>1.018</text:p>
          </table:table-cell>
          <table:table-cell office:value-type="float" office:value="2378.22617622387" table:style-name="ce5">
            <text:p><text:s/>2,37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78.22617622387" table:style-name="ce5">
            <text:p><text:s/>2,378<text:s/></text:p>
          </table:table-cell>
          <table:table-cell office:value-type="float" office:value="0.893254768013796" table:style-name="ce6">
            <text:p>0.893</text:p>
          </table:table-cell>
          <table:table-cell office:value-type="float" office:value="2124.3618713271899" table:style-name="ce5">
            <text:p><text:s/>2,124<text:s/></text:p>
          </table:table-cell>
          <table:table-cell office:value-type="float" office:value="1.1059358279480291" table:style-name="ce6">
            <text:p>1.106</text:p>
          </table:table-cell>
          <table:table-cell office:value-type="float" office:value="2349.4079050274599" table:style-name="ce5">
            <text:p><text:s/>2,3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49.4079050274599" table:style-name="ce5">
            <text:p><text:s/>2,349<text:s/></text:p>
          </table:table-cell>
          <table:table-cell office:value-type="float" office:value="0.97703332979548763" table:style-name="ce6">
            <text:p>0.977</text:p>
          </table:table-cell>
          <table:table-cell office:value-type="float" office:value="2295.4498284968199" table:style-name="ce5">
            <text:p><text:s/>2,295<text:s/></text:p>
          </table:table-cell>
          <table:table-cell office:value-type="float" office:value="1.0199410743979602" table:style-name="ce6">
            <text:p>1.020</text:p>
          </table:table-cell>
          <table:table-cell office:value-type="float" office:value="2341.2235643036597" table:style-name="ce5">
            <text:p><text:s/>2,34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41.2235643036597" table:style-name="ce5">
            <text:p><text:s/>2,341<text:s/></text:p>
          </table:table-cell>
          <table:table-cell office:value-type="float" office:value="0.96444669618705259" table:style-name="ce6">
            <text:p>0.964</text:p>
          </table:table-cell>
          <table:table-cell office:value-type="float" office:value="2257.98533162794" table:style-name="ce5">
            <text:p><text:s/>2,258<text:s/></text:p>
          </table:table-cell>
          <table:table-cell office:value-type="float" office:value="1.1760067491262052" table:style-name="ce6">
            <text:p>1.176</text:p>
          </table:table-cell>
          <table:table-cell office:value-type="float" office:value="2655.4059894224301" table:style-name="ce5">
            <text:p><text:s/>2,65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51.62374019089009" table:style-name="ce5">
            <text:p><text:s/>45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51.62374019089009" table:style-name="ce5">
            <text:p><text:s/>452<text:s/></text:p>
          </table:table-cell>
          <table:table-cell office:value-type="float" office:value="1.1145880133714321" table:style-name="ce6">
            <text:p>1.115</text:p>
          </table:table-cell>
          <table:table-cell office:value-type="float" office:value="503.37440737073996" table:style-name="ce5">
            <text:p><text:s/>503<text:s/></text:p>
          </table:table-cell>
          <table:table-cell office:value-type="float" office:value="1.0045199477639997" table:style-name="ce6">
            <text:p>1.005</text:p>
          </table:table-cell>
          <table:table-cell office:value-type="float" office:value="505.64963339778996" table:style-name="ce5">
            <text:p><text:s/>50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05.64963339778996" table:style-name="ce5">
            <text:p><text:s/>506<text:s/></text:p>
          </table:table-cell>
          <table:table-cell office:value-type="float" office:value="1.0387194252974923" table:style-name="ce6">
            <text:p>1.039</text:p>
          </table:table-cell>
          <table:table-cell office:value-type="float" office:value="525.22809660484006" table:style-name="ce5">
            <text:p><text:s/>525<text:s/></text:p>
          </table:table-cell>
          <table:table-cell office:value-type="float" office:value="1.4326257534199593" table:style-name="ce6">
            <text:p>1.433</text:p>
          </table:table-cell>
          <table:table-cell office:value-type="float" office:value="752.45529761584021" table:style-name="ce5">
            <text:p><text:s/>75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52.45529761584021" table:style-name="ce5">
            <text:p><text:s/>752<text:s/></text:p>
          </table:table-cell>
          <table:table-cell office:value-type="float" office:value="0.97192946423436066" table:style-name="ce6">
            <text:p>0.972</text:p>
          </table:table-cell>
          <table:table-cell office:value-type="float" office:value="731.33347427206991" table:style-name="ce5">
            <text:p><text:s/>731<text:s/></text:p>
          </table:table-cell>
          <table:table-cell office:value-type="float" office:value="1.1028495409857144" table:style-name="ce6">
            <text:p>1.103</text:p>
          </table:table-cell>
          <table:table-cell office:value-type="float" office:value="806.5507864084401" table:style-name="ce5">
            <text:p><text:s/>80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06.5507864084401" table:style-name="ce5">
            <text:p><text:s/>807<text:s/></text:p>
          </table:table-cell>
          <table:table-cell office:value-type="float" office:value="1.0222266065023977" table:style-name="ce6">
            <text:p>1.022</text:p>
          </table:table-cell>
          <table:table-cell office:value-type="float" office:value="824.47767336213997" table:style-name="ce5">
            <text:p><text:s/>824<text:s/></text:p>
          </table:table-cell>
          <table:table-cell office:value-type="float" office:value="0.77365935902170513" table:style-name="ce6">
            <text:p>0.774</text:p>
          </table:table-cell>
          <table:table-cell office:value-type="float" office:value="637.86486830105991" table:style-name="ce5">
            <text:p><text:s/>6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37.86486830105991" table:style-name="ce5">
            <text:p><text:s/>638<text:s/></text:p>
          </table:table-cell>
          <table:table-cell office:value-type="float" office:value="1.1336969364607008" table:style-name="ce6">
            <text:p>1.134</text:p>
          </table:table-cell>
          <table:table-cell office:value-type="float" office:value="723.14544706881998" table:style-name="ce5">
            <text:p><text:s/>723<text:s/></text:p>
          </table:table-cell>
          <table:table-cell office:value-type="float" office:value="1.0001568505756344" table:style-name="ce6">
            <text:p>1.000</text:p>
          </table:table-cell>
          <table:table-cell office:value-type="float" office:value="723.25887284846021" table:style-name="ce5">
            <text:p><text:s/>72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23.25887284846021" table:style-name="ce5">
            <text:p><text:s/>723<text:s/></text:p>
          </table:table-cell>
          <table:table-cell office:value-type="float" office:value="1.1345513896685782" table:style-name="ce6">
            <text:p>1.135</text:p>
          </table:table-cell>
          <table:table-cell office:value-type="float" office:value="820.57435928035" table:style-name="ce5">
            <text:p><text:s/>821<text:s/></text:p>
          </table:table-cell>
          <table:table-cell office:value-type="float" office:value="1.0636471095745108" table:style-name="ce6">
            <text:p>1.064</text:p>
          </table:table-cell>
          <table:table-cell office:value-type="float" office:value="872.80154543950039" table:style-name="ce5">
            <text:p><text:s/>8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72.80154543950039" table:style-name="ce5">
            <text:p><text:s/>873<text:s/></text:p>
          </table:table-cell>
          <table:table-cell office:value-type="float" office:value="1.0269442931077963" table:style-name="ce6">
            <text:p>1.027</text:p>
          </table:table-cell>
          <table:table-cell office:value-type="float" office:value="896.31856610475995" table:style-name="ce5">
            <text:p><text:s/>896<text:s/></text:p>
          </table:table-cell>
          <table:table-cell office:value-type="float" office:value="0.86708547215407605" table:style-name="ce6">
            <text:p>0.867</text:p>
          </table:table-cell>
          <table:table-cell office:value-type="float" office:value="777.18480709141011" table:style-name="ce5">
            <text:p><text:s/>7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77.18480709141011" table:style-name="ce5">
            <text:p><text:s/>777<text:s/></text:p>
          </table:table-cell>
          <table:table-cell office:value-type="float" office:value="1.1191908170092992" table:style-name="ce6">
            <text:p>1.119</text:p>
          </table:table-cell>
          <table:table-cell office:value-type="float" office:value="869.81809921584988" table:style-name="ce5">
            <text:p><text:s/>870<text:s/></text:p>
          </table:table-cell>
          <table:table-cell office:value-type="float" office:value="1.3946343286010405" table:style-name="ce6">
            <text:p>1.395</text:p>
          </table:table-cell>
          <table:table-cell office:value-type="float" office:value="1213.0781808049301" table:style-name="ce5">
            <text:p><text:s/>1,2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13.0781808049301" table:style-name="ce5">
            <text:p><text:s/>1,213<text:s/></text:p>
          </table:table-cell>
          <table:table-cell office:value-type="float" office:value="1.0228639909017043" table:style-name="ce6">
            <text:p>1.023</text:p>
          </table:table-cell>
          <table:table-cell office:value-type="float" office:value="1240.81398929391" table:style-name="ce5">
            <text:p><text:s/>1,241<text:s/></text:p>
          </table:table-cell>
          <table:table-cell office:value-type="float" office:value="1.1382969136892149" table:style-name="ce6">
            <text:p>1.138</text:p>
          </table:table-cell>
          <table:table-cell office:value-type="float" office:value="1412.4147344756602" table:style-name="ce5">
            <text:p><text:s/>1,41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12.4147344756602" table:style-name="ce5">
            <text:p><text:s/>1,412<text:s/></text:p>
          </table:table-cell>
          <table:table-cell office:value-type="float" office:value="1.0585042303427441" table:style-name="ce6">
            <text:p>1.059</text:p>
          </table:table-cell>
          <table:table-cell office:value-type="float" office:value="1495.0469714409101" table:style-name="ce5">
            <text:p><text:s/>1,495<text:s/></text:p>
          </table:table-cell>
          <table:table-cell office:value-type="float" office:value="1.0273132459124974" table:style-name="ce6">
            <text:p>1.027</text:p>
          </table:table-cell>
          <table:table-cell office:value-type="float" office:value="1535.8815570226102" table:style-name="ce5">
            <text:p><text:s/>1,53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35.8815570226102" table:style-name="ce5">
            <text:p><text:s/>1,536<text:s/></text:p>
          </table:table-cell>
          <table:table-cell office:value-type="float" office:value="1.1312401845007913" table:style-name="ce6">
            <text:p>1.131</text:p>
          </table:table-cell>
          <table:table-cell office:value-type="float" office:value="1737.4509359376202" table:style-name="ce5">
            <text:p><text:s/>1,737<text:s/></text:p>
          </table:table-cell>
          <table:table-cell office:value-type="float" office:value="1.0782392302540624" table:style-name="ce6">
            <text:p>1.078</text:p>
          </table:table-cell>
          <table:table-cell office:value-type="float" office:value="1873.3877597695798" table:style-name="ce5">
            <text:p><text:s/>1,8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73.3877597695798" table:style-name="ce5">
            <text:p><text:s/>1,873<text:s/></text:p>
          </table:table-cell>
          <table:table-cell office:value-type="float" office:value="1.0002321972673527" table:style-name="ce6">
            <text:p>1.000</text:p>
          </table:table-cell>
          <table:table-cell office:value-type="float" office:value="1873.8227552880903" table:style-name="ce5">
            <text:p><text:s/>1,874<text:s/></text:p>
          </table:table-cell>
          <table:table-cell office:value-type="float" office:value="0.99702404236387754" table:style-name="ce6">
            <text:p>0.997</text:p>
          </table:table-cell>
          <table:table-cell office:value-type="float" office:value="1868.2463381507507" table:style-name="ce5">
            <text:p><text:s/>1,86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68.2463381507507" table:style-name="ce5">
            <text:p><text:s/>1,868<text:s/></text:p>
          </table:table-cell>
          <table:table-cell office:value-type="float" office:value="0.92133179315164204" table:style-name="ce6">
            <text:p>0.921</text:p>
          </table:table-cell>
          <table:table-cell office:value-type="float" office:value="1721.27474877742" table:style-name="ce5">
            <text:p><text:s/>1,721<text:s/></text:p>
          </table:table-cell>
          <table:table-cell office:value-type="float" office:value="1.094155482048379" table:style-name="ce6">
            <text:p>1.094</text:p>
          </table:table-cell>
          <table:table-cell office:value-type="float" office:value="1883.3422024862605" table:style-name="ce5">
            <text:p><text:s/>1,88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83.3422024862605" table:style-name="ce5">
            <text:p><text:s/>1,883<text:s/></text:p>
          </table:table-cell>
          <table:table-cell office:value-type="float" office:value="0.87724125226769722" table:style-name="ce6">
            <text:p>0.877</text:p>
          </table:table-cell>
          <table:table-cell office:value-type="float" office:value="1652.1454721576499" table:style-name="ce5">
            <text:p><text:s/>1,652<text:s/></text:p>
          </table:table-cell>
          <table:table-cell office:value-type="float" office:value="0.95389994649906806" table:style-name="ce6">
            <text:p>0.954</text:p>
          </table:table-cell>
          <table:table-cell office:value-type="float" office:value="1575.9814774998599" table:style-name="ce5">
            <text:p><text:s/>1,5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75.9814774998599" table:style-name="ce5">
            <text:p><text:s/>1,576<text:s/></text:p>
          </table:table-cell>
          <table:table-cell office:value-type="float" office:value="0.92898698385446632" table:style-name="ce6">
            <text:p>0.929</text:p>
          </table:table-cell>
          <table:table-cell office:value-type="float" office:value="1464.0662793931003" table:style-name="ce5">
            <text:p><text:s/>1,464<text:s/></text:p>
          </table:table-cell>
          <table:table-cell office:value-type="float" office:value="1.1438130291665893" table:style-name="ce6">
            <text:p>1.144</text:p>
          </table:table-cell>
          <table:table-cell office:value-type="float" office:value="1674.6180859332801" table:style-name="ce5">
            <text:p><text:s/>1,67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74.6180859332801" table:style-name="ce5">
            <text:p><text:s/>1,675<text:s/></text:p>
          </table:table-cell>
          <table:table-cell office:value-type="float" office:value="0.95774330761691084" table:style-name="ce6">
            <text:p>0.958</text:p>
          </table:table-cell>
          <table:table-cell office:value-type="float" office:value="1603.8542646168398" table:style-name="ce5">
            <text:p><text:s/>1,604<text:s/></text:p>
          </table:table-cell>
          <table:table-cell office:value-type="float" office:value="0.97431453260821577" table:style-name="ce6">
            <text:p>0.974</text:p>
          </table:table-cell>
          <table:table-cell office:value-type="float" office:value="1562.65851820185" table:style-name="ce5">
            <text:p><text:s/>1,56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4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7022.23487737202" table:style-name="ce5">
            <text:p><text:s/>177,0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7022.23487737202" table:style-name="ce5">
            <text:p><text:s/>177,022<text:s/></text:p>
          </table:table-cell>
          <table:table-cell office:value-type="float" office:value="1.0089195878494122" table:style-name="ce6">
            <text:p>1.009</text:p>
          </table:table-cell>
          <table:table-cell office:value-type="float" office:value="178601.20025266" table:style-name="ce5">
            <text:p><text:s/>178,601<text:s/></text:p>
          </table:table-cell>
          <table:table-cell office:value-type="float" office:value="1.2771917941899646" table:style-name="ce6">
            <text:p>1.277</text:p>
          </table:table-cell>
          <table:table-cell office:value-type="float" office:value="228107.98739517599" table:style-name="ce5">
            <text:p><text:s/>228,10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8107.98739517599" table:style-name="ce5">
            <text:p><text:s/>228,108<text:s/></text:p>
          </table:table-cell>
          <table:table-cell office:value-type="float" office:value="1.0774956952499983" table:style-name="ce6">
            <text:p>1.077</text:p>
          </table:table-cell>
          <table:table-cell office:value-type="float" office:value="245785.374470443" table:style-name="ce5">
            <text:p><text:s/>245,785<text:s/></text:p>
          </table:table-cell>
          <table:table-cell office:value-type="float" office:value="1.1339846414829911" table:style-name="ce6">
            <text:p>1.134</text:p>
          </table:table-cell>
          <table:table-cell office:value-type="float" office:value="278716.83975062799" table:style-name="ce5">
            <text:p><text:s/>278,7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8716.83975062799" table:style-name="ce5">
            <text:p><text:s/>278,717<text:s/></text:p>
          </table:table-cell>
          <table:table-cell office:value-type="float" office:value="0.98750295595286808" table:style-name="ce6">
            <text:p>0.988</text:p>
          </table:table-cell>
          <table:table-cell office:value-type="float" office:value="275233.70312758698" table:style-name="ce5">
            <text:p><text:s/>275,234<text:s/></text:p>
          </table:table-cell>
          <table:table-cell office:value-type="float" office:value="1.0728435655133417" table:style-name="ce6">
            <text:p>1.073</text:p>
          </table:table-cell>
          <table:table-cell office:value-type="float" office:value="295282.70741284103" table:style-name="ce5">
            <text:p><text:s/>295,28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5282.70741284103" table:style-name="ce5">
            <text:p><text:s/>295,283<text:s/></text:p>
          </table:table-cell>
          <table:table-cell office:value-type="float" office:value="0.98539433769199292" table:style-name="ce6">
            <text:p>0.985</text:p>
          </table:table-cell>
          <table:table-cell office:value-type="float" office:value="290969.90790297498" table:style-name="ce5">
            <text:p><text:s/>290,970<text:s/></text:p>
          </table:table-cell>
          <table:table-cell office:value-type="float" office:value="1.0294455344911269" table:style-name="ce6">
            <text:p>1.029</text:p>
          </table:table-cell>
          <table:table-cell office:value-type="float" office:value="299537.67236201203" table:style-name="ce5">
            <text:p><text:s/>299,5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9537.67236201203" table:style-name="ce5">
            <text:p><text:s/>299,538<text:s/></text:p>
          </table:table-cell>
          <table:table-cell office:value-type="float" office:value="1.0705481968965214" table:style-name="ce6">
            <text:p>1.071</text:p>
          </table:table-cell>
          <table:table-cell office:value-type="float" office:value="320669.51504973299" table:style-name="ce5">
            <text:p><text:s/>320,670<text:s/></text:p>
          </table:table-cell>
          <table:table-cell office:value-type="float" office:value="1.0554411419987295" table:style-name="ce6">
            <text:p>1.055</text:p>
          </table:table-cell>
          <table:table-cell office:value-type="float" office:value="338447.79916826898" table:style-name="ce5">
            <text:p><text:s/>338,44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8447.79916826898" table:style-name="ce5">
            <text:p><text:s/>338,448<text:s/></text:p>
          </table:table-cell>
          <table:table-cell office:value-type="float" office:value="1.020428470969609" table:style-name="ce6">
            <text:p>1.020</text:p>
          </table:table-cell>
          <table:table-cell office:value-type="float" office:value="345361.77020830603" table:style-name="ce5">
            <text:p><text:s/>345,362<text:s/></text:p>
          </table:table-cell>
          <table:table-cell office:value-type="float" office:value="1.1878971183952927" table:style-name="ce6">
            <text:p>1.188</text:p>
          </table:table-cell>
          <table:table-cell office:value-type="float" office:value="410254.25163434399" table:style-name="ce5">
            <text:p><text:s/>410,2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10254.25163434399" table:style-name="ce5">
            <text:p><text:s/>410,254<text:s/></text:p>
          </table:table-cell>
          <table:table-cell office:value-type="float" office:value="0.94833341850872466" table:style-name="ce6">
            <text:p>0.948</text:p>
          </table:table-cell>
          <table:table-cell office:value-type="float" office:value="389057.81691013597" table:style-name="ce5">
            <text:p><text:s/>389,058<text:s/></text:p>
          </table:table-cell>
          <table:table-cell office:value-type="float" office:value="0.97729500863502927" table:style-name="ce6">
            <text:p>0.977</text:p>
          </table:table-cell>
          <table:table-cell office:value-type="float" office:value="380224.262536717" table:style-name="ce5">
            <text:p><text:s/>380,22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0224.262536717" table:style-name="ce5">
            <text:p><text:s/>380,224<text:s/></text:p>
          </table:table-cell>
          <table:table-cell office:value-type="float" office:value="1.0743415782754588" table:style-name="ce6">
            <text:p>1.074</text:p>
          </table:table-cell>
          <table:table-cell office:value-type="float" office:value="408490.73431231896" table:style-name="ce5">
            <text:p><text:s/>408,491<text:s/></text:p>
          </table:table-cell>
          <table:table-cell office:value-type="float" office:value="1.031581822392732" table:style-name="ce6">
            <text:p>1.032</text:p>
          </table:table-cell>
          <table:table-cell office:value-type="float" office:value="421391.61613244726" table:style-name="ce5">
            <text:p><text:s/>421,3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21391.61613244726" table:style-name="ce5">
            <text:p><text:s/>421,392<text:s/></text:p>
          </table:table-cell>
          <table:table-cell office:value-type="float" office:value="1.0413177010932471" table:style-name="ce6">
            <text:p>1.041</text:p>
          </table:table-cell>
          <table:table-cell office:value-type="float" office:value="438802.54897100804" table:style-name="ce5">
            <text:p><text:s/>438,803<text:s/></text:p>
          </table:table-cell>
          <table:table-cell office:value-type="float" office:value="1.096487125386975" table:style-name="ce6">
            <text:p>1.096</text:p>
          </table:table-cell>
          <table:table-cell office:value-type="float" office:value="481141.34553369792" table:style-name="ce5">
            <text:p><text:s/>481,14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81141.34553369792" table:style-name="ce5">
            <text:p><text:s/>481,141<text:s/></text:p>
          </table:table-cell>
          <table:table-cell office:value-type="float" office:value="0.97926170110673849" table:style-name="ce6">
            <text:p>0.979</text:p>
          </table:table-cell>
          <table:table-cell office:value-type="float" office:value="471163.29250011407" table:style-name="ce5">
            <text:p><text:s/>471,163<text:s/></text:p>
          </table:table-cell>
          <table:table-cell office:value-type="float" office:value="1.112027618653366" table:style-name="ce6">
            <text:p>1.112</text:p>
          </table:table-cell>
          <table:table-cell office:value-type="float" office:value="523946.5941557812" table:style-name="ce5">
            <text:p><text:s/>523,94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23946.5941557812" table:style-name="ce5">
            <text:p><text:s/>523,947<text:s/></text:p>
          </table:table-cell>
          <table:table-cell office:value-type="float" office:value="1.0461254617216291" table:style-name="ce6">
            <text:p>1.046</text:p>
          </table:table-cell>
          <table:table-cell office:value-type="float" office:value="548113.87272869155" table:style-name="ce5">
            <text:p><text:s/>548,114<text:s/></text:p>
          </table:table-cell>
          <table:table-cell office:value-type="float" office:value="1.0916034259814076" table:style-name="ce6">
            <text:p>1.092</text:p>
          </table:table-cell>
          <table:table-cell office:value-type="float" office:value="598322.98129857692" table:style-name="ce5">
            <text:p><text:s/>598,32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98322.98129857692" table:style-name="ce5">
            <text:p><text:s/>598,323<text:s/></text:p>
          </table:table-cell>
          <table:table-cell office:value-type="float" office:value="0.95951048741317313" table:style-name="ce6">
            <text:p>0.960</text:p>
          </table:table-cell>
          <table:table-cell office:value-type="float" office:value="574097.17541630042" table:style-name="ce5">
            <text:p><text:s/>574,097<text:s/></text:p>
          </table:table-cell>
          <table:table-cell office:value-type="float" office:value="1.1016092258262007" table:style-name="ce6">
            <text:p>1.102</text:p>
          </table:table-cell>
          <table:table-cell office:value-type="float" office:value="632430.74495935929" table:style-name="ce5">
            <text:p><text:s/>632,43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32430.74495935929" table:style-name="ce5">
            <text:p><text:s/>632,431<text:s/></text:p>
          </table:table-cell>
          <table:table-cell office:value-type="float" office:value="0.91813129469762911" table:style-name="ce6">
            <text:p>0.918</text:p>
          </table:table-cell>
          <table:table-cell office:value-type="float" office:value="580654.45867612259" table:style-name="ce5">
            <text:p><text:s/>580,654<text:s/></text:p>
          </table:table-cell>
          <table:table-cell office:value-type="float" office:value="1.070354535289324" table:style-name="ce6">
            <text:p>1.070</text:p>
          </table:table-cell>
          <table:table-cell office:value-type="float" office:value="621506.13327995525" table:style-name="ce5">
            <text:p><text:s/>621,5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21506.13327995525" table:style-name="ce5">
            <text:p><text:s/>621,506<text:s/></text:p>
          </table:table-cell>
          <table:table-cell office:value-type="float" office:value="0.9555624084867731" table:style-name="ce6">
            <text:p>0.956</text:p>
          </table:table-cell>
          <table:table-cell office:value-type="float" office:value="593887.89760629542" table:style-name="ce5">
            <text:p><text:s/>593,888<text:s/></text:p>
          </table:table-cell>
          <table:table-cell office:value-type="float" office:value="1.0592423504933028" table:style-name="ce6">
            <text:p>1.059</text:p>
          </table:table-cell>
          <table:table-cell office:value-type="float" office:value="629071.21259001829" table:style-name="ce5">
            <text:p><text:s/>629,07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29071.21259001829" table:style-name="ce5">
            <text:p><text:s/>629,071<text:s/></text:p>
          </table:table-cell>
          <table:table-cell office:value-type="float" office:value="1.0158562232671016" table:style-name="ce6">
            <text:p>1.016</text:p>
          </table:table-cell>
          <table:table-cell office:value-type="float" office:value="639045.90618775191" table:style-name="ce5">
            <text:p><text:s/>639,046<text:s/></text:p>
          </table:table-cell>
          <table:table-cell office:value-type="float" office:value="1.0340306522248985" table:style-name="ce6">
            <text:p>1.034</text:p>
          </table:table-cell>
          <table:table-cell office:value-type="float" office:value="660793.05517697253" table:style-name="ce5">
            <text:p><text:s/>660,7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60793.05517697253" table:style-name="ce5">
            <text:p><text:s/>660,793<text:s/></text:p>
          </table:table-cell>
          <table:table-cell office:value-type="float" office:value="1.0280954863762752" table:style-name="ce6">
            <text:p>1.028</text:p>
          </table:table-cell>
          <table:table-cell office:value-type="float" office:value="679358.35745623452" table:style-name="ce5">
            <text:p><text:s/>679,358<text:s/></text:p>
          </table:table-cell>
          <table:table-cell office:value-type="float" office:value="1.1073678134538512" table:style-name="ce6">
            <text:p>1.107</text:p>
          </table:table-cell>
          <table:table-cell office:value-type="float" office:value="752299.57884791028" table:style-name="ce5">
            <text:p><text:s/>752,30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7379.96399466001" table:style-name="ce5">
            <text:p><text:s/>137,38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7379.96399466001" table:style-name="ce5">
            <text:p><text:s/>137,380<text:s/></text:p>
          </table:table-cell>
          <table:table-cell office:value-type="float" office:value="1.0053507130531243" table:style-name="ce6">
            <text:p>1.005</text:p>
          </table:table-cell>
          <table:table-cell office:value-type="float" office:value="138115.04476124397" table:style-name="ce5">
            <text:p><text:s/>138,115<text:s/></text:p>
          </table:table-cell>
          <table:table-cell office:value-type="float" office:value="1.2640812898350213" table:style-name="ce6">
            <text:p>1.264</text:p>
          </table:table-cell>
          <table:table-cell office:value-type="float" office:value="174588.64392741502" table:style-name="ce5">
            <text:p><text:s/>174,58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4588.64392741502" table:style-name="ce5">
            <text:p><text:s/>174,589<text:s/></text:p>
          </table:table-cell>
          <table:table-cell office:value-type="float" office:value="1.0724569538196038" table:style-name="ce6">
            <text:p>1.072</text:p>
          </table:table-cell>
          <table:table-cell office:value-type="float" office:value="187238.80523789098" table:style-name="ce5">
            <text:p><text:s/>187,239<text:s/></text:p>
          </table:table-cell>
          <table:table-cell office:value-type="float" office:value="1.1434712939267664" table:style-name="ce6">
            <text:p>1.143</text:p>
          </table:table-cell>
          <table:table-cell office:value-type="float" office:value="214102.198898673" table:style-name="ce5">
            <text:p><text:s/>214,10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4102.198898673" table:style-name="ce5">
            <text:p><text:s/>214,102<text:s/></text:p>
          </table:table-cell>
          <table:table-cell office:value-type="float" office:value="0.98727338346599813" table:style-name="ce6">
            <text:p>0.987</text:p>
          </table:table-cell>
          <table:table-cell office:value-type="float" office:value="211377.40231420301" table:style-name="ce5">
            <text:p><text:s/>211,377<text:s/></text:p>
          </table:table-cell>
          <table:table-cell office:value-type="float" office:value="1.0857146357418528" table:style-name="ce6">
            <text:p>1.086</text:p>
          </table:table-cell>
          <table:table-cell office:value-type="float" office:value="229495.53935762399" table:style-name="ce5">
            <text:p><text:s/>229,49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29495.53935762399" table:style-name="ce5">
            <text:p><text:s/>229,496<text:s/></text:p>
          </table:table-cell>
          <table:table-cell office:value-type="float" office:value="0.98570141083269824" table:style-name="ce6">
            <text:p>0.986</text:p>
          </table:table-cell>
          <table:table-cell office:value-type="float" office:value="226214.07692462101" table:style-name="ce5">
            <text:p><text:s/>226,214<text:s/></text:p>
          </table:table-cell>
          <table:table-cell office:value-type="float" office:value="1.0187989741945018" table:style-name="ce6">
            <text:p>1.019</text:p>
          </table:table-cell>
          <table:table-cell office:value-type="float" office:value="230466.66951916" table:style-name="ce5">
            <text:p><text:s/>230,4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0466.66951916" table:style-name="ce5">
            <text:p><text:s/>230,467<text:s/></text:p>
          </table:table-cell>
          <table:table-cell office:value-type="float" office:value="1.0732470866371355" table:style-name="ce6">
            <text:p>1.073</text:p>
          </table:table-cell>
          <table:table-cell office:value-type="float" office:value="247347.681628402" table:style-name="ce5">
            <text:p><text:s/>247,348<text:s/></text:p>
          </table:table-cell>
          <table:table-cell office:value-type="float" office:value="1.0563839392964927" table:style-name="ce6">
            <text:p>1.056</text:p>
          </table:table-cell>
          <table:table-cell office:value-type="float" office:value="261294.118294466" table:style-name="ce5">
            <text:p><text:s/>261,29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1294.118294466" table:style-name="ce5">
            <text:p><text:s/>261,294<text:s/></text:p>
          </table:table-cell>
          <table:table-cell office:value-type="float" office:value="1.0177573984965211" table:style-name="ce6">
            <text:p>1.018</text:p>
          </table:table-cell>
          <table:table-cell office:value-type="float" office:value="265934.02207781799" table:style-name="ce5">
            <text:p><text:s/>265,934<text:s/></text:p>
          </table:table-cell>
          <table:table-cell office:value-type="float" office:value="1.2137333310955252" table:style-name="ce6">
            <text:p>1.214</text:p>
          </table:table-cell>
          <table:table-cell office:value-type="float" office:value="322772.98646814097" table:style-name="ce5">
            <text:p><text:s/>322,7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2772.98646814097" table:style-name="ce5">
            <text:p><text:s/>322,773<text:s/></text:p>
          </table:table-cell>
          <table:table-cell office:value-type="float" office:value="0.9568225325279146" table:style-name="ce6">
            <text:p>0.957</text:p>
          </table:table-cell>
          <table:table-cell office:value-type="float" office:value="308836.46634404501" table:style-name="ce5">
            <text:p><text:s/>308,836<text:s/></text:p>
          </table:table-cell>
          <table:table-cell office:value-type="float" office:value="0.93374777767409356" table:style-name="ce6">
            <text:p>0.934</text:p>
          </table:table-cell>
          <table:table-cell office:value-type="float" office:value="288375.36411347199" table:style-name="ce5">
            <text:p><text:s/>288,3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8375.36411347199" table:style-name="ce5">
            <text:p><text:s/>288,375<text:s/></text:p>
          </table:table-cell>
          <table:table-cell office:value-type="float" office:value="1.0734717890419656" table:style-name="ce6">
            <text:p>1.073</text:p>
          </table:table-cell>
          <table:table-cell office:value-type="float" office:value="309562.81803051702" table:style-name="ce5">
            <text:p><text:s/>309,563<text:s/></text:p>
          </table:table-cell>
          <table:table-cell office:value-type="float" office:value="1.0249591509677598" table:style-name="ce6">
            <text:p>1.025</text:p>
          </table:table-cell>
          <table:table-cell office:value-type="float" office:value="317289.24313974584" table:style-name="ce5">
            <text:p><text:s/>317,28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7289.24313974584" table:style-name="ce5">
            <text:p><text:s/>317,289<text:s/></text:p>
          </table:table-cell>
          <table:table-cell office:value-type="float" office:value="1.0439571233947531" table:style-name="ce6">
            <text:p>1.044</text:p>
          </table:table-cell>
          <table:table-cell office:value-type="float" office:value="331236.36555226747" table:style-name="ce5">
            <text:p><text:s/>331,236<text:s/></text:p>
          </table:table-cell>
          <table:table-cell office:value-type="float" office:value="1.1010316100902731" table:style-name="ce6">
            <text:p>1.101</text:p>
          </table:table-cell>
          <table:table-cell office:value-type="float" office:value="364701.7088844633" table:style-name="ce5">
            <text:p><text:s/>364,70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64701.7088844633" table:style-name="ce5">
            <text:p><text:s/>364,702<text:s/></text:p>
          </table:table-cell>
          <table:table-cell office:value-type="float" office:value="0.98298709462910594" table:style-name="ce6">
            <text:p>0.983</text:p>
          </table:table-cell>
          <table:table-cell office:value-type="float" office:value="358497.0732226086" table:style-name="ce5">
            <text:p><text:s/>358,497<text:s/></text:p>
          </table:table-cell>
          <table:table-cell office:value-type="float" office:value="1.1331166874820326" table:style-name="ce6">
            <text:p>1.133</text:p>
          </table:table-cell>
          <table:table-cell office:value-type="float" office:value="406219.01608200592" table:style-name="ce5">
            <text:p><text:s/>406,21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06219.01608200592" table:style-name="ce5">
            <text:p><text:s/>406,219<text:s/></text:p>
          </table:table-cell>
          <table:table-cell office:value-type="float" office:value="1.0460213549506931" table:style-name="ce6">
            <text:p>1.046</text:p>
          </table:table-cell>
          <table:table-cell office:value-type="float" office:value="424913.76560883725" table:style-name="ce5">
            <text:p><text:s/>424,914<text:s/></text:p>
          </table:table-cell>
          <table:table-cell office:value-type="float" office:value="1.086354030004745" table:style-name="ce6">
            <text:p>1.086</text:p>
          </table:table-cell>
          <table:table-cell office:value-type="float" office:value="461606.78167365195" table:style-name="ce5">
            <text:p><text:s/>461,6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1606.78167365195" table:style-name="ce5">
            <text:p><text:s/>461,607<text:s/></text:p>
          </table:table-cell>
          <table:table-cell office:value-type="float" office:value="0.96535832327519266" table:style-name="ce6">
            <text:p>0.965</text:p>
          </table:table-cell>
          <table:table-cell office:value-type="float" office:value="445615.94876893458" table:style-name="ce5">
            <text:p><text:s/>445,616<text:s/></text:p>
          </table:table-cell>
          <table:table-cell office:value-type="float" office:value="1.093126227654442" table:style-name="ce6">
            <text:p>1.093</text:p>
          </table:table-cell>
          <table:table-cell office:value-type="float" office:value="487114.48106044054" table:style-name="ce5">
            <text:p><text:s/>487,11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7114.48106044054" table:style-name="ce5">
            <text:p><text:s/>487,114<text:s/></text:p>
          </table:table-cell>
          <table:table-cell office:value-type="float" office:value="0.92355522700681936" table:style-name="ce6">
            <text:p>0.924</text:p>
          </table:table-cell>
          <table:table-cell office:value-type="float" office:value="449877.12513408414" table:style-name="ce5">
            <text:p><text:s/>449,877<text:s/></text:p>
          </table:table-cell>
          <table:table-cell office:value-type="float" office:value="1.0532274660107426" table:style-name="ce6">
            <text:p>1.053</text:p>
          </table:table-cell>
          <table:table-cell office:value-type="float" office:value="473822.94452116918" table:style-name="ce5">
            <text:p><text:s/>473,8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3822.94452116918" table:style-name="ce5">
            <text:p><text:s/>473,823<text:s/></text:p>
          </table:table-cell>
          <table:table-cell office:value-type="float" office:value="0.95440994308452143" table:style-name="ce6">
            <text:p>0.954</text:p>
          </table:table-cell>
          <table:table-cell office:value-type="float" office:value="452221.32951258944" table:style-name="ce5">
            <text:p><text:s/>452,221<text:s/></text:p>
          </table:table-cell>
          <table:table-cell office:value-type="float" office:value="1.05379061752087" table:style-name="ce6">
            <text:p>1.054</text:p>
          </table:table-cell>
          <table:table-cell office:value-type="float" office:value="476546.59408318042" table:style-name="ce5">
            <text:p><text:s/>476,54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76546.59408318042" table:style-name="ce5">
            <text:p><text:s/>476,547<text:s/></text:p>
          </table:table-cell>
          <table:table-cell office:value-type="float" office:value="1.0136259710397248" table:style-name="ce6">
            <text:p>1.014</text:p>
          </table:table-cell>
          <table:table-cell office:value-type="float" office:value="483040.00417323731" table:style-name="ce5">
            <text:p><text:s/>483,040<text:s/></text:p>
          </table:table-cell>
          <table:table-cell office:value-type="float" office:value="1.0273077046307866" table:style-name="ce6">
            <text:p>1.027</text:p>
          </table:table-cell>
          <table:table-cell office:value-type="float" office:value="496230.71793205396" table:style-name="ce5">
            <text:p><text:s/>496,23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6230.71793205396" table:style-name="ce5">
            <text:p><text:s/>496,231<text:s/></text:p>
          </table:table-cell>
          <table:table-cell office:value-type="float" office:value="1.0288147564238082" table:style-name="ce6">
            <text:p>1.029</text:p>
          </table:table-cell>
          <table:table-cell office:value-type="float" office:value="510529.48519927758" table:style-name="ce5">
            <text:p><text:s/>510,529<text:s/></text:p>
          </table:table-cell>
          <table:table-cell office:value-type="float" office:value="1.1374787119794738" table:style-name="ce6">
            <text:p>1.137</text:p>
          </table:table-cell>
          <table:table-cell office:value-type="float" office:value="580716.42125201807" table:style-name="ce5">
            <text:p><text:s/>580,71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9642.270882712008" table:style-name="ce5">
            <text:p><text:s/>39,64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9642.270882712008" table:style-name="ce5">
            <text:p><text:s/>39,642<text:s/></text:p>
          </table:table-cell>
          <table:table-cell office:value-type="float" office:value="1.0212874941297077" table:style-name="ce6">
            <text:p>1.021</text:p>
          </table:table-cell>
          <table:table-cell office:value-type="float" office:value="40486.155491416015" table:style-name="ce5">
            <text:p><text:s/>40,486<text:s/></text:p>
          </table:table-cell>
          <table:table-cell office:value-type="float" office:value="1.3219171545964226" table:style-name="ce6">
            <text:p>1.322</text:p>
          </table:table-cell>
          <table:table-cell office:value-type="float" office:value="53519.343467760984" table:style-name="ce5">
            <text:p><text:s/>53,51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3519.343467760984" table:style-name="ce5">
            <text:p><text:s/>53,519<text:s/></text:p>
          </table:table-cell>
          <table:table-cell office:value-type="float" office:value="1.0939328743413925" table:style-name="ce6">
            <text:p>1.094</text:p>
          </table:table-cell>
          <table:table-cell office:value-type="float" office:value="58546.569232551999" table:style-name="ce5">
            <text:p><text:s/>58,547<text:s/></text:p>
          </table:table-cell>
          <table:table-cell office:value-type="float" office:value="1.103645212673352" table:style-name="ce6">
            <text:p>1.104</text:p>
          </table:table-cell>
          <table:table-cell office:value-type="float" office:value="64614.640851954988" table:style-name="ce5">
            <text:p><text:s/>64,61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4614.640851954988" table:style-name="ce5">
            <text:p><text:s/>64,615<text:s/></text:p>
          </table:table-cell>
          <table:table-cell office:value-type="float" office:value="0.98826365002463568" table:style-name="ce6">
            <text:p>0.988</text:p>
          </table:table-cell>
          <table:table-cell office:value-type="float" office:value="63856.300813383976" table:style-name="ce5">
            <text:p><text:s/>63,856<text:s/></text:p>
          </table:table-cell>
          <table:table-cell office:value-type="float" office:value="1.0302376933401745" table:style-name="ce6">
            <text:p>1.030</text:p>
          </table:table-cell>
          <table:table-cell office:value-type="float" office:value="65787.168055217015" table:style-name="ce5">
            <text:p><text:s/>65,78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5787.168055217015" table:style-name="ce5">
            <text:p><text:s/>65,787<text:s/></text:p>
          </table:table-cell>
          <table:table-cell office:value-type="float" office:value="0.98432312702687841" table:style-name="ce6">
            <text:p>0.984</text:p>
          </table:table-cell>
          <table:table-cell office:value-type="float" office:value="64755.830978353973" table:style-name="ce5">
            <text:p><text:s/>64,756<text:s/></text:p>
          </table:table-cell>
          <table:table-cell office:value-type="float" office:value="1.0666375799569383" table:style-name="ce6">
            <text:p>1.067</text:p>
          </table:table-cell>
          <table:table-cell office:value-type="float" office:value="69071.002842852016" table:style-name="ce5">
            <text:p><text:s/>69,0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9071.002842852016" table:style-name="ce5">
            <text:p><text:s/>69,071<text:s/></text:p>
          </table:table-cell>
          <table:table-cell office:value-type="float" office:value="1.0615429109687358" table:style-name="ce6">
            <text:p>1.062</text:p>
          </table:table-cell>
          <table:table-cell office:value-type="float" office:value="73321.833421330957" table:style-name="ce5">
            <text:p><text:s/>73,322<text:s/></text:p>
          </table:table-cell>
          <table:table-cell office:value-type="float" office:value="1.05226066062005" table:style-name="ce6">
            <text:p>1.052</text:p>
          </table:table-cell>
          <table:table-cell office:value-type="float" office:value="77153.680873802979" table:style-name="ce5">
            <text:p><text:s/>77,1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153.680873802979" table:style-name="ce5">
            <text:p><text:s/>77,154<text:s/></text:p>
          </table:table-cell>
          <table:table-cell office:value-type="float" office:value="1.0294745141246684" table:style-name="ce6">
            <text:p>1.029</text:p>
          </table:table-cell>
          <table:table-cell office:value-type="float" office:value="79427.748130488035" table:style-name="ce5">
            <text:p><text:s/>79,428<text:s/></text:p>
          </table:table-cell>
          <table:table-cell office:value-type="float" office:value="1.1013942510680805" table:style-name="ce6">
            <text:p>1.101</text:p>
          </table:table-cell>
          <table:table-cell office:value-type="float" office:value="87481.265166202997" table:style-name="ce5">
            <text:p><text:s/>87,4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7481.265166202997" table:style-name="ce5">
            <text:p><text:s/>87,481<text:s/></text:p>
          </table:table-cell>
          <table:table-cell office:value-type="float" office:value="0.91701177862118122" table:style-name="ce6">
            <text:p>0.917</text:p>
          </table:table-cell>
          <table:table-cell office:value-type="float" office:value="80221.350566091001" table:style-name="ce5">
            <text:p><text:s/>80,221<text:s/></text:p>
          </table:table-cell>
          <table:table-cell office:value-type="float" office:value="1.1449433071757442" table:style-name="ce6">
            <text:p>1.145</text:p>
          </table:table-cell>
          <table:table-cell office:value-type="float" office:value="91848.898423245002" table:style-name="ce5">
            <text:p><text:s/>91,8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1848.898423245002" table:style-name="ce5">
            <text:p><text:s/>91,849<text:s/></text:p>
          </table:table-cell>
          <table:table-cell office:value-type="float" office:value="1.0770724306995652" table:style-name="ce6">
            <text:p>1.077</text:p>
          </table:table-cell>
          <table:table-cell office:value-type="float" office:value="98927.916281801939" table:style-name="ce5">
            <text:p><text:s/>98,928<text:s/></text:p>
          </table:table-cell>
          <table:table-cell office:value-type="float" office:value="1.0523053239710389" table:style-name="ce6">
            <text:p>1.052</text:p>
          </table:table-cell>
          <table:table-cell office:value-type="float" office:value="104102.37299270142" table:style-name="ce5">
            <text:p><text:s/>104,10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4102.37299270142" table:style-name="ce5">
            <text:p><text:s/>104,102<text:s/></text:p>
          </table:table-cell>
          <table:table-cell office:value-type="float" office:value="1.0332731168989013" table:style-name="ce6">
            <text:p>1.033</text:p>
          </table:table-cell>
          <table:table-cell office:value-type="float" office:value="107566.18341874061" table:style-name="ce5">
            <text:p><text:s/>107,566<text:s/></text:p>
          </table:table-cell>
          <table:table-cell office:value-type="float" office:value="1.0824929633874882" table:style-name="ce6">
            <text:p>1.082</text:p>
          </table:table-cell>
          <table:table-cell office:value-type="float" office:value="116439.63664923461" table:style-name="ce5">
            <text:p><text:s/>116,44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6439.63664923461" table:style-name="ce5">
            <text:p><text:s/>116,440<text:s/></text:p>
          </table:table-cell>
          <table:table-cell office:value-type="float" office:value="0.96759336012790687" table:style-name="ce6">
            <text:p>0.968</text:p>
          </table:table-cell>
          <table:table-cell office:value-type="float" office:value="112666.21927750549" table:style-name="ce5">
            <text:p><text:s/>112,666<text:s/></text:p>
          </table:table-cell>
          <table:table-cell office:value-type="float" office:value="1.0449234813125596" table:style-name="ce6">
            <text:p>1.045</text:p>
          </table:table-cell>
          <table:table-cell office:value-type="float" office:value="117727.57807377526" table:style-name="ce5">
            <text:p><text:s/>117,72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7727.57807377526" table:style-name="ce5">
            <text:p><text:s/>117,728<text:s/></text:p>
          </table:table-cell>
          <table:table-cell office:value-type="float" office:value="1.0464846821417637" table:style-name="ce6">
            <text:p>1.046</text:p>
          </table:table-cell>
          <table:table-cell office:value-type="float" office:value="123200.10711985437" table:style-name="ce5">
            <text:p><text:s/>123,200<text:s/></text:p>
          </table:table-cell>
          <table:table-cell office:value-type="float" office:value="1.1097084476714096" table:style-name="ce6">
            <text:p>1.110</text:p>
          </table:table-cell>
          <table:table-cell office:value-type="float" office:value="136716.19962492498" table:style-name="ce5">
            <text:p><text:s/>136,7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6716.19962492498" table:style-name="ce5">
            <text:p><text:s/>136,716<text:s/></text:p>
          </table:table-cell>
          <table:table-cell office:value-type="float" office:value="0.93976593117603158" table:style-name="ce6">
            <text:p>0.940</text:p>
          </table:table-cell>
          <table:table-cell office:value-type="float" office:value="128481.22664736584" table:style-name="ce5">
            <text:p><text:s/>128,481<text:s/></text:p>
          </table:table-cell>
          <table:table-cell office:value-type="float" office:value="1.1310311061845548" table:style-name="ce6">
            <text:p>1.131</text:p>
          </table:table-cell>
          <table:table-cell office:value-type="float" office:value="145316.2638989187" table:style-name="ce5">
            <text:p><text:s/>145,31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5316.2638989187" table:style-name="ce5">
            <text:p><text:s/>145,316<text:s/></text:p>
          </table:table-cell>
          <table:table-cell office:value-type="float" office:value="0.89994973744306062" table:style-name="ce6">
            <text:p>0.900</text:p>
          </table:table-cell>
          <table:table-cell office:value-type="float" office:value="130777.3335420384" table:style-name="ce5">
            <text:p><text:s/>130,777<text:s/></text:p>
          </table:table-cell>
          <table:table-cell office:value-type="float" office:value="1.1292720593000409" table:style-name="ce6">
            <text:p>1.129</text:p>
          </table:table-cell>
          <table:table-cell office:value-type="float" office:value="147683.18875878601" table:style-name="ce5">
            <text:p><text:s/>147,68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7683.18875878601" table:style-name="ce5">
            <text:p><text:s/>147,683<text:s/></text:p>
          </table:table-cell>
          <table:table-cell office:value-type="float" office:value="0.9592599488428768" table:style-name="ce6">
            <text:p>0.959</text:p>
          </table:table-cell>
          <table:table-cell office:value-type="float" office:value="141666.56809370598" table:style-name="ce5">
            <text:p><text:s/>141,667<text:s/></text:p>
          </table:table-cell>
          <table:table-cell office:value-type="float" office:value="1.0766451150701257" table:style-name="ce6">
            <text:p>1.077</text:p>
          </table:table-cell>
          <table:table-cell office:value-type="float" office:value="152524.6185068379" table:style-name="ce5">
            <text:p><text:s/>152,5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2524.6185068379" table:style-name="ce5">
            <text:p><text:s/>152,525<text:s/></text:p>
          </table:table-cell>
          <table:table-cell office:value-type="float" office:value="1.0228244039667649" table:style-name="ce6">
            <text:p>1.023</text:p>
          </table:table-cell>
          <table:table-cell office:value-type="float" office:value="156005.90201451464" table:style-name="ce5">
            <text:p><text:s/>156,006<text:s/></text:p>
          </table:table-cell>
          <table:table-cell office:value-type="float" office:value="1.0548468687396702" table:style-name="ce6">
            <text:p>1.055</text:p>
          </table:table-cell>
          <table:table-cell office:value-type="float" office:value="164562.33724491857" table:style-name="ce5">
            <text:p><text:s/>164,5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4562.33724491857" table:style-name="ce5">
            <text:p><text:s/>164,562<text:s/></text:p>
          </table:table-cell>
          <table:table-cell office:value-type="float" office:value="1.0259265581874206" table:style-name="ce6">
            <text:p>1.026</text:p>
          </table:table-cell>
          <table:table-cell office:value-type="float" office:value="168828.87225695691" table:style-name="ce5">
            <text:p><text:s/>168,829<text:s/></text:p>
          </table:table-cell>
          <table:table-cell office:value-type="float" office:value="1.0163140658473586" table:style-name="ce6">
            <text:p>1.016</text:p>
          </table:table-cell>
          <table:table-cell office:value-type="float" office:value="171583.1575958922" table:style-name="ce5">
            <text:p><text:s/>171,58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4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794.872930645899" table:style-name="ce5">
            <text:p><text:s/>16,79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794.872930645899" table:style-name="ce5">
            <text:p><text:s/>16,795<text:s/></text:p>
          </table:table-cell>
          <table:table-cell office:value-type="float" office:value="0.99698046721317168" table:style-name="ce6">
            <text:p>0.997</text:p>
          </table:table-cell>
          <table:table-cell office:value-type="float" office:value="16744.160261181201" table:style-name="ce5">
            <text:p><text:s/>16,744<text:s/></text:p>
          </table:table-cell>
          <table:table-cell office:value-type="float" office:value="1.0848230450253171" table:style-name="ce6">
            <text:p>1.085</text:p>
          </table:table-cell>
          <table:table-cell office:value-type="float" office:value="18164.450920926498" table:style-name="ce5">
            <text:p><text:s/>18,16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164.450920926498" table:style-name="ce5">
            <text:p><text:s/>18,164<text:s/></text:p>
          </table:table-cell>
          <table:table-cell office:value-type="float" office:value="1.0902119750915884" table:style-name="ce6">
            <text:p>1.090</text:p>
          </table:table-cell>
          <table:table-cell office:value-type="float" office:value="19803.1019149575" table:style-name="ce5">
            <text:p><text:s/>19,803<text:s/></text:p>
          </table:table-cell>
          <table:table-cell office:value-type="float" office:value="1.0739871066511271" table:style-name="ce6">
            <text:p>1.074</text:p>
          </table:table-cell>
          <table:table-cell office:value-type="float" office:value="21268.276128362599" table:style-name="ce5">
            <text:p><text:s/>21,2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268.276128362599" table:style-name="ce5">
            <text:p><text:s/>21,268<text:s/></text:p>
          </table:table-cell>
          <table:table-cell office:value-type="float" office:value="0.9873308446356559" table:style-name="ce6">
            <text:p>0.987</text:p>
          </table:table-cell>
          <table:table-cell office:value-type="float" office:value="20998.8250337606" table:style-name="ce5">
            <text:p><text:s/>20,999<text:s/></text:p>
          </table:table-cell>
          <table:table-cell office:value-type="float" office:value="1.078899097426776" table:style-name="ce6">
            <text:p>1.079</text:p>
          </table:table-cell>
          <table:table-cell office:value-type="float" office:value="22655.613375947101" table:style-name="ce5">
            <text:p><text:s/>22,65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655.613375947101" table:style-name="ce5">
            <text:p><text:s/>22,656<text:s/></text:p>
          </table:table-cell>
          <table:table-cell office:value-type="float" office:value="1.0245139739692295" table:style-name="ce6">
            <text:p>1.025</text:p>
          </table:table-cell>
          <table:table-cell office:value-type="float" office:value="23210.992492501999" table:style-name="ce5">
            <text:p><text:s/>23,211<text:s/></text:p>
          </table:table-cell>
          <table:table-cell office:value-type="float" office:value="1.0453319737523805" table:style-name="ce6">
            <text:p>1.045</text:p>
          </table:table-cell>
          <table:table-cell office:value-type="float" office:value="24263.192594938802" table:style-name="ce5">
            <text:p><text:s/>24,26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263.192594938802" table:style-name="ce5">
            <text:p><text:s/>24,263<text:s/></text:p>
          </table:table-cell>
          <table:table-cell office:value-type="float" office:value="1.0341800467509206" table:style-name="ce6">
            <text:p>1.034</text:p>
          </table:table-cell>
          <table:table-cell office:value-type="float" office:value="25092.509652160399" table:style-name="ce5">
            <text:p><text:s/>25,093<text:s/></text:p>
          </table:table-cell>
          <table:table-cell office:value-type="float" office:value="1.1121613651813615" table:style-name="ce6">
            <text:p>1.112</text:p>
          </table:table-cell>
          <table:table-cell office:value-type="float" office:value="27906.9197905732" table:style-name="ce5">
            <text:p><text:s/>27,90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906.9197905732" table:style-name="ce5">
            <text:p><text:s/>27,907<text:s/></text:p>
          </table:table-cell>
          <table:table-cell office:value-type="float" office:value="1.0344034204614052" table:style-name="ce6">
            <text:p>1.034</text:p>
          </table:table-cell>
          <table:table-cell office:value-type="float" office:value="28867.013285910998" table:style-name="ce5">
            <text:p><text:s/>28,867<text:s/></text:p>
          </table:table-cell>
          <table:table-cell office:value-type="float" office:value="1.005404287243715" table:style-name="ce6">
            <text:p>1.005</text:p>
          </table:table-cell>
          <table:table-cell office:value-type="float" office:value="29023.018917576199" table:style-name="ce5">
            <text:p><text:s/>29,0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023.018917576199" table:style-name="ce5">
            <text:p><text:s/>29,023<text:s/></text:p>
          </table:table-cell>
          <table:table-cell office:value-type="float" office:value="0.98057941152292882" table:style-name="ce6">
            <text:p>0.981</text:p>
          </table:table-cell>
          <table:table-cell office:value-type="float" office:value="28459.374810815701" table:style-name="ce5">
            <text:p><text:s/>28,459<text:s/></text:p>
          </table:table-cell>
          <table:table-cell office:value-type="float" office:value="1.1020594056276267" table:style-name="ce6">
            <text:p>1.102</text:p>
          </table:table-cell>
          <table:table-cell office:value-type="float" office:value="31363.921688541403" table:style-name="ce5">
            <text:p><text:s/>31,3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363.921688541403" table:style-name="ce5">
            <text:p><text:s/>31,364<text:s/></text:p>
          </table:table-cell>
          <table:table-cell office:value-type="float" office:value="1.1175688821684973" table:style-name="ce6">
            <text:p>1.118</text:p>
          </table:table-cell>
          <table:table-cell office:value-type="float" office:value="35051.342901883501" table:style-name="ce5">
            <text:p><text:s/>35,051<text:s/></text:p>
          </table:table-cell>
          <table:table-cell office:value-type="float" office:value="1.0254516817958792" table:style-name="ce6">
            <text:p>1.025</text:p>
          </table:table-cell>
          <table:table-cell office:value-type="float" office:value="35943.458527940493" table:style-name="ce5">
            <text:p><text:s/>35,94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943.458527940493" table:style-name="ce5">
            <text:p><text:s/>35,943<text:s/></text:p>
          </table:table-cell>
          <table:table-cell office:value-type="float" office:value="1.1034311489458331" table:style-name="ce6">
            <text:p>1.103</text:p>
          </table:table-cell>
          <table:table-cell office:value-type="float" office:value="39661.131740572273" table:style-name="ce5">
            <text:p><text:s/>39,661<text:s/></text:p>
          </table:table-cell>
          <table:table-cell office:value-type="float" office:value="0.97581120210679995" table:style-name="ce6">
            <text:p>0.976</text:p>
          </table:table-cell>
          <table:table-cell office:value-type="float" office:value="38701.776640683987" table:style-name="ce5">
            <text:p><text:s/>38,70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8701.776640683987" table:style-name="ce5">
            <text:p><text:s/>38,702<text:s/></text:p>
          </table:table-cell>
          <table:table-cell office:value-type="float" office:value="0.90792883995776552" table:style-name="ce6">
            <text:p>0.908</text:p>
          </table:table-cell>
          <table:table-cell office:value-type="float" office:value="35138.459169680762" table:style-name="ce5">
            <text:p><text:s/>35,138<text:s/></text:p>
          </table:table-cell>
          <table:table-cell office:value-type="float" office:value="1.2200767750772303" table:style-name="ce6">
            <text:p>1.220</text:p>
          </table:table-cell>
          <table:table-cell office:value-type="float" office:value="42871.617944927042" table:style-name="ce5">
            <text:p><text:s/>42,87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2871.617944927042" table:style-name="ce5">
            <text:p><text:s/>42,872<text:s/></text:p>
          </table:table-cell>
          <table:table-cell office:value-type="float" office:value="1.1186688394346651" table:style-name="ce6">
            <text:p>1.119</text:p>
          </table:table-cell>
          <table:table-cell office:value-type="float" office:value="47959.143091137892" table:style-name="ce5">
            <text:p><text:s/>47,959<text:s/></text:p>
          </table:table-cell>
          <table:table-cell office:value-type="float" office:value="0.90695244297025712" table:style-name="ce6">
            <text:p>0.907</text:p>
          </table:table-cell>
          <table:table-cell office:value-type="float" office:value="43496.661989267639" table:style-name="ce5">
            <text:p><text:s/>43,4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496.661989267639" table:style-name="ce5">
            <text:p><text:s/>43,497<text:s/></text:p>
          </table:table-cell>
          <table:table-cell office:value-type="float" office:value="1.0245629295239049" table:style-name="ce6">
            <text:p>1.025</text:p>
          </table:table-cell>
          <table:table-cell office:value-type="float" office:value="44565.067432235133" table:style-name="ce5">
            <text:p><text:s/>44,565<text:s/></text:p>
          </table:table-cell>
          <table:table-cell office:value-type="float" office:value="1.1013996885446142" table:style-name="ce6">
            <text:p>1.101</text:p>
          </table:table-cell>
          <table:table-cell office:value-type="float" office:value="49083.951389833506" table:style-name="ce5">
            <text:p><text:s/>49,08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9083.951389833506" table:style-name="ce5">
            <text:p><text:s/>49,084<text:s/></text:p>
          </table:table-cell>
          <table:table-cell office:value-type="float" office:value="0.99611837265489522" table:style-name="ce6">
            <text:p>0.996</text:p>
          </table:table-cell>
          <table:table-cell office:value-type="float" office:value="48893.425781912934" table:style-name="ce5">
            <text:p><text:s/>48,893<text:s/></text:p>
          </table:table-cell>
          <table:table-cell office:value-type="float" office:value="1.2412839748642683" table:style-name="ce6">
            <text:p>1.241</text:p>
          </table:table-cell>
          <table:table-cell office:value-type="float" office:value="60690.625899303981" table:style-name="ce5">
            <text:p><text:s/>60,6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0690.625899303981" table:style-name="ce5">
            <text:p><text:s/>60,691<text:s/></text:p>
          </table:table-cell>
          <table:table-cell office:value-type="float" office:value="1.0106172739866746" table:style-name="ce6">
            <text:p>1.011</text:p>
          </table:table-cell>
          <table:table-cell office:value-type="float" office:value="61334.994902899656" table:style-name="ce5">
            <text:p><text:s/>61,335<text:s/></text:p>
          </table:table-cell>
          <table:table-cell office:value-type="float" office:value="0.96771776707106683" table:style-name="ce6">
            <text:p>0.968</text:p>
          </table:table-cell>
          <table:table-cell office:value-type="float" office:value="59354.964310749318" table:style-name="ce5">
            <text:p><text:s/>59,3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9354.964310749318" table:style-name="ce5">
            <text:p><text:s/>59,355<text:s/></text:p>
          </table:table-cell>
          <table:table-cell office:value-type="float" office:value="0.95654737961572311" table:style-name="ce6">
            <text:p>0.957</text:p>
          </table:table-cell>
          <table:table-cell office:value-type="float" office:value="56775.835578632024" table:style-name="ce5">
            <text:p><text:s/>56,776<text:s/></text:p>
          </table:table-cell>
          <table:table-cell office:value-type="float" office:value="1.1206054538743224" table:style-name="ce6">
            <text:p>1.121</text:p>
          </table:table-cell>
          <table:table-cell office:value-type="float" office:value="63623.310997686851" table:style-name="ce5">
            <text:p><text:s/>63,6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3623.310997686851" table:style-name="ce5">
            <text:p><text:s/>63,623<text:s/></text:p>
          </table:table-cell>
          <table:table-cell office:value-type="float" office:value="1.0055001030611275" table:style-name="ce6">
            <text:p>1.006</text:p>
          </table:table-cell>
          <table:table-cell office:value-type="float" office:value="63973.245765264299" table:style-name="ce5">
            <text:p><text:s/>63,973<text:s/></text:p>
          </table:table-cell>
          <table:table-cell office:value-type="float" office:value="1.0890707941474951" table:style-name="ce6">
            <text:p>1.089</text:p>
          </table:table-cell>
          <table:table-cell office:value-type="float" office:value="69671.393569769265" table:style-name="ce5">
            <text:p><text:s/>69,67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751.5315868929993" table:style-name="ce5">
            <text:p><text:s/>7,75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751.5315868929993" table:style-name="ce5">
            <text:p><text:s/>7,752<text:s/></text:p>
          </table:table-cell>
          <table:table-cell office:value-type="float" office:value="1.0187791271031055" table:style-name="ce6">
            <text:p>1.019</text:p>
          </table:table-cell>
          <table:table-cell office:value-type="float" office:value="7897.0985838070001" table:style-name="ce5">
            <text:p><text:s/>7,897<text:s/></text:p>
          </table:table-cell>
          <table:table-cell office:value-type="float" office:value="1.2406278490338321" table:style-name="ce6">
            <text:p>1.241</text:p>
          </table:table-cell>
          <table:table-cell office:value-type="float" office:value="9797.3604296366011" table:style-name="ce5">
            <text:p><text:s/>9,79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797.3604296366011" table:style-name="ce5">
            <text:p><text:s/>9,797<text:s/></text:p>
          </table:table-cell>
          <table:table-cell office:value-type="float" office:value="1.0740390006233858" table:style-name="ce6">
            <text:p>1.074</text:p>
          </table:table-cell>
          <table:table-cell office:value-type="float" office:value="10522.747204593999" table:style-name="ce5">
            <text:p><text:s/>10,523<text:s/></text:p>
          </table:table-cell>
          <table:table-cell office:value-type="float" office:value="1.0785742264108589" table:style-name="ce6">
            <text:p>1.079</text:p>
          </table:table-cell>
          <table:table-cell office:value-type="float" office:value="11349.563925912" table:style-name="ce5">
            <text:p><text:s/>11,3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349.563925912" table:style-name="ce5">
            <text:p><text:s/>11,350<text:s/></text:p>
          </table:table-cell>
          <table:table-cell office:value-type="float" office:value="0.99365592265289471" table:style-name="ce6">
            <text:p>0.994</text:p>
          </table:table-cell>
          <table:table-cell office:value-type="float" office:value="11277.561414510099" table:style-name="ce5">
            <text:p><text:s/>11,278<text:s/></text:p>
          </table:table-cell>
          <table:table-cell office:value-type="float" office:value="1.1018129760144408" table:style-name="ce6">
            <text:p>1.102</text:p>
          </table:table-cell>
          <table:table-cell office:value-type="float" office:value="12425.763504306999" table:style-name="ce5">
            <text:p><text:s/>12,42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425.763504306999" table:style-name="ce5">
            <text:p><text:s/>12,426<text:s/></text:p>
          </table:table-cell>
          <table:table-cell office:value-type="float" office:value="1.0173881784847194" table:style-name="ce6">
            <text:p>1.017</text:p>
          </table:table-cell>
          <table:table-cell office:value-type="float" office:value="12641.8248979288" table:style-name="ce5">
            <text:p><text:s/>12,642<text:s/></text:p>
          </table:table-cell>
          <table:table-cell office:value-type="float" office:value="0.96739712448517401" table:style-name="ce6">
            <text:p>0.967</text:p>
          </table:table-cell>
          <table:table-cell office:value-type="float" office:value="12229.6650545014" table:style-name="ce5">
            <text:p><text:s/>12,2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229.6650545014" table:style-name="ce5">
            <text:p><text:s/>12,230<text:s/></text:p>
          </table:table-cell>
          <table:table-cell office:value-type="float" office:value="1.0195063443935117" table:style-name="ce6">
            <text:p>1.020</text:p>
          </table:table-cell>
          <table:table-cell office:value-type="float" office:value="12468.221112871799" table:style-name="ce5">
            <text:p><text:s/>12,468<text:s/></text:p>
          </table:table-cell>
          <table:table-cell office:value-type="float" office:value="1.10225310198374" table:style-name="ce6">
            <text:p>1.102</text:p>
          </table:table-cell>
          <table:table-cell office:value-type="float" office:value="13743.135397882099" table:style-name="ce5">
            <text:p><text:s/>13,7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743.135397882099" table:style-name="ce5">
            <text:p><text:s/>13,743<text:s/></text:p>
          </table:table-cell>
          <table:table-cell office:value-type="float" office:value="1.0507386365326838" table:style-name="ce6">
            <text:p>1.051</text:p>
          </table:table-cell>
          <table:table-cell office:value-type="float" office:value="14440.443349654699" table:style-name="ce5">
            <text:p><text:s/>14,440<text:s/></text:p>
          </table:table-cell>
          <table:table-cell office:value-type="float" office:value="1.0213637610406177" table:style-name="ce6">
            <text:p>1.021</text:p>
          </table:table-cell>
          <table:table-cell office:value-type="float" office:value="14748.9455306973" table:style-name="ce5">
            <text:p><text:s/>14,7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748.9455306973" table:style-name="ce5">
            <text:p><text:s/>14,749<text:s/></text:p>
          </table:table-cell>
          <table:table-cell office:value-type="float" office:value="0.97212786623653191" table:style-name="ce6">
            <text:p>0.972</text:p>
          </table:table-cell>
          <table:table-cell office:value-type="float" office:value="14337.860947995599" table:style-name="ce5">
            <text:p><text:s/>14,338<text:s/></text:p>
          </table:table-cell>
          <table:table-cell office:value-type="float" office:value="1.0678519635002321" table:style-name="ce6">
            <text:p>1.068</text:p>
          </table:table-cell>
          <table:table-cell office:value-type="float" office:value="15310.7129657104" table:style-name="ce5">
            <text:p><text:s/>15,3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310.7129657104" table:style-name="ce5">
            <text:p><text:s/>15,311<text:s/></text:p>
          </table:table-cell>
          <table:table-cell office:value-type="float" office:value="1.1506608349419389" table:style-name="ce6">
            <text:p>1.151</text:p>
          </table:table-cell>
          <table:table-cell office:value-type="float" office:value="17617.437764680697" table:style-name="ce5">
            <text:p><text:s/>17,617<text:s/></text:p>
          </table:table-cell>
          <table:table-cell office:value-type="float" office:value="0.98132342153046959" table:style-name="ce6">
            <text:p>0.981</text:p>
          </table:table-cell>
          <table:table-cell office:value-type="float" office:value="17288.404305836571" table:style-name="ce5">
            <text:p><text:s/>17,2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288.404305836571" table:style-name="ce5">
            <text:p><text:s/>17,288<text:s/></text:p>
          </table:table-cell>
          <table:table-cell office:value-type="float" office:value="1.1027386411327214" table:style-name="ce6">
            <text:p>1.103</text:p>
          </table:table-cell>
          <table:table-cell office:value-type="float" office:value="19064.591471571308" table:style-name="ce5">
            <text:p><text:s/>19,065<text:s/></text:p>
          </table:table-cell>
          <table:table-cell office:value-type="float" office:value="1.004808450541419" table:style-name="ce6">
            <text:p>1.005</text:p>
          </table:table-cell>
          <table:table-cell office:value-type="float" office:value="19156.262616754721" table:style-name="ce5">
            <text:p><text:s/>19,15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156.262616754721" table:style-name="ce5">
            <text:p><text:s/>19,156<text:s/></text:p>
          </table:table-cell>
          <table:table-cell office:value-type="float" office:value="0.91753853096532301" table:style-name="ce6">
            <text:p>0.918</text:p>
          </table:table-cell>
          <table:table-cell office:value-type="float" office:value="17576.60906016306" table:style-name="ce5">
            <text:p><text:s/>17,577<text:s/></text:p>
          </table:table-cell>
          <table:table-cell office:value-type="float" office:value="1.3096909074984144" table:style-name="ce6">
            <text:p>1.310</text:p>
          </table:table-cell>
          <table:table-cell office:value-type="float" office:value="23019.92507074981" table:style-name="ce5">
            <text:p><text:s/>23,0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019.92507074981" table:style-name="ce5">
            <text:p><text:s/>23,020<text:s/></text:p>
          </table:table-cell>
          <table:table-cell office:value-type="float" office:value="1.1528818950973174" table:style-name="ce6">
            <text:p>1.153</text:p>
          </table:table-cell>
          <table:table-cell office:value-type="float" office:value="26539.254840564288" table:style-name="ce5">
            <text:p><text:s/>26,539<text:s/></text:p>
          </table:table-cell>
          <table:table-cell office:value-type="float" office:value="0.91466410666751574" table:style-name="ce6">
            <text:p>0.915</text:p>
          </table:table-cell>
          <table:table-cell office:value-type="float" office:value="24274.503820366281" table:style-name="ce5">
            <text:p><text:s/>24,2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274.503820366281" table:style-name="ce5">
            <text:p><text:s/>24,275<text:s/></text:p>
          </table:table-cell>
          <table:table-cell office:value-type="float" office:value="1.0660204095336503" table:style-name="ce6">
            <text:p>1.066</text:p>
          </table:table-cell>
          <table:table-cell office:value-type="float" office:value="25877.11650381302" table:style-name="ce5">
            <text:p><text:s/>25,877<text:s/></text:p>
          </table:table-cell>
          <table:table-cell office:value-type="float" office:value="1.1906783321292331" table:style-name="ce6">
            <text:p>1.191</text:p>
          </table:table-cell>
          <table:table-cell office:value-type="float" office:value="30811.32191907394" table:style-name="ce5">
            <text:p><text:s/>30,81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811.32191907394" table:style-name="ce5">
            <text:p><text:s/>30,811<text:s/></text:p>
          </table:table-cell>
          <table:table-cell office:value-type="float" office:value="0.98522898023111249" table:style-name="ce6">
            <text:p>0.985</text:p>
          </table:table-cell>
          <table:table-cell office:value-type="float" office:value="30356.207273901742" table:style-name="ce5">
            <text:p><text:s/>30,356<text:s/></text:p>
          </table:table-cell>
          <table:table-cell office:value-type="float" office:value="1.1776671301224273" table:style-name="ce6">
            <text:p>1.178</text:p>
          </table:table-cell>
          <table:table-cell office:value-type="float" office:value="35749.507501657419" table:style-name="ce5">
            <text:p><text:s/>35,75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749.507501657419" table:style-name="ce5">
            <text:p><text:s/>35,750<text:s/></text:p>
          </table:table-cell>
          <table:table-cell office:value-type="float" office:value="0.95350141565707947" table:style-name="ce6">
            <text:p>0.954</text:p>
          </table:table-cell>
          <table:table-cell office:value-type="float" office:value="34087.206011873728" table:style-name="ce5">
            <text:p><text:s/>34,087<text:s/></text:p>
          </table:table-cell>
          <table:table-cell office:value-type="float" office:value="0.86319783499013125" table:style-name="ce6">
            <text:p>0.863</text:p>
          </table:table-cell>
          <table:table-cell office:value-type="float" office:value="29424.00243031199" table:style-name="ce5">
            <text:p><text:s/>29,4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424.00243031199" table:style-name="ce5">
            <text:p><text:s/>29,424<text:s/></text:p>
          </table:table-cell>
          <table:table-cell office:value-type="float" office:value="0.95990916053782183" table:style-name="ce6">
            <text:p>0.960</text:p>
          </table:table-cell>
          <table:table-cell office:value-type="float" office:value="28244.369472543611" table:style-name="ce5">
            <text:p><text:s/>28,244<text:s/></text:p>
          </table:table-cell>
          <table:table-cell office:value-type="float" office:value="1.2048803780732587" table:style-name="ce6">
            <text:p>1.205</text:p>
          </table:table-cell>
          <table:table-cell office:value-type="float" office:value="34031.086568519153" table:style-name="ce5">
            <text:p><text:s/>34,03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031.086568519153" table:style-name="ce5">
            <text:p><text:s/>34,031<text:s/></text:p>
          </table:table-cell>
          <table:table-cell office:value-type="float" office:value="0.99879579090479087" table:style-name="ce6">
            <text:p>0.999</text:p>
          </table:table-cell>
          <table:table-cell office:value-type="float" office:value="33990.10602455349" table:style-name="ce5">
            <text:p><text:s/>33,990<text:s/></text:p>
          </table:table-cell>
          <table:table-cell office:value-type="float" office:value="1.0944914643071413" table:style-name="ce6">
            <text:p>1.094</text:p>
          </table:table-cell>
          <table:table-cell office:value-type="float" office:value="37201.880914768532" table:style-name="ce5">
            <text:p><text:s/>37,20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043.3413437529016" table:style-name="ce5">
            <text:p><text:s/>9,04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043.3413437529016" table:style-name="ce5">
            <text:p><text:s/>9,043<text:s/></text:p>
          </table:table-cell>
          <table:table-cell office:value-type="float" office:value="0.97829566982846539" table:style-name="ce6">
            <text:p>0.978</text:p>
          </table:table-cell>
          <table:table-cell office:value-type="float" office:value="8847.0616773741986" table:style-name="ce5">
            <text:p><text:s/>8,847<text:s/></text:p>
          </table:table-cell>
          <table:table-cell office:value-type="float" office:value="0.94574795524351352" table:style-name="ce6">
            <text:p>0.946</text:p>
          </table:table-cell>
          <table:table-cell office:value-type="float" office:value="8367.0904912898986" table:style-name="ce5">
            <text:p><text:s/>8,36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367.0904912898986" table:style-name="ce5">
            <text:p><text:s/>8,367<text:s/></text:p>
          </table:table-cell>
          <table:table-cell office:value-type="float" office:value="1.1091495568291398" table:style-name="ce6">
            <text:p>1.109</text:p>
          </table:table-cell>
          <table:table-cell office:value-type="float" office:value="9280.354710363501" table:style-name="ce5">
            <text:p><text:s/>9,280<text:s/></text:p>
          </table:table-cell>
          <table:table-cell office:value-type="float" office:value="1.068785893644155" table:style-name="ce6">
            <text:p>1.069</text:p>
          </table:table-cell>
          <table:table-cell office:value-type="float" office:value="9918.712202450597" table:style-name="ce5">
            <text:p><text:s/>9,91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918.712202450597" table:style-name="ce5">
            <text:p><text:s/>9,919<text:s/></text:p>
          </table:table-cell>
          <table:table-cell office:value-type="float" office:value="0.98009332470083033" table:style-name="ce6">
            <text:p>0.980</text:p>
          </table:table-cell>
          <table:table-cell office:value-type="float" office:value="9721.2636192505015" table:style-name="ce5">
            <text:p><text:s/>9,721<text:s/></text:p>
          </table:table-cell>
          <table:table-cell office:value-type="float" office:value="1.0523168872184965" table:style-name="ce6">
            <text:p>1.052</text:p>
          </table:table-cell>
          <table:table-cell office:value-type="float" office:value="10229.849871640103" table:style-name="ce5">
            <text:p><text:s/>10,23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229.849871640103" table:style-name="ce5">
            <text:p><text:s/>10,230<text:s/></text:p>
          </table:table-cell>
          <table:table-cell office:value-type="float" office:value="1.0331693746429043" table:style-name="ce6">
            <text:p>1.033</text:p>
          </table:table-cell>
          <table:table-cell office:value-type="float" office:value="10569.167594573199" table:style-name="ce5">
            <text:p><text:s/>10,569<text:s/></text:p>
          </table:table-cell>
          <table:table-cell office:value-type="float" office:value="1.1385501680015073" table:style-name="ce6">
            <text:p>1.139</text:p>
          </table:table-cell>
          <table:table-cell office:value-type="float" office:value="12033.527540437401" table:style-name="ce5">
            <text:p><text:s/>12,0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033.527540437401" table:style-name="ce5">
            <text:p><text:s/>12,034<text:s/></text:p>
          </table:table-cell>
          <table:table-cell office:value-type="float" office:value="1.0490929195006211" table:style-name="ce6">
            <text:p>1.049</text:p>
          </table:table-cell>
          <table:table-cell office:value-type="float" office:value="12624.2885392886" table:style-name="ce5">
            <text:p><text:s/>12,624<text:s/></text:p>
          </table:table-cell>
          <table:table-cell office:value-type="float" office:value="1.121947137742564" table:style-name="ce6">
            <text:p>1.122</text:p>
          </table:table-cell>
          <table:table-cell office:value-type="float" office:value="14163.784392691101" table:style-name="ce5">
            <text:p><text:s/>14,1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163.784392691101" table:style-name="ce5">
            <text:p><text:s/>14,164<text:s/></text:p>
          </table:table-cell>
          <table:table-cell office:value-type="float" office:value="1.0185533425445819" table:style-name="ce6">
            <text:p>1.019</text:p>
          </table:table-cell>
          <table:table-cell office:value-type="float" office:value="14426.569936256299" table:style-name="ce5">
            <text:p><text:s/>14,427<text:s/></text:p>
          </table:table-cell>
          <table:table-cell office:value-type="float" office:value="0.9894294659055336" table:style-name="ce6">
            <text:p>0.989</text:p>
          </table:table-cell>
          <table:table-cell office:value-type="float" office:value="14274.073386878899" table:style-name="ce5">
            <text:p><text:s/>14,2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274.073386878899" table:style-name="ce5">
            <text:p><text:s/>14,274<text:s/></text:p>
          </table:table-cell>
          <table:table-cell office:value-type="float" office:value="0.98931212416218661" table:style-name="ce6">
            <text:p>0.989</text:p>
          </table:table-cell>
          <table:table-cell office:value-type="float" office:value="14121.5138628201" table:style-name="ce5">
            <text:p><text:s/>14,122<text:s/></text:p>
          </table:table-cell>
          <table:table-cell office:value-type="float" office:value="1.1367909190739651" table:style-name="ce6">
            <text:p>1.137</text:p>
          </table:table-cell>
          <table:table-cell office:value-type="float" office:value="16053.208722831001" table:style-name="ce5">
            <text:p><text:s/>16,05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053.208722831001" table:style-name="ce5">
            <text:p><text:s/>16,053<text:s/></text:p>
          </table:table-cell>
          <table:table-cell office:value-type="float" office:value="1.0860075040579371" table:style-name="ce6">
            <text:p>1.086</text:p>
          </table:table-cell>
          <table:table-cell office:value-type="float" office:value="17433.905137202801" table:style-name="ce5">
            <text:p><text:s/>17,434<text:s/></text:p>
          </table:table-cell>
          <table:table-cell office:value-type="float" office:value="1.0700444952115329" table:style-name="ce6">
            <text:p>1.070</text:p>
          </table:table-cell>
          <table:table-cell office:value-type="float" office:value="18655.054222103921" table:style-name="ce5">
            <text:p><text:s/>18,6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655.054222103921" table:style-name="ce5">
            <text:p><text:s/>18,655<text:s/></text:p>
          </table:table-cell>
          <table:table-cell office:value-type="float" office:value="1.1040729243550857" table:style-name="ce6">
            <text:p>1.104</text:p>
          </table:table-cell>
          <table:table-cell office:value-type="float" office:value="20596.540269000965" table:style-name="ce5">
            <text:p><text:s/>20,597<text:s/></text:p>
          </table:table-cell>
          <table:table-cell office:value-type="float" office:value="0.94897073822376121" table:style-name="ce6">
            <text:p>0.949</text:p>
          </table:table-cell>
          <table:table-cell office:value-type="float" office:value="19545.51402392927" table:style-name="ce5">
            <text:p><text:s/>19,54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545.51402392927" table:style-name="ce5">
            <text:p><text:s/>19,546<text:s/></text:p>
          </table:table-cell>
          <table:table-cell office:value-type="float" office:value="0.89851052717349877" table:style-name="ce6">
            <text:p>0.899</text:p>
          </table:table-cell>
          <table:table-cell office:value-type="float" office:value="17561.850109517705" table:style-name="ce5">
            <text:p><text:s/>17,562<text:s/></text:p>
          </table:table-cell>
          <table:table-cell office:value-type="float" office:value="1.1303873310829899" table:style-name="ce6">
            <text:p>1.130</text:p>
          </table:table-cell>
          <table:table-cell office:value-type="float" office:value="19851.692874177232" table:style-name="ce5">
            <text:p><text:s/>19,85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851.692874177232" table:style-name="ce5">
            <text:p><text:s/>19,852<text:s/></text:p>
          </table:table-cell>
          <table:table-cell office:value-type="float" office:value="1.078995548960777" table:style-name="ce6">
            <text:p>1.079</text:p>
          </table:table-cell>
          <table:table-cell office:value-type="float" office:value="21419.888250573604" table:style-name="ce5">
            <text:p><text:s/>21,420<text:s/></text:p>
          </table:table-cell>
          <table:table-cell office:value-type="float" office:value="0.89739768686172339" table:style-name="ce6">
            <text:p>0.897</text:p>
          </table:table-cell>
          <table:table-cell office:value-type="float" office:value="19222.158168901358" table:style-name="ce5">
            <text:p><text:s/>19,2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222.158168901358" table:style-name="ce5">
            <text:p><text:s/>19,222<text:s/></text:p>
          </table:table-cell>
          <table:table-cell office:value-type="float" office:value="0.97220877927518479" table:style-name="ce6">
            <text:p>0.972</text:p>
          </table:table-cell>
          <table:table-cell office:value-type="float" office:value="18687.950928422113" table:style-name="ce5">
            <text:p><text:s/>18,688<text:s/></text:p>
          </table:table-cell>
          <table:table-cell office:value-type="float" office:value="0.97777597665718963" table:style-name="ce6">
            <text:p>0.978</text:p>
          </table:table-cell>
          <table:table-cell office:value-type="float" office:value="18272.629470759563" table:style-name="ce5">
            <text:p><text:s/>18,27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272.629470759563" table:style-name="ce5">
            <text:p><text:s/>18,273<text:s/></text:p>
          </table:table-cell>
          <table:table-cell office:value-type="float" office:value="1.0144800745658982" table:style-name="ce6">
            <text:p>1.014</text:p>
          </table:table-cell>
          <table:table-cell office:value-type="float" office:value="18537.218508011192" table:style-name="ce5">
            <text:p><text:s/>18,537<text:s/></text:p>
          </table:table-cell>
          <table:table-cell office:value-type="float" office:value="1.3454617469642389" table:style-name="ce6">
            <text:p>1.345</text:p>
          </table:table-cell>
          <table:table-cell office:value-type="float" office:value="24941.118397646562" table:style-name="ce5">
            <text:p><text:s/>24,9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941.118397646562" table:style-name="ce5">
            <text:p><text:s/>24,941<text:s/></text:p>
          </table:table-cell>
          <table:table-cell office:value-type="float" office:value="1.0924846454999799" table:style-name="ce6">
            <text:p>1.092</text:p>
          </table:table-cell>
          <table:table-cell office:value-type="float" office:value="27247.788891025928" table:style-name="ce5">
            <text:p><text:s/>27,248<text:s/></text:p>
          </table:table-cell>
          <table:table-cell office:value-type="float" office:value="1.098473054094129" table:style-name="ce6">
            <text:p>1.098</text:p>
          </table:table-cell>
          <table:table-cell office:value-type="float" office:value="29930.961880437331" table:style-name="ce5">
            <text:p><text:s/>29,9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930.961880437331" table:style-name="ce5">
            <text:p><text:s/>29,931<text:s/></text:p>
          </table:table-cell>
          <table:table-cell office:value-type="float" office:value="0.9532425392829218" table:style-name="ce6">
            <text:p>0.953</text:p>
          </table:table-cell>
          <table:table-cell office:value-type="float" office:value="28531.466106088417" table:style-name="ce5">
            <text:p><text:s/>28,531<text:s/></text:p>
          </table:table-cell>
          <table:table-cell office:value-type="float" office:value="1.0371785424252322" table:style-name="ce6">
            <text:p>1.037</text:p>
          </table:table-cell>
          <table:table-cell office:value-type="float" office:value="29592.224429167702" table:style-name="ce5">
            <text:p><text:s/>29,59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592.224429167702" table:style-name="ce5">
            <text:p><text:s/>29,592<text:s/></text:p>
          </table:table-cell>
          <table:table-cell office:value-type="float" office:value="1.013210068492107" table:style-name="ce6">
            <text:p>1.013</text:p>
          </table:table-cell>
          <table:table-cell office:value-type="float" office:value="29983.139740710809" table:style-name="ce5">
            <text:p><text:s/>29,983<text:s/></text:p>
          </table:table-cell>
          <table:table-cell office:value-type="float" office:value="1.0829257021043051" table:style-name="ce6">
            <text:p>1.083</text:p>
          </table:table-cell>
          <table:table-cell office:value-type="float" office:value="32469.512655000741" table:style-name="ce5">
            <text:p><text:s/>32,47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4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147.1211790167" table:style-name="ce5">
            <text:p><text:s/>24,14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147.1211790167" table:style-name="ce5">
            <text:p><text:s/>24,147<text:s/></text:p>
          </table:table-cell>
          <table:table-cell office:value-type="float" office:value="0.98191824807472639" table:style-name="ce6">
            <text:p>0.982</text:p>
          </table:table-cell>
          <table:table-cell office:value-type="float" office:value="23710.4989241482" table:style-name="ce5">
            <text:p><text:s/>23,710<text:s/></text:p>
          </table:table-cell>
          <table:table-cell office:value-type="float" office:value="1.1647652602205436" table:style-name="ce6">
            <text:p>1.165</text:p>
          </table:table-cell>
          <table:table-cell office:value-type="float" office:value="27617.1654493444" table:style-name="ce5">
            <text:p><text:s/>27,61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7617.1654493444" table:style-name="ce5">
            <text:p><text:s/>27,617<text:s/></text:p>
          </table:table-cell>
          <table:table-cell office:value-type="float" office:value="1.0166097718550147" table:style-name="ce6">
            <text:p>1.017</text:p>
          </table:table-cell>
          <table:table-cell office:value-type="float" office:value="28075.880266740201" table:style-name="ce5">
            <text:p><text:s/>28,076<text:s/></text:p>
          </table:table-cell>
          <table:table-cell office:value-type="float" office:value="1.0767558618979325" table:style-name="ce6">
            <text:p>1.077</text:p>
          </table:table-cell>
          <table:table-cell office:value-type="float" office:value="30230.868655157003" table:style-name="ce5">
            <text:p><text:s/>30,2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230.868655157003" table:style-name="ce5">
            <text:p><text:s/>30,231<text:s/></text:p>
          </table:table-cell>
          <table:table-cell office:value-type="float" office:value="0.9951609933248925" table:style-name="ce6">
            <text:p>0.995</text:p>
          </table:table-cell>
          <table:table-cell office:value-type="float" office:value="30084.581279940398" table:style-name="ce5">
            <text:p><text:s/>30,085<text:s/></text:p>
          </table:table-cell>
          <table:table-cell office:value-type="float" office:value="1.0449959390863783" table:style-name="ce6">
            <text:p>1.045</text:p>
          </table:table-cell>
          <table:table-cell office:value-type="float" office:value="31438.265266651797" table:style-name="ce5">
            <text:p><text:s/>31,43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1438.265266651797" table:style-name="ce5">
            <text:p><text:s/>31,438<text:s/></text:p>
          </table:table-cell>
          <table:table-cell office:value-type="float" office:value="1.0153791114094222" table:style-name="ce6">
            <text:p>1.015</text:p>
          </table:table-cell>
          <table:table-cell office:value-type="float" office:value="31921.757850706599" table:style-name="ce5">
            <text:p><text:s/>31,922<text:s/></text:p>
          </table:table-cell>
          <table:table-cell office:value-type="float" office:value="1.0166777729608087" table:style-name="ce6">
            <text:p>1.017</text:p>
          </table:table-cell>
          <table:table-cell office:value-type="float" office:value="32454.141680650602" table:style-name="ce5">
            <text:p><text:s/>32,4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454.141680650602" table:style-name="ce5">
            <text:p><text:s/>32,454<text:s/></text:p>
          </table:table-cell>
          <table:table-cell office:value-type="float" office:value="1.120448706656507" table:style-name="ce6">
            <text:p>1.120</text:p>
          </table:table-cell>
          <table:table-cell office:value-type="float" office:value="36363.201071732001" table:style-name="ce5">
            <text:p><text:s/>36,363<text:s/></text:p>
          </table:table-cell>
          <table:table-cell office:value-type="float" office:value="1.1520996457247696" table:style-name="ce6">
            <text:p>1.152</text:p>
          </table:table-cell>
          <table:table-cell office:value-type="float" office:value="41894.031072161" table:style-name="ce5">
            <text:p><text:s/>41,89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1894.031072161" table:style-name="ce5">
            <text:p><text:s/>41,894<text:s/></text:p>
          </table:table-cell>
          <table:table-cell office:value-type="float" office:value="1.0004537638651734" table:style-name="ce6">
            <text:p>1.000</text:p>
          </table:table-cell>
          <table:table-cell office:value-type="float" office:value="41913.041069628001" table:style-name="ce5">
            <text:p><text:s/>41,913<text:s/></text:p>
          </table:table-cell>
          <table:table-cell office:value-type="float" office:value="1.1376230856657854" table:style-name="ce6">
            <text:p>1.138</text:p>
          </table:table-cell>
          <table:table-cell office:value-type="float" office:value="47681.243111266995" table:style-name="ce5">
            <text:p><text:s/>47,6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7681.243111266995" table:style-name="ce5">
            <text:p><text:s/>47,681<text:s/></text:p>
          </table:table-cell>
          <table:table-cell office:value-type="float" office:value="1.0469089438520423" table:style-name="ce6">
            <text:p>1.047</text:p>
          </table:table-cell>
          <table:table-cell office:value-type="float" office:value="49917.919867168996" table:style-name="ce5">
            <text:p><text:s/>49,918<text:s/></text:p>
          </table:table-cell>
          <table:table-cell office:value-type="float" office:value="1.0797605369653758" table:style-name="ce6">
            <text:p>1.080</text:p>
          </table:table-cell>
          <table:table-cell office:value-type="float" office:value="53899.399959969" table:style-name="ce5">
            <text:p><text:s/>53,8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3899.399959969" table:style-name="ce5">
            <text:p><text:s/>53,899<text:s/></text:p>
          </table:table-cell>
          <table:table-cell office:value-type="float" office:value="1.1450994526583873" table:style-name="ce6">
            <text:p>1.145</text:p>
          </table:table-cell>
          <table:table-cell office:value-type="float" office:value="61720.173392776" table:style-name="ce5">
            <text:p><text:s/>61,720<text:s/></text:p>
          </table:table-cell>
          <table:table-cell office:value-type="float" office:value="1.086618207809557" table:style-name="ce6">
            <text:p>1.087</text:p>
          </table:table-cell>
          <table:table-cell office:value-type="float" office:value="67066.264197753364" table:style-name="ce5">
            <text:p><text:s/>67,0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7066.264197753364" table:style-name="ce5">
            <text:p><text:s/>67,066<text:s/></text:p>
          </table:table-cell>
          <table:table-cell office:value-type="float" office:value="1.0788637996114587" table:style-name="ce6">
            <text:p>1.079</text:p>
          </table:table-cell>
          <table:table-cell office:value-type="float" office:value="72355.364618134132" table:style-name="ce5">
            <text:p><text:s/>72,355<text:s/></text:p>
          </table:table-cell>
          <table:table-cell office:value-type="float" office:value="1.0889461009080825" table:style-name="ce6">
            <text:p>1.089</text:p>
          </table:table-cell>
          <table:table-cell office:value-type="float" office:value="78791.092180699779" table:style-name="ce5">
            <text:p><text:s/>78,79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8791.092180699779" table:style-name="ce5">
            <text:p><text:s/>78,791<text:s/></text:p>
          </table:table-cell>
          <table:table-cell office:value-type="float" office:value="1.0309346514319311" table:style-name="ce6">
            <text:p>1.031</text:p>
          </table:table-cell>
          <table:table-cell office:value-type="float" office:value="81228.46715325088" table:style-name="ce5">
            <text:p><text:s/>81,228<text:s/></text:p>
          </table:table-cell>
          <table:table-cell office:value-type="float" office:value="1.1495656912619139" table:style-name="ce6">
            <text:p>1.150</text:p>
          </table:table-cell>
          <table:table-cell office:value-type="float" office:value="93377.45899317252" table:style-name="ce5">
            <text:p><text:s/>93,37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3377.45899317252" table:style-name="ce5">
            <text:p><text:s/>93,377<text:s/></text:p>
          </table:table-cell>
          <table:table-cell office:value-type="float" office:value="1.0452656589898244" table:style-name="ce6">
            <text:p>1.045</text:p>
          </table:table-cell>
          <table:table-cell office:value-type="float" office:value="97604.251209293783" table:style-name="ce5">
            <text:p><text:s/>97,604<text:s/></text:p>
          </table:table-cell>
          <table:table-cell office:value-type="float" office:value="0.9513746529121152" table:style-name="ce6">
            <text:p>0.951</text:p>
          </table:table-cell>
          <table:table-cell office:value-type="float" office:value="92858.21061698877" table:style-name="ce5">
            <text:p><text:s/>92,8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2858.21061698877" table:style-name="ce5">
            <text:p><text:s/>92,858<text:s/></text:p>
          </table:table-cell>
          <table:table-cell office:value-type="float" office:value="0.98458793631372987" table:style-name="ce6">
            <text:p>0.985</text:p>
          </table:table-cell>
          <table:table-cell office:value-type="float" office:value="91427.07396116665" table:style-name="ce5">
            <text:p><text:s/>91,427<text:s/></text:p>
          </table:table-cell>
          <table:table-cell office:value-type="float" office:value="1.0871462084123282" table:style-name="ce6">
            <text:p>1.087</text:p>
          </table:table-cell>
          <table:table-cell office:value-type="float" office:value="99394.596803115826" table:style-name="ce5">
            <text:p><text:s/>99,39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9394.596803115826" table:style-name="ce5">
            <text:p><text:s/>99,395<text:s/></text:p>
          </table:table-cell>
          <table:table-cell office:value-type="float" office:value="0.94808964252364858" table:style-name="ce6">
            <text:p>0.948</text:p>
          </table:table-cell>
          <table:table-cell office:value-type="float" office:value="94234.987751848268" table:style-name="ce5">
            <text:p><text:s/>94,235<text:s/></text:p>
          </table:table-cell>
          <table:table-cell office:value-type="float" office:value="1.0957780141084448" table:style-name="ce6">
            <text:p>1.096</text:p>
          </table:table-cell>
          <table:table-cell office:value-type="float" office:value="103260.62773825391" table:style-name="ce5">
            <text:p><text:s/>103,2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3260.62773825391" table:style-name="ce5">
            <text:p><text:s/>103,261<text:s/></text:p>
          </table:table-cell>
          <table:table-cell office:value-type="float" office:value="0.93238693667554295" table:style-name="ce6">
            <text:p>0.932</text:p>
          </table:table-cell>
          <table:table-cell office:value-type="float" office:value="96278.860376064156" table:style-name="ce5">
            <text:p><text:s/>96,279<text:s/></text:p>
          </table:table-cell>
          <table:table-cell office:value-type="float" office:value="1.07256349217145" table:style-name="ce6">
            <text:p>1.073</text:p>
          </table:table-cell>
          <table:table-cell office:value-type="float" office:value="103265.19070723881" table:style-name="ce5">
            <text:p><text:s/>103,2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3265.19070723881" table:style-name="ce5">
            <text:p><text:s/>103,265<text:s/></text:p>
          </table:table-cell>
          <table:table-cell office:value-type="float" office:value="0.95778859294179686" table:style-name="ce6">
            <text:p>0.958</text:p>
          </table:table-cell>
          <table:table-cell office:value-type="float" office:value="98906.221707352583" table:style-name="ce5">
            <text:p><text:s/>98,906<text:s/></text:p>
          </table:table-cell>
          <table:table-cell office:value-type="float" office:value="1.0154747914198829" table:style-name="ce6">
            <text:p>1.015</text:p>
          </table:table-cell>
          <table:table-cell office:value-type="float" office:value="100436.77485840255" table:style-name="ce5">
            <text:p><text:s/>100,43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0436.77485840255" table:style-name="ce5">
            <text:p><text:s/>100,437<text:s/></text:p>
          </table:table-cell>
          <table:table-cell office:value-type="float" office:value="0.99539058351129739" table:style-name="ce6">
            <text:p>0.995</text:p>
          </table:table-cell>
          <table:table-cell office:value-type="float" office:value="99973.819932298124" table:style-name="ce5">
            <text:p><text:s/>99,974<text:s/></text:p>
          </table:table-cell>
          <table:table-cell office:value-type="float" office:value="1.0371397488496943" table:style-name="ce6">
            <text:p>1.037</text:p>
          </table:table-cell>
          <table:table-cell office:value-type="float" office:value="103686.82249612825" table:style-name="ce5">
            <text:p><text:s/>103,68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772.933460882601" table:style-name="ce5">
            <text:p><text:s/>12,77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772.933460882601" table:style-name="ce5">
            <text:p><text:s/>12,773<text:s/></text:p>
          </table:table-cell>
          <table:table-cell office:value-type="float" office:value="1.0013002354577014" table:style-name="ce6">
            <text:p>1.001</text:p>
          </table:table-cell>
          <table:table-cell office:value-type="float" office:value="12789.541281867299" table:style-name="ce5">
            <text:p><text:s/>12,790<text:s/></text:p>
          </table:table-cell>
          <table:table-cell office:value-type="float" office:value="1.3330641156177003" table:style-name="ce6">
            <text:p>1.333</text:p>
          </table:table-cell>
          <table:table-cell office:value-type="float" office:value="17049.278538068502" table:style-name="ce5">
            <text:p><text:s/>17,04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049.278538068502" table:style-name="ce5">
            <text:p><text:s/>17,049<text:s/></text:p>
          </table:table-cell>
          <table:table-cell office:value-type="float" office:value="1.000326734965967" table:style-name="ce6">
            <text:p>1.000</text:p>
          </table:table-cell>
          <table:table-cell office:value-type="float" office:value="17054.849133511401" table:style-name="ce5">
            <text:p><text:s/>17,055<text:s/></text:p>
          </table:table-cell>
          <table:table-cell office:value-type="float" office:value="1.069512518668561" table:style-name="ce6">
            <text:p>1.070</text:p>
          </table:table-cell>
          <table:table-cell office:value-type="float" office:value="18240.3746522941" table:style-name="ce5">
            <text:p><text:s/>18,24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240.3746522941" table:style-name="ce5">
            <text:p><text:s/>18,240<text:s/></text:p>
          </table:table-cell>
          <table:table-cell office:value-type="float" office:value="1.0095370649319158" table:style-name="ce6">
            <text:p>1.010</text:p>
          </table:table-cell>
          <table:table-cell office:value-type="float" office:value="18414.3342897355" table:style-name="ce5">
            <text:p><text:s/>18,414<text:s/></text:p>
          </table:table-cell>
          <table:table-cell office:value-type="float" office:value="1.0544149584769156" table:style-name="ce6">
            <text:p>1.054</text:p>
          </table:table-cell>
          <table:table-cell office:value-type="float" office:value="19416.3495254915" table:style-name="ce5">
            <text:p><text:s/>19,41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9416.3495254915" table:style-name="ce5">
            <text:p><text:s/>19,416<text:s/></text:p>
          </table:table-cell>
          <table:table-cell office:value-type="float" office:value="1.0278168462942432" table:style-name="ce6">
            <text:p>1.028</text:p>
          </table:table-cell>
          <table:table-cell office:value-type="float" office:value="19956.4511358374" table:style-name="ce5">
            <text:p><text:s/>19,956<text:s/></text:p>
          </table:table-cell>
          <table:table-cell office:value-type="float" office:value="1.0202937096266245" table:style-name="ce6">
            <text:p>1.020</text:p>
          </table:table-cell>
          <table:table-cell office:value-type="float" office:value="20361.441560366002" table:style-name="ce5">
            <text:p><text:s/>20,3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361.441560366002" table:style-name="ce5">
            <text:p><text:s/>20,361<text:s/></text:p>
          </table:table-cell>
          <table:table-cell office:value-type="float" office:value="1.1040225009422824" table:style-name="ce6">
            <text:p>1.104</text:p>
          </table:table-cell>
          <table:table-cell office:value-type="float" office:value="22479.489634265399" table:style-name="ce5">
            <text:p><text:s/>22,479<text:s/></text:p>
          </table:table-cell>
          <table:table-cell office:value-type="float" office:value="1.1339154339043416" table:style-name="ce6">
            <text:p>1.134</text:p>
          </table:table-cell>
          <table:table-cell office:value-type="float" office:value="25489.8402425862" table:style-name="ce5">
            <text:p><text:s/>25,4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489.8402425862" table:style-name="ce5">
            <text:p><text:s/>25,490<text:s/></text:p>
          </table:table-cell>
          <table:table-cell office:value-type="float" office:value="1.0142670879161031" table:style-name="ce6">
            <text:p>1.014</text:p>
          </table:table-cell>
          <table:table-cell office:value-type="float" office:value="25853.506034294602" table:style-name="ce5">
            <text:p><text:s/>25,854<text:s/></text:p>
          </table:table-cell>
          <table:table-cell office:value-type="float" office:value="1.1832763803954909" table:style-name="ce6">
            <text:p>1.183</text:p>
          </table:table-cell>
          <table:table-cell office:value-type="float" office:value="30591.843040793097" table:style-name="ce5">
            <text:p><text:s/>30,59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591.843040793097" table:style-name="ce5">
            <text:p><text:s/>30,592<text:s/></text:p>
          </table:table-cell>
          <table:table-cell office:value-type="float" office:value="1.0269504808775269" table:style-name="ce6">
            <text:p>1.027</text:p>
          </table:table-cell>
          <table:table-cell office:value-type="float" office:value="31416.307921672298" table:style-name="ce5">
            <text:p><text:s/>31,416<text:s/></text:p>
          </table:table-cell>
          <table:table-cell office:value-type="float" office:value="1.0036714665686934" table:style-name="ce6">
            <text:p>1.004</text:p>
          </table:table-cell>
          <table:table-cell office:value-type="float" office:value="31531.651845918499" table:style-name="ce5">
            <text:p><text:s/>31,53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531.651845918499" table:style-name="ce5">
            <text:p><text:s/>31,532<text:s/></text:p>
          </table:table-cell>
          <table:table-cell office:value-type="float" office:value="1.1375593168104496" table:style-name="ce6">
            <text:p>1.138</text:p>
          </table:table-cell>
          <table:table-cell office:value-type="float" office:value="35869.124331748004" table:style-name="ce5">
            <text:p><text:s/>35,869<text:s/></text:p>
          </table:table-cell>
          <table:table-cell office:value-type="float" office:value="1.0232783085060317" table:style-name="ce6">
            <text:p>1.023</text:p>
          </table:table-cell>
          <table:table-cell office:value-type="float" office:value="36704.096873783637" table:style-name="ce5">
            <text:p><text:s/>36,70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704.096873783637" table:style-name="ce5">
            <text:p><text:s/>36,704<text:s/></text:p>
          </table:table-cell>
          <table:table-cell office:value-type="float" office:value="1.0683862959702968" table:style-name="ce6">
            <text:p>1.068</text:p>
          </table:table-cell>
          <table:table-cell office:value-type="float" office:value="39214.154105916648" table:style-name="ce5">
            <text:p><text:s/>39,214<text:s/></text:p>
          </table:table-cell>
          <table:table-cell office:value-type="float" office:value="1.1007138450959748" table:style-name="ce6">
            <text:p>1.101</text:p>
          </table:table-cell>
          <table:table-cell office:value-type="float" office:value="43163.562348109619" table:style-name="ce5">
            <text:p><text:s/>43,16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3163.562348109619" table:style-name="ce5">
            <text:p><text:s/>43,164<text:s/></text:p>
          </table:table-cell>
          <table:table-cell office:value-type="float" office:value="1.0345960388087874" table:style-name="ce6">
            <text:p>1.035</text:p>
          </table:table-cell>
          <table:table-cell office:value-type="float" office:value="44656.850626230334" table:style-name="ce5">
            <text:p><text:s/>44,657<text:s/></text:p>
          </table:table-cell>
          <table:table-cell office:value-type="float" office:value="1.1144064156628557" table:style-name="ce6">
            <text:p>1.114</text:p>
          </table:table-cell>
          <table:table-cell office:value-type="float" office:value="49765.880841168895" table:style-name="ce5">
            <text:p><text:s/>49,7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9765.880841168895" table:style-name="ce5">
            <text:p><text:s/>49,766<text:s/></text:p>
          </table:table-cell>
          <table:table-cell office:value-type="float" office:value="1.0402921908683507" table:style-name="ce6">
            <text:p>1.040</text:p>
          </table:table-cell>
          <table:table-cell office:value-type="float" office:value="51771.057210752871" table:style-name="ce5">
            <text:p><text:s/>51,771<text:s/></text:p>
          </table:table-cell>
          <table:table-cell office:value-type="float" office:value="0.97562948068717681" table:style-name="ce6">
            <text:p>0.976</text:p>
          </table:table-cell>
          <table:table-cell office:value-type="float" office:value="50509.369661152938" table:style-name="ce5">
            <text:p><text:s/>50,5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0509.369661152938" table:style-name="ce5">
            <text:p><text:s/>50,509<text:s/></text:p>
          </table:table-cell>
          <table:table-cell office:value-type="float" office:value="0.97894962787654338" table:style-name="ce6">
            <text:p>0.979</text:p>
          </table:table-cell>
          <table:table-cell office:value-type="float" office:value="49446.128634064436" table:style-name="ce5">
            <text:p><text:s/>49,446<text:s/></text:p>
          </table:table-cell>
          <table:table-cell office:value-type="float" office:value="1.1025221994835774" table:style-name="ce6">
            <text:p>1.103</text:p>
          </table:table-cell>
          <table:table-cell office:value-type="float" office:value="54515.454497576618" table:style-name="ce5">
            <text:p><text:s/>54,51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4515.454497576618" table:style-name="ce5">
            <text:p><text:s/>54,515<text:s/></text:p>
          </table:table-cell>
          <table:table-cell office:value-type="float" office:value="0.94272393470466953" table:style-name="ce6">
            <text:p>0.943</text:p>
          </table:table-cell>
          <table:table-cell office:value-type="float" office:value="51393.023766168808" table:style-name="ce5">
            <text:p><text:s/>51,393<text:s/></text:p>
          </table:table-cell>
          <table:table-cell office:value-type="float" office:value="1.1087526303780519" table:style-name="ce6">
            <text:p>1.109</text:p>
          </table:table-cell>
          <table:table-cell office:value-type="float" office:value="56982.1502838214" table:style-name="ce5">
            <text:p><text:s/>56,98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6982.1502838214" table:style-name="ce5">
            <text:p><text:s/>56,982<text:s/></text:p>
          </table:table-cell>
          <table:table-cell office:value-type="float" office:value="0.93053306483594267" table:style-name="ce6">
            <text:p>0.931</text:p>
          </table:table-cell>
          <table:table-cell office:value-type="float" office:value="53023.774944546611" table:style-name="ce5">
            <text:p><text:s/>53,024<text:s/></text:p>
          </table:table-cell>
          <table:table-cell office:value-type="float" office:value="1.0579522279649594" table:style-name="ce6">
            <text:p>1.058</text:p>
          </table:table-cell>
          <table:table-cell office:value-type="float" office:value="56096.620837695671" table:style-name="ce5">
            <text:p><text:s/>56,0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6096.620837695671" table:style-name="ce5">
            <text:p><text:s/>56,097<text:s/></text:p>
          </table:table-cell>
          <table:table-cell office:value-type="float" office:value="0.97234837414576825" table:style-name="ce6">
            <text:p>0.972</text:p>
          </table:table-cell>
          <table:table-cell office:value-type="float" office:value="54545.45806660501" table:style-name="ce5">
            <text:p><text:s/>54,545<text:s/></text:p>
          </table:table-cell>
          <table:table-cell office:value-type="float" office:value="1.0651231196726847" table:style-name="ce6">
            <text:p>1.065</text:p>
          </table:table-cell>
          <table:table-cell office:value-type="float" office:value="58097.628459877931" table:style-name="ce5">
            <text:p><text:s/>58,0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8097.628459877931" table:style-name="ce5">
            <text:p><text:s/>58,098<text:s/></text:p>
          </table:table-cell>
          <table:table-cell office:value-type="float" office:value="1.0113344080764435" table:style-name="ce6">
            <text:p>1.011</text:p>
          </table:table-cell>
          <table:table-cell office:value-type="float" office:value="58756.13068911578" table:style-name="ce5">
            <text:p><text:s/>58,756<text:s/></text:p>
          </table:table-cell>
          <table:table-cell office:value-type="float" office:value="1.0270345263729082" table:style-name="ce6">
            <text:p>1.027</text:p>
          </table:table-cell>
          <table:table-cell office:value-type="float" office:value="60344.574853800725" table:style-name="ce5">
            <text:p><text:s/>60,34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374.187718134101" table:style-name="ce5">
            <text:p><text:s/>11,37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374.187718134101" table:style-name="ce5">
            <text:p><text:s/>11,374<text:s/></text:p>
          </table:table-cell>
          <table:table-cell office:value-type="float" office:value="0.96015275225934549" table:style-name="ce6">
            <text:p>0.960</text:p>
          </table:table-cell>
          <table:table-cell office:value-type="float" office:value="10920.9576422809" table:style-name="ce5">
            <text:p><text:s/>10,921<text:s/></text:p>
          </table:table-cell>
          <table:table-cell office:value-type="float" office:value="0.96767035066246609" table:style-name="ce6">
            <text:p>0.968</text:p>
          </table:table-cell>
          <table:table-cell office:value-type="float" office:value="10567.886911275898" table:style-name="ce5">
            <text:p><text:s/>10,56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567.886911275898" table:style-name="ce5">
            <text:p><text:s/>10,568<text:s/></text:p>
          </table:table-cell>
          <table:table-cell office:value-type="float" office:value="1.0428793594932775" table:style-name="ce6">
            <text:p>1.043</text:p>
          </table:table-cell>
          <table:table-cell office:value-type="float" office:value="11021.0311332288" table:style-name="ce5">
            <text:p><text:s/>11,021<text:s/></text:p>
          </table:table-cell>
          <table:table-cell office:value-type="float" office:value="1.0879648063701712" table:style-name="ce6">
            <text:p>1.088</text:p>
          </table:table-cell>
          <table:table-cell office:value-type="float" office:value="11990.494002862899" table:style-name="ce5">
            <text:p><text:s/>11,9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990.494002862899" table:style-name="ce5">
            <text:p><text:s/>11,990<text:s/></text:p>
          </table:table-cell>
          <table:table-cell office:value-type="float" office:value="0.97329159144055799" table:style-name="ce6">
            <text:p>0.973</text:p>
          </table:table-cell>
          <table:table-cell office:value-type="float" office:value="11670.2469902049" table:style-name="ce5">
            <text:p><text:s/>11,670<text:s/></text:p>
          </table:table-cell>
          <table:table-cell office:value-type="float" office:value="1.0301337881923631" table:style-name="ce6">
            <text:p>1.030</text:p>
          </table:table-cell>
          <table:table-cell office:value-type="float" office:value="12021.915741160297" table:style-name="ce5">
            <text:p><text:s/>12,02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021.915741160297" table:style-name="ce5">
            <text:p><text:s/>12,022<text:s/></text:p>
          </table:table-cell>
          <table:table-cell office:value-type="float" office:value="0.99529118091409685" table:style-name="ce6">
            <text:p>0.995</text:p>
          </table:table-cell>
          <table:table-cell office:value-type="float" office:value="11965.306714869203" table:style-name="ce5">
            <text:p><text:s/>11,965<text:s/></text:p>
          </table:table-cell>
          <table:table-cell office:value-type="float" office:value="1.0106468984415657" table:style-name="ce6">
            <text:p>1.011</text:p>
          </table:table-cell>
          <table:table-cell office:value-type="float" office:value="12092.700120284599" table:style-name="ce5">
            <text:p><text:s/>12,0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092.700120284599" table:style-name="ce5">
            <text:p><text:s/>12,093<text:s/></text:p>
          </table:table-cell>
          <table:table-cell office:value-type="float" office:value="1.1481068164567907" table:style-name="ce6">
            <text:p>1.148</text:p>
          </table:table-cell>
          <table:table-cell office:value-type="float" office:value="13883.711437466602" table:style-name="ce5">
            <text:p><text:s/>13,884<text:s/></text:p>
          </table:table-cell>
          <table:table-cell office:value-type="float" office:value="1.181542190894751" table:style-name="ce6">
            <text:p>1.182</text:p>
          </table:table-cell>
          <table:table-cell office:value-type="float" office:value="16404.190829574804" table:style-name="ce5">
            <text:p><text:s/>16,40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404.190829574804" table:style-name="ce5">
            <text:p><text:s/>16,404<text:s/></text:p>
          </table:table-cell>
          <table:table-cell office:value-type="float" office:value="0.97898977171004176" table:style-name="ce6">
            <text:p>0.979</text:p>
          </table:table-cell>
          <table:table-cell office:value-type="float" office:value="16059.535035333396" table:style-name="ce5">
            <text:p><text:s/>16,060<text:s/></text:p>
          </table:table-cell>
          <table:table-cell office:value-type="float" office:value="1.0641279484664186" table:style-name="ce6">
            <text:p>1.064</text:p>
          </table:table-cell>
          <table:table-cell office:value-type="float" office:value="17089.400070473901" table:style-name="ce5">
            <text:p><text:s/>17,0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089.400070473901" table:style-name="ce5">
            <text:p><text:s/>17,089<text:s/></text:p>
          </table:table-cell>
          <table:table-cell office:value-type="float" office:value="1.0826367145247386" table:style-name="ce6">
            <text:p>1.083</text:p>
          </table:table-cell>
          <table:table-cell office:value-type="float" office:value="18501.611945496701" table:style-name="ce5">
            <text:p><text:s/>18,502<text:s/></text:p>
          </table:table-cell>
          <table:table-cell office:value-type="float" office:value="1.2089621261078725" table:style-name="ce6">
            <text:p>1.209</text:p>
          </table:table-cell>
          <table:table-cell office:value-type="float" office:value="22367.748114050504" table:style-name="ce5">
            <text:p><text:s/>22,36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367.748114050504" table:style-name="ce5">
            <text:p><text:s/>22,368<text:s/></text:p>
          </table:table-cell>
          <table:table-cell office:value-type="float" office:value="1.1557287273272463" table:style-name="ce6">
            <text:p>1.156</text:p>
          </table:table-cell>
          <table:table-cell office:value-type="float" office:value="25851.049061027999" table:style-name="ce5">
            <text:p><text:s/>25,851<text:s/></text:p>
          </table:table-cell>
          <table:table-cell office:value-type="float" office:value="1.1745042629524269" table:style-name="ce6">
            <text:p>1.175</text:p>
          </table:table-cell>
          <table:table-cell office:value-type="float" office:value="30362.167323969719" table:style-name="ce5">
            <text:p><text:s/>30,3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362.167323969719" table:style-name="ce5">
            <text:p><text:s/>30,362<text:s/></text:p>
          </table:table-cell>
          <table:table-cell office:value-type="float" office:value="1.0915298028166063" table:style-name="ce6">
            <text:p>1.092</text:p>
          </table:table-cell>
          <table:table-cell office:value-type="float" office:value="33141.210512217476" table:style-name="ce5">
            <text:p><text:s/>33,141<text:s/></text:p>
          </table:table-cell>
          <table:table-cell office:value-type="float" office:value="1.07502198265981" table:style-name="ce6">
            <text:p>1.075</text:p>
          </table:table-cell>
          <table:table-cell office:value-type="float" office:value="35627.529832590168" table:style-name="ce5">
            <text:p><text:s/>35,62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5627.529832590168" table:style-name="ce5">
            <text:p><text:s/>35,628<text:s/></text:p>
          </table:table-cell>
          <table:table-cell office:value-type="float" office:value="1.0264987973869237" table:style-name="ce6">
            <text:p>1.026</text:p>
          </table:table-cell>
          <table:table-cell office:value-type="float" office:value="36571.616527020553" table:style-name="ce5">
            <text:p><text:s/>36,572<text:s/></text:p>
          </table:table-cell>
          <table:table-cell office:value-type="float" office:value="1.192497961357045" table:style-name="ce6">
            <text:p>1.192</text:p>
          </table:table-cell>
          <table:table-cell office:value-type="float" office:value="43611.578152003625" table:style-name="ce5">
            <text:p><text:s/>43,61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3611.578152003625" table:style-name="ce5">
            <text:p><text:s/>43,612<text:s/></text:p>
          </table:table-cell>
          <table:table-cell office:value-type="float" office:value="1.0509409643190182" table:style-name="ce6">
            <text:p>1.051</text:p>
          </table:table-cell>
          <table:table-cell office:value-type="float" office:value="45833.193998540912" table:style-name="ce5">
            <text:p><text:s/>45,833<text:s/></text:p>
          </table:table-cell>
          <table:table-cell office:value-type="float" office:value="0.92397752068476835" table:style-name="ce6">
            <text:p>0.924</text:p>
          </table:table-cell>
          <table:table-cell office:value-type="float" office:value="42348.840955835833" table:style-name="ce5">
            <text:p><text:s/>42,3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348.840955835833" table:style-name="ce5">
            <text:p><text:s/>42,349<text:s/></text:p>
          </table:table-cell>
          <table:table-cell office:value-type="float" office:value="0.99131273441185142" table:style-name="ce6">
            <text:p>0.991</text:p>
          </table:table-cell>
          <table:table-cell office:value-type="float" office:value="41980.945327102221" table:style-name="ce5">
            <text:p><text:s/>41,981<text:s/></text:p>
          </table:table-cell>
          <table:table-cell office:value-type="float" office:value="1.0690360104055581" table:style-name="ce6">
            <text:p>1.069</text:p>
          </table:table-cell>
          <table:table-cell office:value-type="float" office:value="44879.142305539208" table:style-name="ce5">
            <text:p><text:s/>44,8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4879.142305539208" table:style-name="ce5">
            <text:p><text:s/>44,879<text:s/></text:p>
          </table:table-cell>
          <table:table-cell office:value-type="float" office:value="0.95460745871677877" table:style-name="ce6">
            <text:p>0.955</text:p>
          </table:table-cell>
          <table:table-cell office:value-type="float" office:value="42841.96398567946" table:style-name="ce5">
            <text:p><text:s/>42,842<text:s/></text:p>
          </table:table-cell>
          <table:table-cell office:value-type="float" office:value="1.0802137238596659" table:style-name="ce6">
            <text:p>1.080</text:p>
          </table:table-cell>
          <table:table-cell office:value-type="float" office:value="46278.477454432505" table:style-name="ce5">
            <text:p><text:s/>46,27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6278.477454432505" table:style-name="ce5">
            <text:p><text:s/>46,278<text:s/></text:p>
          </table:table-cell>
          <table:table-cell office:value-type="float" office:value="0.93466958747958184" table:style-name="ce6">
            <text:p>0.935</text:p>
          </table:table-cell>
          <table:table-cell office:value-type="float" office:value="43255.085431517553" table:style-name="ce5">
            <text:p><text:s/>43,255<text:s/></text:p>
          </table:table-cell>
          <table:table-cell office:value-type="float" office:value="1.0904745511188854" table:style-name="ce6">
            <text:p>1.090</text:p>
          </table:table-cell>
          <table:table-cell office:value-type="float" office:value="47168.569869543142" table:style-name="ce5">
            <text:p><text:s/>47,16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7168.569869543142" table:style-name="ce5">
            <text:p><text:s/>47,169<text:s/></text:p>
          </table:table-cell>
          <table:table-cell office:value-type="float" office:value="0.94047294127082326" table:style-name="ce6">
            <text:p>0.940</text:p>
          </table:table-cell>
          <table:table-cell office:value-type="float" office:value="44360.763640747573" table:style-name="ce5">
            <text:p><text:s/>44,361<text:s/></text:p>
          </table:table-cell>
          <table:table-cell office:value-type="float" office:value="0.95442780790261261" table:style-name="ce6">
            <text:p>0.954</text:p>
          </table:table-cell>
          <table:table-cell office:value-type="float" office:value="42339.14639852463" table:style-name="ce5">
            <text:p><text:s/>42,33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339.14639852463" table:style-name="ce5">
            <text:p><text:s/>42,339<text:s/></text:p>
          </table:table-cell>
          <table:table-cell office:value-type="float" office:value="0.97351252326189164" table:style-name="ce6">
            <text:p>0.974</text:p>
          </table:table-cell>
          <table:table-cell office:value-type="float" office:value="41217.689243182343" table:style-name="ce5">
            <text:p><text:s/>41,218<text:s/></text:p>
          </table:table-cell>
          <table:table-cell office:value-type="float" office:value="1.0515448206378186" table:style-name="ce6">
            <text:p>1.052</text:p>
          </table:table-cell>
          <table:table-cell office:value-type="float" office:value="43342.247642327522" table:style-name="ce5">
            <text:p><text:s/>43,34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4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639.5425654028" table:style-name="ce5">
            <text:p><text:s/>37,64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7639.5425654028" table:style-name="ce5">
            <text:p><text:s/>37,640<text:s/></text:p>
          </table:table-cell>
          <table:table-cell office:value-type="float" office:value="1.0200946315871069" table:style-name="ce6">
            <text:p>1.020</text:p>
          </table:table-cell>
          <table:table-cell office:value-type="float" office:value="38395.895306361803" table:style-name="ce5">
            <text:p><text:s/>38,396<text:s/></text:p>
          </table:table-cell>
          <table:table-cell office:value-type="float" office:value="1.3397289321301908" table:style-name="ce6">
            <text:p>1.340</text:p>
          </table:table-cell>
          <table:table-cell office:value-type="float" office:value="51440.091816974702" table:style-name="ce5">
            <text:p><text:s/>51,44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1440.091816974702" table:style-name="ce5">
            <text:p><text:s/>51,440<text:s/></text:p>
          </table:table-cell>
          <table:table-cell office:value-type="float" office:value="1.1018416300012235" table:style-name="ce6">
            <text:p>1.102</text:p>
          </table:table-cell>
          <table:table-cell office:value-type="float" office:value="56678.834615027998" table:style-name="ce5">
            <text:p><text:s/>56,679<text:s/></text:p>
          </table:table-cell>
          <table:table-cell office:value-type="float" office:value="1.0540909218363519" table:style-name="ce6">
            <text:p>1.054</text:p>
          </table:table-cell>
          <table:table-cell office:value-type="float" office:value="59744.645027964994" table:style-name="ce5">
            <text:p><text:s/>59,7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744.645027964994" table:style-name="ce5">
            <text:p><text:s/>59,745<text:s/></text:p>
          </table:table-cell>
          <table:table-cell office:value-type="float" office:value="0.99811916532828349" table:style-name="ce6">
            <text:p>0.998</text:p>
          </table:table-cell>
          <table:table-cell office:value-type="float" office:value="59632.275228147002" table:style-name="ce5">
            <text:p><text:s/>59,632<text:s/></text:p>
          </table:table-cell>
          <table:table-cell office:value-type="float" office:value="1.1155745241006487" table:style-name="ce6">
            <text:p>1.116</text:p>
          </table:table-cell>
          <table:table-cell office:value-type="float" office:value="66524.247058679" table:style-name="ce5">
            <text:p><text:s/>66,52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6524.247058679" table:style-name="ce5">
            <text:p><text:s/>66,524<text:s/></text:p>
          </table:table-cell>
          <table:table-cell office:value-type="float" office:value="1.0410288448152665" table:style-name="ce6">
            <text:p>1.041</text:p>
          </table:table-cell>
          <table:table-cell office:value-type="float" office:value="69253.660067701989" table:style-name="ce5">
            <text:p><text:s/>69,254<text:s/></text:p>
          </table:table-cell>
          <table:table-cell office:value-type="float" office:value="1.0907046255205157" table:style-name="ce6">
            <text:p>1.091</text:p>
          </table:table-cell>
          <table:table-cell office:value-type="float" office:value="75535.287370067992" table:style-name="ce5">
            <text:p><text:s/>75,53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5535.287370067992" table:style-name="ce5">
            <text:p><text:s/>75,535<text:s/></text:p>
          </table:table-cell>
          <table:table-cell office:value-type="float" office:value="1.0591787934914954" table:style-name="ce6">
            <text:p>1.059</text:p>
          </table:table-cell>
          <table:table-cell office:value-type="float" office:value="80005.374542662001" table:style-name="ce5">
            <text:p><text:s/>80,005<text:s/></text:p>
          </table:table-cell>
          <table:table-cell office:value-type="float" office:value="1.1061880081228019" table:style-name="ce6">
            <text:p>1.106</text:p>
          </table:table-cell>
          <table:table-cell office:value-type="float" office:value="88500.985904465997" table:style-name="ce5">
            <text:p><text:s/>88,5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8500.985904465997" table:style-name="ce5">
            <text:p><text:s/>88,501<text:s/></text:p>
          </table:table-cell>
          <table:table-cell office:value-type="float" office:value="1.0310797748330982" table:style-name="ce6">
            <text:p>1.031</text:p>
          </table:table-cell>
          <table:table-cell office:value-type="float" office:value="91251.576618884006" table:style-name="ce5">
            <text:p><text:s/>91,252<text:s/></text:p>
          </table:table-cell>
          <table:table-cell office:value-type="float" office:value="1.1581541568822211" table:style-name="ce6">
            <text:p>1.158</text:p>
          </table:table-cell>
          <table:table-cell office:value-type="float" office:value="105683.392783217" table:style-name="ce5">
            <text:p><text:s/>105,68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5683.392783217" table:style-name="ce5">
            <text:p><text:s/>105,683<text:s/></text:p>
          </table:table-cell>
          <table:table-cell office:value-type="float" office:value="0.99611314983883426" table:style-name="ce6">
            <text:p>0.996</text:p>
          </table:table-cell>
          <table:table-cell office:value-type="float" office:value="105272.617270945" table:style-name="ce5">
            <text:p><text:s/>105,273<text:s/></text:p>
          </table:table-cell>
          <table:table-cell office:value-type="float" office:value="1.0874616316377668" table:style-name="ce6">
            <text:p>1.087</text:p>
          </table:table-cell>
          <table:table-cell office:value-type="float" office:value="114479.93214424001" table:style-name="ce5">
            <text:p><text:s/>114,48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4479.93214424001" table:style-name="ce5">
            <text:p><text:s/>114,480<text:s/></text:p>
          </table:table-cell>
          <table:table-cell office:value-type="float" office:value="1.096070874208396" table:style-name="ce6">
            <text:p>1.096</text:p>
          </table:table-cell>
          <table:table-cell office:value-type="float" office:value="125478.119304655" table:style-name="ce5">
            <text:p><text:s/>125,478<text:s/></text:p>
          </table:table-cell>
          <table:table-cell office:value-type="float" office:value="0.99072609245787047" table:style-name="ce6">
            <text:p>0.991</text:p>
          </table:table-cell>
          <table:table-cell office:value-type="float" office:value="124314.44682766333" table:style-name="ce5">
            <text:p><text:s/>124,31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4314.44682766333" table:style-name="ce5">
            <text:p><text:s/>124,314<text:s/></text:p>
          </table:table-cell>
          <table:table-cell office:value-type="float" office:value="1.0503118768486215" table:style-name="ce6">
            <text:p>1.050</text:p>
          </table:table-cell>
          <table:table-cell office:value-type="float" office:value="130568.93996696125" table:style-name="ce5">
            <text:p><text:s/>130,569<text:s/></text:p>
          </table:table-cell>
          <table:table-cell office:value-type="float" office:value="1.0810309957578896" table:style-name="ce6">
            <text:p>1.081</text:p>
          </table:table-cell>
          <table:table-cell office:value-type="float" office:value="141149.07118753623" table:style-name="ce5">
            <text:p><text:s/>141,14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1149.07118753623" table:style-name="ce5">
            <text:p><text:s/>141,149<text:s/></text:p>
          </table:table-cell>
          <table:table-cell office:value-type="float" office:value="1.0308395117916718" table:style-name="ce6">
            <text:p>1.031</text:p>
          </table:table-cell>
          <table:table-cell office:value-type="float" office:value="145502.03963280778" table:style-name="ce5">
            <text:p><text:s/>145,502<text:s/></text:p>
          </table:table-cell>
          <table:table-cell office:value-type="float" office:value="1.1032642878359591" table:style-name="ce6">
            <text:p>1.103</text:p>
          </table:table-cell>
          <table:table-cell office:value-type="float" office:value="160527.20413416915" table:style-name="ce5">
            <text:p><text:s/>160,52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60527.20413416915" table:style-name="ce5">
            <text:p><text:s/>160,527<text:s/></text:p>
          </table:table-cell>
          <table:table-cell office:value-type="float" office:value="1.0618651697165404" table:style-name="ce6">
            <text:p>1.062</text:p>
          </table:table-cell>
          <table:table-cell office:value-type="float" office:value="170458.24686205128" table:style-name="ce5">
            <text:p><text:s/>170,458<text:s/></text:p>
          </table:table-cell>
          <table:table-cell office:value-type="float" office:value="1.108357585515455" table:style-name="ce6">
            <text:p>1.108</text:p>
          </table:table-cell>
          <table:table-cell office:value-type="float" office:value="188928.69092322051" table:style-name="ce5">
            <text:p><text:s/>188,92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8928.69092322051" table:style-name="ce5">
            <text:p><text:s/>188,929<text:s/></text:p>
          </table:table-cell>
          <table:table-cell office:value-type="float" office:value="1.0213055764133165" table:style-name="ce6">
            <text:p>1.021</text:p>
          </table:table-cell>
          <table:table-cell office:value-type="float" office:value="192953.92558435307" table:style-name="ce5">
            <text:p><text:s/>192,954<text:s/></text:p>
          </table:table-cell>
          <table:table-cell office:value-type="float" office:value="1.0642195760167033" table:style-name="ce6">
            <text:p>1.064</text:p>
          </table:table-cell>
          <table:table-cell office:value-type="float" office:value="205345.3448761387" table:style-name="ce5">
            <text:p><text:s/>205,34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05345.3448761387" table:style-name="ce5">
            <text:p><text:s/>205,345<text:s/></text:p>
          </table:table-cell>
          <table:table-cell office:value-type="float" office:value="0.92034191995855585" table:style-name="ce6">
            <text:p>0.920</text:p>
          </table:table-cell>
          <table:table-cell office:value-type="float" office:value="188987.92895785731" table:style-name="ce5">
            <text:p><text:s/>188,988<text:s/></text:p>
          </table:table-cell>
          <table:table-cell office:value-type="float" office:value="1.1540038958016363" table:style-name="ce6">
            <text:p>1.154</text:p>
          </table:table-cell>
          <table:table-cell office:value-type="float" office:value="218092.80627685023" table:style-name="ce5">
            <text:p><text:s/>218,0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8092.80627685023" table:style-name="ce5">
            <text:p><text:s/>218,093<text:s/></text:p>
          </table:table-cell>
          <table:table-cell office:value-type="float" office:value="0.94959476661296505" table:style-name="ce6">
            <text:p>0.950</text:p>
          </table:table-cell>
          <table:table-cell office:value-type="float" office:value="207099.78747643219" table:style-name="ce5">
            <text:p><text:s/>207,100<text:s/></text:p>
          </table:table-cell>
          <table:table-cell office:value-type="float" office:value="1.0888855723837787" table:style-name="ce6">
            <text:p>1.089</text:p>
          </table:table-cell>
          <table:table-cell office:value-type="float" office:value="225507.97062683376" table:style-name="ce5">
            <text:p><text:s/>225,5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5507.97062683376" table:style-name="ce5">
            <text:p><text:s/>225,508<text:s/></text:p>
          </table:table-cell>
          <table:table-cell office:value-type="float" office:value="1.0629566763581282" table:style-name="ce6">
            <text:p>1.063</text:p>
          </table:table-cell>
          <table:table-cell office:value-type="float" office:value="239705.20294976563" table:style-name="ce5">
            <text:p><text:s/>239,705<text:s/></text:p>
          </table:table-cell>
          <table:table-cell office:value-type="float" office:value="1.0099853679482347" table:style-name="ce6">
            <text:p>1.010</text:p>
          </table:table-cell>
          <table:table-cell office:value-type="float" office:value="242098.7476003253" table:style-name="ce5">
            <text:p><text:s/>242,0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2098.7476003253" table:style-name="ce5">
            <text:p><text:s/>242,099<text:s/></text:p>
          </table:table-cell>
          <table:table-cell office:value-type="float" office:value="1.0485940221802215" table:style-name="ce6">
            <text:p>1.049</text:p>
          </table:table-cell>
          <table:table-cell office:value-type="float" office:value="253863.29951101934" table:style-name="ce5">
            <text:p><text:s/>253,863<text:s/></text:p>
          </table:table-cell>
          <table:table-cell office:value-type="float" office:value="1.0199955047273479" table:style-name="ce6">
            <text:p>1.020</text:p>
          </table:table-cell>
          <table:table-cell office:value-type="float" office:value="258939.42431649208" table:style-name="ce5">
            <text:p><text:s/>258,93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698.130909016199" table:style-name="ce5">
            <text:p><text:s/>18,69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698.130909016199" table:style-name="ce5">
            <text:p><text:s/>18,698<text:s/></text:p>
          </table:table-cell>
          <table:table-cell office:value-type="float" office:value="1.0263552922834001" table:style-name="ce6">
            <text:p>1.026</text:p>
          </table:table-cell>
          <table:table-cell office:value-type="float" office:value="19190.925614276599" table:style-name="ce5">
            <text:p><text:s/>19,191<text:s/></text:p>
          </table:table-cell>
          <table:table-cell office:value-type="float" office:value="1.0956214509798501" table:style-name="ce6">
            <text:p>1.096</text:p>
          </table:table-cell>
          <table:table-cell office:value-type="float" office:value="21025.989767160099" table:style-name="ce5">
            <text:p><text:s/>21,02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1025.989767160099" table:style-name="ce5">
            <text:p><text:s/>21,026<text:s/></text:p>
          </table:table-cell>
          <table:table-cell office:value-type="float" office:value="1.0869740159195034" table:style-name="ce6">
            <text:p>1.087</text:p>
          </table:table-cell>
          <table:table-cell office:value-type="float" office:value="22854.704535892401" table:style-name="ce5">
            <text:p><text:s/>22,855<text:s/></text:p>
          </table:table-cell>
          <table:table-cell office:value-type="float" office:value="1.1282763893222969" table:style-name="ce6">
            <text:p>1.128</text:p>
          </table:table-cell>
          <table:table-cell office:value-type="float" office:value="25786.4235127846" table:style-name="ce5">
            <text:p><text:s/>25,78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786.4235127846" table:style-name="ce5">
            <text:p><text:s/>25,786<text:s/></text:p>
          </table:table-cell>
          <table:table-cell office:value-type="float" office:value="1.0054942587908153" table:style-name="ce6">
            <text:p>1.005</text:p>
          </table:table-cell>
          <table:table-cell office:value-type="float" office:value="25928.1007968534" table:style-name="ce5">
            <text:p><text:s/>25,928<text:s/></text:p>
          </table:table-cell>
          <table:table-cell office:value-type="float" office:value="1.0921082687139287" table:style-name="ce6">
            <text:p>1.092</text:p>
          </table:table-cell>
          <table:table-cell office:value-type="float" office:value="28316.293272291801" table:style-name="ce5">
            <text:p><text:s/>28,31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8316.293272291801" table:style-name="ce5">
            <text:p><text:s/>28,316<text:s/></text:p>
          </table:table-cell>
          <table:table-cell office:value-type="float" office:value="1.0521022652482963" table:style-name="ce6">
            <text:p>1.052</text:p>
          </table:table-cell>
          <table:table-cell office:value-type="float" office:value="29791.636295213299" table:style-name="ce5">
            <text:p><text:s/>29,792<text:s/></text:p>
          </table:table-cell>
          <table:table-cell office:value-type="float" office:value="1.0247965686766924" table:style-name="ce6">
            <text:p>1.025</text:p>
          </table:table-cell>
          <table:table-cell office:value-type="float" office:value="30530.3666505986" table:style-name="ce5">
            <text:p><text:s/>30,5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530.3666505986" table:style-name="ce5">
            <text:p><text:s/>30,530<text:s/></text:p>
          </table:table-cell>
          <table:table-cell office:value-type="float" office:value="1.054767236004279" table:style-name="ce6">
            <text:p>1.055</text:p>
          </table:table-cell>
          <table:table-cell office:value-type="float" office:value="32202.430446249098" table:style-name="ce5">
            <text:p><text:s/>32,202<text:s/></text:p>
          </table:table-cell>
          <table:table-cell office:value-type="float" office:value="1.0794354178299841" table:style-name="ce6">
            <text:p>1.079</text:p>
          </table:table-cell>
          <table:table-cell office:value-type="float" office:value="34760.443963887905" table:style-name="ce5">
            <text:p><text:s/>34,7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4760.443963887905" table:style-name="ce5">
            <text:p><text:s/>34,760<text:s/></text:p>
          </table:table-cell>
          <table:table-cell office:value-type="float" office:value="1.0374153970578757" table:style-name="ce6">
            <text:p>1.037</text:p>
          </table:table-cell>
          <table:table-cell office:value-type="float" office:value="36061.019776704801" table:style-name="ce5">
            <text:p><text:s/>36,061<text:s/></text:p>
          </table:table-cell>
          <table:table-cell office:value-type="float" office:value="1.162143588798084" table:style-name="ce6">
            <text:p>1.162</text:p>
          </table:table-cell>
          <table:table-cell office:value-type="float" office:value="41908.082939018401" table:style-name="ce5">
            <text:p><text:s/>41,90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1908.082939018401" table:style-name="ce5">
            <text:p><text:s/>41,908<text:s/></text:p>
          </table:table-cell>
          <table:table-cell office:value-type="float" office:value="1.0231616533141312" table:style-name="ce6">
            <text:p>1.023</text:p>
          </table:table-cell>
          <table:table-cell office:value-type="float" office:value="42878.743427111804" table:style-name="ce5">
            <text:p><text:s/>42,879<text:s/></text:p>
          </table:table-cell>
          <table:table-cell office:value-type="float" office:value="1.0261197721056221" table:style-name="ce6">
            <text:p>1.026</text:p>
          </table:table-cell>
          <table:table-cell office:value-type="float" office:value="43998.726433603399" table:style-name="ce5">
            <text:p><text:s/>43,9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3998.726433603399" table:style-name="ce5">
            <text:p><text:s/>43,999<text:s/></text:p>
          </table:table-cell>
          <table:table-cell office:value-type="float" office:value="1.0832097486689403" table:style-name="ce6">
            <text:p>1.083</text:p>
          </table:table-cell>
          <table:table-cell office:value-type="float" office:value="47659.849401897001" table:style-name="ce5">
            <text:p><text:s/>47,660<text:s/></text:p>
          </table:table-cell>
          <table:table-cell office:value-type="float" office:value="0.95292551585775576" table:style-name="ce6">
            <text:p>0.953</text:p>
          </table:table-cell>
          <table:table-cell office:value-type="float" office:value="45416.286577005652" table:style-name="ce5">
            <text:p><text:s/>45,41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416.286577005652" table:style-name="ce5">
            <text:p><text:s/>45,416<text:s/></text:p>
          </table:table-cell>
          <table:table-cell office:value-type="float" office:value="1.0768626659607095" table:style-name="ce6">
            <text:p>1.077</text:p>
          </table:table-cell>
          <table:table-cell office:value-type="float" office:value="48907.103441349893" table:style-name="ce5">
            <text:p><text:s/>48,907<text:s/></text:p>
          </table:table-cell>
          <table:table-cell office:value-type="float" office:value="1.08264662652509" table:style-name="ce6">
            <text:p>1.083</text:p>
          </table:table-cell>
          <table:table-cell office:value-type="float" office:value="52949.110553891085" table:style-name="ce5">
            <text:p><text:s/>52,94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2949.110553891085" table:style-name="ce5">
            <text:p><text:s/>52,949<text:s/></text:p>
          </table:table-cell>
          <table:table-cell office:value-type="float" office:value="1.0501557730301287" table:style-name="ce6">
            <text:p>1.050</text:p>
          </table:table-cell>
          <table:table-cell office:value-type="float" office:value="55604.814124979232" table:style-name="ce5">
            <text:p><text:s/>55,605<text:s/></text:p>
          </table:table-cell>
          <table:table-cell office:value-type="float" office:value="1.0759189346171831" table:style-name="ce6">
            <text:p>1.076</text:p>
          </table:table-cell>
          <table:table-cell office:value-type="float" office:value="59826.272372934152" table:style-name="ce5">
            <text:p><text:s/>59,82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9826.272372934152" table:style-name="ce5">
            <text:p><text:s/>59,826<text:s/></text:p>
          </table:table-cell>
          <table:table-cell office:value-type="float" office:value="1.0641051612218242" table:style-name="ce6">
            <text:p>1.064</text:p>
          </table:table-cell>
          <table:table-cell office:value-type="float" office:value="63661.445208701858" table:style-name="ce5">
            <text:p><text:s/>63,661<text:s/></text:p>
          </table:table-cell>
          <table:table-cell office:value-type="float" office:value="1.1156137973069384" table:style-name="ce6">
            <text:p>1.116</text:p>
          </table:table-cell>
          <table:table-cell office:value-type="float" office:value="71021.586631327489" table:style-name="ce5">
            <text:p><text:s/>71,0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1021.586631327489" table:style-name="ce5">
            <text:p><text:s/>71,022<text:s/></text:p>
          </table:table-cell>
          <table:table-cell office:value-type="float" office:value="1.0310848394855867" table:style-name="ce6">
            <text:p>1.031</text:p>
          </table:table-cell>
          <table:table-cell office:value-type="float" office:value="73229.28125177398" table:style-name="ce5">
            <text:p><text:s/>73,229<text:s/></text:p>
          </table:table-cell>
          <table:table-cell office:value-type="float" office:value="1.0588622293044638" table:style-name="ce6">
            <text:p>1.059</text:p>
          </table:table-cell>
          <table:table-cell office:value-type="float" office:value="77539.719996616972" table:style-name="ce5">
            <text:p><text:s/>77,5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7539.719996616972" table:style-name="ce5">
            <text:p><text:s/>77,540<text:s/></text:p>
          </table:table-cell>
          <table:table-cell office:value-type="float" office:value="0.9243164859430465" table:style-name="ce6">
            <text:p>0.924</text:p>
          </table:table-cell>
          <table:table-cell office:value-type="float" office:value="71671.241508280771" table:style-name="ce5">
            <text:p><text:s/>71,671<text:s/></text:p>
          </table:table-cell>
          <table:table-cell office:value-type="float" office:value="1.199381084074032" table:style-name="ce6">
            <text:p>1.199</text:p>
          </table:table-cell>
          <table:table-cell office:value-type="float" office:value="85961.131337133556" table:style-name="ce5">
            <text:p><text:s/>85,9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5961.131337133556" table:style-name="ce5">
            <text:p><text:s/>85,961<text:s/></text:p>
          </table:table-cell>
          <table:table-cell office:value-type="float" office:value="0.95948580754359425" table:style-name="ce6">
            <text:p>0.959</text:p>
          </table:table-cell>
          <table:table-cell office:value-type="float" office:value="82478.485518370566" table:style-name="ce5">
            <text:p><text:s/>82,478<text:s/></text:p>
          </table:table-cell>
          <table:table-cell office:value-type="float" office:value="1.0951717012755804" table:style-name="ce6">
            <text:p>1.095</text:p>
          </table:table-cell>
          <table:table-cell office:value-type="float" office:value="90328.103303787197" table:style-name="ce5">
            <text:p><text:s/>90,3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0328.103303787197" table:style-name="ce5">
            <text:p><text:s/>90,328<text:s/></text:p>
          </table:table-cell>
          <table:table-cell office:value-type="float" office:value="1.0655947491316604" table:style-name="ce6">
            <text:p>1.066</text:p>
          </table:table-cell>
          <table:table-cell office:value-type="float" office:value="96253.152579537826" table:style-name="ce5">
            <text:p><text:s/>96,253<text:s/></text:p>
          </table:table-cell>
          <table:table-cell office:value-type="float" office:value="1.0258463586848467" table:style-name="ce6">
            <text:p>1.026</text:p>
          </table:table-cell>
          <table:table-cell office:value-type="float" office:value="98740.946085655858" table:style-name="ce5">
            <text:p><text:s/>98,74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8740.946085655858" table:style-name="ce5">
            <text:p><text:s/>98,741<text:s/></text:p>
          </table:table-cell>
          <table:table-cell office:value-type="float" office:value="1.0493283120597847" table:style-name="ce6">
            <text:p>1.049</text:p>
          </table:table-cell>
          <table:table-cell office:value-type="float" office:value="103611.67028724747" table:style-name="ce5">
            <text:p><text:s/>103,612<text:s/></text:p>
          </table:table-cell>
          <table:table-cell office:value-type="float" office:value="1.0243357375975179" table:style-name="ce6">
            <text:p>1.024</text:p>
          </table:table-cell>
          <table:table-cell office:value-type="float" office:value="106133.13670739847" table:style-name="ce5">
            <text:p><text:s/>106,13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941.411656386601" table:style-name="ce5">
            <text:p><text:s/>18,9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941.411656386601" table:style-name="ce5">
            <text:p><text:s/>18,941<text:s/></text:p>
          </table:table-cell>
          <table:table-cell office:value-type="float" office:value="1.0139143819098475" table:style-name="ce6">
            <text:p>1.014</text:p>
          </table:table-cell>
          <table:table-cell office:value-type="float" office:value="19204.9696920852" table:style-name="ce5">
            <text:p><text:s/>19,205<text:s/></text:p>
          </table:table-cell>
          <table:table-cell office:value-type="float" office:value="1.5836579040449585" table:style-name="ce6">
            <text:p>1.584</text:p>
          </table:table-cell>
          <table:table-cell office:value-type="float" office:value="30414.102049814603" table:style-name="ce5">
            <text:p><text:s/>30,41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414.102049814603" table:style-name="ce5">
            <text:p><text:s/>30,414<text:s/></text:p>
          </table:table-cell>
          <table:table-cell office:value-type="float" office:value="1.1121199640790245" table:style-name="ce6">
            <text:p>1.112</text:p>
          </table:table-cell>
          <table:table-cell office:value-type="float" office:value="33824.130079135604" table:style-name="ce5">
            <text:p><text:s/>33,824<text:s/></text:p>
          </table:table-cell>
          <table:table-cell office:value-type="float" office:value="1.0039643720542428" table:style-name="ce6">
            <text:p>1.004</text:p>
          </table:table-cell>
          <table:table-cell office:value-type="float" office:value="33958.221515180398" table:style-name="ce5">
            <text:p><text:s/>33,95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958.221515180398" table:style-name="ce5">
            <text:p><text:s/>33,958<text:s/></text:p>
          </table:table-cell>
          <table:table-cell office:value-type="float" office:value="0.992518834245391" table:style-name="ce6">
            <text:p>0.993</text:p>
          </table:table-cell>
          <table:table-cell office:value-type="float" office:value="33704.174431293599" table:style-name="ce5">
            <text:p><text:s/>33,704<text:s/></text:p>
          </table:table-cell>
          <table:table-cell office:value-type="float" office:value="1.1336267519109424" table:style-name="ce6">
            <text:p>1.134</text:p>
          </table:table-cell>
          <table:table-cell office:value-type="float" office:value="38207.953786387203" table:style-name="ce5">
            <text:p><text:s/>38,20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8207.953786387203" table:style-name="ce5">
            <text:p><text:s/>38,208<text:s/></text:p>
          </table:table-cell>
          <table:table-cell office:value-type="float" office:value="1.0328222231714563" table:style-name="ce6">
            <text:p>1.033</text:p>
          </table:table-cell>
          <table:table-cell office:value-type="float" office:value="39462.02377248869" table:style-name="ce5">
            <text:p><text:s/>39,462<text:s/></text:p>
          </table:table-cell>
          <table:table-cell office:value-type="float" office:value="1.1404615480173366" table:style-name="ce6">
            <text:p>1.140</text:p>
          </table:table-cell>
          <table:table-cell office:value-type="float" office:value="45004.920719469388" table:style-name="ce5">
            <text:p><text:s/>45,0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004.920719469388" table:style-name="ce5">
            <text:p><text:s/>45,005<text:s/></text:p>
          </table:table-cell>
          <table:table-cell office:value-type="float" office:value="1.0621714988541924" table:style-name="ce6">
            <text:p>1.062</text:p>
          </table:table-cell>
          <table:table-cell office:value-type="float" office:value="47802.944096412903" table:style-name="ce5">
            <text:p><text:s/>47,803<text:s/></text:p>
          </table:table-cell>
          <table:table-cell office:value-type="float" office:value="1.1242098777889029" table:style-name="ce6">
            <text:p>1.124</text:p>
          </table:table-cell>
          <table:table-cell office:value-type="float" office:value="53740.541940578099" table:style-name="ce5">
            <text:p><text:s/>53,7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3740.541940578099" table:style-name="ce5">
            <text:p><text:s/>53,741<text:s/></text:p>
          </table:table-cell>
          <table:table-cell office:value-type="float" office:value="1.0269817692423795" table:style-name="ce6">
            <text:p>1.027</text:p>
          </table:table-cell>
          <table:table-cell office:value-type="float" office:value="55190.556842179198" table:style-name="ce5">
            <text:p><text:s/>55,191<text:s/></text:p>
          </table:table-cell>
          <table:table-cell office:value-type="float" office:value="1.1555474974925153" table:style-name="ce6">
            <text:p>1.156</text:p>
          </table:table-cell>
          <table:table-cell office:value-type="float" office:value="63775.309844198593" table:style-name="ce5">
            <text:p><text:s/>63,77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3775.309844198593" table:style-name="ce5">
            <text:p><text:s/>63,775<text:s/></text:p>
          </table:table-cell>
          <table:table-cell office:value-type="float" office:value="0.97833901546319102" table:style-name="ce6">
            <text:p>0.978</text:p>
          </table:table-cell>
          <table:table-cell office:value-type="float" office:value="62393.873843833208" table:style-name="ce5">
            <text:p><text:s/>62,394<text:s/></text:p>
          </table:table-cell>
          <table:table-cell office:value-type="float" office:value="1.129617402616246" table:style-name="ce6">
            <text:p>1.130</text:p>
          </table:table-cell>
          <table:table-cell office:value-type="float" office:value="70481.205710636597" table:style-name="ce5">
            <text:p><text:s/>70,4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0481.205710636597" table:style-name="ce5">
            <text:p><text:s/>70,481<text:s/></text:p>
          </table:table-cell>
          <table:table-cell office:value-type="float" office:value="1.1040995839691508" table:style-name="ce6">
            <text:p>1.104</text:p>
          </table:table-cell>
          <table:table-cell office:value-type="float" office:value="77818.269902757995" table:style-name="ce5">
            <text:p><text:s/>77,818<text:s/></text:p>
          </table:table-cell>
          <table:table-cell office:value-type="float" office:value="1.0138770798843142" table:style-name="ce6">
            <text:p>1.014</text:p>
          </table:table-cell>
          <table:table-cell office:value-type="float" office:value="78898.160250657689" table:style-name="ce5">
            <text:p><text:s/>78,8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8898.160250657689" table:style-name="ce5">
            <text:p><text:s/>78,898<text:s/></text:p>
          </table:table-cell>
          <table:table-cell office:value-type="float" office:value="1.0350283994731124" table:style-name="ce6">
            <text:p>1.035</text:p>
          </table:table-cell>
          <table:table-cell office:value-type="float" office:value="81661.836525611361" table:style-name="ce5">
            <text:p><text:s/>81,662<text:s/></text:p>
          </table:table-cell>
          <table:table-cell office:value-type="float" office:value="1.0800633978637408" table:style-name="ce6">
            <text:p>1.080</text:p>
          </table:table-cell>
          <table:table-cell office:value-type="float" office:value="88199.96063364514" table:style-name="ce5">
            <text:p><text:s/>88,20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8199.96063364514" table:style-name="ce5">
            <text:p><text:s/>88,200<text:s/></text:p>
          </table:table-cell>
          <table:table-cell office:value-type="float" office:value="1.0192433745093528" table:style-name="ce6">
            <text:p>1.019</text:p>
          </table:table-cell>
          <table:table-cell office:value-type="float" office:value="89897.225507828538" table:style-name="ce5">
            <text:p><text:s/>89,897<text:s/></text:p>
          </table:table-cell>
          <table:table-cell office:value-type="float" office:value="1.1201784169909188" table:style-name="ce6">
            <text:p>1.120</text:p>
          </table:table-cell>
          <table:table-cell office:value-type="float" office:value="100700.93176123501" table:style-name="ce5">
            <text:p><text:s/>100,70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0700.93176123501" table:style-name="ce5">
            <text:p><text:s/>100,701<text:s/></text:p>
          </table:table-cell>
          <table:table-cell office:value-type="float" office:value="1.060534394126242" table:style-name="ce6">
            <text:p>1.061</text:p>
          </table:table-cell>
          <table:table-cell office:value-type="float" office:value="106796.80165334941" table:style-name="ce5">
            <text:p><text:s/>106,797<text:s/></text:p>
          </table:table-cell>
          <table:table-cell office:value-type="float" office:value="1.1040321663808477" table:style-name="ce6">
            <text:p>1.104</text:p>
          </table:table-cell>
          <table:table-cell office:value-type="float" office:value="117907.10429189303" table:style-name="ce5">
            <text:p><text:s/>117,9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7907.10429189303" table:style-name="ce5">
            <text:p><text:s/>117,907<text:s/></text:p>
          </table:table-cell>
          <table:table-cell office:value-type="float" office:value="1.0154150172002061" table:style-name="ce6">
            <text:p>1.015</text:p>
          </table:table-cell>
          <table:table-cell office:value-type="float" office:value="119724.64433257908" table:style-name="ce5">
            <text:p><text:s/>119,725<text:s/></text:p>
          </table:table-cell>
          <table:table-cell office:value-type="float" office:value="1.0674963838229894" table:style-name="ce6">
            <text:p>1.067</text:p>
          </table:table-cell>
          <table:table-cell office:value-type="float" office:value="127805.62487952173" table:style-name="ce5">
            <text:p><text:s/>127,80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7805.62487952173" table:style-name="ce5">
            <text:p><text:s/>127,806<text:s/></text:p>
          </table:table-cell>
          <table:table-cell office:value-type="float" office:value="0.91793054930224871" table:style-name="ce6">
            <text:p>0.918</text:p>
          </table:table-cell>
          <table:table-cell office:value-type="float" office:value="117316.68744957652" table:style-name="ce5">
            <text:p><text:s/>117,317<text:s/></text:p>
          </table:table-cell>
          <table:table-cell office:value-type="float" office:value="1.1262820133453539" table:style-name="ce6">
            <text:p>1.126</text:p>
          </table:table-cell>
          <table:table-cell office:value-type="float" office:value="132131.67493971667" table:style-name="ce5">
            <text:p><text:s/>132,13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2131.67493971667" table:style-name="ce5">
            <text:p><text:s/>132,132<text:s/></text:p>
          </table:table-cell>
          <table:table-cell office:value-type="float" office:value="0.94315993507929463" table:style-name="ce6">
            <text:p>0.943</text:p>
          </table:table-cell>
          <table:table-cell office:value-type="float" office:value="124621.30195806162" table:style-name="ce5">
            <text:p><text:s/>124,621<text:s/></text:p>
          </table:table-cell>
          <table:table-cell office:value-type="float" office:value="1.0847252050739944" table:style-name="ce6">
            <text:p>1.085</text:p>
          </table:table-cell>
          <table:table-cell office:value-type="float" office:value="135179.86732304658" table:style-name="ce5">
            <text:p><text:s/>135,18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5179.86732304658" table:style-name="ce5">
            <text:p><text:s/>135,180<text:s/></text:p>
          </table:table-cell>
          <table:table-cell office:value-type="float" office:value="1.0611938982556681" table:style-name="ce6">
            <text:p>1.061</text:p>
          </table:table-cell>
          <table:table-cell office:value-type="float" office:value="143452.05037022778" table:style-name="ce5">
            <text:p><text:s/>143,452<text:s/></text:p>
          </table:table-cell>
          <table:table-cell office:value-type="float" office:value="0.99934299401566506" table:style-name="ce6">
            <text:p>0.999</text:p>
          </table:table-cell>
          <table:table-cell office:value-type="float" office:value="143357.80151466944" table:style-name="ce5">
            <text:p><text:s/>143,3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3357.80151466944" table:style-name="ce5">
            <text:p><text:s/>143,358<text:s/></text:p>
          </table:table-cell>
          <table:table-cell office:value-type="float" office:value="1.0480882633261994" table:style-name="ce6">
            <text:p>1.048</text:p>
          </table:table-cell>
          <table:table-cell office:value-type="float" office:value="150251.62922377189" table:style-name="ce5">
            <text:p><text:s/>150,252<text:s/></text:p>
          </table:table-cell>
          <table:table-cell office:value-type="float" office:value="1.0170025336731425" table:style-name="ce6">
            <text:p>1.017</text:p>
          </table:table-cell>
          <table:table-cell office:value-type="float" office:value="152806.28760909359" table:style-name="ce5">
            <text:p><text:s/>152,80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4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176.060140110698" table:style-name="ce5">
            <text:p><text:s/>22,17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176.060140110698" table:style-name="ce5">
            <text:p><text:s/>22,176<text:s/></text:p>
          </table:table-cell>
          <table:table-cell office:value-type="float" office:value="0.99302269619971251" table:style-name="ce6">
            <text:p>0.993</text:p>
          </table:table-cell>
          <table:table-cell office:value-type="float" office:value="22021.331031419701" table:style-name="ce5">
            <text:p><text:s/>22,021<text:s/></text:p>
          </table:table-cell>
          <table:table-cell office:value-type="float" office:value="1.162821416713254" table:style-name="ce6">
            <text:p>1.163</text:p>
          </table:table-cell>
          <table:table-cell office:value-type="float" office:value="25606.875347867001" table:style-name="ce5">
            <text:p><text:s/>25,6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606.875347867001" table:style-name="ce5">
            <text:p><text:s/>25,607<text:s/></text:p>
          </table:table-cell>
          <table:table-cell office:value-type="float" office:value="1.0433973571086432" table:style-name="ce6">
            <text:p>1.043</text:p>
          </table:table-cell>
          <table:table-cell office:value-type="float" office:value="26718.1460617749" table:style-name="ce5">
            <text:p><text:s/>26,718<text:s/></text:p>
          </table:table-cell>
          <table:table-cell office:value-type="float" office:value="1.0649895888702299" table:style-name="ce6">
            <text:p>1.065</text:p>
          </table:table-cell>
          <table:table-cell office:value-type="float" office:value="28454.547389704399" table:style-name="ce5">
            <text:p><text:s/>28,45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454.547389704399" table:style-name="ce5">
            <text:p><text:s/>28,455<text:s/></text:p>
          </table:table-cell>
          <table:table-cell office:value-type="float" office:value="1.0272190097810916" table:style-name="ce6">
            <text:p>1.027</text:p>
          </table:table-cell>
          <table:table-cell office:value-type="float" office:value="29229.051993421301" table:style-name="ce5">
            <text:p><text:s/>29,229<text:s/></text:p>
          </table:table-cell>
          <table:table-cell office:value-type="float" office:value="1.1809348878245425" table:style-name="ce6">
            <text:p>1.181</text:p>
          </table:table-cell>
          <table:table-cell office:value-type="float" office:value="34517.607237068703" table:style-name="ce5">
            <text:p><text:s/>34,5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4517.607237068703" table:style-name="ce5">
            <text:p><text:s/>34,518<text:s/></text:p>
          </table:table-cell>
          <table:table-cell office:value-type="float" office:value="1.0057267464020423" table:style-name="ce6">
            <text:p>1.006</text:p>
          </table:table-cell>
          <table:table-cell office:value-type="float" office:value="34715.280820120694" table:style-name="ce5">
            <text:p><text:s/>34,715<text:s/></text:p>
          </table:table-cell>
          <table:table-cell office:value-type="float" office:value="0.98884822779230075" table:style-name="ce6">
            <text:p>0.989</text:p>
          </table:table-cell>
          <table:table-cell office:value-type="float" office:value="34328.143916288398" table:style-name="ce5">
            <text:p><text:s/>34,32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4328.143916288398" table:style-name="ce5">
            <text:p><text:s/>34,328<text:s/></text:p>
          </table:table-cell>
          <table:table-cell office:value-type="float" office:value="1.0771354598506004" table:style-name="ce6">
            <text:p>1.077</text:p>
          </table:table-cell>
          <table:table-cell office:value-type="float" office:value="36976.061083088898" table:style-name="ce5">
            <text:p><text:s/>36,976<text:s/></text:p>
          </table:table-cell>
          <table:table-cell office:value-type="float" office:value="1.11256746309304" table:style-name="ce6">
            <text:p>1.113</text:p>
          </table:table-cell>
          <table:table-cell office:value-type="float" office:value="41138.362474385496" table:style-name="ce5">
            <text:p><text:s/>41,1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1138.362474385496" table:style-name="ce5">
            <text:p><text:s/>41,138<text:s/></text:p>
          </table:table-cell>
          <table:table-cell office:value-type="float" office:value="1.0732160194666351" table:style-name="ce6">
            <text:p>1.073</text:p>
          </table:table-cell>
          <table:table-cell office:value-type="float" office:value="44150.349622135596" table:style-name="ce5">
            <text:p><text:s/>44,150<text:s/></text:p>
          </table:table-cell>
          <table:table-cell office:value-type="float" office:value="1.0755811518148517" table:style-name="ce6">
            <text:p>1.076</text:p>
          </table:table-cell>
          <table:table-cell office:value-type="float" office:value="47487.283899605005" table:style-name="ce5">
            <text:p><text:s/>47,48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7487.283899605005" table:style-name="ce5">
            <text:p><text:s/>47,487<text:s/></text:p>
          </table:table-cell>
          <table:table-cell office:value-type="float" office:value="0.9695792981733049" table:style-name="ce6">
            <text:p>0.970</text:p>
          </table:table-cell>
          <table:table-cell office:value-type="float" office:value="46042.687395535497" table:style-name="ce5">
            <text:p><text:s/>46,043<text:s/></text:p>
          </table:table-cell>
          <table:table-cell office:value-type="float" office:value="1.0593609915630928" table:style-name="ce6">
            <text:p>1.059</text:p>
          </table:table-cell>
          <table:table-cell office:value-type="float" office:value="48775.826973564006" table:style-name="ce5">
            <text:p><text:s/>48,77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8775.826973564006" table:style-name="ce5">
            <text:p><text:s/>48,776<text:s/></text:p>
          </table:table-cell>
          <table:table-cell office:value-type="float" office:value="1.0888586736874613" table:style-name="ce6">
            <text:p>1.089</text:p>
          </table:table-cell>
          <table:table-cell office:value-type="float" office:value="53109.982266444" table:style-name="ce5">
            <text:p><text:s/>53,110<text:s/></text:p>
          </table:table-cell>
          <table:table-cell office:value-type="float" office:value="1.094444745356999" table:style-name="ce6">
            <text:p>1.094</text:p>
          </table:table-cell>
          <table:table-cell office:value-type="float" office:value="58125.94101751304" table:style-name="ce5">
            <text:p><text:s/>58,1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125.94101751304" table:style-name="ce5">
            <text:p><text:s/>58,126<text:s/></text:p>
          </table:table-cell>
          <table:table-cell office:value-type="float" office:value="1.0503913093335893" table:style-name="ce6">
            <text:p>1.050</text:p>
          </table:table-cell>
          <table:table-cell office:value-type="float" office:value="61054.983291632503" table:style-name="ce5">
            <text:p><text:s/>61,055<text:s/></text:p>
          </table:table-cell>
          <table:table-cell office:value-type="float" office:value="1.0301584699527897" table:style-name="ce6">
            <text:p>1.030</text:p>
          </table:table-cell>
          <table:table-cell office:value-type="float" office:value="62896.308170701275" table:style-name="ce5">
            <text:p><text:s/>62,89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2896.308170701275" table:style-name="ce5">
            <text:p><text:s/>62,896<text:s/></text:p>
          </table:table-cell>
          <table:table-cell office:value-type="float" office:value="1.0246681499906465" table:style-name="ce6">
            <text:p>1.025</text:p>
          </table:table-cell>
          <table:table-cell office:value-type="float" office:value="64447.84373451407" table:style-name="ce5">
            <text:p><text:s/>64,448<text:s/></text:p>
          </table:table-cell>
          <table:table-cell office:value-type="float" office:value="1.1077485654563688" table:style-name="ce6">
            <text:p>1.108</text:p>
          </table:table-cell>
          <table:table-cell office:value-type="float" office:value="71392.006443664184" table:style-name="ce5">
            <text:p><text:s/>71,39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1392.006443664184" table:style-name="ce5">
            <text:p><text:s/>71,392<text:s/></text:p>
          </table:table-cell>
          <table:table-cell office:value-type="float" office:value="1.0538405824452961" table:style-name="ce6">
            <text:p>1.054</text:p>
          </table:table-cell>
          <table:table-cell office:value-type="float" office:value="75235.793652529406" table:style-name="ce5">
            <text:p><text:s/>75,236<text:s/></text:p>
          </table:table-cell>
          <table:table-cell office:value-type="float" office:value="1.0484730148424799" table:style-name="ce6">
            <text:p>1.048</text:p>
          </table:table-cell>
          <table:table-cell office:value-type="float" office:value="78882.699394934214" table:style-name="ce5">
            <text:p><text:s/>78,8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8882.699394934214" table:style-name="ce5">
            <text:p><text:s/>78,883<text:s/></text:p>
          </table:table-cell>
          <table:table-cell office:value-type="float" office:value="1.0255743206832131" table:style-name="ce6">
            <text:p>1.026</text:p>
          </table:table-cell>
          <table:table-cell office:value-type="float" office:value="80900.070845617767" table:style-name="ce5">
            <text:p><text:s/>80,900<text:s/></text:p>
          </table:table-cell>
          <table:table-cell office:value-type="float" office:value="1.0400326435647644" table:style-name="ce6">
            <text:p>1.040</text:p>
          </table:table-cell>
          <table:table-cell office:value-type="float" office:value="84138.714546144576" table:style-name="ce5">
            <text:p><text:s/>84,13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4138.714546144576" table:style-name="ce5">
            <text:p><text:s/>84,139<text:s/></text:p>
          </table:table-cell>
          <table:table-cell office:value-type="float" office:value="0.94788944620796545" table:style-name="ce6">
            <text:p>0.948</text:p>
          </table:table-cell>
          <table:table-cell office:value-type="float" office:value="79754.19953579508" table:style-name="ce5">
            <text:p><text:s/>79,754<text:s/></text:p>
          </table:table-cell>
          <table:table-cell office:value-type="float" office:value="1.2391032407714913" table:style-name="ce6">
            <text:p>1.239</text:p>
          </table:table-cell>
          <table:table-cell office:value-type="float" office:value="98823.687109939841" table:style-name="ce5">
            <text:p><text:s/>98,8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8823.687109939841" table:style-name="ce5">
            <text:p><text:s/>98,824<text:s/></text:p>
          </table:table-cell>
          <table:table-cell office:value-type="float" office:value="0.98108485957120961" table:style-name="ce6">
            <text:p>0.981</text:p>
          </table:table-cell>
          <table:table-cell office:value-type="float" office:value="96954.423190564485" table:style-name="ce5">
            <text:p><text:s/>96,954<text:s/></text:p>
          </table:table-cell>
          <table:table-cell office:value-type="float" office:value="0.9612802768682811" table:style-name="ce6">
            <text:p>0.961</text:p>
          </table:table-cell>
          <table:table-cell office:value-type="float" office:value="93200.374768230322" table:style-name="ce5">
            <text:p><text:s/>93,20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3200.374768230322" table:style-name="ce5">
            <text:p><text:s/>93,200<text:s/></text:p>
          </table:table-cell>
          <table:table-cell office:value-type="float" office:value="1.02350400375425" table:style-name="ce6">
            <text:p>1.024</text:p>
          </table:table-cell>
          <table:table-cell office:value-type="float" office:value="95390.956726680306" table:style-name="ce5">
            <text:p><text:s/>95,391<text:s/></text:p>
          </table:table-cell>
          <table:table-cell office:value-type="float" office:value="1.0724580839853455" table:style-name="ce6">
            <text:p>1.072</text:p>
          </table:table-cell>
          <table:table-cell office:value-type="float" office:value="102302.80268062458" table:style-name="ce5">
            <text:p><text:s/>102,3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2302.80268062458" table:style-name="ce5">
            <text:p><text:s/>102,303<text:s/></text:p>
          </table:table-cell>
          <table:table-cell office:value-type="float" office:value="1.028636256582673" table:style-name="ce6">
            <text:p>1.029</text:p>
          </table:table-cell>
          <table:table-cell office:value-type="float" office:value="105232.37198731351" table:style-name="ce5">
            <text:p><text:s/>105,232<text:s/></text:p>
          </table:table-cell>
          <table:table-cell office:value-type="float" office:value="1.1468032851451297" table:style-name="ce6">
            <text:p>1.147</text:p>
          </table:table-cell>
          <table:table-cell office:value-type="float" office:value="120680.82989866546" table:style-name="ce5">
            <text:p><text:s/>120,68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148.979573997" table:style-name="ce5">
            <text:p><text:s/>14,14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148.979573997" table:style-name="ce5">
            <text:p><text:s/>14,149<text:s/></text:p>
          </table:table-cell>
          <table:table-cell office:value-type="float" office:value="0.98889706798172861" table:style-name="ce6">
            <text:p>0.989</text:p>
          </table:table-cell>
          <table:table-cell office:value-type="float" office:value="13991.884415659" table:style-name="ce5">
            <text:p><text:s/>13,992<text:s/></text:p>
          </table:table-cell>
          <table:table-cell office:value-type="float" office:value="1.1861393356672918" table:style-name="ce6">
            <text:p>1.186</text:p>
          </table:table-cell>
          <table:table-cell office:value-type="float" office:value="16596.324485523299" table:style-name="ce5">
            <text:p><text:s/>16,59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6596.324485523299" table:style-name="ce5">
            <text:p><text:s/>16,596<text:s/></text:p>
          </table:table-cell>
          <table:table-cell office:value-type="float" office:value="1.0287287074010512" table:style-name="ce6">
            <text:p>1.029</text:p>
          </table:table-cell>
          <table:table-cell office:value-type="float" office:value="17073.115435600801" table:style-name="ce5">
            <text:p><text:s/>17,073<text:s/></text:p>
          </table:table-cell>
          <table:table-cell office:value-type="float" office:value="1.0517855890987471" table:style-name="ce6">
            <text:p>1.052</text:p>
          </table:table-cell>
          <table:table-cell office:value-type="float" office:value="17957.256776184298" table:style-name="ce5">
            <text:p><text:s/>17,9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957.256776184298" table:style-name="ce5">
            <text:p><text:s/>17,957<text:s/></text:p>
          </table:table-cell>
          <table:table-cell office:value-type="float" office:value="1.0268251805399731" table:style-name="ce6">
            <text:p>1.027</text:p>
          </table:table-cell>
          <table:table-cell office:value-type="float" office:value="18438.9634312081" table:style-name="ce5">
            <text:p><text:s/>18,439<text:s/></text:p>
          </table:table-cell>
          <table:table-cell office:value-type="float" office:value="1.2709556618916868" table:style-name="ce6">
            <text:p>1.271</text:p>
          </table:table-cell>
          <table:table-cell office:value-type="float" office:value="23435.104972307701" table:style-name="ce5">
            <text:p><text:s/>23,43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3435.104972307701" table:style-name="ce5">
            <text:p><text:s/>23,435<text:s/></text:p>
          </table:table-cell>
          <table:table-cell office:value-type="float" office:value="1.008603964764035" table:style-name="ce6">
            <text:p>1.009</text:p>
          </table:table-cell>
          <table:table-cell office:value-type="float" office:value="23636.739789730898" table:style-name="ce5">
            <text:p><text:s/>23,637<text:s/></text:p>
          </table:table-cell>
          <table:table-cell office:value-type="float" office:value="0.98253833253193346" table:style-name="ce6">
            <text:p>0.983</text:p>
          </table:table-cell>
          <table:table-cell office:value-type="float" office:value="23224.0028994934" table:style-name="ce5">
            <text:p><text:s/>23,22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224.0028994934" table:style-name="ce5">
            <text:p><text:s/>23,224<text:s/></text:p>
          </table:table-cell>
          <table:table-cell office:value-type="float" office:value="1.0718510586875358" table:style-name="ce6">
            <text:p>1.072</text:p>
          </table:table-cell>
          <table:table-cell office:value-type="float" office:value="24892.672094784401" table:style-name="ce5">
            <text:p><text:s/>24,893<text:s/></text:p>
          </table:table-cell>
          <table:table-cell office:value-type="float" office:value="1.0645010897241769" table:style-name="ce6">
            <text:p>1.065</text:p>
          </table:table-cell>
          <table:table-cell office:value-type="float" office:value="26498.2765710446" table:style-name="ce5">
            <text:p><text:s/>26,4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498.2765710446" table:style-name="ce5">
            <text:p><text:s/>26,498<text:s/></text:p>
          </table:table-cell>
          <table:table-cell office:value-type="float" office:value="1.071601050430379" table:style-name="ce6">
            <text:p>1.072</text:p>
          </table:table-cell>
          <table:table-cell office:value-type="float" office:value="28395.581008126097" table:style-name="ce5">
            <text:p><text:s/>28,396<text:s/></text:p>
          </table:table-cell>
          <table:table-cell office:value-type="float" office:value="1.0768015295393183" table:style-name="ce6">
            <text:p>1.077</text:p>
          </table:table-cell>
          <table:table-cell office:value-type="float" office:value="30576.405061707803" table:style-name="ce5">
            <text:p><text:s/>30,5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576.405061707803" table:style-name="ce5">
            <text:p><text:s/>30,576<text:s/></text:p>
          </table:table-cell>
          <table:table-cell office:value-type="float" office:value="0.97646487236456025" table:style-name="ce6">
            <text:p>0.976</text:p>
          </table:table-cell>
          <table:table-cell office:value-type="float" office:value="29856.7854659476" table:style-name="ce5">
            <text:p><text:s/>29,857<text:s/></text:p>
          </table:table-cell>
          <table:table-cell office:value-type="float" office:value="1.0798333482261451" table:style-name="ce6">
            <text:p>1.080</text:p>
          </table:table-cell>
          <table:table-cell office:value-type="float" office:value="32240.352616963901" table:style-name="ce5">
            <text:p><text:s/>32,2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240.352616963901" table:style-name="ce5">
            <text:p><text:s/>32,240<text:s/></text:p>
          </table:table-cell>
          <table:table-cell office:value-type="float" office:value="1.0779282728649975" table:style-name="ce6">
            <text:p>1.078</text:p>
          </table:table-cell>
          <table:table-cell office:value-type="float" office:value="34752.787612962406" table:style-name="ce5">
            <text:p><text:s/>34,753<text:s/></text:p>
          </table:table-cell>
          <table:table-cell office:value-type="float" office:value="1.0085649640442453" table:style-name="ce6">
            <text:p>1.009</text:p>
          </table:table-cell>
          <table:table-cell office:value-type="float" office:value="35050.443989304717" table:style-name="ce5">
            <text:p><text:s/>35,05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050.443989304717" table:style-name="ce5">
            <text:p><text:s/>35,050<text:s/></text:p>
          </table:table-cell>
          <table:table-cell office:value-type="float" office:value="1.0583519587914976" table:style-name="ce6">
            <text:p>1.058</text:p>
          </table:table-cell>
          <table:table-cell office:value-type="float" office:value="37095.706052592323" table:style-name="ce5">
            <text:p><text:s/>37,096<text:s/></text:p>
          </table:table-cell>
          <table:table-cell office:value-type="float" office:value="1.0075328709544571" table:style-name="ce6">
            <text:p>1.008</text:p>
          </table:table-cell>
          <table:table-cell office:value-type="float" office:value="37375.143219250975" table:style-name="ce5">
            <text:p><text:s/>37,37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7375.143219250975" table:style-name="ce5">
            <text:p><text:s/>37,375<text:s/></text:p>
          </table:table-cell>
          <table:table-cell office:value-type="float" office:value="1.0371599748204507" table:style-name="ce6">
            <text:p>1.037</text:p>
          </table:table-cell>
          <table:table-cell office:value-type="float" office:value="38764.00260018908" table:style-name="ce5">
            <text:p><text:s/>38,764<text:s/></text:p>
          </table:table-cell>
          <table:table-cell office:value-type="float" office:value="1.0800246826187094" table:style-name="ce6">
            <text:p>1.080</text:p>
          </table:table-cell>
          <table:table-cell office:value-type="float" office:value="41866.079605300038" table:style-name="ce5">
            <text:p><text:s/>41,8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1866.079605300038" table:style-name="ce5">
            <text:p><text:s/>41,866<text:s/></text:p>
          </table:table-cell>
          <table:table-cell office:value-type="float" office:value="1.0577655900377332" table:style-name="ce6">
            <text:p>1.058</text:p>
          </table:table-cell>
          <table:table-cell office:value-type="float" office:value="44284.498396266907" table:style-name="ce5">
            <text:p><text:s/>44,284<text:s/></text:p>
          </table:table-cell>
          <table:table-cell office:value-type="float" office:value="1.0447855943110496" table:style-name="ce6">
            <text:p>1.045</text:p>
          </table:table-cell>
          <table:table-cell office:value-type="float" office:value="46267.805975710442" table:style-name="ce5">
            <text:p><text:s/>46,2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267.805975710442" table:style-name="ce5">
            <text:p><text:s/>46,268<text:s/></text:p>
          </table:table-cell>
          <table:table-cell office:value-type="float" office:value="1.0354182634195159" table:style-name="ce6">
            <text:p>1.035</text:p>
          </table:table-cell>
          <table:table-cell office:value-type="float" office:value="47906.531315601213" table:style-name="ce5">
            <text:p><text:s/>47,907<text:s/></text:p>
          </table:table-cell>
          <table:table-cell office:value-type="float" office:value="1.0194890998167583" table:style-name="ce6">
            <text:p>1.019</text:p>
          </table:table-cell>
          <table:table-cell office:value-type="float" office:value="48840.186486285624" table:style-name="ce5">
            <text:p><text:s/>48,8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840.186486285624" table:style-name="ce5">
            <text:p><text:s/>48,840<text:s/></text:p>
          </table:table-cell>
          <table:table-cell office:value-type="float" office:value="0.95107582151310754" table:style-name="ce6">
            <text:p>0.951</text:p>
          </table:table-cell>
          <table:table-cell office:value-type="float" office:value="46450.720485297468" table:style-name="ce5">
            <text:p><text:s/>46,451<text:s/></text:p>
          </table:table-cell>
          <table:table-cell office:value-type="float" office:value="1.3015093249107093" table:style-name="ce6">
            <text:p>1.302</text:p>
          </table:table-cell>
          <table:table-cell office:value-type="float" office:value="60456.045860435559" table:style-name="ce5">
            <text:p><text:s/>60,4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0456.045860435559" table:style-name="ce5">
            <text:p><text:s/>60,456<text:s/></text:p>
          </table:table-cell>
          <table:table-cell office:value-type="float" office:value="0.98372813773464995" table:style-name="ce6">
            <text:p>0.984</text:p>
          </table:table-cell>
          <table:table-cell office:value-type="float" office:value="59472.31340908687" table:style-name="ce5">
            <text:p><text:s/>59,472<text:s/></text:p>
          </table:table-cell>
          <table:table-cell office:value-type="float" office:value="0.9089846120728664" table:style-name="ce6">
            <text:p>0.909</text:p>
          </table:table-cell>
          <table:table-cell office:value-type="float" office:value="54059.417733234754" table:style-name="ce5">
            <text:p><text:s/>54,05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4059.417733234754" table:style-name="ce5">
            <text:p><text:s/>54,059<text:s/></text:p>
          </table:table-cell>
          <table:table-cell office:value-type="float" office:value="1.0248268493237489" table:style-name="ce6">
            <text:p>1.025</text:p>
          </table:table-cell>
          <table:table-cell office:value-type="float" office:value="55401.542751827379" table:style-name="ce5">
            <text:p><text:s/>55,402<text:s/></text:p>
          </table:table-cell>
          <table:table-cell office:value-type="float" office:value="1.1248781301547741" table:style-name="ce6">
            <text:p>1.125</text:p>
          </table:table-cell>
          <table:table-cell office:value-type="float" office:value="62319.983818365356" table:style-name="ce5">
            <text:p><text:s/>62,3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2319.983818365356" table:style-name="ce5">
            <text:p><text:s/>62,320<text:s/></text:p>
          </table:table-cell>
          <table:table-cell office:value-type="float" office:value="1.0292189477229456" table:style-name="ce6">
            <text:p>1.029</text:p>
          </table:table-cell>
          <table:table-cell office:value-type="float" office:value="64140.908167648988" table:style-name="ce5">
            <text:p><text:s/>64,141<text:s/></text:p>
          </table:table-cell>
          <table:table-cell office:value-type="float" office:value="1.1824388251026734" table:style-name="ce6">
            <text:p>1.182</text:p>
          </table:table-cell>
          <table:table-cell office:value-type="float" office:value="75842.700094773332" table:style-name="ce5">
            <text:p><text:s/>75,84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027.0805661136992" table:style-name="ce5">
            <text:p><text:s/>8,02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027.0805661136992" table:style-name="ce5">
            <text:p><text:s/>8,027<text:s/></text:p>
          </table:table-cell>
          <table:table-cell office:value-type="float" office:value="1.0002947584277389" table:style-name="ce6">
            <text:p>1.000</text:p>
          </table:table-cell>
          <table:table-cell office:value-type="float" office:value="8029.4466157607003" table:style-name="ce5">
            <text:p><text:s/>8,029<text:s/></text:p>
          </table:table-cell>
          <table:table-cell office:value-type="float" office:value="1.1221882769177676" table:style-name="ce6">
            <text:p>1.122</text:p>
          </table:table-cell>
          <table:table-cell office:value-type="float" office:value="9010.5508623436999" table:style-name="ce5">
            <text:p><text:s/>9,01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010.5508623436999" table:style-name="ce5">
            <text:p><text:s/>9,011<text:s/></text:p>
          </table:table-cell>
          <table:table-cell office:value-type="float" office:value="1.0704152025246285" table:style-name="ce6">
            <text:p>1.070</text:p>
          </table:table-cell>
          <table:table-cell office:value-type="float" office:value="9645.0306261740989" table:style-name="ce5">
            <text:p><text:s/>9,645<text:s/></text:p>
          </table:table-cell>
          <table:table-cell office:value-type="float" office:value="1.0883626004289908" table:style-name="ce6">
            <text:p>1.088</text:p>
          </table:table-cell>
          <table:table-cell office:value-type="float" office:value="10497.290613520099" table:style-name="ce5">
            <text:p><text:s/>10,4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497.290613520099" table:style-name="ce5">
            <text:p><text:s/>10,497<text:s/></text:p>
          </table:table-cell>
          <table:table-cell office:value-type="float" office:value="1.0278927162706144" table:style-name="ce6">
            <text:p>1.028</text:p>
          </table:table-cell>
          <table:table-cell office:value-type="float" office:value="10790.088562213199" table:style-name="ce5">
            <text:p><text:s/>10,790<text:s/></text:p>
          </table:table-cell>
          <table:table-cell office:value-type="float" office:value="1.027100213391374" table:style-name="ce6">
            <text:p>1.027</text:p>
          </table:table-cell>
          <table:table-cell office:value-type="float" office:value="11082.502264761002" table:style-name="ce5">
            <text:p><text:s/>11,08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082.502264761002" table:style-name="ce5">
            <text:p><text:s/>11,083<text:s/></text:p>
          </table:table-cell>
          <table:table-cell office:value-type="float" office:value="0.99964256859357481" table:style-name="ce6">
            <text:p>1.000</text:p>
          </table:table-cell>
          <table:table-cell office:value-type="float" office:value="11078.541030389797" table:style-name="ce5">
            <text:p><text:s/>11,079<text:s/></text:p>
          </table:table-cell>
          <table:table-cell office:value-type="float" office:value="1.0023107723602753" table:style-name="ce6">
            <text:p>1.002</text:p>
          </table:table-cell>
          <table:table-cell office:value-type="float" office:value="11104.141016794998" table:style-name="ce5">
            <text:p><text:s/>11,1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104.141016794998" table:style-name="ce5">
            <text:p><text:s/>11,104<text:s/></text:p>
          </table:table-cell>
          <table:table-cell office:value-type="float" office:value="1.0881876382899305" table:style-name="ce6">
            <text:p>1.088</text:p>
          </table:table-cell>
          <table:table-cell office:value-type="float" office:value="12083.388988304498" table:style-name="ce5">
            <text:p><text:s/>12,083<text:s/></text:p>
          </table:table-cell>
          <table:table-cell office:value-type="float" office:value="1.2115877356518958" table:style-name="ce6">
            <text:p>1.212</text:p>
          </table:table-cell>
          <table:table-cell office:value-type="float" office:value="14640.085903340896" table:style-name="ce5">
            <text:p><text:s/>14,6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640.085903340896" table:style-name="ce5">
            <text:p><text:s/>14,640<text:s/></text:p>
          </table:table-cell>
          <table:table-cell office:value-type="float" office:value="1.0761390826548518" table:style-name="ce6">
            <text:p>1.076</text:p>
          </table:table-cell>
          <table:table-cell office:value-type="float" office:value="15754.768614009499" table:style-name="ce5">
            <text:p><text:s/>15,755<text:s/></text:p>
          </table:table-cell>
          <table:table-cell office:value-type="float" office:value="1.0733816060528913" table:style-name="ce6">
            <text:p>1.073</text:p>
          </table:table-cell>
          <table:table-cell office:value-type="float" office:value="16910.878837897202" table:style-name="ce5">
            <text:p><text:s/>16,91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910.878837897202" table:style-name="ce5">
            <text:p><text:s/>16,911<text:s/></text:p>
          </table:table-cell>
          <table:table-cell office:value-type="float" office:value="0.95712955457497373" table:style-name="ce6">
            <text:p>0.957</text:p>
          </table:table-cell>
          <table:table-cell office:value-type="float" office:value="16185.901929587899" table:style-name="ce5">
            <text:p><text:s/>16,186<text:s/></text:p>
          </table:table-cell>
          <table:table-cell office:value-type="float" office:value="1.0215973399896352" table:style-name="ce6">
            <text:p>1.022</text:p>
          </table:table-cell>
          <table:table-cell office:value-type="float" office:value="16535.474356600102" table:style-name="ce5">
            <text:p><text:s/>16,5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535.474356600102" table:style-name="ce5">
            <text:p><text:s/>16,535<text:s/></text:p>
          </table:table-cell>
          <table:table-cell office:value-type="float" office:value="1.1101704285945906" table:style-name="ce6">
            <text:p>1.110</text:p>
          </table:table-cell>
          <table:table-cell office:value-type="float" office:value="18357.194653481598" table:style-name="ce5">
            <text:p><text:s/>18,357<text:s/></text:p>
          </table:table-cell>
          <table:table-cell office:value-type="float" office:value="1.2570274197006379" table:style-name="ce6">
            <text:p>1.257</text:p>
          </table:table-cell>
          <table:table-cell office:value-type="float" office:value="23075.49702820832" table:style-name="ce5">
            <text:p><text:s/>23,0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075.49702820832" table:style-name="ce5">
            <text:p><text:s/>23,075<text:s/></text:p>
          </table:table-cell>
          <table:table-cell office:value-type="float" office:value="1.0382995092045684" table:style-name="ce6">
            <text:p>1.038</text:p>
          </table:table-cell>
          <table:table-cell office:value-type="float" office:value="23959.277239040177" table:style-name="ce5">
            <text:p><text:s/>23,959<text:s/></text:p>
          </table:table-cell>
          <table:table-cell office:value-type="float" office:value="1.0651892666388585" table:style-name="ce6">
            <text:p>1.065</text:p>
          </table:table-cell>
          <table:table-cell office:value-type="float" office:value="25521.164951450301" table:style-name="ce5">
            <text:p><text:s/>25,52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521.164951450301" table:style-name="ce5">
            <text:p><text:s/>25,521<text:s/></text:p>
          </table:table-cell>
          <table:table-cell office:value-type="float" office:value="1.0063741676049722" table:style-name="ce6">
            <text:p>1.006</text:p>
          </table:table-cell>
          <table:table-cell office:value-type="float" office:value="25683.84113432499" table:style-name="ce5">
            <text:p><text:s/>25,684<text:s/></text:p>
          </table:table-cell>
          <table:table-cell office:value-type="float" office:value="1.1495915538468435" table:style-name="ce6">
            <text:p>1.150</text:p>
          </table:table-cell>
          <table:table-cell office:value-type="float" office:value="29525.926838364143" table:style-name="ce5">
            <text:p><text:s/>29,52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9525.926838364143" table:style-name="ce5">
            <text:p><text:s/>29,526<text:s/></text:p>
          </table:table-cell>
          <table:table-cell office:value-type="float" office:value="1.0482751456271415" table:style-name="ce6">
            <text:p>1.048</text:p>
          </table:table-cell>
          <table:table-cell office:value-type="float" office:value="30951.295256262496" table:style-name="ce5">
            <text:p><text:s/>30,951<text:s/></text:p>
          </table:table-cell>
          <table:table-cell office:value-type="float" office:value="1.0537489028871798" table:style-name="ce6">
            <text:p>1.054</text:p>
          </table:table-cell>
          <table:table-cell office:value-type="float" office:value="32614.893419223779" table:style-name="ce5">
            <text:p><text:s/>32,6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614.893419223779" table:style-name="ce5">
            <text:p><text:s/>32,615<text:s/></text:p>
          </table:table-cell>
          <table:table-cell office:value-type="float" office:value="1.0116096074859346" table:style-name="ce6">
            <text:p>1.012</text:p>
          </table:table-cell>
          <table:table-cell office:value-type="float" office:value="32993.539530016555" table:style-name="ce5">
            <text:p><text:s/>32,994<text:s/></text:p>
          </table:table-cell>
          <table:table-cell office:value-type="float" office:value="1.0698618142423122" table:style-name="ce6">
            <text:p>1.070</text:p>
          </table:table-cell>
          <table:table-cell office:value-type="float" office:value="35298.528059858952" table:style-name="ce5">
            <text:p><text:s/>35,29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5298.528059858952" table:style-name="ce5">
            <text:p><text:s/>35,299<text:s/></text:p>
          </table:table-cell>
          <table:table-cell office:value-type="float" office:value="0.94348067415224335" table:style-name="ce6">
            <text:p>0.943</text:p>
          </table:table-cell>
          <table:table-cell office:value-type="float" office:value="33303.479050497604" table:style-name="ce5">
            <text:p><text:s/>33,303<text:s/></text:p>
          </table:table-cell>
          <table:table-cell office:value-type="float" office:value="1.1520610561835882" table:style-name="ce6">
            <text:p>1.152</text:p>
          </table:table-cell>
          <table:table-cell office:value-type="float" office:value="38367.641249504275" table:style-name="ce5">
            <text:p><text:s/>38,3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367.641249504275" table:style-name="ce5">
            <text:p><text:s/>38,368<text:s/></text:p>
          </table:table-cell>
          <table:table-cell office:value-type="float" office:value="0.97691983559093309" table:style-name="ce6">
            <text:p>0.977</text:p>
          </table:table-cell>
          <table:table-cell office:value-type="float" office:value="37482.109781477615" table:style-name="ce5">
            <text:p><text:s/>37,482<text:s/></text:p>
          </table:table-cell>
          <table:table-cell office:value-type="float" office:value="1.0442570405772007" table:style-name="ce6">
            <text:p>1.044</text:p>
          </table:table-cell>
          <table:table-cell office:value-type="float" office:value="39140.957034995561" table:style-name="ce5">
            <text:p><text:s/>39,1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140.957034995561" table:style-name="ce5">
            <text:p><text:s/>39,141<text:s/></text:p>
          </table:table-cell>
          <table:table-cell office:value-type="float" office:value="1.0216769594851445" table:style-name="ce6">
            <text:p>1.022</text:p>
          </table:table-cell>
          <table:table-cell office:value-type="float" office:value="39989.413974852934" table:style-name="ce5">
            <text:p><text:s/>39,989<text:s/></text:p>
          </table:table-cell>
          <table:table-cell office:value-type="float" office:value="0.99983507853858855" table:style-name="ce6">
            <text:p>1.000</text:p>
          </table:table-cell>
          <table:table-cell office:value-type="float" office:value="39982.818862259213" table:style-name="ce5">
            <text:p><text:s/>39,9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982.818862259213" table:style-name="ce5">
            <text:p><text:s/>39,983<text:s/></text:p>
          </table:table-cell>
          <table:table-cell office:value-type="float" office:value="1.0277280339143817" table:style-name="ce6">
            <text:p>1.028</text:p>
          </table:table-cell>
          <table:table-cell office:value-type="float" office:value="41091.463819664517" table:style-name="ce5">
            <text:p><text:s/>41,091<text:s/></text:p>
          </table:table-cell>
          <table:table-cell office:value-type="float" office:value="1.0911786934792675" table:style-name="ce6">
            <text:p>1.091</text:p>
          </table:table-cell>
          <table:table-cell office:value-type="float" office:value="44838.129803892123" table:style-name="ce5">
            <text:p><text:s/>44,83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4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063.3531194033003" table:style-name="ce5">
            <text:p><text:s/>8,06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063.3531194033003" table:style-name="ce5">
            <text:p><text:s/>8,063<text:s/></text:p>
          </table:table-cell>
          <table:table-cell office:value-type="float" office:value="1.0246685623759859" table:style-name="ce6">
            <text:p>1.025</text:p>
          </table:table-cell>
          <table:table-cell office:value-type="float" office:value="8262.2644487889011" table:style-name="ce5">
            <text:p><text:s/>8,262<text:s/></text:p>
          </table:table-cell>
          <table:table-cell office:value-type="float" office:value="1.0411885489111259" table:style-name="ce6">
            <text:p>1.041</text:p>
          </table:table-cell>
          <table:table-cell office:value-type="float" office:value="8602.5751321544994" table:style-name="ce5">
            <text:p><text:s/>8,60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602.5751321544994" table:style-name="ce5">
            <text:p><text:s/>8,603<text:s/></text:p>
          </table:table-cell>
          <table:table-cell office:value-type="float" office:value="1.0353578305155149" table:style-name="ce6">
            <text:p>1.035</text:p>
          </table:table-cell>
          <table:table-cell office:value-type="float" office:value="8906.7435256741992" table:style-name="ce5">
            <text:p><text:s/>8,907<text:s/></text:p>
          </table:table-cell>
          <table:table-cell office:value-type="float" office:value="1.0082200667878396" table:style-name="ce6">
            <text:p>1.008</text:p>
          </table:table-cell>
          <table:table-cell office:value-type="float" office:value="8979.9575523174008" table:style-name="ce5">
            <text:p><text:s/>8,98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979.9575523174008" table:style-name="ce5">
            <text:p><text:s/>8,980<text:s/></text:p>
          </table:table-cell>
          <table:table-cell office:value-type="float" office:value="1.030100045492325" table:style-name="ce6">
            <text:p>1.030</text:p>
          </table:table-cell>
          <table:table-cell office:value-type="float" office:value="9250.2546831612999" table:style-name="ce5">
            <text:p><text:s/>9,250<text:s/></text:p>
          </table:table-cell>
          <table:table-cell office:value-type="float" office:value="1.0006843379324164" table:style-name="ce6">
            <text:p>1.001</text:p>
          </table:table-cell>
          <table:table-cell office:value-type="float" office:value="9256.5849833254997" table:style-name="ce5">
            <text:p><text:s/>9,25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256.5849833254997" table:style-name="ce5">
            <text:p><text:s/>9,257<text:s/></text:p>
          </table:table-cell>
          <table:table-cell office:value-type="float" office:value="1.0545673791321943" table:style-name="ce6">
            <text:p>1.055</text:p>
          </table:table-cell>
          <table:table-cell office:value-type="float" office:value="9761.6925655800005" table:style-name="ce5">
            <text:p><text:s/>9,762<text:s/></text:p>
          </table:table-cell>
          <table:table-cell office:value-type="float" office:value="1.1617923513092692" table:style-name="ce6">
            <text:p>1.162</text:p>
          </table:table-cell>
          <table:table-cell office:value-type="float" office:value="11341.059758523399" table:style-name="ce5">
            <text:p><text:s/>11,34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341.059758523399" table:style-name="ce5">
            <text:p><text:s/>11,341<text:s/></text:p>
          </table:table-cell>
          <table:table-cell office:value-type="float" office:value="1.0384025254531686" table:style-name="ce6">
            <text:p>1.038</text:p>
          </table:table-cell>
          <table:table-cell office:value-type="float" office:value="11776.585094566" table:style-name="ce5">
            <text:p><text:s/>11,777<text:s/></text:p>
          </table:table-cell>
          <table:table-cell office:value-type="float" office:value="1.184008886183237" table:style-name="ce6">
            <text:p>1.184</text:p>
          </table:table-cell>
          <table:table-cell office:value-type="float" office:value="13943.581400859199" table:style-name="ce5">
            <text:p><text:s/>13,94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943.581400859199" table:style-name="ce5">
            <text:p><text:s/>13,944<text:s/></text:p>
          </table:table-cell>
          <table:table-cell office:value-type="float" office:value="1.0207496574166499" table:style-name="ce6">
            <text:p>1.021</text:p>
          </table:table-cell>
          <table:table-cell office:value-type="float" office:value="14232.905938088199" table:style-name="ce5">
            <text:p><text:s/>14,233<text:s/></text:p>
          </table:table-cell>
          <table:table-cell office:value-type="float" office:value="0.98900068027828703" table:style-name="ce6">
            <text:p>0.989</text:p>
          </table:table-cell>
          <table:table-cell office:value-type="float" office:value="14076.353655106101" table:style-name="ce5">
            <text:p><text:s/>14,0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076.353655106101" table:style-name="ce5">
            <text:p><text:s/>14,076<text:s/></text:p>
          </table:table-cell>
          <table:table-cell office:value-type="float" office:value="1.0276197534714659" table:style-name="ce6">
            <text:p>1.028</text:p>
          </table:table-cell>
          <table:table-cell office:value-type="float" office:value="14465.139072837299" table:style-name="ce5">
            <text:p><text:s/>14,465<text:s/></text:p>
          </table:table-cell>
          <table:table-cell office:value-type="float" office:value="0.9751981678340319" table:style-name="ce6">
            <text:p>0.975</text:p>
          </table:table-cell>
          <table:table-cell office:value-type="float" office:value="14106.3771212954" table:style-name="ce5">
            <text:p><text:s/>14,10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106.3771212954" table:style-name="ce5">
            <text:p><text:s/>14,106<text:s/></text:p>
          </table:table-cell>
          <table:table-cell office:value-type="float" office:value="1.05599284197248" table:style-name="ce6">
            <text:p>1.056</text:p>
          </table:table-cell>
          <table:table-cell office:value-type="float" office:value="14896.2332662523" table:style-name="ce5">
            <text:p><text:s/>14,896<text:s/></text:p>
          </table:table-cell>
          <table:table-cell office:value-type="float" office:value="1.2879946373040472" table:style-name="ce6">
            <text:p>1.288</text:p>
          </table:table-cell>
          <table:table-cell office:value-type="float" office:value="19186.268562963112" table:style-name="ce5">
            <text:p><text:s/>19,1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186.268562963112" table:style-name="ce5">
            <text:p><text:s/>19,186<text:s/></text:p>
          </table:table-cell>
          <table:table-cell office:value-type="float" office:value="1.0793317871283064" table:style-name="ce6">
            <text:p>1.079</text:p>
          </table:table-cell>
          <table:table-cell office:value-type="float" office:value="20708.34953638662" table:style-name="ce5">
            <text:p><text:s/>20,708<text:s/></text:p>
          </table:table-cell>
          <table:table-cell office:value-type="float" office:value="1.1357184296185201" table:style-name="ce6">
            <text:p>1.136</text:p>
          </table:table-cell>
          <table:table-cell office:value-type="float" office:value="23518.85421545642" table:style-name="ce5">
            <text:p><text:s/>23,51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3518.85421545642" table:style-name="ce5">
            <text:p><text:s/>23,519<text:s/></text:p>
          </table:table-cell>
          <table:table-cell office:value-type="float" office:value="1.043639590491531" table:style-name="ce6">
            <text:p>1.044</text:p>
          </table:table-cell>
          <table:table-cell office:value-type="float" office:value="24545.207382248958" table:style-name="ce5">
            <text:p><text:s/>24,545<text:s/></text:p>
          </table:table-cell>
          <table:table-cell office:value-type="float" office:value="1.176473200357131" table:style-name="ce6">
            <text:p>1.176</text:p>
          </table:table-cell>
          <table:table-cell office:value-type="float" office:value="28876.778682423908" table:style-name="ce5">
            <text:p><text:s/>28,87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8876.778682423908" table:style-name="ce5">
            <text:p><text:s/>28,877<text:s/></text:p>
          </table:table-cell>
          <table:table-cell office:value-type="float" office:value="0.99554738847985913" table:style-name="ce6">
            <text:p>0.996</text:p>
          </table:table-cell>
          <table:table-cell office:value-type="float" office:value="28748.20160499799" table:style-name="ce5">
            <text:p><text:s/>28,748<text:s/></text:p>
          </table:table-cell>
          <table:table-cell office:value-type="float" office:value="1.0958838004892892" table:style-name="ce6">
            <text:p>1.096</text:p>
          </table:table-cell>
          <table:table-cell office:value-type="float" office:value="31504.68843211748" table:style-name="ce5">
            <text:p><text:s/>31,5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504.68843211748" table:style-name="ce5">
            <text:p><text:s/>31,505<text:s/></text:p>
          </table:table-cell>
          <table:table-cell office:value-type="float" office:value="1.0184907953065636" table:style-name="ce6">
            <text:p>1.018</text:p>
          </table:table-cell>
          <table:table-cell office:value-type="float" office:value="32087.235177112831" table:style-name="ce5">
            <text:p><text:s/>32,087<text:s/></text:p>
          </table:table-cell>
          <table:table-cell office:value-type="float" office:value="1.1011605570529859" table:style-name="ce6">
            <text:p>1.101</text:p>
          </table:table-cell>
          <table:table-cell office:value-type="float" office:value="35333.197761919728" table:style-name="ce5">
            <text:p><text:s/>35,33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5333.197761919728" table:style-name="ce5">
            <text:p><text:s/>35,333<text:s/></text:p>
          </table:table-cell>
          <table:table-cell office:value-type="float" office:value="0.9351173902192329" table:style-name="ce6">
            <text:p>0.935</text:p>
          </table:table-cell>
          <table:table-cell office:value-type="float" office:value="33040.687679226423" table:style-name="ce5">
            <text:p><text:s/>33,041<text:s/></text:p>
          </table:table-cell>
          <table:table-cell office:value-type="float" office:value="1.1117903907232687" table:style-name="ce6">
            <text:p>1.112</text:p>
          </table:table-cell>
          <table:table-cell office:value-type="float" office:value="36734.319064652635" table:style-name="ce5">
            <text:p><text:s/>36,73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734.319064652635" table:style-name="ce5">
            <text:p><text:s/>36,734<text:s/></text:p>
          </table:table-cell>
          <table:table-cell office:value-type="float" office:value="0.98416542304469656" table:style-name="ce6">
            <text:p>0.984</text:p>
          </table:table-cell>
          <table:table-cell office:value-type="float" office:value="36152.646662522719" table:style-name="ce5">
            <text:p><text:s/>36,153<text:s/></text:p>
          </table:table-cell>
          <table:table-cell office:value-type="float" office:value="1.0831367618942331" table:style-name="ce6">
            <text:p>1.083</text:p>
          </table:table-cell>
          <table:table-cell office:value-type="float" office:value="39158.260639951208" table:style-name="ce5">
            <text:p><text:s/>39,1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158.260639951208" table:style-name="ce5">
            <text:p><text:s/>39,158<text:s/></text:p>
          </table:table-cell>
          <table:table-cell office:value-type="float" office:value="1.0501399570559093" table:style-name="ce6">
            <text:p>1.050</text:p>
          </table:table-cell>
          <table:table-cell office:value-type="float" office:value="41121.654146822475" table:style-name="ce5">
            <text:p><text:s/>41,122<text:s/></text:p>
          </table:table-cell>
          <table:table-cell office:value-type="float" office:value="1.0416906442859299" table:style-name="ce6">
            <text:p>1.042</text:p>
          </table:table-cell>
          <table:table-cell office:value-type="float" office:value="42836.042402306681" table:style-name="ce5">
            <text:p><text:s/>42,8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836.042402306681" table:style-name="ce5">
            <text:p><text:s/>42,836<text:s/></text:p>
          </table:table-cell>
          <table:table-cell office:value-type="float" office:value="1.0544204752212365" table:style-name="ce6">
            <text:p>1.054</text:p>
          </table:table-cell>
          <table:table-cell office:value-type="float" office:value="45167.200186437251" table:style-name="ce5">
            <text:p><text:s/>45,167<text:s/></text:p>
          </table:table-cell>
          <table:table-cell office:value-type="float" office:value="1.0161121084538749" table:style-name="ce6">
            <text:p>1.016</text:p>
          </table:table-cell>
          <table:table-cell office:value-type="float" office:value="45894.939014399002" table:style-name="ce5">
            <text:p><text:s/>45,8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10.0769232527" table:style-name="ce5">
            <text:p><text:s/>4,41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410.0769232527" table:style-name="ce5">
            <text:p><text:s/>4,410<text:s/></text:p>
          </table:table-cell>
          <table:table-cell office:value-type="float" office:value="1.0079371183471066" table:style-name="ce6">
            <text:p>1.008</text:p>
          </table:table-cell>
          <table:table-cell office:value-type="float" office:value="4445.0802257124005" table:style-name="ce5">
            <text:p><text:s/>4,445<text:s/></text:p>
          </table:table-cell>
          <table:table-cell office:value-type="float" office:value="1.1448077786341275" table:style-name="ce6">
            <text:p>1.145</text:p>
          </table:table-cell>
          <table:table-cell office:value-type="float" office:value="5088.7624190483002" table:style-name="ce5">
            <text:p><text:s/>5,08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088.7624190483002" table:style-name="ce5">
            <text:p><text:s/>5,089<text:s/></text:p>
          </table:table-cell>
          <table:table-cell office:value-type="float" office:value="1.033721654725648" table:style-name="ce6">
            <text:p>1.034</text:p>
          </table:table-cell>
          <table:table-cell office:value-type="float" office:value="5260.3639083242997" table:style-name="ce5">
            <text:p><text:s/>5,260<text:s/></text:p>
          </table:table-cell>
          <table:table-cell office:value-type="float" office:value="1.0900718462959027" table:style-name="ce6">
            <text:p>1.090</text:p>
          </table:table-cell>
          <table:table-cell office:value-type="float" office:value="5734.1745977354003" table:style-name="ce5">
            <text:p><text:s/>5,7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734.1745977354003" table:style-name="ce5">
            <text:p><text:s/>5,734<text:s/></text:p>
          </table:table-cell>
          <table:table-cell office:value-type="float" office:value="1.0334980561256295" table:style-name="ce6">
            <text:p>1.033</text:p>
          </table:table-cell>
          <table:table-cell office:value-type="float" office:value="5926.2583002444999" table:style-name="ce5">
            <text:p><text:s/>5,926<text:s/></text:p>
          </table:table-cell>
          <table:table-cell office:value-type="float" office:value="0.97980138219890589" table:style-name="ce6">
            <text:p>0.980</text:p>
          </table:table-cell>
          <table:table-cell office:value-type="float" office:value="5806.5560738472996" table:style-name="ce5">
            <text:p><text:s/>5,80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806.5560738472996" table:style-name="ce5">
            <text:p><text:s/>5,807<text:s/></text:p>
          </table:table-cell>
          <table:table-cell office:value-type="float" office:value="1.0432053478074441" table:style-name="ce6">
            <text:p>1.043</text:p>
          </table:table-cell>
          <table:table-cell office:value-type="float" office:value="6057.4303485812998" table:style-name="ce5">
            <text:p><text:s/>6,057<text:s/></text:p>
          </table:table-cell>
          <table:table-cell office:value-type="float" office:value="1.1002587421603349" table:style-name="ce6">
            <text:p>1.100</text:p>
          </table:table-cell>
          <table:table-cell office:value-type="float" office:value="6664.7406960539001" table:style-name="ce5">
            <text:p><text:s/>6,66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664.7406960539001" table:style-name="ce5">
            <text:p><text:s/>6,665<text:s/></text:p>
          </table:table-cell>
          <table:table-cell office:value-type="float" office:value="1.0373939874224005" table:style-name="ce6">
            <text:p>1.037</text:p>
          </table:table-cell>
          <table:table-cell office:value-type="float" office:value="6913.9619258156999" table:style-name="ce5">
            <text:p><text:s/>6,914<text:s/></text:p>
          </table:table-cell>
          <table:table-cell office:value-type="float" office:value="1.0933797225097432" table:style-name="ce6">
            <text:p>1.093</text:p>
          </table:table-cell>
          <table:table-cell office:value-type="float" office:value="7559.5857718913003" table:style-name="ce5">
            <text:p><text:s/>7,5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559.5857718913003" table:style-name="ce5">
            <text:p><text:s/>7,560<text:s/></text:p>
          </table:table-cell>
          <table:table-cell office:value-type="float" office:value="1.0166563020184765" table:style-name="ce6">
            <text:p>1.017</text:p>
          </table:table-cell>
          <table:table-cell office:value-type="float" office:value="7685.5005156424995" table:style-name="ce5">
            <text:p><text:s/>7,686<text:s/></text:p>
          </table:table-cell>
          <table:table-cell office:value-type="float" office:value="1.0914838267238371" table:style-name="ce6">
            <text:p>1.091</text:p>
          </table:table-cell>
          <table:table-cell office:value-type="float" office:value="8388.5995131014988" table:style-name="ce5">
            <text:p><text:s/>8,3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388.5995131014988" table:style-name="ce5">
            <text:p><text:s/>8,389<text:s/></text:p>
          </table:table-cell>
          <table:table-cell office:value-type="float" office:value="1.0398818373965031" table:style-name="ce6">
            <text:p>1.040</text:p>
          </table:table-cell>
          <table:table-cell office:value-type="float" office:value="8723.1522748673997" table:style-name="ce5">
            <text:p><text:s/>8,723<text:s/></text:p>
          </table:table-cell>
          <table:table-cell office:value-type="float" office:value="0.90430346537399076" table:style-name="ce6">
            <text:p>0.904</text:p>
          </table:table-cell>
          <table:table-cell office:value-type="float" office:value="7888.3768311476006" table:style-name="ce5">
            <text:p><text:s/>7,8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888.3768311476006" table:style-name="ce5">
            <text:p><text:s/>7,888<text:s/></text:p>
          </table:table-cell>
          <table:table-cell office:value-type="float" office:value="1.0603984095258145" table:style-name="ce6">
            <text:p>1.060</text:p>
          </table:table-cell>
          <table:table-cell office:value-type="float" office:value="8364.8222454892002" table:style-name="ce5">
            <text:p><text:s/>8,365<text:s/></text:p>
          </table:table-cell>
          <table:table-cell office:value-type="float" office:value="1.2780782070635053" table:style-name="ce6">
            <text:p>1.278</text:p>
          </table:table-cell>
          <table:table-cell office:value-type="float" office:value="10690.89701791976" table:style-name="ce5">
            <text:p><text:s/>10,69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690.89701791976" table:style-name="ce5">
            <text:p><text:s/>10,691<text:s/></text:p>
          </table:table-cell>
          <table:table-cell office:value-type="float" office:value="1.08732723966051" table:style-name="ce6">
            <text:p>1.087</text:p>
          </table:table-cell>
          <table:table-cell office:value-type="float" office:value="11624.503543989469" table:style-name="ce5">
            <text:p><text:s/>11,625<text:s/></text:p>
          </table:table-cell>
          <table:table-cell office:value-type="float" office:value="1.1319980034296739" table:style-name="ce6">
            <text:p>1.132</text:p>
          </table:table-cell>
          <table:table-cell office:value-type="float" office:value="13158.914802657249" table:style-name="ce5">
            <text:p><text:s/>13,15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158.914802657249" table:style-name="ce5">
            <text:p><text:s/>13,159<text:s/></text:p>
          </table:table-cell>
          <table:table-cell office:value-type="float" office:value="1.0458842810837254" table:style-name="ce6">
            <text:p>1.046</text:p>
          </table:table-cell>
          <table:table-cell office:value-type="float" office:value="13762.70214821917" table:style-name="ce5">
            <text:p><text:s/>13,763<text:s/></text:p>
          </table:table-cell>
          <table:table-cell office:value-type="float" office:value="1.0829606027758045" table:style-name="ce6">
            <text:p>1.083</text:p>
          </table:table-cell>
          <table:table-cell office:value-type="float" office:value="14904.464214259291" table:style-name="ce5">
            <text:p><text:s/>14,90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904.464214259291" table:style-name="ce5">
            <text:p><text:s/>14,904<text:s/></text:p>
          </table:table-cell>
          <table:table-cell office:value-type="float" office:value="1.003038473270824" table:style-name="ce6">
            <text:p>1.003</text:p>
          </table:table-cell>
          <table:table-cell office:value-type="float" office:value="14949.751030390271" table:style-name="ce5">
            <text:p><text:s/>14,950<text:s/></text:p>
          </table:table-cell>
          <table:table-cell office:value-type="float" office:value="1.1697853004817422" table:style-name="ce6">
            <text:p>1.170</text:p>
          </table:table-cell>
          <table:table-cell office:value-type="float" office:value="17487.99900121232" table:style-name="ce5">
            <text:p><text:s/>17,4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487.99900121232" table:style-name="ce5">
            <text:p><text:s/>17,488<text:s/></text:p>
          </table:table-cell>
          <table:table-cell office:value-type="float" office:value="1.0223281402444346" table:style-name="ce6">
            <text:p>1.022</text:p>
          </table:table-cell>
          <table:table-cell office:value-type="float" office:value="17878.473495505921" table:style-name="ce5">
            <text:p><text:s/>17,878<text:s/></text:p>
          </table:table-cell>
          <table:table-cell office:value-type="float" office:value="1.12343984778982" table:style-name="ce6">
            <text:p>1.123</text:p>
          </table:table-cell>
          <table:table-cell office:value-type="float" office:value="20085.389542505502" table:style-name="ce5">
            <text:p><text:s/>20,08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085.389542505502" table:style-name="ce5">
            <text:p><text:s/>20,085<text:s/></text:p>
          </table:table-cell>
          <table:table-cell office:value-type="float" office:value="0.93522138017055068" table:style-name="ce6">
            <text:p>0.935</text:p>
          </table:table-cell>
          <table:table-cell office:value-type="float" office:value="18784.285729205138" table:style-name="ce5">
            <text:p><text:s/>18,784<text:s/></text:p>
          </table:table-cell>
          <table:table-cell office:value-type="float" office:value="1.0349355895778476" table:style-name="ce6">
            <text:p>1.035</text:p>
          </table:table-cell>
          <table:table-cell office:value-type="float" office:value="19440.525825953671" table:style-name="ce5">
            <text:p><text:s/>19,4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440.525825953671" table:style-name="ce5">
            <text:p><text:s/>19,441<text:s/></text:p>
          </table:table-cell>
          <table:table-cell office:value-type="float" office:value="0.98941696307297511" table:style-name="ce6">
            <text:p>0.989</text:p>
          </table:table-cell>
          <table:table-cell office:value-type="float" office:value="19234.78602325682" table:style-name="ce5">
            <text:p><text:s/>19,235<text:s/></text:p>
          </table:table-cell>
          <table:table-cell office:value-type="float" office:value="1.1101701946050031" table:style-name="ce6">
            <text:p>1.110</text:p>
          </table:table-cell>
          <table:table-cell office:value-type="float" office:value="21353.886142624619" table:style-name="ce5">
            <text:p><text:s/>21,3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353.886142624619" table:style-name="ce5">
            <text:p><text:s/>21,354<text:s/></text:p>
          </table:table-cell>
          <table:table-cell office:value-type="float" office:value="1.0493596402984811" table:style-name="ce6">
            <text:p>1.049</text:p>
          </table:table-cell>
          <table:table-cell office:value-type="float" office:value="22407.906281599287" table:style-name="ce5">
            <text:p><text:s/>22,408<text:s/></text:p>
          </table:table-cell>
          <table:table-cell office:value-type="float" office:value="1.0436033622397143" table:style-name="ce6">
            <text:p>1.044</text:p>
          </table:table-cell>
          <table:table-cell office:value-type="float" office:value="23384.96633622943" table:style-name="ce5">
            <text:p><text:s/>23,3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384.96633622943" table:style-name="ce5">
            <text:p><text:s/>23,385<text:s/></text:p>
          </table:table-cell>
          <table:table-cell office:value-type="float" office:value="1.0458538144322518" table:style-name="ce6">
            <text:p>1.046</text:p>
          </table:table-cell>
          <table:table-cell office:value-type="float" office:value="24457.256243115349" table:style-name="ce5">
            <text:p><text:s/>24,457<text:s/></text:p>
          </table:table-cell>
          <table:table-cell office:value-type="float" office:value="1.0140751211900969" table:style-name="ce6">
            <text:p>1.014</text:p>
          </table:table-cell>
          <table:table-cell office:value-type="float" office:value="24801.495088714451" table:style-name="ce5">
            <text:p><text:s/>24,80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53.2761961506003" table:style-name="ce5">
            <text:p><text:s/>3,65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653.2761961506003" table:style-name="ce5">
            <text:p><text:s/>3,653<text:s/></text:p>
          </table:table-cell>
          <table:table-cell office:value-type="float" office:value="1.0448660375305341" table:style-name="ce6">
            <text:p>1.045</text:p>
          </table:table-cell>
          <table:table-cell office:value-type="float" office:value="3817.1842230765001" table:style-name="ce5">
            <text:p><text:s/>3,817<text:s/></text:p>
          </table:table-cell>
          <table:table-cell office:value-type="float" office:value="0.92052479203484838" table:style-name="ce6">
            <text:p>0.921</text:p>
          </table:table-cell>
          <table:table-cell office:value-type="float" office:value="3513.8127131061992" table:style-name="ce5">
            <text:p><text:s/>3,51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13.8127131061992" table:style-name="ce5">
            <text:p><text:s/>3,514<text:s/></text:p>
          </table:table-cell>
          <table:table-cell office:value-type="float" office:value="1.0377273676964167" table:style-name="ce6">
            <text:p>1.038</text:p>
          </table:table-cell>
          <table:table-cell office:value-type="float" office:value="3646.3796173499004" table:style-name="ce5">
            <text:p><text:s/>3,646<text:s/></text:p>
          </table:table-cell>
          <table:table-cell office:value-type="float" office:value="0.89013851962592849" table:style-name="ce6">
            <text:p>0.890</text:p>
          </table:table-cell>
          <table:table-cell office:value-type="float" office:value="3245.782954582" table:style-name="ce5">
            <text:p><text:s/>3,2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45.782954582" table:style-name="ce5">
            <text:p><text:s/>3,246<text:s/></text:p>
          </table:table-cell>
          <table:table-cell office:value-type="float" office:value="1.0240969372965585" table:style-name="ce6">
            <text:p>1.024</text:p>
          </table:table-cell>
          <table:table-cell office:value-type="float" office:value="3323.9963829168005" table:style-name="ce5">
            <text:p><text:s/>3,324<text:s/></text:p>
          </table:table-cell>
          <table:table-cell office:value-type="float" office:value="1.0379159638106485" table:style-name="ce6">
            <text:p>1.038</text:p>
          </table:table-cell>
          <table:table-cell office:value-type="float" office:value="3450.0289094782011" table:style-name="ce5">
            <text:p><text:s/>3,45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450.0289094782011" table:style-name="ce5">
            <text:p><text:s/>3,450<text:s/></text:p>
          </table:table-cell>
          <table:table-cell office:value-type="float" office:value="1.0736901962827177" table:style-name="ce6">
            <text:p>1.074</text:p>
          </table:table-cell>
          <table:table-cell office:value-type="float" office:value="3704.2622169987003" table:style-name="ce5">
            <text:p><text:s/>3,704<text:s/></text:p>
          </table:table-cell>
          <table:table-cell office:value-type="float" office:value="1.2624157763481409" table:style-name="ce6">
            <text:p>1.262</text:p>
          </table:table-cell>
          <table:table-cell office:value-type="float" office:value="4676.3190624694998" table:style-name="ce5">
            <text:p><text:s/>4,67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76.3190624694998" table:style-name="ce5">
            <text:p><text:s/>4,676<text:s/></text:p>
          </table:table-cell>
          <table:table-cell office:value-type="float" office:value="1.0398399048037616" table:style-name="ce6">
            <text:p>1.040</text:p>
          </table:table-cell>
          <table:table-cell office:value-type="float" office:value="4862.6231687503005" table:style-name="ce5">
            <text:p><text:s/>4,863<text:s/></text:p>
          </table:table-cell>
          <table:table-cell office:value-type="float" office:value="1.3128707299374369" table:style-name="ce6">
            <text:p>1.313</text:p>
          </table:table-cell>
          <table:table-cell office:value-type="float" office:value="6383.9956289678994" table:style-name="ce5">
            <text:p><text:s/>6,3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383.9956289678994" table:style-name="ce5">
            <text:p><text:s/>6,384<text:s/></text:p>
          </table:table-cell>
          <table:table-cell office:value-type="float" office:value="1.0255967896870597" table:style-name="ce6">
            <text:p>1.026</text:p>
          </table:table-cell>
          <table:table-cell office:value-type="float" office:value="6547.4054224456995" table:style-name="ce5">
            <text:p><text:s/>6,547<text:s/></text:p>
          </table:table-cell>
          <table:table-cell office:value-type="float" office:value="0.86870352071156953" table:style-name="ce6">
            <text:p>0.869</text:p>
          </table:table-cell>
          <table:table-cell office:value-type="float" office:value="5687.7541420046009" table:style-name="ce5">
            <text:p><text:s/>5,68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87.7541420046009" table:style-name="ce5">
            <text:p><text:s/>5,688<text:s/></text:p>
          </table:table-cell>
          <table:table-cell office:value-type="float" office:value="1.0095349859736" table:style-name="ce6">
            <text:p>1.010</text:p>
          </table:table-cell>
          <table:table-cell office:value-type="float" office:value="5741.9867979699002" table:style-name="ce5">
            <text:p><text:s/>5,742<text:s/></text:p>
          </table:table-cell>
          <table:table-cell office:value-type="float" office:value="1.0829004853069666" table:style-name="ce6">
            <text:p>1.083</text:p>
          </table:table-cell>
          <table:table-cell office:value-type="float" office:value="6218.0002901478001" table:style-name="ce5">
            <text:p><text:s/>6,2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218.0002901478001" table:style-name="ce5">
            <text:p><text:s/>6,218<text:s/></text:p>
          </table:table-cell>
          <table:table-cell office:value-type="float" office:value="1.0504037819219609" table:style-name="ce6">
            <text:p>1.050</text:p>
          </table:table-cell>
          <table:table-cell office:value-type="float" office:value="6531.4110207631011" table:style-name="ce5">
            <text:p><text:s/>6,531<text:s/></text:p>
          </table:table-cell>
          <table:table-cell office:value-type="float" office:value="1.3006946765464458" table:style-name="ce6">
            <text:p>1.301</text:p>
          </table:table-cell>
          <table:table-cell office:value-type="float" office:value="8495.3715450433519" table:style-name="ce5">
            <text:p><text:s/>8,4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495.3715450433519" table:style-name="ce5">
            <text:p><text:s/>8,495<text:s/></text:p>
          </table:table-cell>
          <table:table-cell office:value-type="float" office:value="1.0692700071131256" table:style-name="ce6">
            <text:p>1.069</text:p>
          </table:table-cell>
          <table:table-cell office:value-type="float" office:value="9083.8459923971495" table:style-name="ce5">
            <text:p><text:s/>9,084<text:s/></text:p>
          </table:table-cell>
          <table:table-cell office:value-type="float" office:value="1.1404794204426258" table:style-name="ce6">
            <text:p>1.140</text:p>
          </table:table-cell>
          <table:table-cell office:value-type="float" office:value="10359.939412799171" table:style-name="ce5">
            <text:p><text:s/>10,36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359.939412799171" table:style-name="ce5">
            <text:p><text:s/>10,360<text:s/></text:p>
          </table:table-cell>
          <table:table-cell office:value-type="float" office:value="1.0407884452208822" table:style-name="ce6">
            <text:p>1.041</text:p>
          </table:table-cell>
          <table:table-cell office:value-type="float" office:value="10782.50523402979" table:style-name="ce5">
            <text:p><text:s/>10,783<text:s/></text:p>
          </table:table-cell>
          <table:table-cell office:value-type="float" office:value="1.2958319207736371" table:style-name="ce6">
            <text:p>1.296</text:p>
          </table:table-cell>
          <table:table-cell office:value-type="float" office:value="13972.314468164617" table:style-name="ce5">
            <text:p><text:s/>13,9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972.314468164617" table:style-name="ce5">
            <text:p><text:s/>13,972<text:s/></text:p>
          </table:table-cell>
          <table:table-cell office:value-type="float" office:value="0.98755654305140061" table:style-name="ce6">
            <text:p>0.988</text:p>
          </table:table-cell>
          <table:table-cell office:value-type="float" office:value="13798.450574607719" table:style-name="ce5">
            <text:p><text:s/>13,798<text:s/></text:p>
          </table:table-cell>
          <table:table-cell office:value-type="float" office:value="1.0158161856737054" table:style-name="ce6">
            <text:p>1.016</text:p>
          </table:table-cell>
          <table:table-cell office:value-type="float" office:value="14016.689430905162" table:style-name="ce5">
            <text:p><text:s/>14,0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016.689430905162" table:style-name="ce5">
            <text:p><text:s/>14,017<text:s/></text:p>
          </table:table-cell>
          <table:table-cell office:value-type="float" office:value="1.0137031109698593" table:style-name="ce6">
            <text:p>1.014</text:p>
          </table:table-cell>
          <table:table-cell office:value-type="float" office:value="14208.761681606911" table:style-name="ce5">
            <text:p><text:s/>14,209<text:s/></text:p>
          </table:table-cell>
          <table:table-cell office:value-type="float" office:value="1.0731271704804757" table:style-name="ce6">
            <text:p>1.073</text:p>
          </table:table-cell>
          <table:table-cell office:value-type="float" office:value="15247.80821941423" table:style-name="ce5">
            <text:p><text:s/>15,24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247.80821941423" table:style-name="ce5">
            <text:p><text:s/>15,248<text:s/></text:p>
          </table:table-cell>
          <table:table-cell office:value-type="float" office:value="0.9349804079952525" table:style-name="ce6">
            <text:p>0.935</text:p>
          </table:table-cell>
          <table:table-cell office:value-type="float" office:value="14256.401950021282" table:style-name="ce5">
            <text:p><text:s/>14,256<text:s/></text:p>
          </table:table-cell>
          <table:table-cell office:value-type="float" office:value="1.2130545490598452" table:style-name="ce6">
            <text:p>1.213</text:p>
          </table:table-cell>
          <table:table-cell office:value-type="float" office:value="17293.793238698963" table:style-name="ce5">
            <text:p><text:s/>17,2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293.793238698963" table:style-name="ce5">
            <text:p><text:s/>17,294<text:s/></text:p>
          </table:table-cell>
          <table:table-cell office:value-type="float" office:value="0.97826199294485461" table:style-name="ce6">
            <text:p>0.978</text:p>
          </table:table-cell>
          <table:table-cell office:value-type="float" office:value="16917.860639265898" table:style-name="ce5">
            <text:p><text:s/>16,918<text:s/></text:p>
          </table:table-cell>
          <table:table-cell office:value-type="float" office:value="1.0524010616332373" table:style-name="ce6">
            <text:p>1.052</text:p>
          </table:table-cell>
          <table:table-cell office:value-type="float" office:value="17804.374497326593" table:style-name="ce5">
            <text:p><text:s/>17,80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804.374497326593" table:style-name="ce5">
            <text:p><text:s/>17,804<text:s/></text:p>
          </table:table-cell>
          <table:table-cell office:value-type="float" office:value="1.0510758391446517" table:style-name="ce6">
            <text:p>1.051</text:p>
          </table:table-cell>
          <table:table-cell office:value-type="float" office:value="18713.747865223184" table:style-name="ce5">
            <text:p><text:s/>18,714<text:s/></text:p>
          </table:table-cell>
          <table:table-cell office:value-type="float" office:value="1.0394003492066004" table:style-name="ce6">
            <text:p>1.039</text:p>
          </table:table-cell>
          <table:table-cell office:value-type="float" office:value="19451.076066077247" table:style-name="ce5">
            <text:p><text:s/>19,45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451.076066077247" table:style-name="ce5">
            <text:p><text:s/>19,451<text:s/></text:p>
          </table:table-cell>
          <table:table-cell office:value-type="float" office:value="1.0647197035767149" table:style-name="ce6">
            <text:p>1.065</text:p>
          </table:table-cell>
          <table:table-cell office:value-type="float" office:value="20709.943943321898" table:style-name="ce5">
            <text:p><text:s/>20,710<text:s/></text:p>
          </table:table-cell>
          <table:table-cell office:value-type="float" office:value="1.0185176736070458" table:style-name="ce6">
            <text:p>1.019</text:p>
          </table:table-cell>
          <table:table-cell office:value-type="float" office:value="21093.443925684551" table:style-name="ce5">
            <text:p><text:s/>21,09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4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125.0276586824" table:style-name="ce5">
            <text:p><text:s/>13,12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125.0276586824" table:style-name="ce5">
            <text:p><text:s/>13,125<text:s/></text:p>
          </table:table-cell>
          <table:table-cell office:value-type="float" office:value="1.0228823388448272" table:style-name="ce6">
            <text:p>1.023</text:p>
          </table:table-cell>
          <table:table-cell office:value-type="float" office:value="13425.358988916099" table:style-name="ce5">
            <text:p><text:s/>13,425<text:s/></text:p>
          </table:table-cell>
          <table:table-cell office:value-type="float" office:value="1.144739251796602" table:style-name="ce6">
            <text:p>1.145</text:p>
          </table:table-cell>
          <table:table-cell office:value-type="float" office:value="15368.5354040726" table:style-name="ce5">
            <text:p><text:s/>15,36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368.5354040726" table:style-name="ce5">
            <text:p><text:s/>15,369<text:s/></text:p>
          </table:table-cell>
          <table:table-cell office:value-type="float" office:value="1.0330695193537975" table:style-name="ce6">
            <text:p>1.033</text:p>
          </table:table-cell>
          <table:table-cell office:value-type="float" office:value="15876.765483057101" table:style-name="ce5">
            <text:p><text:s/>15,877<text:s/></text:p>
          </table:table-cell>
          <table:table-cell office:value-type="float" office:value="1.1390436147608594" table:style-name="ce6">
            <text:p>1.139</text:p>
          </table:table-cell>
          <table:table-cell office:value-type="float" office:value="18084.328346531798" table:style-name="ce5">
            <text:p><text:s/>18,0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084.328346531798" table:style-name="ce5">
            <text:p><text:s/>18,084<text:s/></text:p>
          </table:table-cell>
          <table:table-cell office:value-type="float" office:value="1.0364056268227546" table:style-name="ce6">
            <text:p>1.036</text:p>
          </table:table-cell>
          <table:table-cell office:value-type="float" office:value="18742.699655655801" table:style-name="ce5">
            <text:p><text:s/>18,743<text:s/></text:p>
          </table:table-cell>
          <table:table-cell office:value-type="float" office:value="1.0872994116514723" table:style-name="ce6">
            <text:p>1.087</text:p>
          </table:table-cell>
          <table:table-cell office:value-type="float" office:value="20378.926308354799" table:style-name="ce5">
            <text:p><text:s/>20,37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0378.926308354799" table:style-name="ce5">
            <text:p><text:s/>20,379<text:s/></text:p>
          </table:table-cell>
          <table:table-cell office:value-type="float" office:value="1.0162573347456421" table:style-name="ce6">
            <text:p>1.016</text:p>
          </table:table-cell>
          <table:table-cell office:value-type="float" office:value="20710.233335106499" table:style-name="ce5">
            <text:p><text:s/>20,710<text:s/></text:p>
          </table:table-cell>
          <table:table-cell office:value-type="float" office:value="1.0196287849118775" table:style-name="ce6">
            <text:p>1.020</text:p>
          </table:table-cell>
          <table:table-cell office:value-type="float" office:value="21116.750050716098" table:style-name="ce5">
            <text:p><text:s/>21,11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116.750050716098" table:style-name="ce5">
            <text:p><text:s/>21,117<text:s/></text:p>
          </table:table-cell>
          <table:table-cell office:value-type="float" office:value="1.0679830478230488" table:style-name="ce6">
            <text:p>1.068</text:p>
          </table:table-cell>
          <table:table-cell office:value-type="float" office:value="22552.331079281299" table:style-name="ce5">
            <text:p><text:s/>22,552<text:s/></text:p>
          </table:table-cell>
          <table:table-cell office:value-type="float" office:value="1.070044738921434" table:style-name="ce6">
            <text:p>1.070</text:p>
          </table:table-cell>
          <table:table-cell office:value-type="float" office:value="24132.003221799299" table:style-name="ce5">
            <text:p><text:s/>24,1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132.003221799299" table:style-name="ce5">
            <text:p><text:s/>24,132<text:s/></text:p>
          </table:table-cell>
          <table:table-cell office:value-type="float" office:value="1.0772426047504529" table:style-name="ce6">
            <text:p>1.077</text:p>
          </table:table-cell>
          <table:table-cell office:value-type="float" office:value="25996.022008497399" table:style-name="ce5">
            <text:p><text:s/>25,996<text:s/></text:p>
          </table:table-cell>
          <table:table-cell office:value-type="float" office:value="1.0038476086879411" table:style-name="ce6">
            <text:p>1.004</text:p>
          </table:table-cell>
          <table:table-cell office:value-type="float" office:value="26096.044528629202" table:style-name="ce5">
            <text:p><text:s/>26,09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096.044528629202" table:style-name="ce5">
            <text:p><text:s/>26,096<text:s/></text:p>
          </table:table-cell>
          <table:table-cell office:value-type="float" office:value="0.99477385950660535" table:style-name="ce6">
            <text:p>0.995</text:p>
          </table:table-cell>
          <table:table-cell office:value-type="float" office:value="25959.662933600699" table:style-name="ce5">
            <text:p><text:s/>25,960<text:s/></text:p>
          </table:table-cell>
          <table:table-cell office:value-type="float" office:value="1.0755092576929854" table:style-name="ce6">
            <text:p>1.076</text:p>
          </table:table-cell>
          <table:table-cell office:value-type="float" office:value="27919.857811676997" table:style-name="ce5">
            <text:p><text:s/>27,9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919.857811676997" table:style-name="ce5">
            <text:p><text:s/>27,920<text:s/></text:p>
          </table:table-cell>
          <table:table-cell office:value-type="float" office:value="0.93940467076166023" table:style-name="ce6">
            <text:p>0.939</text:p>
          </table:table-cell>
          <table:table-cell office:value-type="float" office:value="26228.044835290799" table:style-name="ce5">
            <text:p><text:s/>26,228<text:s/></text:p>
          </table:table-cell>
          <table:table-cell office:value-type="float" office:value="0.97461828211817381" table:style-name="ce6">
            <text:p>0.975</text:p>
          </table:table-cell>
          <table:table-cell office:value-type="float" office:value="25562.332000689559" table:style-name="ce5">
            <text:p><text:s/>25,5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562.332000689559" table:style-name="ce5">
            <text:p><text:s/>25,562<text:s/></text:p>
          </table:table-cell>
          <table:table-cell office:value-type="float" office:value="1.0582061480771618" table:style-name="ce6">
            <text:p>1.058</text:p>
          </table:table-cell>
          <table:table-cell office:value-type="float" office:value="27050.21688231927" table:style-name="ce5">
            <text:p><text:s/>27,050<text:s/></text:p>
          </table:table-cell>
          <table:table-cell office:value-type="float" office:value="1.0653337773220206" table:style-name="ce6">
            <text:p>1.065</text:p>
          </table:table-cell>
          <table:table-cell office:value-type="float" office:value="28817.50972862108" table:style-name="ce5">
            <text:p><text:s/>28,81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8817.50972862108" table:style-name="ce5">
            <text:p><text:s/>28,818<text:s/></text:p>
          </table:table-cell>
          <table:table-cell office:value-type="float" office:value="1.0793825267983717" table:style-name="ce6">
            <text:p>1.079</text:p>
          </table:table-cell>
          <table:table-cell office:value-type="float" office:value="31105.116466915679" table:style-name="ce5">
            <text:p><text:s/>31,105<text:s/></text:p>
          </table:table-cell>
          <table:table-cell office:value-type="float" office:value="0.99750683560162501" table:style-name="ce6">
            <text:p>0.998</text:p>
          </table:table-cell>
          <table:table-cell office:value-type="float" office:value="31027.566297933059" table:style-name="ce5">
            <text:p><text:s/>31,02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1027.566297933059" table:style-name="ce5">
            <text:p><text:s/>31,028<text:s/></text:p>
          </table:table-cell>
          <table:table-cell office:value-type="float" office:value="1.0289825701044424" table:style-name="ce6">
            <text:p>1.029</text:p>
          </table:table-cell>
          <table:table-cell office:value-type="float" office:value="31926.824913333141" table:style-name="ce5">
            <text:p><text:s/>31,927<text:s/></text:p>
          </table:table-cell>
          <table:table-cell office:value-type="float" office:value="1.0378604744715363" table:style-name="ce6">
            <text:p>1.038</text:p>
          </table:table-cell>
          <table:table-cell office:value-type="float" office:value="33135.589652921597" table:style-name="ce5">
            <text:p><text:s/>33,13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135.589652921597" table:style-name="ce5">
            <text:p><text:s/>33,136<text:s/></text:p>
          </table:table-cell>
          <table:table-cell office:value-type="float" office:value="1.0521769635160321" table:style-name="ce6">
            <text:p>1.052</text:p>
          </table:table-cell>
          <table:table-cell office:value-type="float" office:value="34864.504105324304" table:style-name="ce5">
            <text:p><text:s/>34,865<text:s/></text:p>
          </table:table-cell>
          <table:table-cell office:value-type="float" office:value="1.2078076873166124" table:style-name="ce6">
            <text:p>1.208</text:p>
          </table:table-cell>
          <table:table-cell office:value-type="float" office:value="42109.616072892284" table:style-name="ce5">
            <text:p><text:s/>42,11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2109.616072892284" table:style-name="ce5">
            <text:p><text:s/>42,110<text:s/></text:p>
          </table:table-cell>
          <table:table-cell office:value-type="float" office:value="0.97440362809767755" table:style-name="ce6">
            <text:p>0.974</text:p>
          </table:table-cell>
          <table:table-cell office:value-type="float" office:value="41031.762679226515" table:style-name="ce5">
            <text:p><text:s/>41,032<text:s/></text:p>
          </table:table-cell>
          <table:table-cell office:value-type="float" office:value="1.0629532067691965" table:style-name="ce6">
            <text:p>1.063</text:p>
          </table:table-cell>
          <table:table-cell office:value-type="float" office:value="43614.843719276461" table:style-name="ce5">
            <text:p><text:s/>43,6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614.843719276461" table:style-name="ce5">
            <text:p><text:s/>43,615<text:s/></text:p>
          </table:table-cell>
          <table:table-cell office:value-type="float" office:value="0.99712452889029202" table:style-name="ce6">
            <text:p>0.997</text:p>
          </table:table-cell>
          <table:table-cell office:value-type="float" office:value="43489.430496207249" table:style-name="ce5">
            <text:p><text:s/>43,489<text:s/></text:p>
          </table:table-cell>
          <table:table-cell office:value-type="float" office:value="1.005948143648582" table:style-name="ce6">
            <text:p>1.006</text:p>
          </table:table-cell>
          <table:table-cell office:value-type="float" office:value="43748.111875993716" table:style-name="ce5">
            <text:p><text:s/>43,74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3748.111875993716" table:style-name="ce5">
            <text:p><text:s/>43,748<text:s/></text:p>
          </table:table-cell>
          <table:table-cell office:value-type="float" office:value="1.0509610540370353" table:style-name="ce6">
            <text:p>1.051</text:p>
          </table:table-cell>
          <table:table-cell office:value-type="float" office:value="45977.561769324493" table:style-name="ce5">
            <text:p><text:s/>45,978<text:s/></text:p>
          </table:table-cell>
          <table:table-cell office:value-type="float" office:value="1.0442342401872047" table:style-name="ce6">
            <text:p>1.044</text:p>
          </table:table-cell>
          <table:table-cell office:value-type="float" office:value="48011.344279850833" table:style-name="ce5">
            <text:p><text:s/>48,0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8011.344279850833" table:style-name="ce5">
            <text:p><text:s/>48,011<text:s/></text:p>
          </table:table-cell>
          <table:table-cell office:value-type="float" office:value="1.005153986586879" table:style-name="ce6">
            <text:p>1.005</text:p>
          </table:table-cell>
          <table:table-cell office:value-type="float" office:value="48258.794104287212" table:style-name="ce5">
            <text:p><text:s/>48,259<text:s/></text:p>
          </table:table-cell>
          <table:table-cell office:value-type="float" office:value="1.046861510816506" table:style-name="ce6">
            <text:p>1.047</text:p>
          </table:table-cell>
          <table:table-cell office:value-type="float" office:value="50520.274106196797" table:style-name="ce5">
            <text:p><text:s/>50,52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411.8717431422001" table:style-name="ce5">
            <text:p><text:s/>6,41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411.8717431422001" table:style-name="ce5">
            <text:p><text:s/>6,412<text:s/></text:p>
          </table:table-cell>
          <table:table-cell office:value-type="float" office:value="1.0382428277533096" table:style-name="ce6">
            <text:p>1.038</text:p>
          </table:table-cell>
          <table:table-cell office:value-type="float" office:value="6657.0798497915002" table:style-name="ce5">
            <text:p><text:s/>6,657<text:s/></text:p>
          </table:table-cell>
          <table:table-cell office:value-type="float" office:value="1.1891080443526045" table:style-name="ce6">
            <text:p>1.189</text:p>
          </table:table-cell>
          <table:table-cell office:value-type="float" office:value="7915.9872012846999" table:style-name="ce5">
            <text:p><text:s/>7,91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915.9872012846999" table:style-name="ce5">
            <text:p><text:s/>7,916<text:s/></text:p>
          </table:table-cell>
          <table:table-cell office:value-type="float" office:value="1.0159254979462371" table:style-name="ce6">
            <text:p>1.016</text:p>
          </table:table-cell>
          <table:table-cell office:value-type="float" office:value="8042.0532392011992" table:style-name="ce5">
            <text:p><text:s/>8,042<text:s/></text:p>
          </table:table-cell>
          <table:table-cell office:value-type="float" office:value="1.0936810170715472" table:style-name="ce6">
            <text:p>1.094</text:p>
          </table:table-cell>
          <table:table-cell office:value-type="float" office:value="8795.4409659930989" table:style-name="ce5">
            <text:p><text:s/>8,7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795.4409659930989" table:style-name="ce5">
            <text:p><text:s/>8,795<text:s/></text:p>
          </table:table-cell>
          <table:table-cell office:value-type="float" office:value="1.0261694246765389" table:style-name="ce6">
            <text:p>1.026</text:p>
          </table:table-cell>
          <table:table-cell office:value-type="float" office:value="9025.6125958495995" table:style-name="ce5">
            <text:p><text:s/>9,026<text:s/></text:p>
          </table:table-cell>
          <table:table-cell office:value-type="float" office:value="1.1548853067707376" table:style-name="ce6">
            <text:p>1.155</text:p>
          </table:table-cell>
          <table:table-cell office:value-type="float" office:value="10423.5473715516" table:style-name="ce5">
            <text:p><text:s/>10,42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423.5473715516" table:style-name="ce5">
            <text:p><text:s/>10,424<text:s/></text:p>
          </table:table-cell>
          <table:table-cell office:value-type="float" office:value="1.0295497999153862" table:style-name="ce6">
            <text:p>1.030</text:p>
          </table:table-cell>
          <table:table-cell office:value-type="float" office:value="10731.5611107895" table:style-name="ce5">
            <text:p><text:s/>10,732<text:s/></text:p>
          </table:table-cell>
          <table:table-cell office:value-type="float" office:value="1.0213650906671521" table:style-name="ce6">
            <text:p>1.021</text:p>
          </table:table-cell>
          <table:table-cell office:value-type="float" office:value="10960.8418869216" table:style-name="ce5">
            <text:p><text:s/>10,9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960.8418869216" table:style-name="ce5">
            <text:p><text:s/>10,961<text:s/></text:p>
          </table:table-cell>
          <table:table-cell office:value-type="float" office:value="1.0625354057633987" table:style-name="ce6">
            <text:p>1.063</text:p>
          </table:table-cell>
          <table:table-cell office:value-type="float" office:value="11646.282581828698" table:style-name="ce5">
            <text:p><text:s/>11,646<text:s/></text:p>
          </table:table-cell>
          <table:table-cell office:value-type="float" office:value="1.06446201915003" table:style-name="ce6">
            <text:p>1.064</text:p>
          </table:table-cell>
          <table:table-cell office:value-type="float" office:value="12397.0254726452" table:style-name="ce5">
            <text:p><text:s/>12,39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397.0254726452" table:style-name="ce5">
            <text:p><text:s/>12,397<text:s/></text:p>
          </table:table-cell>
          <table:table-cell office:value-type="float" office:value="1.0725030377340277" table:style-name="ce6">
            <text:p>1.073</text:p>
          </table:table-cell>
          <table:table-cell office:value-type="float" office:value="13295.8474782781" table:style-name="ce5">
            <text:p><text:s/>13,296<text:s/></text:p>
          </table:table-cell>
          <table:table-cell office:value-type="float" office:value="0.9424095454736019" table:style-name="ce6">
            <text:p>0.942</text:p>
          </table:table-cell>
          <table:table-cell office:value-type="float" office:value="12530.133578690398" table:style-name="ce5">
            <text:p><text:s/>12,53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530.133578690398" table:style-name="ce5">
            <text:p><text:s/>12,530<text:s/></text:p>
          </table:table-cell>
          <table:table-cell office:value-type="float" office:value="0.99787891777124393" table:style-name="ce6">
            <text:p>0.998</text:p>
          </table:table-cell>
          <table:table-cell office:value-type="float" office:value="12503.556135032699" table:style-name="ce5">
            <text:p><text:s/>12,504<text:s/></text:p>
          </table:table-cell>
          <table:table-cell office:value-type="float" office:value="1.0409260343869813" table:style-name="ce6">
            <text:p>1.041</text:p>
          </table:table-cell>
          <table:table-cell office:value-type="float" office:value="13015.277103374599" table:style-name="ce5">
            <text:p><text:s/>13,01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015.277103374599" table:style-name="ce5">
            <text:p><text:s/>13,015<text:s/></text:p>
          </table:table-cell>
          <table:table-cell office:value-type="float" office:value="0.9270988329143921" table:style-name="ce6">
            <text:p>0.927</text:p>
          </table:table-cell>
          <table:table-cell office:value-type="float" office:value="12066.448212596" table:style-name="ce5">
            <text:p><text:s/>12,066<text:s/></text:p>
          </table:table-cell>
          <table:table-cell office:value-type="float" office:value="0.95400699776669551" table:style-name="ce6">
            <text:p>0.954</text:p>
          </table:table-cell>
          <table:table-cell office:value-type="float" office:value="11511.47603300602" table:style-name="ce5">
            <text:p><text:s/>11,5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511.47603300602" table:style-name="ce5">
            <text:p><text:s/>11,511<text:s/></text:p>
          </table:table-cell>
          <table:table-cell office:value-type="float" office:value="1.0533808411391841" table:style-name="ce6">
            <text:p>1.053</text:p>
          </table:table-cell>
          <table:table-cell office:value-type="float" office:value="12125.968306401439" table:style-name="ce5">
            <text:p><text:s/>12,126<text:s/></text:p>
          </table:table-cell>
          <table:table-cell office:value-type="float" office:value="1.1089432616444177" table:style-name="ce6">
            <text:p>1.109</text:p>
          </table:table-cell>
          <table:table-cell office:value-type="float" office:value="13447.010844297649" table:style-name="ce5">
            <text:p><text:s/>13,44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447.010844297649" table:style-name="ce5">
            <text:p><text:s/>13,447<text:s/></text:p>
          </table:table-cell>
          <table:table-cell office:value-type="float" office:value="1.0896559723867503" table:style-name="ce6">
            <text:p>1.090</text:p>
          </table:table-cell>
          <table:table-cell office:value-type="float" office:value="14652.615677238331" table:style-name="ce5">
            <text:p><text:s/>14,653<text:s/></text:p>
          </table:table-cell>
          <table:table-cell office:value-type="float" office:value="1.0111420578964594" table:style-name="ce6">
            <text:p>1.011</text:p>
          </table:table-cell>
          <table:table-cell office:value-type="float" office:value="14815.875969448691" table:style-name="ce5">
            <text:p><text:s/>14,81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815.875969448691" table:style-name="ce5">
            <text:p><text:s/>14,816<text:s/></text:p>
          </table:table-cell>
          <table:table-cell office:value-type="float" office:value="1.0151933562658102" table:style-name="ce6">
            <text:p>1.015</text:p>
          </table:table-cell>
          <table:table-cell office:value-type="float" office:value="15040.97885144258" table:style-name="ce5">
            <text:p><text:s/>15,041<text:s/></text:p>
          </table:table-cell>
          <table:table-cell office:value-type="float" office:value="0.98152329691974971" table:style-name="ce6">
            <text:p>0.982</text:p>
          </table:table-cell>
          <table:table-cell office:value-type="float" office:value="14763.071151168149" table:style-name="ce5">
            <text:p><text:s/>14,7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763.071151168149" table:style-name="ce5">
            <text:p><text:s/>14,763<text:s/></text:p>
          </table:table-cell>
          <table:table-cell office:value-type="float" office:value="1.0437026216301979" table:style-name="ce6">
            <text:p>1.044</text:p>
          </table:table-cell>
          <table:table-cell office:value-type="float" office:value="15408.256063787339" table:style-name="ce5">
            <text:p><text:s/>15,408<text:s/></text:p>
          </table:table-cell>
          <table:table-cell office:value-type="float" office:value="1.270677590407759" table:style-name="ce6">
            <text:p>1.271</text:p>
          </table:table-cell>
          <table:table-cell office:value-type="float" office:value="19578.92568751904" table:style-name="ce5">
            <text:p><text:s/>19,5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578.92568751904" table:style-name="ce5">
            <text:p><text:s/>19,579<text:s/></text:p>
          </table:table-cell>
          <table:table-cell office:value-type="float" office:value="0.96873638166823117" table:style-name="ce6">
            <text:p>0.969</text:p>
          </table:table-cell>
          <table:table-cell office:value-type="float" office:value="18966.81762747838" table:style-name="ce5">
            <text:p><text:s/>18,967<text:s/></text:p>
          </table:table-cell>
          <table:table-cell office:value-type="float" office:value="1.059519721540789" table:style-name="ce6">
            <text:p>1.060</text:p>
          </table:table-cell>
          <table:table-cell office:value-type="float" office:value="20095.717331180822" table:style-name="ce5">
            <text:p><text:s/>20,0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095.717331180822" table:style-name="ce5">
            <text:p><text:s/>20,096<text:s/></text:p>
          </table:table-cell>
          <table:table-cell office:value-type="float" office:value="0.99895053160069303" table:style-name="ce6">
            <text:p>0.999</text:p>
          </table:table-cell>
          <table:table-cell office:value-type="float" office:value="20074.627510880342" table:style-name="ce5">
            <text:p><text:s/>20,075<text:s/></text:p>
          </table:table-cell>
          <table:table-cell office:value-type="float" office:value="1.0206001150231636" table:style-name="ce6">
            <text:p>1.021</text:p>
          </table:table-cell>
          <table:table-cell office:value-type="float" office:value="20488.167146651642" table:style-name="ce5">
            <text:p><text:s/>20,48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488.167146651642" table:style-name="ce5">
            <text:p><text:s/>20,488<text:s/></text:p>
          </table:table-cell>
          <table:table-cell office:value-type="float" office:value="1.0441315633418349" table:style-name="ce6">
            <text:p>1.044</text:p>
          </table:table-cell>
          <table:table-cell office:value-type="float" office:value="21392.341992842201" table:style-name="ce5">
            <text:p><text:s/>21,392<text:s/></text:p>
          </table:table-cell>
          <table:table-cell office:value-type="float" office:value="1.0255565574008902" table:style-name="ce6">
            <text:p>1.026</text:p>
          </table:table-cell>
          <table:table-cell office:value-type="float" office:value="21939.05660892175" table:style-name="ce5">
            <text:p><text:s/>21,93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939.05660892175" table:style-name="ce5">
            <text:p><text:s/>21,939<text:s/></text:p>
          </table:table-cell>
          <table:table-cell office:value-type="float" office:value="1.0004894419043042" table:style-name="ce6">
            <text:p>1.000</text:p>
          </table:table-cell>
          <table:table-cell office:value-type="float" office:value="21949.79450256706" table:style-name="ce5">
            <text:p><text:s/>21,950<text:s/></text:p>
          </table:table-cell>
          <table:table-cell office:value-type="float" office:value="1.0274032795868211" table:style-name="ce6">
            <text:p>1.027</text:p>
          </table:table-cell>
          <table:table-cell office:value-type="float" office:value="22551.29085819417" table:style-name="ce5">
            <text:p><text:s/>22,55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713.1559155401992" table:style-name="ce5">
            <text:p><text:s/>6,71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713.1559155401992" table:style-name="ce5">
            <text:p><text:s/>6,713<text:s/></text:p>
          </table:table-cell>
          <table:table-cell office:value-type="float" office:value="1.0082112234957625" table:style-name="ce6">
            <text:p>1.008</text:p>
          </table:table-cell>
          <table:table-cell office:value-type="float" office:value="6768.2791391245992" table:style-name="ce5">
            <text:p><text:s/>6,768<text:s/></text:p>
          </table:table-cell>
          <table:table-cell office:value-type="float" office:value="1.1010994153163431" table:style-name="ce6">
            <text:p>1.101</text:p>
          </table:table-cell>
          <table:table-cell office:value-type="float" office:value="7452.5482027878988" table:style-name="ce5">
            <text:p><text:s/>7,45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452.5482027878988" table:style-name="ce5">
            <text:p><text:s/>7,453<text:s/></text:p>
          </table:table-cell>
          <table:table-cell office:value-type="float" office:value="1.0512796469971224" table:style-name="ce6">
            <text:p>1.051</text:p>
          </table:table-cell>
          <table:table-cell office:value-type="float" office:value="7834.7122438559009" table:style-name="ce5">
            <text:p><text:s/>7,835<text:s/></text:p>
          </table:table-cell>
          <table:table-cell office:value-type="float" office:value="1.1856067065925984" table:style-name="ce6">
            <text:p>1.186</text:p>
          </table:table-cell>
          <table:table-cell office:value-type="float" office:value="9288.8873805386993" table:style-name="ce5">
            <text:p><text:s/>9,2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288.8873805386993" table:style-name="ce5">
            <text:p><text:s/>9,289<text:s/></text:p>
          </table:table-cell>
          <table:table-cell office:value-type="float" office:value="1.0460980590812876" table:style-name="ce6">
            <text:p>1.046</text:p>
          </table:table-cell>
          <table:table-cell office:value-type="float" office:value="9717.0870598061992" table:style-name="ce5">
            <text:p><text:s/>9,717<text:s/></text:p>
          </table:table-cell>
          <table:table-cell office:value-type="float" office:value="1.0245229743780595" table:style-name="ce6">
            <text:p>1.025</text:p>
          </table:table-cell>
          <table:table-cell office:value-type="float" office:value="9955.3789368032012" table:style-name="ce5">
            <text:p><text:s/>9,95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955.3789368032012" table:style-name="ce5">
            <text:p><text:s/>9,955<text:s/></text:p>
          </table:table-cell>
          <table:table-cell office:value-type="float" office:value="1.0023397690496427" table:style-name="ce6">
            <text:p>1.002</text:p>
          </table:table-cell>
          <table:table-cell office:value-type="float" office:value="9978.6722243169988" table:style-name="ce5">
            <text:p><text:s/>9,979<text:s/></text:p>
          </table:table-cell>
          <table:table-cell office:value-type="float" office:value="1.017761475223687" table:style-name="ce6">
            <text:p>1.018</text:p>
          </table:table-cell>
          <table:table-cell office:value-type="float" office:value="10155.908163794498" table:style-name="ce5">
            <text:p><text:s/>10,1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155.908163794498" table:style-name="ce5">
            <text:p><text:s/>10,156<text:s/></text:p>
          </table:table-cell>
          <table:table-cell office:value-type="float" office:value="1.0738624573558404" table:style-name="ce6">
            <text:p>1.074</text:p>
          </table:table-cell>
          <table:table-cell office:value-type="float" office:value="10906.048497452601" table:style-name="ce5">
            <text:p><text:s/>10,906<text:s/></text:p>
          </table:table-cell>
          <table:table-cell office:value-type="float" office:value="1.0760063786526457" table:style-name="ce6">
            <text:p>1.076</text:p>
          </table:table-cell>
          <table:table-cell office:value-type="float" office:value="11734.977749154101" table:style-name="ce5">
            <text:p><text:s/>11,7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734.977749154101" table:style-name="ce5">
            <text:p><text:s/>11,735<text:s/></text:p>
          </table:table-cell>
          <table:table-cell office:value-type="float" office:value="1.0822495620952306" table:style-name="ce6">
            <text:p>1.082</text:p>
          </table:table-cell>
          <table:table-cell office:value-type="float" office:value="12700.174530219299" table:style-name="ce5">
            <text:p><text:s/>12,700<text:s/></text:p>
          </table:table-cell>
          <table:table-cell office:value-type="float" office:value="1.0681672852337214" table:style-name="ce6">
            <text:p>1.068</text:p>
          </table:table-cell>
          <table:table-cell office:value-type="float" office:value="13565.910949938801" table:style-name="ce5">
            <text:p><text:s/>13,5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565.910949938801" table:style-name="ce5">
            <text:p><text:s/>13,566<text:s/></text:p>
          </table:table-cell>
          <table:table-cell office:value-type="float" office:value="0.9919058770342809" table:style-name="ce6">
            <text:p>0.992</text:p>
          </table:table-cell>
          <table:table-cell office:value-type="float" office:value="13456.106798568" table:style-name="ce5">
            <text:p><text:s/>13,456<text:s/></text:p>
          </table:table-cell>
          <table:table-cell office:value-type="float" office:value="1.107644352963113" table:style-name="ce6">
            <text:p>1.108</text:p>
          </table:table-cell>
          <table:table-cell office:value-type="float" office:value="14904.580708302399" table:style-name="ce5">
            <text:p><text:s/>14,9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904.580708302399" table:style-name="ce5">
            <text:p><text:s/>14,905<text:s/></text:p>
          </table:table-cell>
          <table:table-cell office:value-type="float" office:value="0.950150621466746" table:style-name="ce6">
            <text:p>0.950</text:p>
          </table:table-cell>
          <table:table-cell office:value-type="float" office:value="14161.596622694797" table:style-name="ce5">
            <text:p><text:s/>14,162<text:s/></text:p>
          </table:table-cell>
          <table:table-cell office:value-type="float" office:value="0.99218021399975564" table:style-name="ce6">
            <text:p>0.992</text:p>
          </table:table-cell>
          <table:table-cell office:value-type="float" office:value="14050.855967683541" table:style-name="ce5">
            <text:p><text:s/>14,05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050.855967683541" table:style-name="ce5">
            <text:p><text:s/>14,051<text:s/></text:p>
          </table:table-cell>
          <table:table-cell office:value-type="float" office:value="1.0621593880289615" table:style-name="ce6">
            <text:p>1.062</text:p>
          </table:table-cell>
          <table:table-cell office:value-type="float" office:value="14924.248575917831" table:style-name="ce5">
            <text:p><text:s/>14,924<text:s/></text:p>
          </table:table-cell>
          <table:table-cell office:value-type="float" office:value="1.02990102356816" table:style-name="ce6">
            <text:p>1.030</text:p>
          </table:table-cell>
          <table:table-cell office:value-type="float" office:value="15370.49888432343" table:style-name="ce5">
            <text:p><text:s/>15,3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370.49888432343" table:style-name="ce5">
            <text:p><text:s/>15,370<text:s/></text:p>
          </table:table-cell>
          <table:table-cell office:value-type="float" office:value="1.0703947161049838" table:style-name="ce6">
            <text:p>1.070</text:p>
          </table:table-cell>
          <table:table-cell office:value-type="float" office:value="16452.50078967735" table:style-name="ce5">
            <text:p><text:s/>16,453<text:s/></text:p>
          </table:table-cell>
          <table:table-cell office:value-type="float" office:value="0.98536329131531974" table:style-name="ce6">
            <text:p>0.985</text:p>
          </table:table-cell>
          <table:table-cell office:value-type="float" office:value="16211.69032848437" table:style-name="ce5">
            <text:p><text:s/>16,21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211.69032848437" table:style-name="ce5">
            <text:p><text:s/>16,212<text:s/></text:p>
          </table:table-cell>
          <table:table-cell office:value-type="float" office:value="1.0415845429900474" table:style-name="ce6">
            <text:p>1.042</text:p>
          </table:table-cell>
          <table:table-cell office:value-type="float" office:value="16885.846061890563" table:style-name="ce5">
            <text:p><text:s/>16,886<text:s/></text:p>
          </table:table-cell>
          <table:table-cell office:value-type="float" office:value="1.0880425200143296" table:style-name="ce6">
            <text:p>1.088</text:p>
          </table:table-cell>
          <table:table-cell office:value-type="float" office:value="18372.51850175345" table:style-name="ce5">
            <text:p><text:s/>18,3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372.51850175345" table:style-name="ce5">
            <text:p><text:s/>18,373<text:s/></text:p>
          </table:table-cell>
          <table:table-cell office:value-type="float" office:value="1.0589864443287993" table:style-name="ce6">
            <text:p>1.059</text:p>
          </table:table-cell>
          <table:table-cell office:value-type="float" office:value="19456.248041536965" table:style-name="ce5">
            <text:p><text:s/>19,456<text:s/></text:p>
          </table:table-cell>
          <table:table-cell office:value-type="float" office:value="1.1580182539445776" table:style-name="ce6">
            <text:p>1.158</text:p>
          </table:table-cell>
          <table:table-cell office:value-type="float" office:value="22530.69038537324" table:style-name="ce5">
            <text:p><text:s/>22,53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530.69038537324" table:style-name="ce5">
            <text:p><text:s/>22,531<text:s/></text:p>
          </table:table-cell>
          <table:table-cell office:value-type="float" office:value="0.97932840380570574" table:style-name="ce6">
            <text:p>0.979</text:p>
          </table:table-cell>
          <table:table-cell office:value-type="float" office:value="22064.945051748138" table:style-name="ce5">
            <text:p><text:s/>22,065<text:s/></text:p>
          </table:table-cell>
          <table:table-cell office:value-type="float" office:value="1.0659045981278021" table:style-name="ce6">
            <text:p>1.066</text:p>
          </table:table-cell>
          <table:table-cell office:value-type="float" office:value="23519.126388095639" table:style-name="ce5">
            <text:p><text:s/>23,5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519.126388095639" table:style-name="ce5">
            <text:p><text:s/>23,519<text:s/></text:p>
          </table:table-cell>
          <table:table-cell office:value-type="float" office:value="0.99556431641859233" table:style-name="ce6">
            <text:p>0.996</text:p>
          </table:table-cell>
          <table:table-cell office:value-type="float" office:value="23414.802985326911" table:style-name="ce5">
            <text:p><text:s/>23,415<text:s/></text:p>
          </table:table-cell>
          <table:table-cell office:value-type="float" office:value="0.99338630967418839" table:style-name="ce6">
            <text:p>0.993</text:p>
          </table:table-cell>
          <table:table-cell office:value-type="float" office:value="23259.944729342071" table:style-name="ce5">
            <text:p><text:s/>23,2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259.944729342071" table:style-name="ce5">
            <text:p><text:s/>23,260<text:s/></text:p>
          </table:table-cell>
          <table:table-cell office:value-type="float" office:value="1.0569767066328581" table:style-name="ce6">
            <text:p>1.057</text:p>
          </table:table-cell>
          <table:table-cell office:value-type="float" office:value="24585.219776482292" table:style-name="ce5">
            <text:p><text:s/>24,585<text:s/></text:p>
          </table:table-cell>
          <table:table-cell office:value-type="float" office:value="1.0604862558873396" table:style-name="ce6">
            <text:p>1.060</text:p>
          </table:table-cell>
          <table:table-cell office:value-type="float" office:value="26072.287670929079" table:style-name="ce5">
            <text:p><text:s/>26,0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072.287670929079" table:style-name="ce5">
            <text:p><text:s/>26,072<text:s/></text:p>
          </table:table-cell>
          <table:table-cell office:value-type="float" office:value="1.0090790625578669" table:style-name="ce6">
            <text:p>1.009</text:p>
          </table:table-cell>
          <table:table-cell office:value-type="float" office:value="26308.999601720148" table:style-name="ce5">
            <text:p><text:s/>26,309<text:s/></text:p>
          </table:table-cell>
          <table:table-cell office:value-type="float" office:value="1.0630956581934778" table:style-name="ce6">
            <text:p>1.063</text:p>
          </table:table-cell>
          <table:table-cell office:value-type="float" office:value="27968.983248002627" table:style-name="ce5">
            <text:p><text:s/>27,96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4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235.2642135485" table:style-name="ce5">
            <text:p><text:s/>17,23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235.2642135485" table:style-name="ce5">
            <text:p><text:s/>17,235<text:s/></text:p>
          </table:table-cell>
          <table:table-cell office:value-type="float" office:value="0.98920950592663937" table:style-name="ce6">
            <text:p>0.989</text:p>
          </table:table-cell>
          <table:table-cell office:value-type="float" office:value="17049.287197199399" table:style-name="ce5">
            <text:p><text:s/>17,049<text:s/></text:p>
          </table:table-cell>
          <table:table-cell office:value-type="float" office:value="1.0241560191399939" table:style-name="ce6">
            <text:p>1.024</text:p>
          </table:table-cell>
          <table:table-cell office:value-type="float" office:value="17461.130105058201" table:style-name="ce5">
            <text:p><text:s/>17,46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461.130105058201" table:style-name="ce5">
            <text:p><text:s/>17,461<text:s/></text:p>
          </table:table-cell>
          <table:table-cell office:value-type="float" office:value="1.0286351545990975" table:style-name="ce6">
            <text:p>1.029</text:p>
          </table:table-cell>
          <table:table-cell office:value-type="float" office:value="17961.132265091499" table:style-name="ce5">
            <text:p><text:s/>17,961<text:s/></text:p>
          </table:table-cell>
          <table:table-cell office:value-type="float" office:value="1.0409501112947823" table:style-name="ce6">
            <text:p>1.041</text:p>
          </table:table-cell>
          <table:table-cell office:value-type="float" office:value="18696.6426303273" table:style-name="ce5">
            <text:p><text:s/>18,6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696.6426303273" table:style-name="ce5">
            <text:p><text:s/>18,697<text:s/></text:p>
          </table:table-cell>
          <table:table-cell office:value-type="float" office:value="1.0184744009646267" table:style-name="ce6">
            <text:p>1.018</text:p>
          </table:table-cell>
          <table:table-cell office:value-type="float" office:value="19042.0519029723" table:style-name="ce5">
            <text:p><text:s/>19,042<text:s/></text:p>
          </table:table-cell>
          <table:table-cell office:value-type="float" office:value="1.142468358868528" table:style-name="ce6">
            <text:p>1.142</text:p>
          </table:table-cell>
          <table:table-cell office:value-type="float" office:value="21754.9417870781" table:style-name="ce5">
            <text:p><text:s/>21,75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754.9417870781" table:style-name="ce5">
            <text:p><text:s/>21,755<text:s/></text:p>
          </table:table-cell>
          <table:table-cell office:value-type="float" office:value="1.0613583247292284" table:style-name="ce6">
            <text:p>1.061</text:p>
          </table:table-cell>
          <table:table-cell office:value-type="float" office:value="23089.7885697151" table:style-name="ce5">
            <text:p><text:s/>23,090<text:s/></text:p>
          </table:table-cell>
          <table:table-cell office:value-type="float" office:value="1.0835149876821195" table:style-name="ce6">
            <text:p>1.084</text:p>
          </table:table-cell>
          <table:table-cell office:value-type="float" office:value="25018.131977697602" table:style-name="ce5">
            <text:p><text:s/>25,0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018.131977697602" table:style-name="ce5">
            <text:p><text:s/>25,018<text:s/></text:p>
          </table:table-cell>
          <table:table-cell office:value-type="float" office:value="1.1590414865204806" table:style-name="ce6">
            <text:p>1.159</text:p>
          </table:table-cell>
          <table:table-cell office:value-type="float" office:value="28997.0528773962" table:style-name="ce5">
            <text:p><text:s/>28,997<text:s/></text:p>
          </table:table-cell>
          <table:table-cell office:value-type="float" office:value="0.98733750588823743" table:style-name="ce6">
            <text:p>0.987</text:p>
          </table:table-cell>
          <table:table-cell office:value-type="float" office:value="28629.877866077702" table:style-name="ce5">
            <text:p><text:s/>28,6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629.877866077702" table:style-name="ce5">
            <text:p><text:s/>28,630<text:s/></text:p>
          </table:table-cell>
          <table:table-cell office:value-type="float" office:value="1.1127600455884821" table:style-name="ce6">
            <text:p>1.113</text:p>
          </table:table-cell>
          <table:table-cell office:value-type="float" office:value="31858.184199449301" table:style-name="ce5">
            <text:p><text:s/>31,858<text:s/></text:p>
          </table:table-cell>
          <table:table-cell office:value-type="float" office:value="0.96193910502130375" table:style-name="ce6">
            <text:p>0.962</text:p>
          </table:table-cell>
          <table:table-cell office:value-type="float" office:value="30645.633196422099" table:style-name="ce5">
            <text:p><text:s/>30,6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645.633196422099" table:style-name="ce5">
            <text:p><text:s/>30,646<text:s/></text:p>
          </table:table-cell>
          <table:table-cell office:value-type="float" office:value="1.0992769948282943" table:style-name="ce6">
            <text:p>1.099</text:p>
          </table:table-cell>
          <table:table-cell office:value-type="float" office:value="33688.039564773098" table:style-name="ce5">
            <text:p><text:s/>33,688<text:s/></text:p>
          </table:table-cell>
          <table:table-cell office:value-type="float" office:value="0.99107694231537202" table:style-name="ce6">
            <text:p>0.991</text:p>
          </table:table-cell>
          <table:table-cell office:value-type="float" office:value="33387.439244454603" table:style-name="ce5">
            <text:p><text:s/>33,3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387.439244454603" table:style-name="ce5">
            <text:p><text:s/>33,387<text:s/></text:p>
          </table:table-cell>
          <table:table-cell office:value-type="float" office:value="1.0913150259337776" table:style-name="ce6">
            <text:p>1.091</text:p>
          </table:table-cell>
          <table:table-cell office:value-type="float" office:value="36436.214124924401" table:style-name="ce5">
            <text:p><text:s/>36,436<text:s/></text:p>
          </table:table-cell>
          <table:table-cell office:value-type="float" office:value="1.089871415396336" table:style-name="ce6">
            <text:p>1.090</text:p>
          </table:table-cell>
          <table:table-cell office:value-type="float" office:value="39710.788260015324" table:style-name="ce5">
            <text:p><text:s/>39,7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710.788260015324" table:style-name="ce5">
            <text:p><text:s/>39,711<text:s/></text:p>
          </table:table-cell>
          <table:table-cell office:value-type="float" office:value="1.0593337429892067" table:style-name="ce6">
            <text:p>1.059</text:p>
          </table:table-cell>
          <table:table-cell office:value-type="float" office:value="42066.977964533879" table:style-name="ce5">
            <text:p><text:s/>42,067<text:s/></text:p>
          </table:table-cell>
          <table:table-cell office:value-type="float" office:value="1.0407576858311269" table:style-name="ce6">
            <text:p>1.041</text:p>
          </table:table-cell>
          <table:table-cell office:value-type="float" office:value="43781.530636277297" table:style-name="ce5">
            <text:p><text:s/>43,78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3781.530636277297" table:style-name="ce5">
            <text:p><text:s/>43,782<text:s/></text:p>
          </table:table-cell>
          <table:table-cell office:value-type="float" office:value="1.0438805879561768" table:style-name="ce6">
            <text:p>1.044</text:p>
          </table:table-cell>
          <table:table-cell office:value-type="float" office:value="45702.689942218516" table:style-name="ce5">
            <text:p><text:s/>45,703<text:s/></text:p>
          </table:table-cell>
          <table:table-cell office:value-type="float" office:value="1.0575948461086333" table:style-name="ce6">
            <text:p>1.058</text:p>
          </table:table-cell>
          <table:table-cell office:value-type="float" office:value="48334.92933619117" table:style-name="ce5">
            <text:p><text:s/>48,33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8334.92933619117" table:style-name="ce5">
            <text:p><text:s/>48,335<text:s/></text:p>
          </table:table-cell>
          <table:table-cell office:value-type="float" office:value="1.0650240237458435" table:style-name="ce6">
            <text:p>1.065</text:p>
          </table:table-cell>
          <table:table-cell office:value-type="float" office:value="51477.860929101334" table:style-name="ce5">
            <text:p><text:s/>51,478<text:s/></text:p>
          </table:table-cell>
          <table:table-cell office:value-type="float" office:value="1.0369091246985396" table:style-name="ce6">
            <text:p>1.037</text:p>
          </table:table-cell>
          <table:table-cell office:value-type="float" office:value="53377.863717347609" table:style-name="ce5">
            <text:p><text:s/>53,37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3377.863717347609" table:style-name="ce5">
            <text:p><text:s/>53,378<text:s/></text:p>
          </table:table-cell>
          <table:table-cell office:value-type="float" office:value="0.99944474005295458" table:style-name="ce6">
            <text:p>0.999</text:p>
          </table:table-cell>
          <table:table-cell office:value-type="float" office:value="53348.225127566518" table:style-name="ce5">
            <text:p><text:s/>53,348<text:s/></text:p>
          </table:table-cell>
          <table:table-cell office:value-type="float" office:value="1.1186523649487701" table:style-name="ce6">
            <text:p>1.119</text:p>
          </table:table-cell>
          <table:table-cell office:value-type="float" office:value="59678.118204771694" table:style-name="ce5">
            <text:p><text:s/>59,67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9678.118204771694" table:style-name="ce5">
            <text:p><text:s/>59,678<text:s/></text:p>
          </table:table-cell>
          <table:table-cell office:value-type="float" office:value="0.96659499181904562" table:style-name="ce6">
            <text:p>0.967</text:p>
          </table:table-cell>
          <table:table-cell office:value-type="float" office:value="57684.570177917325" table:style-name="ce5">
            <text:p><text:s/>57,685<text:s/></text:p>
          </table:table-cell>
          <table:table-cell office:value-type="float" office:value="1.1324482875201896" table:style-name="ce6">
            <text:p>1.132</text:p>
          </table:table-cell>
          <table:table-cell office:value-type="float" office:value="65324.792714320669" table:style-name="ce5">
            <text:p><text:s/>65,32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5324.792714320669" table:style-name="ce5">
            <text:p><text:s/>65,325<text:s/></text:p>
          </table:table-cell>
          <table:table-cell office:value-type="float" office:value="0.94836574658106398" table:style-name="ce6">
            <text:p>0.948</text:p>
          </table:table-cell>
          <table:table-cell office:value-type="float" office:value="61951.795812769975" table:style-name="ce5">
            <text:p><text:s/>61,952<text:s/></text:p>
          </table:table-cell>
          <table:table-cell office:value-type="float" office:value="1.1645385678509421" table:style-name="ce6">
            <text:p>1.165</text:p>
          </table:table-cell>
          <table:table-cell office:value-type="float" office:value="72145.255571597139" table:style-name="ce5">
            <text:p><text:s/>72,1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2145.255571597139" table:style-name="ce5">
            <text:p><text:s/>72,145<text:s/></text:p>
          </table:table-cell>
          <table:table-cell office:value-type="float" office:value="0.99053069549004202" table:style-name="ce6">
            <text:p>0.991</text:p>
          </table:table-cell>
          <table:table-cell office:value-type="float" office:value="71462.090177640945" table:style-name="ce5">
            <text:p><text:s/>71,462<text:s/></text:p>
          </table:table-cell>
          <table:table-cell office:value-type="float" office:value="1.0112751429484423" table:style-name="ce6">
            <text:p>1.011</text:p>
          </table:table-cell>
          <table:table-cell office:value-type="float" office:value="72267.83545978833" table:style-name="ce5">
            <text:p><text:s/>72,26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2267.83545978833" table:style-name="ce5">
            <text:p><text:s/>72,268<text:s/></text:p>
          </table:table-cell>
          <table:table-cell office:value-type="float" office:value="1.0404606741484743" table:style-name="ce6">
            <text:p>1.040</text:p>
          </table:table-cell>
          <table:table-cell office:value-type="float" office:value="75191.840801742379" table:style-name="ce5">
            <text:p><text:s/>75,192<text:s/></text:p>
          </table:table-cell>
          <table:table-cell office:value-type="float" office:value="1.004965183965602" table:style-name="ce6">
            <text:p>1.005</text:p>
          </table:table-cell>
          <table:table-cell office:value-type="float" office:value="75565.182124035287" table:style-name="ce5">
            <text:p><text:s/>75,56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664.1261522109698" table:style-name="ce5">
            <text:p><text:s/>5,66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664.1261522109698" table:style-name="ce5">
            <text:p><text:s/>5,664<text:s/></text:p>
          </table:table-cell>
          <table:table-cell office:value-type="float" office:value="0.99036103536799613" table:style-name="ce6">
            <text:p>0.990</text:p>
          </table:table-cell>
          <table:table-cell office:value-type="float" office:value="5609.5298405586" table:style-name="ce5">
            <text:p><text:s/>5,610<text:s/></text:p>
          </table:table-cell>
          <table:table-cell office:value-type="float" office:value="1.0331071886231655" table:style-name="ce6">
            <text:p>1.033</text:p>
          </table:table-cell>
          <table:table-cell office:value-type="float" office:value="5795.2456030772491" table:style-name="ce5">
            <text:p><text:s/>5,79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795.2456030772491" table:style-name="ce5">
            <text:p><text:s/>5,795<text:s/></text:p>
          </table:table-cell>
          <table:table-cell office:value-type="float" office:value="1.0231885955177797" table:style-name="ce6">
            <text:p>1.023</text:p>
          </table:table-cell>
          <table:table-cell office:value-type="float" office:value="5929.6292092931999" table:style-name="ce5">
            <text:p><text:s/>5,930<text:s/></text:p>
          </table:table-cell>
          <table:table-cell office:value-type="float" office:value="1.0939723382802919" table:style-name="ce6">
            <text:p>1.094</text:p>
          </table:table-cell>
          <table:table-cell office:value-type="float" office:value="6486.8503312255998" table:style-name="ce5">
            <text:p><text:s/>6,4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486.8503312255998" table:style-name="ce5">
            <text:p><text:s/>6,487<text:s/></text:p>
          </table:table-cell>
          <table:table-cell office:value-type="float" office:value="1.0266876797293072" table:style-name="ce6">
            <text:p>1.027</text:p>
          </table:table-cell>
          <table:table-cell office:value-type="float" office:value="6659.9693153173002" table:style-name="ce5">
            <text:p><text:s/>6,660<text:s/></text:p>
          </table:table-cell>
          <table:table-cell office:value-type="float" office:value="1.1100709449379609" table:style-name="ce6">
            <text:p>1.110</text:p>
          </table:table-cell>
          <table:table-cell office:value-type="float" office:value="7393.0384311120997" table:style-name="ce5">
            <text:p><text:s/>7,39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393.0384311120997" table:style-name="ce5">
            <text:p><text:s/>7,393<text:s/></text:p>
          </table:table-cell>
          <table:table-cell office:value-type="float" office:value="1.0751995553763909" table:style-name="ce6">
            <text:p>1.075</text:p>
          </table:table-cell>
          <table:table-cell office:value-type="float" office:value="7948.9916340123" table:style-name="ce5">
            <text:p><text:s/>7,949<text:s/></text:p>
          </table:table-cell>
          <table:table-cell office:value-type="float" office:value="1.0987917785269221" table:style-name="ce6">
            <text:p>1.099</text:p>
          </table:table-cell>
          <table:table-cell office:value-type="float" office:value="8734.2866550319995" table:style-name="ce5">
            <text:p><text:s/>8,7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734.2866550319995" table:style-name="ce5">
            <text:p><text:s/>8,734<text:s/></text:p>
          </table:table-cell>
          <table:table-cell office:value-type="float" office:value="1.1583232617307582" table:style-name="ce6">
            <text:p>1.158</text:p>
          </table:table-cell>
          <table:table-cell office:value-type="float" office:value="10117.1274071481" table:style-name="ce5">
            <text:p><text:s/>10,117<text:s/></text:p>
          </table:table-cell>
          <table:table-cell office:value-type="float" office:value="1.0075295652596485" table:style-name="ce6">
            <text:p>1.008</text:p>
          </table:table-cell>
          <table:table-cell office:value-type="float" office:value="10193.3049782004" table:style-name="ce5">
            <text:p><text:s/>10,1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193.3049782004" table:style-name="ce5">
            <text:p><text:s/>10,193<text:s/></text:p>
          </table:table-cell>
          <table:table-cell office:value-type="float" office:value="1.1105681038697695" table:style-name="ce6">
            <text:p>1.111</text:p>
          </table:table-cell>
          <table:table-cell office:value-type="float" office:value="11320.3593818063" table:style-name="ce5">
            <text:p><text:s/>11,320<text:s/></text:p>
          </table:table-cell>
          <table:table-cell office:value-type="float" office:value="1.0439645234718147" table:style-name="ce6">
            <text:p>1.044</text:p>
          </table:table-cell>
          <table:table-cell office:value-type="float" office:value="11818.0535875571" table:style-name="ce5">
            <text:p><text:s/>11,81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818.0535875571" table:style-name="ce5">
            <text:p><text:s/>11,818<text:s/></text:p>
          </table:table-cell>
          <table:table-cell office:value-type="float" office:value="1.10535651924379" table:style-name="ce6">
            <text:p>1.105</text:p>
          </table:table-cell>
          <table:table-cell office:value-type="float" office:value="13063.162577778699" table:style-name="ce5">
            <text:p><text:s/>13,063<text:s/></text:p>
          </table:table-cell>
          <table:table-cell office:value-type="float" office:value="1.0182134135455778" table:style-name="ce6">
            <text:p>1.018</text:p>
          </table:table-cell>
          <table:table-cell office:value-type="float" office:value="13301.087360020902" table:style-name="ce5">
            <text:p><text:s/>13,3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301.087360020902" table:style-name="ce5">
            <text:p><text:s/>13,301<text:s/></text:p>
          </table:table-cell>
          <table:table-cell office:value-type="float" office:value="1.0964577375943183" table:style-name="ce6">
            <text:p>1.096</text:p>
          </table:table-cell>
          <table:table-cell office:value-type="float" office:value="14584.0801543129" table:style-name="ce5">
            <text:p><text:s/>14,584<text:s/></text:p>
          </table:table-cell>
          <table:table-cell office:value-type="float" office:value="1.0677659243288375" table:style-name="ce6">
            <text:p>1.068</text:p>
          </table:table-cell>
          <table:table-cell office:value-type="float" office:value="15572.383826455771" table:style-name="ce5">
            <text:p><text:s/>15,57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572.383826455771" table:style-name="ce5">
            <text:p><text:s/>15,572<text:s/></text:p>
          </table:table-cell>
          <table:table-cell office:value-type="float" office:value="1.0535373731801085" table:style-name="ce6">
            <text:p>1.054</text:p>
          </table:table-cell>
          <table:table-cell office:value-type="float" office:value="16406.088350676622" table:style-name="ce5">
            <text:p><text:s/>16,406<text:s/></text:p>
          </table:table-cell>
          <table:table-cell office:value-type="float" office:value="1.0876112571904906" table:style-name="ce6">
            <text:p>1.088</text:p>
          </table:table-cell>
          <table:table-cell office:value-type="float" office:value="17843.446376657663" table:style-name="ce5">
            <text:p><text:s/>17,84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843.446376657663" table:style-name="ce5">
            <text:p><text:s/>17,843<text:s/></text:p>
          </table:table-cell>
          <table:table-cell office:value-type="float" office:value="1.0550827613269906" table:style-name="ce6">
            <text:p>1.055</text:p>
          </table:table-cell>
          <table:table-cell office:value-type="float" office:value="18826.312674674049" table:style-name="ce5">
            <text:p><text:s/>18,826<text:s/></text:p>
          </table:table-cell>
          <table:table-cell office:value-type="float" office:value="1.0227557241127743" table:style-name="ce6">
            <text:p>1.023</text:p>
          </table:table-cell>
          <table:table-cell office:value-type="float" office:value="19254.719051959757" table:style-name="ce5">
            <text:p><text:s/>19,25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254.719051959757" table:style-name="ce5">
            <text:p><text:s/>19,255<text:s/></text:p>
          </table:table-cell>
          <table:table-cell office:value-type="float" office:value="1.0752778043518045" table:style-name="ce6">
            <text:p>1.075</text:p>
          </table:table-cell>
          <table:table-cell office:value-type="float" office:value="20704.172025602151" table:style-name="ce5">
            <text:p><text:s/>20,704<text:s/></text:p>
          </table:table-cell>
          <table:table-cell office:value-type="float" office:value="1.043178924613116" table:style-name="ce6">
            <text:p>1.043</text:p>
          </table:table-cell>
          <table:table-cell office:value-type="float" office:value="21598.155908672612" table:style-name="ce5">
            <text:p><text:s/>21,5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598.155908672612" table:style-name="ce5">
            <text:p><text:s/>21,598<text:s/></text:p>
          </table:table-cell>
          <table:table-cell office:value-type="float" office:value="1.0134791458593013" table:style-name="ce6">
            <text:p>1.013</text:p>
          </table:table-cell>
          <table:table-cell office:value-type="float" office:value="21889.28060245754" table:style-name="ce5">
            <text:p><text:s/>21,889<text:s/></text:p>
          </table:table-cell>
          <table:table-cell office:value-type="float" office:value="1.0489510127369079" table:style-name="ce6">
            <text:p>1.049</text:p>
          </table:table-cell>
          <table:table-cell office:value-type="float" office:value="22960.783056030188" table:style-name="ce5">
            <text:p><text:s/>22,96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960.783056030188" table:style-name="ce5">
            <text:p><text:s/>22,961<text:s/></text:p>
          </table:table-cell>
          <table:table-cell office:value-type="float" office:value="0.990171644207402" table:style-name="ce6">
            <text:p>0.990</text:p>
          </table:table-cell>
          <table:table-cell office:value-type="float" office:value="22735.116310878868" table:style-name="ce5">
            <text:p><text:s/>22,735<text:s/></text:p>
          </table:table-cell>
          <table:table-cell office:value-type="float" office:value="1.1011771779257433" table:style-name="ce6">
            <text:p>1.101</text:p>
          </table:table-cell>
          <table:table-cell office:value-type="float" office:value="25035.391219027129" table:style-name="ce5">
            <text:p><text:s/>25,03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035.391219027129" table:style-name="ce5">
            <text:p><text:s/>25,035<text:s/></text:p>
          </table:table-cell>
          <table:table-cell office:value-type="float" office:value="0.93433329013324018" table:style-name="ce6">
            <text:p>0.934</text:p>
          </table:table-cell>
          <table:table-cell office:value-type="float" office:value="23391.399447446449" table:style-name="ce5">
            <text:p><text:s/>23,391<text:s/></text:p>
          </table:table-cell>
          <table:table-cell office:value-type="float" office:value="1.0906066530198184" table:style-name="ce6">
            <text:p>1.091</text:p>
          </table:table-cell>
          <table:table-cell office:value-type="float" office:value="25510.8158608292" table:style-name="ce5">
            <text:p><text:s/>25,5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510.8158608292" table:style-name="ce5">
            <text:p><text:s/>25,511<text:s/></text:p>
          </table:table-cell>
          <table:table-cell office:value-type="float" office:value="0.99452841487997823" table:style-name="ce6">
            <text:p>0.995</text:p>
          </table:table-cell>
          <table:table-cell office:value-type="float" office:value="25371.231260365472" table:style-name="ce5">
            <text:p><text:s/>25,371<text:s/></text:p>
          </table:table-cell>
          <table:table-cell office:value-type="float" office:value="1.0056112742685615" table:style-name="ce6">
            <text:p>1.006</text:p>
          </table:table-cell>
          <table:table-cell office:value-type="float" office:value="25513.596197498482" table:style-name="ce5">
            <text:p><text:s/>25,5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513.596197498482" table:style-name="ce5">
            <text:p><text:s/>25,514<text:s/></text:p>
          </table:table-cell>
          <table:table-cell office:value-type="float" office:value="1.0427185286772274" table:style-name="ce6">
            <text:p>1.043</text:p>
          </table:table-cell>
          <table:table-cell office:value-type="float" office:value="26603.499488320518" table:style-name="ce5">
            <text:p><text:s/>26,603<text:s/></text:p>
          </table:table-cell>
          <table:table-cell office:value-type="float" office:value="1.0353143023805418" table:style-name="ce6">
            <text:p>1.035</text:p>
          </table:table-cell>
          <table:table-cell office:value-type="float" office:value="27542.983513631661" table:style-name="ce5">
            <text:p><text:s/>27,54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571.13806133753" table:style-name="ce5">
            <text:p><text:s/>11,57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571.13806133753" table:style-name="ce5">
            <text:p><text:s/>11,571<text:s/></text:p>
          </table:table-cell>
          <table:table-cell office:value-type="float" office:value="0.98864582688407199" table:style-name="ce6">
            <text:p>0.989</text:p>
          </table:table-cell>
          <table:table-cell office:value-type="float" office:value="11439.757356640801" table:style-name="ce5">
            <text:p><text:s/>11,440<text:s/></text:p>
          </table:table-cell>
          <table:table-cell office:value-type="float" office:value="1.0197667781134259" table:style-name="ce6">
            <text:p>1.020</text:p>
          </table:table-cell>
          <table:table-cell office:value-type="float" office:value="11665.884501980951" table:style-name="ce5">
            <text:p><text:s/>11,66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665.884501980951" table:style-name="ce5">
            <text:p><text:s/>11,666<text:s/></text:p>
          </table:table-cell>
          <table:table-cell office:value-type="float" office:value="1.0313408343581032" table:style-name="ce6">
            <text:p>1.031</text:p>
          </table:table-cell>
          <table:table-cell office:value-type="float" office:value="12031.503055798299" table:style-name="ce5">
            <text:p><text:s/>12,032<text:s/></text:p>
          </table:table-cell>
          <table:table-cell office:value-type="float" office:value="1.0148185345153096" table:style-name="ce6">
            <text:p>1.015</text:p>
          </table:table-cell>
          <table:table-cell office:value-type="float" office:value="12209.7922991017" table:style-name="ce5">
            <text:p><text:s/>12,2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209.7922991017" table:style-name="ce5">
            <text:p><text:s/>12,210<text:s/></text:p>
          </table:table-cell>
          <table:table-cell office:value-type="float" office:value="1.0141108287784697" table:style-name="ce6">
            <text:p>1.014</text:p>
          </table:table-cell>
          <table:table-cell office:value-type="float" office:value="12382.082587655002" table:style-name="ce5">
            <text:p><text:s/>12,382<text:s/></text:p>
          </table:table-cell>
          <table:table-cell office:value-type="float" office:value="1.159894004445172" table:style-name="ce6">
            <text:p>1.160</text:p>
          </table:table-cell>
          <table:table-cell office:value-type="float" office:value="14361.903355966" table:style-name="ce5">
            <text:p><text:s/>14,36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361.903355966" table:style-name="ce5">
            <text:p><text:s/>14,362<text:s/></text:p>
          </table:table-cell>
          <table:table-cell office:value-type="float" office:value="1.0542333115905034" table:style-name="ce6">
            <text:p>1.054</text:p>
          </table:table-cell>
          <table:table-cell office:value-type="float" office:value="15140.796935702801" table:style-name="ce5">
            <text:p><text:s/>15,141<text:s/></text:p>
          </table:table-cell>
          <table:table-cell office:value-type="float" office:value="1.0754945985879669" table:style-name="ce6">
            <text:p>1.075</text:p>
          </table:table-cell>
          <table:table-cell office:value-type="float" office:value="16283.845322665602" table:style-name="ce5">
            <text:p><text:s/>16,28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283.845322665602" table:style-name="ce5">
            <text:p><text:s/>16,284<text:s/></text:p>
          </table:table-cell>
          <table:table-cell office:value-type="float" office:value="1.1594267260675215" table:style-name="ce6">
            <text:p>1.159</text:p>
          </table:table-cell>
          <table:table-cell office:value-type="float" office:value="18879.925470248101" table:style-name="ce5">
            <text:p><text:s/>18,880<text:s/></text:p>
          </table:table-cell>
          <table:table-cell office:value-type="float" office:value="0.97651724933610295" table:style-name="ce6">
            <text:p>0.977</text:p>
          </table:table-cell>
          <table:table-cell office:value-type="float" office:value="18436.572887877304" table:style-name="ce5">
            <text:p><text:s/>18,43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436.572887877304" table:style-name="ce5">
            <text:p><text:s/>18,437<text:s/></text:p>
          </table:table-cell>
          <table:table-cell office:value-type="float" office:value="1.1139719373304646" table:style-name="ce6">
            <text:p>1.114</text:p>
          </table:table-cell>
          <table:table-cell office:value-type="float" office:value="20537.824817642999" table:style-name="ce5">
            <text:p><text:s/>20,538<text:s/></text:p>
          </table:table-cell>
          <table:table-cell office:value-type="float" office:value="0.91672705245256469" table:style-name="ce6">
            <text:p>0.917</text:p>
          </table:table-cell>
          <table:table-cell office:value-type="float" office:value="18827.579608864999" table:style-name="ce5">
            <text:p><text:s/>18,8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827.579608864999" table:style-name="ce5">
            <text:p><text:s/>18,828<text:s/></text:p>
          </table:table-cell>
          <table:table-cell office:value-type="float" office:value="1.0954608832079054" table:style-name="ce6">
            <text:p>1.095</text:p>
          </table:table-cell>
          <table:table-cell office:value-type="float" office:value="20624.876986994401" table:style-name="ce5">
            <text:p><text:s/>20,625<text:s/></text:p>
          </table:table-cell>
          <table:table-cell office:value-type="float" office:value="0.97388953626728136" table:style-name="ce6">
            <text:p>0.974</text:p>
          </table:table-cell>
          <table:table-cell office:value-type="float" office:value="20086.351884433701" table:style-name="ce5">
            <text:p><text:s/>20,0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086.351884433701" table:style-name="ce5">
            <text:p><text:s/>20,086<text:s/></text:p>
          </table:table-cell>
          <table:table-cell office:value-type="float" office:value="1.0879095465586375" table:style-name="ce6">
            <text:p>1.088</text:p>
          </table:table-cell>
          <table:table-cell office:value-type="float" office:value="21852.1339706115" table:style-name="ce5">
            <text:p><text:s/>21,852<text:s/></text:p>
          </table:table-cell>
          <table:table-cell office:value-type="float" office:value="1.1046245856822412" table:style-name="ce6">
            <text:p>1.105</text:p>
          </table:table-cell>
          <table:table-cell office:value-type="float" office:value="24138.404433559554" table:style-name="ce5">
            <text:p><text:s/>24,1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138.404433559554" table:style-name="ce5">
            <text:p><text:s/>24,138<text:s/></text:p>
          </table:table-cell>
          <table:table-cell office:value-type="float" office:value="1.0630731490346976" table:style-name="ce6">
            <text:p>1.063</text:p>
          </table:table-cell>
          <table:table-cell office:value-type="float" office:value="25660.88961385726" table:style-name="ce5">
            <text:p><text:s/>25,661<text:s/></text:p>
          </table:table-cell>
          <table:table-cell office:value-type="float" office:value="1.0108022227574169" table:style-name="ce6">
            <text:p>1.011</text:p>
          </table:table-cell>
          <table:table-cell office:value-type="float" office:value="25938.084259619638" table:style-name="ce5">
            <text:p><text:s/>25,93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938.084259619638" table:style-name="ce5">
            <text:p><text:s/>25,938<text:s/></text:p>
          </table:table-cell>
          <table:table-cell office:value-type="float" office:value="1.0361743372615055" table:style-name="ce6">
            <text:p>1.036</text:p>
          </table:table-cell>
          <table:table-cell office:value-type="float" office:value="26876.377267544463" table:style-name="ce5">
            <text:p><text:s/>26,876<text:s/></text:p>
          </table:table-cell>
          <table:table-cell office:value-type="float" office:value="1.0819988867825674" table:style-name="ce6">
            <text:p>1.082</text:p>
          </table:table-cell>
          <table:table-cell office:value-type="float" office:value="29080.210284231413" table:style-name="ce5">
            <text:p><text:s/>29,08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9080.210284231413" table:style-name="ce5">
            <text:p><text:s/>29,080<text:s/></text:p>
          </table:table-cell>
          <table:table-cell office:value-type="float" office:value="1.0582347446155178" table:style-name="ce6">
            <text:p>1.058</text:p>
          </table:table-cell>
          <table:table-cell office:value-type="float" office:value="30773.688903499184" table:style-name="ce5">
            <text:p><text:s/>30,774<text:s/></text:p>
          </table:table-cell>
          <table:table-cell office:value-type="float" office:value="1.0326908778577217" table:style-name="ce6">
            <text:p>1.033</text:p>
          </table:table-cell>
          <table:table-cell office:value-type="float" office:value="31779.707808675001" table:style-name="ce5">
            <text:p><text:s/>31,7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779.707808675001" table:style-name="ce5">
            <text:p><text:s/>31,780<text:s/></text:p>
          </table:table-cell>
          <table:table-cell office:value-type="float" office:value="0.98990666353834578" table:style-name="ce6">
            <text:p>0.990</text:p>
          </table:table-cell>
          <table:table-cell office:value-type="float" office:value="31458.944525108982" table:style-name="ce5">
            <text:p><text:s/>31,459<text:s/></text:p>
          </table:table-cell>
          <table:table-cell office:value-type="float" office:value="1.1671508915194384" table:style-name="ce6">
            <text:p>1.167</text:p>
          </table:table-cell>
          <table:table-cell office:value-type="float" office:value="36717.335148741498" table:style-name="ce5">
            <text:p><text:s/>36,71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6717.335148741498" table:style-name="ce5">
            <text:p><text:s/>36,717<text:s/></text:p>
          </table:table-cell>
          <table:table-cell office:value-type="float" office:value="0.95185159068485292" table:style-name="ce6">
            <text:p>0.952</text:p>
          </table:table-cell>
          <table:table-cell office:value-type="float" office:value="34949.453867038457" table:style-name="ce5">
            <text:p><text:s/>34,949<text:s/></text:p>
          </table:table-cell>
          <table:table-cell office:value-type="float" office:value="1.1527905886189338" table:style-name="ce6">
            <text:p>1.153</text:p>
          </table:table-cell>
          <table:table-cell office:value-type="float" office:value="40289.401495293539" table:style-name="ce5">
            <text:p><text:s/>40,2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0289.401495293539" table:style-name="ce5">
            <text:p><text:s/>40,289<text:s/></text:p>
          </table:table-cell>
          <table:table-cell office:value-type="float" office:value="0.95708536076982942" table:style-name="ce6">
            <text:p>0.957</text:p>
          </table:table-cell>
          <table:table-cell office:value-type="float" office:value="38560.396365323526" table:style-name="ce5">
            <text:p><text:s/>38,560<text:s/></text:p>
          </table:table-cell>
          <table:table-cell office:value-type="float" office:value="1.2093869385820217" table:style-name="ce6">
            <text:p>1.209</text:p>
          </table:table-cell>
          <table:table-cell office:value-type="float" office:value="46634.43971076794" table:style-name="ce5">
            <text:p><text:s/>46,63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6634.43971076794" table:style-name="ce5">
            <text:p><text:s/>46,634<text:s/></text:p>
          </table:table-cell>
          <table:table-cell office:value-type="float" office:value="0.98834379062204214" table:style-name="ce6">
            <text:p>0.988</text:p>
          </table:table-cell>
          <table:table-cell office:value-type="float" office:value="46090.858917275473" table:style-name="ce5">
            <text:p><text:s/>46,091<text:s/></text:p>
          </table:table-cell>
          <table:table-cell office:value-type="float" office:value="1.0143928831138733" table:style-name="ce6">
            <text:p>1.014</text:p>
          </table:table-cell>
          <table:table-cell office:value-type="float" office:value="46754.239262289848" table:style-name="ce5">
            <text:p><text:s/>46,7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6754.239262289848" table:style-name="ce5">
            <text:p><text:s/>46,754<text:s/></text:p>
          </table:table-cell>
          <table:table-cell office:value-type="float" office:value="1.0392285722123027" table:style-name="ce6">
            <text:p>1.039</text:p>
          </table:table-cell>
          <table:table-cell office:value-type="float" office:value="48588.341313421864" table:style-name="ce5">
            <text:p><text:s/>48,588<text:s/></text:p>
          </table:table-cell>
          <table:table-cell office:value-type="float" office:value="0.9883481780255412" table:style-name="ce6">
            <text:p>0.988</text:p>
          </table:table-cell>
          <table:table-cell office:value-type="float" office:value="48022.198610403633" table:style-name="ce5">
            <text:p><text:s/>48,02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4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220.369940951801" table:style-name="ce5">
            <text:p><text:s/>26,22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220.369940951801" table:style-name="ce5">
            <text:p><text:s/>26,220<text:s/></text:p>
          </table:table-cell>
          <table:table-cell office:value-type="float" office:value="1.037544742222152" table:style-name="ce6">
            <text:p>1.038</text:p>
          </table:table-cell>
          <table:table-cell office:value-type="float" office:value="27204.806971354301" table:style-name="ce5">
            <text:p><text:s/>27,205<text:s/></text:p>
          </table:table-cell>
          <table:table-cell office:value-type="float" office:value="1.0506299426304964" table:style-name="ce6">
            <text:p>1.051</text:p>
          </table:table-cell>
          <table:table-cell office:value-type="float" office:value="28582.184787587699" table:style-name="ce5">
            <text:p><text:s/>28,58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8582.184787587699" table:style-name="ce5">
            <text:p><text:s/>28,582<text:s/></text:p>
          </table:table-cell>
          <table:table-cell office:value-type="float" office:value="1.0355862696611213" table:style-name="ce6">
            <text:p>1.036</text:p>
          </table:table-cell>
          <table:table-cell office:value-type="float" office:value="29599.318122942797" table:style-name="ce5">
            <text:p><text:s/>29,599<text:s/></text:p>
          </table:table-cell>
          <table:table-cell office:value-type="float" office:value="1.0348038613278798" table:style-name="ce6">
            <text:p>1.035</text:p>
          </table:table-cell>
          <table:table-cell office:value-type="float" office:value="30629.488686293498" table:style-name="ce5">
            <text:p><text:s/>30,6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629.488686293498" table:style-name="ce5">
            <text:p><text:s/>30,629<text:s/></text:p>
          </table:table-cell>
          <table:table-cell office:value-type="float" office:value="1.0465881311987868" table:style-name="ce6">
            <text:p>1.047</text:p>
          </table:table-cell>
          <table:table-cell office:value-type="float" office:value="32056.459323762298" table:style-name="ce5">
            <text:p><text:s/>32,056<text:s/></text:p>
          </table:table-cell>
          <table:table-cell office:value-type="float" office:value="1.0639036302767944" table:style-name="ce6">
            <text:p>1.064</text:p>
          </table:table-cell>
          <table:table-cell office:value-type="float" office:value="34104.983448371102" table:style-name="ce5">
            <text:p><text:s/>34,10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4104.983448371102" table:style-name="ce5">
            <text:p><text:s/>34,105<text:s/></text:p>
          </table:table-cell>
          <table:table-cell office:value-type="float" office:value="1.0284517623449498" table:style-name="ce6">
            <text:p>1.028</text:p>
          </table:table-cell>
          <table:table-cell office:value-type="float" office:value="35075.330332222606" table:style-name="ce5">
            <text:p><text:s/>35,075<text:s/></text:p>
          </table:table-cell>
          <table:table-cell office:value-type="float" office:value="1.0052316575873363" table:style-name="ce6">
            <text:p>1.005</text:p>
          </table:table-cell>
          <table:table-cell office:value-type="float" office:value="35258.832450283502" table:style-name="ce5">
            <text:p><text:s/>35,2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258.832450283502" table:style-name="ce5">
            <text:p><text:s/>35,259<text:s/></text:p>
          </table:table-cell>
          <table:table-cell office:value-type="float" office:value="1.0590511434864645" table:style-name="ce6">
            <text:p>1.059</text:p>
          </table:table-cell>
          <table:table-cell office:value-type="float" office:value="37340.906824470396" table:style-name="ce5">
            <text:p><text:s/>37,341<text:s/></text:p>
          </table:table-cell>
          <table:table-cell office:value-type="float" office:value="1.0788845627585901" table:style-name="ce6">
            <text:p>1.079</text:p>
          </table:table-cell>
          <table:table-cell office:value-type="float" office:value="40286.527932328005" table:style-name="ce5">
            <text:p><text:s/>40,2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286.527932328005" table:style-name="ce5">
            <text:p><text:s/>40,287<text:s/></text:p>
          </table:table-cell>
          <table:table-cell office:value-type="float" office:value="1.0110040395541324" table:style-name="ce6">
            <text:p>1.011</text:p>
          </table:table-cell>
          <table:table-cell office:value-type="float" office:value="40729.842479193998" table:style-name="ce5">
            <text:p><text:s/>40,730<text:s/></text:p>
          </table:table-cell>
          <table:table-cell office:value-type="float" office:value="1.0264969247098437" table:style-name="ce6">
            <text:p>1.026</text:p>
          </table:table-cell>
          <table:table-cell office:value-type="float" office:value="41809.058048808998" table:style-name="ce5">
            <text:p><text:s/>41,8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1809.058048808998" table:style-name="ce5">
            <text:p><text:s/>41,809<text:s/></text:p>
          </table:table-cell>
          <table:table-cell office:value-type="float" office:value="1.0175783037945754" table:style-name="ce6">
            <text:p>1.018</text:p>
          </table:table-cell>
          <table:table-cell office:value-type="float" office:value="42543.990372556" table:style-name="ce5">
            <text:p><text:s/>42,544<text:s/></text:p>
          </table:table-cell>
          <table:table-cell office:value-type="float" office:value="1.0848821343179531" table:style-name="ce6">
            <text:p>1.085</text:p>
          </table:table-cell>
          <table:table-cell office:value-type="float" office:value="46155.215077780995" table:style-name="ce5">
            <text:p><text:s/>46,15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155.215077780995" table:style-name="ce5">
            <text:p><text:s/>46,155<text:s/></text:p>
          </table:table-cell>
          <table:table-cell office:value-type="float" office:value="1.0145331676616953" table:style-name="ce6">
            <text:p>1.015</text:p>
          </table:table-cell>
          <table:table-cell office:value-type="float" office:value="46825.996556967999" table:style-name="ce5">
            <text:p><text:s/>46,826<text:s/></text:p>
          </table:table-cell>
          <table:table-cell office:value-type="float" office:value="1.0513981502188576" table:style-name="ce6">
            <text:p>1.051</text:p>
          </table:table-cell>
          <table:table-cell office:value-type="float" office:value="49232.76616215075" table:style-name="ce5">
            <text:p><text:s/>49,23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232.76616215075" table:style-name="ce5">
            <text:p><text:s/>49,233<text:s/></text:p>
          </table:table-cell>
          <table:table-cell office:value-type="float" office:value="1.0340927239430362" table:style-name="ce6">
            <text:p>1.034</text:p>
          </table:table-cell>
          <table:table-cell office:value-type="float" office:value="50911.24526786901" table:style-name="ce5">
            <text:p><text:s/>50,911<text:s/></text:p>
          </table:table-cell>
          <table:table-cell office:value-type="float" office:value="1.1028848286011528" table:style-name="ce6">
            <text:p>1.103</text:p>
          </table:table-cell>
          <table:table-cell office:value-type="float" office:value="56149.240011124959" table:style-name="ce5">
            <text:p><text:s/>56,14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6149.240011124959" table:style-name="ce5">
            <text:p><text:s/>56,149<text:s/></text:p>
          </table:table-cell>
          <table:table-cell office:value-type="float" office:value="1.0475875574088627" table:style-name="ce6">
            <text:p>1.048</text:p>
          </table:table-cell>
          <table:table-cell office:value-type="float" office:value="58821.245193618379" table:style-name="ce5">
            <text:p><text:s/>58,821<text:s/></text:p>
          </table:table-cell>
          <table:table-cell office:value-type="float" office:value="1.0693346483400681" table:style-name="ce6">
            <text:p>1.069</text:p>
          </table:table-cell>
          <table:table-cell office:value-type="float" office:value="62899.59554404283" table:style-name="ce5">
            <text:p><text:s/>62,90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2899.59554404283" table:style-name="ce5">
            <text:p><text:s/>62,900<text:s/></text:p>
          </table:table-cell>
          <table:table-cell office:value-type="float" office:value="1.0583397628486204" table:style-name="ce6">
            <text:p>1.058</text:p>
          </table:table-cell>
          <table:table-cell office:value-type="float" office:value="66569.143031356434" table:style-name="ce5">
            <text:p><text:s/>66,569<text:s/></text:p>
          </table:table-cell>
          <table:table-cell office:value-type="float" office:value="1.1510700092981465" table:style-name="ce6">
            <text:p>1.151</text:p>
          </table:table-cell>
          <table:table-cell office:value-type="float" office:value="76625.744088073101" table:style-name="ce5">
            <text:p><text:s/>76,62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6625.744088073101" table:style-name="ce5">
            <text:p><text:s/>76,626<text:s/></text:p>
          </table:table-cell>
          <table:table-cell office:value-type="float" office:value="1.0140723605611661" table:style-name="ce6">
            <text:p>1.014</text:p>
          </table:table-cell>
          <table:table-cell office:value-type="float" office:value="77704.049187148121" table:style-name="ce5">
            <text:p><text:s/>77,704<text:s/></text:p>
          </table:table-cell>
          <table:table-cell office:value-type="float" office:value="1.080283704241551" table:style-name="ce6">
            <text:p>1.080</text:p>
          </table:table-cell>
          <table:table-cell office:value-type="float" office:value="83942.418090460036" table:style-name="ce5">
            <text:p><text:s/>83,94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3942.418090460036" table:style-name="ce5">
            <text:p><text:s/>83,942<text:s/></text:p>
          </table:table-cell>
          <table:table-cell office:value-type="float" office:value="0.99993714685742885" table:style-name="ce6">
            <text:p>1.000</text:p>
          </table:table-cell>
          <table:table-cell office:value-type="float" office:value="83937.14204568803" table:style-name="ce5">
            <text:p><text:s/>83,937<text:s/></text:p>
          </table:table-cell>
          <table:table-cell office:value-type="float" office:value="1.0762395458403338" table:style-name="ce6">
            <text:p>1.076</text:p>
          </table:table-cell>
          <table:table-cell office:value-type="float" office:value="90336.471634386879" table:style-name="ce5">
            <text:p><text:s/>90,3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0336.471634386879" table:style-name="ce5">
            <text:p><text:s/>90,336<text:s/></text:p>
          </table:table-cell>
          <table:table-cell office:value-type="float" office:value="1.0087623044501315" table:style-name="ce6">
            <text:p>1.009</text:p>
          </table:table-cell>
          <table:table-cell office:value-type="float" office:value="91128.027301798036" table:style-name="ce5">
            <text:p><text:s/>91,128<text:s/></text:p>
          </table:table-cell>
          <table:table-cell office:value-type="float" office:value="1.0489971441954091" table:style-name="ce6">
            <text:p>1.049</text:p>
          </table:table-cell>
          <table:table-cell office:value-type="float" office:value="95593.040395747405" table:style-name="ce5">
            <text:p><text:s/>95,5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5593.040395747405" table:style-name="ce5">
            <text:p><text:s/>95,593<text:s/></text:p>
          </table:table-cell>
          <table:table-cell office:value-type="float" office:value="1.0177349372296014" table:style-name="ce6">
            <text:p>1.018</text:p>
          </table:table-cell>
          <table:table-cell office:value-type="float" office:value="97288.376966752752" table:style-name="ce5">
            <text:p><text:s/>97,288<text:s/></text:p>
          </table:table-cell>
          <table:table-cell office:value-type="float" office:value="1.0329376997410269" table:style-name="ce6">
            <text:p>1.033</text:p>
          </table:table-cell>
          <table:table-cell office:value-type="float" office:value="100492.83231557549" table:style-name="ce5">
            <text:p><text:s/>100,4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0492.83231557549" table:style-name="ce5">
            <text:p><text:s/>100,493<text:s/></text:p>
          </table:table-cell>
          <table:table-cell office:value-type="float" office:value="1.0288336558113342" table:style-name="ce6">
            <text:p>1.029</text:p>
          </table:table-cell>
          <table:table-cell office:value-type="float" office:value="103390.40805406892" table:style-name="ce5">
            <text:p><text:s/>103,390<text:s/></text:p>
          </table:table-cell>
          <table:table-cell office:value-type="float" office:value="1.0104841783074792" table:style-name="ce6">
            <text:p>1.010</text:p>
          </table:table-cell>
          <table:table-cell office:value-type="float" office:value="104474.37152739082" table:style-name="ce5">
            <text:p><text:s/>104,47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96.3787757104301" table:style-name="ce5">
            <text:p><text:s/>2,99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996.3787757104301" table:style-name="ce5">
            <text:p><text:s/>2,996<text:s/></text:p>
          </table:table-cell>
          <table:table-cell office:value-type="float" office:value="1.0251007344525687" table:style-name="ce6">
            <text:p>1.025</text:p>
          </table:table-cell>
          <table:table-cell office:value-type="float" office:value="3071.5900836788501" table:style-name="ce5">
            <text:p><text:s/>3,072<text:s/></text:p>
          </table:table-cell>
          <table:table-cell office:value-type="float" office:value="1.1559035973787601" table:style-name="ce6">
            <text:p>1.156</text:p>
          </table:table-cell>
          <table:table-cell office:value-type="float" office:value="3550.4620273973096" table:style-name="ce5">
            <text:p><text:s/>3,55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550.4620273973096" table:style-name="ce5">
            <text:p><text:s/>3,550<text:s/></text:p>
          </table:table-cell>
          <table:table-cell office:value-type="float" office:value="0.9180385811604892" table:style-name="ce6">
            <text:p>0.918</text:p>
          </table:table-cell>
          <table:table-cell office:value-type="float" office:value="3259.4611220960201" table:style-name="ce5">
            <text:p><text:s/>3,259<text:s/></text:p>
          </table:table-cell>
          <table:table-cell office:value-type="float" office:value="1.046182150437567" table:style-name="ce6">
            <text:p>1.046</text:p>
          </table:table-cell>
          <table:table-cell office:value-type="float" office:value="3409.9900459820601" table:style-name="ce5">
            <text:p><text:s/>3,4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09.9900459820601" table:style-name="ce5">
            <text:p><text:s/>3,410<text:s/></text:p>
          </table:table-cell>
          <table:table-cell office:value-type="float" office:value="1.0766075249397296" table:style-name="ce6">
            <text:p>1.077</text:p>
          </table:table-cell>
          <table:table-cell office:value-type="float" office:value="3671.2209434738597" table:style-name="ce5">
            <text:p><text:s/>3,671<text:s/></text:p>
          </table:table-cell>
          <table:table-cell office:value-type="float" office:value="1.0995633687915201" table:style-name="ce6">
            <text:p>1.100</text:p>
          </table:table-cell>
          <table:table-cell office:value-type="float" office:value="4036.7400681841" table:style-name="ce5">
            <text:p><text:s/>4,03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036.7400681841" table:style-name="ce5">
            <text:p><text:s/>4,037<text:s/></text:p>
          </table:table-cell>
          <table:table-cell office:value-type="float" office:value="0.93377648399512736" table:style-name="ce6">
            <text:p>0.934</text:p>
          </table:table-cell>
          <table:table-cell office:value-type="float" office:value="3769.4129476711996" table:style-name="ce5">
            <text:p><text:s/>3,769<text:s/></text:p>
          </table:table-cell>
          <table:table-cell office:value-type="float" office:value="1.0268103929562418" table:style-name="ce6">
            <text:p>1.027</text:p>
          </table:table-cell>
          <table:table-cell office:value-type="float" office:value="3870.47239001261" table:style-name="ce5">
            <text:p><text:s/>3,87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70.47239001261" table:style-name="ce5">
            <text:p><text:s/>3,870<text:s/></text:p>
          </table:table-cell>
          <table:table-cell office:value-type="float" office:value="0.9961738532420944" table:style-name="ce6">
            <text:p>0.996</text:p>
          </table:table-cell>
          <table:table-cell office:value-type="float" office:value="3855.6633946259999" table:style-name="ce5">
            <text:p><text:s/>3,856<text:s/></text:p>
          </table:table-cell>
          <table:table-cell office:value-type="float" office:value="1.063286235981336" table:style-name="ce6">
            <text:p>1.063</text:p>
          </table:table-cell>
          <table:table-cell office:value-type="float" office:value="4099.6738180828997" table:style-name="ce5">
            <text:p><text:s/>4,1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99.6738180828997" table:style-name="ce5">
            <text:p><text:s/>4,100<text:s/></text:p>
          </table:table-cell>
          <table:table-cell office:value-type="float" office:value="1.0390312186803015" table:style-name="ce6">
            <text:p>1.039</text:p>
          </table:table-cell>
          <table:table-cell office:value-type="float" office:value="4259.6890833943999" table:style-name="ce5">
            <text:p><text:s/>4,260<text:s/></text:p>
          </table:table-cell>
          <table:table-cell office:value-type="float" office:value="0.98858637913355463" table:style-name="ce6">
            <text:p>0.989</text:p>
          </table:table-cell>
          <table:table-cell office:value-type="float" office:value="4211.0706071876002" table:style-name="ce5">
            <text:p><text:s/>4,21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11.0706071876002" table:style-name="ce5">
            <text:p><text:s/>4,211<text:s/></text:p>
          </table:table-cell>
          <table:table-cell office:value-type="float" office:value="0.98922694959866786" table:style-name="ce6">
            <text:p>0.989</text:p>
          </table:table-cell>
          <table:table-cell office:value-type="float" office:value="4165.7045312928003" table:style-name="ce5">
            <text:p><text:s/>4,166<text:s/></text:p>
          </table:table-cell>
          <table:table-cell office:value-type="float" office:value="1.0547611452767403" table:style-name="ce6">
            <text:p>1.055</text:p>
          </table:table-cell>
          <table:table-cell office:value-type="float" office:value="4393.8232823109001" table:style-name="ce5">
            <text:p><text:s/>4,39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393.8232823109001" table:style-name="ce5">
            <text:p><text:s/>4,394<text:s/></text:p>
          </table:table-cell>
          <table:table-cell office:value-type="float" office:value="0.73879786494501476" table:style-name="ce6">
            <text:p>0.739</text:p>
          </table:table-cell>
          <table:table-cell office:value-type="float" office:value="3246.1472599169897" table:style-name="ce5">
            <text:p><text:s/>3,246<text:s/></text:p>
          </table:table-cell>
          <table:table-cell office:value-type="float" office:value="1.0744632625596664" table:style-name="ce6">
            <text:p>1.074</text:p>
          </table:table-cell>
          <table:table-cell office:value-type="float" office:value="3487.86597563953" table:style-name="ce5">
            <text:p><text:s/>3,4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87.86597563953" table:style-name="ce5">
            <text:p><text:s/>3,488<text:s/></text:p>
          </table:table-cell>
          <table:table-cell office:value-type="float" office:value="1.2689556165312328" table:style-name="ce6">
            <text:p>1.269</text:p>
          </table:table-cell>
          <table:table-cell office:value-type="float" office:value="4425.9471194959697" table:style-name="ce5">
            <text:p><text:s/>4,426<text:s/></text:p>
          </table:table-cell>
          <table:table-cell office:value-type="float" office:value="1.051988385811393" table:style-name="ce6">
            <text:p>1.052</text:p>
          </table:table-cell>
          <table:table-cell office:value-type="float" office:value="4656.0449659251499" table:style-name="ce5">
            <text:p><text:s/>4,65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656.0449659251499" table:style-name="ce5">
            <text:p><text:s/>4,656<text:s/></text:p>
          </table:table-cell>
          <table:table-cell office:value-type="float" office:value="1.0140199170073865" table:style-name="ce6">
            <text:p>1.014</text:p>
          </table:table-cell>
          <table:table-cell office:value-type="float" office:value="4721.3223299300807" table:style-name="ce5">
            <text:p><text:s/>4,721<text:s/></text:p>
          </table:table-cell>
          <table:table-cell office:value-type="float" office:value="1.121553793939718" table:style-name="ce6">
            <text:p>1.122</text:p>
          </table:table-cell>
          <table:table-cell office:value-type="float" office:value="5295.2169715453902" table:style-name="ce5">
            <text:p><text:s/>5,29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295.2169715453902" table:style-name="ce5">
            <text:p><text:s/>5,295<text:s/></text:p>
          </table:table-cell>
          <table:table-cell office:value-type="float" office:value="1.0821704655632882" table:style-name="ce6">
            <text:p>1.082</text:p>
          </table:table-cell>
          <table:table-cell office:value-type="float" office:value="5730.3274153558996" table:style-name="ce5">
            <text:p><text:s/>5,730<text:s/></text:p>
          </table:table-cell>
          <table:table-cell office:value-type="float" office:value="1.029027737531329" table:style-name="ce6">
            <text:p>1.029</text:p>
          </table:table-cell>
          <table:table-cell office:value-type="float" office:value="5896.6658555374297" table:style-name="ce5">
            <text:p><text:s/>5,8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896.6658555374297" table:style-name="ce5">
            <text:p><text:s/>5,897<text:s/></text:p>
          </table:table-cell>
          <table:table-cell office:value-type="float" office:value="1.0561804652664091" table:style-name="ce6">
            <text:p>1.056</text:p>
          </table:table-cell>
          <table:table-cell office:value-type="float" office:value="6227.9432868220701" table:style-name="ce5">
            <text:p><text:s/>6,228<text:s/></text:p>
          </table:table-cell>
          <table:table-cell office:value-type="float" office:value="1.0845574328315901" table:style-name="ce6">
            <text:p>1.085</text:p>
          </table:table-cell>
          <table:table-cell office:value-type="float" office:value="6754.5621829764796" table:style-name="ce5">
            <text:p><text:s/>6,75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754.5621829764796" table:style-name="ce5">
            <text:p><text:s/>6,755<text:s/></text:p>
          </table:table-cell>
          <table:table-cell office:value-type="float" office:value="1.0248138741763264" table:style-name="ce6">
            <text:p>1.025</text:p>
          </table:table-cell>
          <table:table-cell office:value-type="float" office:value="6922.1690391010306" table:style-name="ce5">
            <text:p><text:s/>6,922<text:s/></text:p>
          </table:table-cell>
          <table:table-cell office:value-type="float" office:value="1.1558965035343294" table:style-name="ce6">
            <text:p>1.156</text:p>
          </table:table-cell>
          <table:table-cell office:value-type="float" office:value="8001.3109891704698" table:style-name="ce5">
            <text:p><text:s/>8,0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001.3109891704698" table:style-name="ce5">
            <text:p><text:s/>8,001<text:s/></text:p>
          </table:table-cell>
          <table:table-cell office:value-type="float" office:value="0.98830989524101631" table:style-name="ce6">
            <text:p>0.988</text:p>
          </table:table-cell>
          <table:table-cell office:value-type="float" office:value="7907.7748254978596" table:style-name="ce5">
            <text:p><text:s/>7,908<text:s/></text:p>
          </table:table-cell>
          <table:table-cell office:value-type="float" office:value="1.0831575213660942" table:style-name="ce6">
            <text:p>1.083</text:p>
          </table:table-cell>
          <table:table-cell office:value-type="float" office:value="8565.3657795074596" table:style-name="ce5">
            <text:p><text:s/>8,5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565.3657795074596" table:style-name="ce5">
            <text:p><text:s/>8,565<text:s/></text:p>
          </table:table-cell>
          <table:table-cell office:value-type="float" office:value="1.0452603747653044" table:style-name="ce6">
            <text:p>1.045</text:p>
          </table:table-cell>
          <table:table-cell office:value-type="float" office:value="8953.0374446898804" table:style-name="ce5">
            <text:p><text:s/>8,953<text:s/></text:p>
          </table:table-cell>
          <table:table-cell office:value-type="float" office:value="0.94809865145276451" table:style-name="ce6">
            <text:p>0.948</text:p>
          </table:table-cell>
          <table:table-cell office:value-type="float" office:value="8488.3627277165797" table:style-name="ce5">
            <text:p><text:s/>8,4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488.3627277165797" table:style-name="ce5">
            <text:p><text:s/>8,488<text:s/></text:p>
          </table:table-cell>
          <table:table-cell office:value-type="float" office:value="1.0139378069053366" table:style-name="ce6">
            <text:p>1.014</text:p>
          </table:table-cell>
          <table:table-cell office:value-type="float" office:value="8606.6718883579506" table:style-name="ce5">
            <text:p><text:s/>8,607<text:s/></text:p>
          </table:table-cell>
          <table:table-cell office:value-type="float" office:value="1.0044590846988837" table:style-name="ce6">
            <text:p>1.004</text:p>
          </table:table-cell>
          <table:table-cell office:value-type="float" office:value="8645.0497672836391" table:style-name="ce5">
            <text:p><text:s/>8,64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223.991165241372" table:style-name="ce5">
            <text:p><text:s/>23,22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3223.991165241372" table:style-name="ce5">
            <text:p><text:s/>23,224<text:s/></text:p>
          </table:table-cell>
          <table:table-cell office:value-type="float" office:value="1.0391502785186593" table:style-name="ce6">
            <text:p>1.039</text:p>
          </table:table-cell>
          <table:table-cell office:value-type="float" office:value="24133.216887675455" table:style-name="ce5">
            <text:p><text:s/>24,133<text:s/></text:p>
          </table:table-cell>
          <table:table-cell office:value-type="float" office:value="1.0372310859632556" table:style-name="ce6">
            <text:p>1.037</text:p>
          </table:table-cell>
          <table:table-cell office:value-type="float" office:value="25031.722760190391" table:style-name="ce5">
            <text:p><text:s/>25,03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031.722760190391" table:style-name="ce5">
            <text:p><text:s/>25,032<text:s/></text:p>
          </table:table-cell>
          <table:table-cell office:value-type="float" office:value="1.0522590575642201" table:style-name="ce6">
            <text:p>1.052</text:p>
          </table:table-cell>
          <table:table-cell office:value-type="float" office:value="26339.85700084678" table:style-name="ce5">
            <text:p><text:s/>26,340<text:s/></text:p>
          </table:table-cell>
          <table:table-cell office:value-type="float" office:value="1.0333958395991436" table:style-name="ce6">
            <text:p>1.033</text:p>
          </table:table-cell>
          <table:table-cell office:value-type="float" office:value="27219.498640311438" table:style-name="ce5">
            <text:p><text:s/>27,21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219.498640311438" table:style-name="ce5">
            <text:p><text:s/>27,219<text:s/></text:p>
          </table:table-cell>
          <table:table-cell office:value-type="float" office:value="1.0428273773658183" table:style-name="ce6">
            <text:p>1.043</text:p>
          </table:table-cell>
          <table:table-cell office:value-type="float" office:value="28385.238380288436" table:style-name="ce5">
            <text:p><text:s/>28,385<text:s/></text:p>
          </table:table-cell>
          <table:table-cell office:value-type="float" office:value="1.0592915577227384" table:style-name="ce6">
            <text:p>1.059</text:p>
          </table:table-cell>
          <table:table-cell office:value-type="float" office:value="30068.243380186999" table:style-name="ce5">
            <text:p><text:s/>30,06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0068.243380186999" table:style-name="ce5">
            <text:p><text:s/>30,068<text:s/></text:p>
          </table:table-cell>
          <table:table-cell office:value-type="float" office:value="1.0411621653022787" table:style-name="ce6">
            <text:p>1.041</text:p>
          </table:table-cell>
          <table:table-cell office:value-type="float" office:value="31305.917384551401" table:style-name="ce5">
            <text:p><text:s/>31,306<text:s/></text:p>
          </table:table-cell>
          <table:table-cell office:value-type="float" office:value="1.0026334534365113" table:style-name="ce6">
            <text:p>1.003</text:p>
          </table:table-cell>
          <table:table-cell office:value-type="float" office:value="31388.36006027089" table:style-name="ce5">
            <text:p><text:s/>31,3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388.36006027089" table:style-name="ce5">
            <text:p><text:s/>31,388<text:s/></text:p>
          </table:table-cell>
          <table:table-cell office:value-type="float" office:value="1.0668044894842275" table:style-name="ce6">
            <text:p>1.067</text:p>
          </table:table-cell>
          <table:table-cell office:value-type="float" office:value="33485.243429844399" table:style-name="ce5">
            <text:p><text:s/>33,485<text:s/></text:p>
          </table:table-cell>
          <table:table-cell office:value-type="float" office:value="1.0806806344430764" table:style-name="ce6">
            <text:p>1.081</text:p>
          </table:table-cell>
          <table:table-cell office:value-type="float" office:value="36186.854114245099" table:style-name="ce5">
            <text:p><text:s/>36,1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186.854114245099" table:style-name="ce5">
            <text:p><text:s/>36,187<text:s/></text:p>
          </table:table-cell>
          <table:table-cell office:value-type="float" office:value="1.0078287899981606" table:style-name="ce6">
            <text:p>1.008</text:p>
          </table:table-cell>
          <table:table-cell office:value-type="float" office:value="36470.1533957996" table:style-name="ce5">
            <text:p><text:s/>36,470<text:s/></text:p>
          </table:table-cell>
          <table:table-cell office:value-type="float" office:value="1.0309248506191284" table:style-name="ce6">
            <text:p>1.031</text:p>
          </table:table-cell>
          <table:table-cell office:value-type="float" office:value="37597.987441621401" table:style-name="ce5">
            <text:p><text:s/>37,5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7597.987441621401" table:style-name="ce5">
            <text:p><text:s/>37,598<text:s/></text:p>
          </table:table-cell>
          <table:table-cell office:value-type="float" office:value="1.0207537278651782" table:style-name="ce6">
            <text:p>1.021</text:p>
          </table:table-cell>
          <table:table-cell office:value-type="float" office:value="38378.285841263198" table:style-name="ce5">
            <text:p><text:s/>38,378<text:s/></text:p>
          </table:table-cell>
          <table:table-cell office:value-type="float" office:value="1.0881515648770714" table:style-name="ce6">
            <text:p>1.088</text:p>
          </table:table-cell>
          <table:table-cell office:value-type="float" office:value="41761.391795470103" table:style-name="ce5">
            <text:p><text:s/>41,76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1761.391795470103" table:style-name="ce5">
            <text:p><text:s/>41,761<text:s/></text:p>
          </table:table-cell>
          <table:table-cell office:value-type="float" office:value="1.0435439870032819" table:style-name="ce6">
            <text:p>1.044</text:p>
          </table:table-cell>
          <table:table-cell office:value-type="float" office:value="43579.849297051012" table:style-name="ce5">
            <text:p><text:s/>43,580<text:s/></text:p>
          </table:table-cell>
          <table:table-cell office:value-type="float" office:value="1.0496800912436086" table:style-name="ce6">
            <text:p>1.050</text:p>
          </table:table-cell>
          <table:table-cell office:value-type="float" office:value="45744.900186511215" table:style-name="ce5">
            <text:p><text:s/>45,7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744.900186511215" table:style-name="ce5">
            <text:p><text:s/>45,745<text:s/></text:p>
          </table:table-cell>
          <table:table-cell office:value-type="float" office:value="1.0161853662122569" table:style-name="ce6">
            <text:p>1.016</text:p>
          </table:table-cell>
          <table:table-cell office:value-type="float" office:value="46485.29814837304" table:style-name="ce5">
            <text:p><text:s/>46,485<text:s/></text:p>
          </table:table-cell>
          <table:table-cell office:value-type="float" office:value="1.1077307685720856" table:style-name="ce6">
            <text:p>1.108</text:p>
          </table:table-cell>
          <table:table-cell office:value-type="float" office:value="51493.195045199813" table:style-name="ce5">
            <text:p><text:s/>51,49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1493.195045199813" table:style-name="ce5">
            <text:p><text:s/>51,493<text:s/></text:p>
          </table:table-cell>
          <table:table-cell office:value-type="float" office:value="1.050622763186482" table:style-name="ce6">
            <text:p>1.051</text:p>
          </table:table-cell>
          <table:table-cell office:value-type="float" office:value="54099.922863688291" table:style-name="ce5">
            <text:p><text:s/>54,100<text:s/></text:p>
          </table:table-cell>
          <table:table-cell office:value-type="float" office:value="1.0647774622089403" table:style-name="ce6">
            <text:p>1.065</text:p>
          </table:table-cell>
          <table:table-cell office:value-type="float" office:value="57604.378572497444" table:style-name="ce5">
            <text:p><text:s/>57,60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7604.378572497444" table:style-name="ce5">
            <text:p><text:s/>57,604<text:s/></text:p>
          </table:table-cell>
          <table:table-cell office:value-type="float" office:value="1.0561491526105506" table:style-name="ce6">
            <text:p>1.056</text:p>
          </table:table-cell>
          <table:table-cell office:value-type="float" office:value="60838.815616000531" table:style-name="ce5">
            <text:p><text:s/>60,839<text:s/></text:p>
          </table:table-cell>
          <table:table-cell office:value-type="float" office:value="1.1625650091375876" table:style-name="ce6">
            <text:p>1.163</text:p>
          </table:table-cell>
          <table:table-cell office:value-type="float" office:value="70729.07823253567" table:style-name="ce5">
            <text:p><text:s/>70,72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0729.07823253567" table:style-name="ce5">
            <text:p><text:s/>70,729<text:s/></text:p>
          </table:table-cell>
          <table:table-cell office:value-type="float" office:value="1.0105618182289098" table:style-name="ce6">
            <text:p>1.011</text:p>
          </table:table-cell>
          <table:table-cell office:value-type="float" office:value="71476.105900326045" table:style-name="ce5">
            <text:p><text:s/>71,476<text:s/></text:p>
          </table:table-cell>
          <table:table-cell office:value-type="float" office:value="1.0799113205065001" table:style-name="ce6">
            <text:p>1.080</text:p>
          </table:table-cell>
          <table:table-cell office:value-type="float" office:value="77187.85590748355" table:style-name="ce5">
            <text:p><text:s/>77,18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7187.85590748355" table:style-name="ce5">
            <text:p><text:s/>77,188<text:s/></text:p>
          </table:table-cell>
          <table:table-cell office:value-type="float" office:value="0.99776023185429896" table:style-name="ce6">
            <text:p>0.998</text:p>
          </table:table-cell>
          <table:table-cell office:value-type="float" office:value="77014.97300658701" table:style-name="ce5">
            <text:p><text:s/>77,015<text:s/></text:p>
          </table:table-cell>
          <table:table-cell office:value-type="float" office:value="1.0690799130472248" table:style-name="ce6">
            <text:p>1.069</text:p>
          </table:table-cell>
          <table:table-cell office:value-type="float" office:value="82335.160645216398" table:style-name="ce5">
            <text:p><text:s/>82,33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2335.160645216398" table:style-name="ce5">
            <text:p><text:s/>82,335<text:s/></text:p>
          </table:table-cell>
          <table:table-cell office:value-type="float" office:value="1.01074986462828" table:style-name="ce6">
            <text:p>1.011</text:p>
          </table:table-cell>
          <table:table-cell office:value-type="float" office:value="83220.252476300171" table:style-name="ce5">
            <text:p><text:s/>83,220<text:s/></text:p>
          </table:table-cell>
          <table:table-cell office:value-type="float" office:value="1.0457511486284432" table:style-name="ce6">
            <text:p>1.046</text:p>
          </table:table-cell>
          <table:table-cell office:value-type="float" office:value="87027.67461623995" table:style-name="ce5">
            <text:p><text:s/>87,0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7027.67461623995" table:style-name="ce5">
            <text:p><text:s/>87,028<text:s/></text:p>
          </table:table-cell>
          <table:table-cell office:value-type="float" office:value="1.0150258513925512" table:style-name="ce6">
            <text:p>1.015</text:p>
          </table:table-cell>
          <table:table-cell office:value-type="float" office:value="88335.339522062859" table:style-name="ce5">
            <text:p><text:s/>88,335<text:s/></text:p>
          </table:table-cell>
          <table:table-cell office:value-type="float" office:value="1.0415363781431963" table:style-name="ce6">
            <text:p>1.042</text:p>
          </table:table-cell>
          <table:table-cell office:value-type="float" office:value="92004.469587858897" table:style-name="ce5">
            <text:p><text:s/>92,00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2004.469587858897" table:style-name="ce5">
            <text:p><text:s/>92,004<text:s/></text:p>
          </table:table-cell>
          <table:table-cell office:value-type="float" office:value="1.0302079517473663" table:style-name="ce6">
            <text:p>1.030</text:p>
          </table:table-cell>
          <table:table-cell office:value-type="float" office:value="94783.736165710972" table:style-name="ce5">
            <text:p><text:s/>94,784<text:s/></text:p>
          </table:table-cell>
          <table:table-cell office:value-type="float" office:value="1.0110312764266667" table:style-name="ce6">
            <text:p>1.011</text:p>
          </table:table-cell>
          <table:table-cell office:value-type="float" office:value="95829.321760107181" table:style-name="ce5">
            <text:p><text:s/>95,82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4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777.5282435443" table:style-name="ce5">
            <text:p><text:s/>16,77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777.5282435443" table:style-name="ce5">
            <text:p><text:s/>16,778<text:s/></text:p>
          </table:table-cell>
          <table:table-cell office:value-type="float" office:value="1.0196378444035388" table:style-name="ce6">
            <text:p>1.020</text:p>
          </table:table-cell>
          <table:table-cell office:value-type="float" office:value="17107.002732666999" table:style-name="ce5">
            <text:p><text:s/>17,107<text:s/></text:p>
          </table:table-cell>
          <table:table-cell office:value-type="float" office:value="1.1735894069150146" table:style-name="ce6">
            <text:p>1.174</text:p>
          </table:table-cell>
          <table:table-cell office:value-type="float" office:value="20076.597191124198" table:style-name="ce5">
            <text:p><text:s/>20,07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076.597191124198" table:style-name="ce5">
            <text:p><text:s/>20,077<text:s/></text:p>
          </table:table-cell>
          <table:table-cell office:value-type="float" office:value="1.0252311640834508" table:style-name="ce6">
            <text:p>1.025</text:p>
          </table:table-cell>
          <table:table-cell office:value-type="float" office:value="20583.153109090803" table:style-name="ce5">
            <text:p><text:s/>20,583<text:s/></text:p>
          </table:table-cell>
          <table:table-cell office:value-type="float" office:value="1.1790771046923441" table:style-name="ce6">
            <text:p>1.179</text:p>
          </table:table-cell>
          <table:table-cell office:value-type="float" office:value="24269.124573305999" table:style-name="ce5">
            <text:p><text:s/>24,26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269.124573305999" table:style-name="ce5">
            <text:p><text:s/>24,269<text:s/></text:p>
          </table:table-cell>
          <table:table-cell office:value-type="float" office:value="1.0398290510700743" table:style-name="ce6">
            <text:p>1.040</text:p>
          </table:table-cell>
          <table:table-cell office:value-type="float" office:value="25235.740775362203" table:style-name="ce5">
            <text:p><text:s/>25,236<text:s/></text:p>
          </table:table-cell>
          <table:table-cell office:value-type="float" office:value="1.023459768662222" table:style-name="ce6">
            <text:p>1.023</text:p>
          </table:table-cell>
          <table:table-cell office:value-type="float" office:value="25827.765415972" table:style-name="ce5">
            <text:p><text:s/>25,82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827.765415972" table:style-name="ce5">
            <text:p><text:s/>25,828<text:s/></text:p>
          </table:table-cell>
          <table:table-cell office:value-type="float" office:value="1.0272982028383684" table:style-name="ce6">
            <text:p>1.027</text:p>
          </table:table-cell>
          <table:table-cell office:value-type="float" office:value="26532.816995158999" table:style-name="ce5">
            <text:p><text:s/>26,533<text:s/></text:p>
          </table:table-cell>
          <table:table-cell office:value-type="float" office:value="1.1046384046705313" table:style-name="ce6">
            <text:p>1.105</text:p>
          </table:table-cell>
          <table:table-cell office:value-type="float" office:value="29309.168636947601" table:style-name="ce5">
            <text:p><text:s/>29,30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309.168636947601" table:style-name="ce5">
            <text:p><text:s/>29,309<text:s/></text:p>
          </table:table-cell>
          <table:table-cell office:value-type="float" office:value="1.0763188011286067" table:style-name="ce6">
            <text:p>1.076</text:p>
          </table:table-cell>
          <table:table-cell office:value-type="float" office:value="31546.0092493956" table:style-name="ce5">
            <text:p><text:s/>31,546<text:s/></text:p>
          </table:table-cell>
          <table:table-cell office:value-type="float" office:value="1.0656750514449047" table:style-name="ce6">
            <text:p>1.066</text:p>
          </table:table-cell>
          <table:table-cell office:value-type="float" office:value="33617.795029731096" table:style-name="ce5">
            <text:p><text:s/>33,61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617.795029731096" table:style-name="ce5">
            <text:p><text:s/>33,618<text:s/></text:p>
          </table:table-cell>
          <table:table-cell office:value-type="float" office:value="1.0477318361337613" table:style-name="ce6">
            <text:p>1.048</text:p>
          </table:table-cell>
          <table:table-cell office:value-type="float" office:value="35222.434113268602" table:style-name="ce5">
            <text:p><text:s/>35,222<text:s/></text:p>
          </table:table-cell>
          <table:table-cell office:value-type="float" office:value="1.1087097203193086" table:style-name="ce6">
            <text:p>1.109</text:p>
          </table:table-cell>
          <table:table-cell office:value-type="float" office:value="39051.455074687299" table:style-name="ce5">
            <text:p><text:s/>39,05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051.455074687299" table:style-name="ce5">
            <text:p><text:s/>39,051<text:s/></text:p>
          </table:table-cell>
          <table:table-cell office:value-type="float" office:value="1.0284882095029211" table:style-name="ce6">
            <text:p>1.028</text:p>
          </table:table-cell>
          <table:table-cell office:value-type="float" office:value="40163.961108248899" table:style-name="ce5">
            <text:p><text:s/>40,164<text:s/></text:p>
          </table:table-cell>
          <table:table-cell office:value-type="float" office:value="1.017588698248697" table:style-name="ce6">
            <text:p>1.018</text:p>
          </table:table-cell>
          <table:table-cell office:value-type="float" office:value="40870.392900654297" table:style-name="ce5">
            <text:p><text:s/>40,87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870.392900654297" table:style-name="ce5">
            <text:p><text:s/>40,870<text:s/></text:p>
          </table:table-cell>
          <table:table-cell office:value-type="float" office:value="1.066358995433119" table:style-name="ce6">
            <text:p>1.066</text:p>
          </table:table-cell>
          <table:table-cell office:value-type="float" office:value="43582.511116498594" table:style-name="ce5">
            <text:p><text:s/>43,583<text:s/></text:p>
          </table:table-cell>
          <table:table-cell office:value-type="float" office:value="1.1752735522028237" table:style-name="ce6">
            <text:p>1.175</text:p>
          </table:table-cell>
          <table:table-cell office:value-type="float" office:value="51221.372653806357" table:style-name="ce5">
            <text:p><text:s/>51,2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1221.372653806357" table:style-name="ce5">
            <text:p><text:s/>51,221<text:s/></text:p>
          </table:table-cell>
          <table:table-cell office:value-type="float" office:value="1.0385176168595256" table:style-name="ce6">
            <text:p>1.039</text:p>
          </table:table-cell>
          <table:table-cell office:value-type="float" office:value="53194.297860704653" table:style-name="ce5">
            <text:p><text:s/>53,194<text:s/></text:p>
          </table:table-cell>
          <table:table-cell office:value-type="float" office:value="1.1026861961675229" table:style-name="ce6">
            <text:p>1.103</text:p>
          </table:table-cell>
          <table:table-cell office:value-type="float" office:value="58656.617965822617" table:style-name="ce5">
            <text:p><text:s/>58,65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8656.617965822617" table:style-name="ce5">
            <text:p><text:s/>58,657<text:s/></text:p>
          </table:table-cell>
          <table:table-cell office:value-type="float" office:value="1.058056385969536" table:style-name="ce6">
            <text:p>1.058</text:p>
          </table:table-cell>
          <table:table-cell office:value-type="float" office:value="62062.009218114028" table:style-name="ce5">
            <text:p><text:s/>62,062<text:s/></text:p>
          </table:table-cell>
          <table:table-cell office:value-type="float" office:value="1.0672919787343682" table:style-name="ce6">
            <text:p>1.067</text:p>
          </table:table-cell>
          <table:table-cell office:value-type="float" office:value="66238.284622631516" table:style-name="ce5">
            <text:p><text:s/>66,23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6238.284622631516" table:style-name="ce5">
            <text:p><text:s/>66,238<text:s/></text:p>
          </table:table-cell>
          <table:table-cell office:value-type="float" office:value="1.0454663617579005" table:style-name="ce6">
            <text:p>1.045</text:p>
          </table:table-cell>
          <table:table-cell office:value-type="float" office:value="69249.898433506867" table:style-name="ce5">
            <text:p><text:s/>69,250<text:s/></text:p>
          </table:table-cell>
          <table:table-cell office:value-type="float" office:value="1.0512436281191597" table:style-name="ce6">
            <text:p>1.051</text:p>
          </table:table-cell>
          <table:table-cell office:value-type="float" office:value="72798.514476123077" table:style-name="ce5">
            <text:p><text:s/>72,79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2798.514476123077" table:style-name="ce5">
            <text:p><text:s/>72,799<text:s/></text:p>
          </table:table-cell>
          <table:table-cell office:value-type="float" office:value="1.0497320471057334" table:style-name="ce6">
            <text:p>1.050</text:p>
          </table:table-cell>
          <table:table-cell office:value-type="float" office:value="76418.93362727706" table:style-name="ce5">
            <text:p><text:s/>76,419<text:s/></text:p>
          </table:table-cell>
          <table:table-cell office:value-type="float" office:value="1.0323185468181957" table:style-name="ce6">
            <text:p>1.032</text:p>
          </table:table-cell>
          <table:table-cell office:value-type="float" office:value="78888.682511506791" table:style-name="ce5">
            <text:p><text:s/>78,88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8888.682511506791" table:style-name="ce5">
            <text:p><text:s/>78,889<text:s/></text:p>
          </table:table-cell>
          <table:table-cell office:value-type="float" office:value="0.98250324561175906" table:style-name="ce6">
            <text:p>0.983</text:p>
          </table:table-cell>
          <table:table-cell office:value-type="float" office:value="77508.386609591034" table:style-name="ce5">
            <text:p><text:s/>77,508<text:s/></text:p>
          </table:table-cell>
          <table:table-cell office:value-type="float" office:value="1.120702762972339" table:style-name="ce6">
            <text:p>1.121</text:p>
          </table:table-cell>
          <table:table-cell office:value-type="float" office:value="86863.863026896914" table:style-name="ce5">
            <text:p><text:s/>86,8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6863.863026896914" table:style-name="ce5">
            <text:p><text:s/>86,864<text:s/></text:p>
          </table:table-cell>
          <table:table-cell office:value-type="float" office:value="1.0071381616797741" table:style-name="ce6">
            <text:p>1.007</text:p>
          </table:table-cell>
          <table:table-cell office:value-type="float" office:value="87483.911325312656" table:style-name="ce5">
            <text:p><text:s/>87,484<text:s/></text:p>
          </table:table-cell>
          <table:table-cell office:value-type="float" office:value="1.0512087451702055" table:style-name="ce6">
            <text:p>1.051</text:p>
          </table:table-cell>
          <table:table-cell office:value-type="float" office:value="91963.852646863452" table:style-name="ce5">
            <text:p><text:s/>91,9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1963.852646863452" table:style-name="ce5">
            <text:p><text:s/>91,964<text:s/></text:p>
          </table:table-cell>
          <table:table-cell office:value-type="float" office:value="1.0022242314870899" table:style-name="ce6">
            <text:p>1.002</text:p>
          </table:table-cell>
          <table:table-cell office:value-type="float" office:value="92168.401543594693" table:style-name="ce5">
            <text:p><text:s/>92,168<text:s/></text:p>
          </table:table-cell>
          <table:table-cell office:value-type="float" office:value="1.060962895369848" table:style-name="ce6">
            <text:p>1.061</text:p>
          </table:table-cell>
          <table:table-cell office:value-type="float" office:value="97787.25416330299" table:style-name="ce5">
            <text:p><text:s/>97,7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7787.25416330299" table:style-name="ce5">
            <text:p><text:s/>97,787<text:s/></text:p>
          </table:table-cell>
          <table:table-cell office:value-type="float" office:value="1.0302128305384346" table:style-name="ce6">
            <text:p>1.030</text:p>
          </table:table-cell>
          <table:table-cell office:value-type="float" office:value="100741.6839021577" table:style-name="ce5">
            <text:p><text:s/>100,742<text:s/></text:p>
          </table:table-cell>
          <table:table-cell office:value-type="float" office:value="1.1028046953579638" table:style-name="ce6">
            <text:p>1.103</text:p>
          </table:table-cell>
          <table:table-cell office:value-type="float" office:value="111098.40202556731" table:style-name="ce5">
            <text:p><text:s/>111,09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583.8860448316" table:style-name="ce5">
            <text:p><text:s/>6,58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583.8860448316" table:style-name="ce5">
            <text:p><text:s/>6,584<text:s/></text:p>
          </table:table-cell>
          <table:table-cell office:value-type="float" office:value="1.0399508241521558" table:style-name="ce6">
            <text:p>1.040</text:p>
          </table:table-cell>
          <table:table-cell office:value-type="float" office:value="6846.9177184464997" table:style-name="ce5">
            <text:p><text:s/>6,847<text:s/></text:p>
          </table:table-cell>
          <table:table-cell office:value-type="float" office:value="0.98419383559410512" table:style-name="ce6">
            <text:p>0.984</text:p>
          </table:table-cell>
          <table:table-cell office:value-type="float" office:value="6738.6942113150999" table:style-name="ce5">
            <text:p><text:s/>6,73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738.6942113150999" table:style-name="ce5">
            <text:p><text:s/>6,739<text:s/></text:p>
          </table:table-cell>
          <table:table-cell office:value-type="float" office:value="1.0166040471475801" table:style-name="ce6">
            <text:p>1.017</text:p>
          </table:table-cell>
          <table:table-cell office:value-type="float" office:value="6850.5838077129001" table:style-name="ce5">
            <text:p><text:s/>6,851<text:s/></text:p>
          </table:table-cell>
          <table:table-cell office:value-type="float" office:value="1.3322550106658722" table:style-name="ce6">
            <text:p>1.332</text:p>
          </table:table-cell>
          <table:table-cell office:value-type="float" office:value="9126.7246038120011" table:style-name="ce5">
            <text:p><text:s/>9,1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126.7246038120011" table:style-name="ce5">
            <text:p><text:s/>9,127<text:s/></text:p>
          </table:table-cell>
          <table:table-cell office:value-type="float" office:value="1.0559789281677139" table:style-name="ce6">
            <text:p>1.056</text:p>
          </table:table-cell>
          <table:table-cell office:value-type="float" office:value="9637.6288648153004" table:style-name="ce5">
            <text:p><text:s/>9,638<text:s/></text:p>
          </table:table-cell>
          <table:table-cell office:value-type="float" office:value="1.0630788091421646" table:style-name="ce6">
            <text:p>1.063</text:p>
          </table:table-cell>
          <table:table-cell office:value-type="float" office:value="10245.559016562" table:style-name="ce5">
            <text:p><text:s/>10,24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245.559016562" table:style-name="ce5">
            <text:p><text:s/>10,246<text:s/></text:p>
          </table:table-cell>
          <table:table-cell office:value-type="float" office:value="1.0346702469066638" table:style-name="ce6">
            <text:p>1.035</text:p>
          </table:table-cell>
          <table:table-cell office:value-type="float" office:value="10600.775077363001" table:style-name="ce5">
            <text:p><text:s/>10,601<text:s/></text:p>
          </table:table-cell>
          <table:table-cell office:value-type="float" office:value="1.1174111321437179" table:style-name="ce6">
            <text:p>1.117</text:p>
          </table:table-cell>
          <table:table-cell office:value-type="float" office:value="11845.4240807971" table:style-name="ce5">
            <text:p><text:s/>11,84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845.4240807971" table:style-name="ce5">
            <text:p><text:s/>11,845<text:s/></text:p>
          </table:table-cell>
          <table:table-cell office:value-type="float" office:value="1.0765604141984313" table:style-name="ce6">
            <text:p>1.077</text:p>
          </table:table-cell>
          <table:table-cell office:value-type="float" office:value="12752.314654779" table:style-name="ce5">
            <text:p><text:s/>12,752<text:s/></text:p>
          </table:table-cell>
          <table:table-cell office:value-type="float" office:value="0.94935851594620257" table:style-name="ce6">
            <text:p>0.949</text:p>
          </table:table-cell>
          <table:table-cell office:value-type="float" office:value="12106.518515540001" table:style-name="ce5">
            <text:p><text:s/>12,10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106.518515540001" table:style-name="ce5">
            <text:p><text:s/>12,107<text:s/></text:p>
          </table:table-cell>
          <table:table-cell office:value-type="float" office:value="1.0470570988983359" table:style-name="ce6">
            <text:p>1.047</text:p>
          </table:table-cell>
          <table:table-cell office:value-type="float" office:value="12676.2161546403" table:style-name="ce5">
            <text:p><text:s/>12,676<text:s/></text:p>
          </table:table-cell>
          <table:table-cell office:value-type="float" office:value="1.0507239393023386" table:style-name="ce6">
            <text:p>1.051</text:p>
          </table:table-cell>
          <table:table-cell office:value-type="float" office:value="13319.2037734516" table:style-name="ce5">
            <text:p><text:s/>13,3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319.2037734516" table:style-name="ce5">
            <text:p><text:s/>13,319<text:s/></text:p>
          </table:table-cell>
          <table:table-cell office:value-type="float" office:value="1.0265857745289932" table:style-name="ce6">
            <text:p>1.027</text:p>
          </table:table-cell>
          <table:table-cell office:value-type="float" office:value="13673.3051218783" table:style-name="ce5">
            <text:p><text:s/>13,673<text:s/></text:p>
          </table:table-cell>
          <table:table-cell office:value-type="float" office:value="0.99265540133368246" table:style-name="ce6">
            <text:p>0.993</text:p>
          </table:table-cell>
          <table:table-cell office:value-type="float" office:value="13572.880183316" table:style-name="ce5">
            <text:p><text:s/>13,5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572.880183316" table:style-name="ce5">
            <text:p><text:s/>13,573<text:s/></text:p>
          </table:table-cell>
          <table:table-cell office:value-type="float" office:value="1.0651137893476623" table:style-name="ce6">
            <text:p>1.065</text:p>
          </table:table-cell>
          <table:table-cell office:value-type="float" office:value="14456.6618444135" table:style-name="ce5">
            <text:p><text:s/>14,457<text:s/></text:p>
          </table:table-cell>
          <table:table-cell office:value-type="float" office:value="1.1849439048404344" table:style-name="ce6">
            <text:p>1.185</text:p>
          </table:table-cell>
          <table:table-cell office:value-type="float" office:value="17130.333336877051" table:style-name="ce5">
            <text:p><text:s/>17,13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130.333336877051" table:style-name="ce5">
            <text:p><text:s/>17,130<text:s/></text:p>
          </table:table-cell>
          <table:table-cell office:value-type="float" office:value="1.0372988682001678" table:style-name="ce6">
            <text:p>1.037</text:p>
          </table:table-cell>
          <table:table-cell office:value-type="float" office:value="17769.275382234169" table:style-name="ce5">
            <text:p><text:s/>17,769<text:s/></text:p>
          </table:table-cell>
          <table:table-cell office:value-type="float" office:value="1.0837368369670981" table:style-name="ce6">
            <text:p>1.084</text:p>
          </table:table-cell>
          <table:table-cell office:value-type="float" office:value="19257.21829793978" table:style-name="ce5">
            <text:p><text:s/>19,2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257.21829793978" table:style-name="ce5">
            <text:p><text:s/>19,257<text:s/></text:p>
          </table:table-cell>
          <table:table-cell office:value-type="float" office:value="1.0707481142847115" table:style-name="ce6">
            <text:p>1.071</text:p>
          </table:table-cell>
          <table:table-cell office:value-type="float" office:value="20619.630178888063" table:style-name="ce5">
            <text:p><text:s/>20,620<text:s/></text:p>
          </table:table-cell>
          <table:table-cell office:value-type="float" office:value="1.0792448142604614" table:style-name="ce6">
            <text:p>1.079</text:p>
          </table:table-cell>
          <table:table-cell office:value-type="float" office:value="22253.628942533451" table:style-name="ce5">
            <text:p><text:s/>22,25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253.628942533451" table:style-name="ce5">
            <text:p><text:s/>22,254<text:s/></text:p>
          </table:table-cell>
          <table:table-cell office:value-type="float" office:value="1.0459185058508509" table:style-name="ce6">
            <text:p>1.046</text:p>
          </table:table-cell>
          <table:table-cell office:value-type="float" office:value="23275.482333333839" table:style-name="ce5">
            <text:p><text:s/>23,275<text:s/></text:p>
          </table:table-cell>
          <table:table-cell office:value-type="float" office:value="1.0124880798691855" table:style-name="ce6">
            <text:p>1.012</text:p>
          </table:table-cell>
          <table:table-cell office:value-type="float" office:value="23566.148415706328" table:style-name="ce5">
            <text:p><text:s/>23,5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566.148415706328" table:style-name="ce5">
            <text:p><text:s/>23,566<text:s/></text:p>
          </table:table-cell>
          <table:table-cell office:value-type="float" office:value="1.0542761546200685" table:style-name="ce6">
            <text:p>1.054</text:p>
          </table:table-cell>
          <table:table-cell office:value-type="float" office:value="24845.228330916692" table:style-name="ce5">
            <text:p><text:s/>24,845<text:s/></text:p>
          </table:table-cell>
          <table:table-cell office:value-type="float" office:value="1.0298656214040909" table:style-name="ce6">
            <text:p>1.030</text:p>
          </table:table-cell>
          <table:table-cell office:value-type="float" office:value="25587.24651394604" table:style-name="ce5">
            <text:p><text:s/>25,58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587.24651394604" table:style-name="ce5">
            <text:p><text:s/>25,587<text:s/></text:p>
          </table:table-cell>
          <table:table-cell office:value-type="float" office:value="0.99564653425573302" table:style-name="ce6">
            <text:p>0.996</text:p>
          </table:table-cell>
          <table:table-cell office:value-type="float" office:value="25475.853312757463" table:style-name="ce5">
            <text:p><text:s/>25,476<text:s/></text:p>
          </table:table-cell>
          <table:table-cell office:value-type="float" office:value="1.0904980991763935" table:style-name="ce6">
            <text:p>1.090</text:p>
          </table:table-cell>
          <table:table-cell office:value-type="float" office:value="27781.369612458642" table:style-name="ce5">
            <text:p><text:s/>27,78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781.369612458642" table:style-name="ce5">
            <text:p><text:s/>27,781<text:s/></text:p>
          </table:table-cell>
          <table:table-cell office:value-type="float" office:value="1.0088408557602515" table:style-name="ce6">
            <text:p>1.009</text:p>
          </table:table-cell>
          <table:table-cell office:value-type="float" office:value="28026.98069402462" table:style-name="ce5">
            <text:p><text:s/>28,027<text:s/></text:p>
          </table:table-cell>
          <table:table-cell office:value-type="float" office:value="1.0932725264280496" table:style-name="ce6">
            <text:p>1.093</text:p>
          </table:table-cell>
          <table:table-cell office:value-type="float" office:value="30641.12799150647" table:style-name="ce5">
            <text:p><text:s/>30,6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641.12799150647" table:style-name="ce5">
            <text:p><text:s/>30,641<text:s/></text:p>
          </table:table-cell>
          <table:table-cell office:value-type="float" office:value="0.99604487225539828" table:style-name="ce6">
            <text:p>0.996</text:p>
          </table:table-cell>
          <table:table-cell office:value-type="float" office:value="30519.93841606137" table:style-name="ce5">
            <text:p><text:s/>30,520<text:s/></text:p>
          </table:table-cell>
          <table:table-cell office:value-type="float" office:value="1.0535844184065128" table:style-name="ce6">
            <text:p>1.054</text:p>
          </table:table-cell>
          <table:table-cell office:value-type="float" office:value="32155.331565888609" table:style-name="ce5">
            <text:p><text:s/>32,15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155.331565888609" table:style-name="ce5">
            <text:p><text:s/>32,155<text:s/></text:p>
          </table:table-cell>
          <table:table-cell office:value-type="float" office:value="1.0237073479699177" table:style-name="ce6">
            <text:p>1.024</text:p>
          </table:table-cell>
          <table:table-cell office:value-type="float" office:value="32917.649200409207" table:style-name="ce5">
            <text:p><text:s/>32,918<text:s/></text:p>
          </table:table-cell>
          <table:table-cell office:value-type="float" office:value="1.0742805521627223" table:style-name="ce6">
            <text:p>1.074</text:p>
          </table:table-cell>
          <table:table-cell office:value-type="float" office:value="35362.790358914397" table:style-name="ce5">
            <text:p><text:s/>35,36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193.6421987127" table:style-name="ce5">
            <text:p><text:s/>10,19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193.6421987127" table:style-name="ce5">
            <text:p><text:s/>10,194<text:s/></text:p>
          </table:table-cell>
          <table:table-cell office:value-type="float" office:value="1.0065180643201497" table:style-name="ce6">
            <text:p>1.007</text:p>
          </table:table-cell>
          <table:table-cell office:value-type="float" office:value="10260.085014220502" table:style-name="ce5">
            <text:p><text:s/>10,260<text:s/></text:p>
          </table:table-cell>
          <table:table-cell office:value-type="float" office:value="1.2999797722263251" table:style-name="ce6">
            <text:p>1.300</text:p>
          </table:table-cell>
          <table:table-cell office:value-type="float" office:value="13337.9029798091" table:style-name="ce5">
            <text:p><text:s/>13,33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337.9029798091" table:style-name="ce5">
            <text:p><text:s/>13,338<text:s/></text:p>
          </table:table-cell>
          <table:table-cell office:value-type="float" office:value="1.0295898329869582" table:style-name="ce6">
            <text:p>1.030</text:p>
          </table:table-cell>
          <table:table-cell office:value-type="float" office:value="13732.569301377902" table:style-name="ce5">
            <text:p><text:s/>13,733<text:s/></text:p>
          </table:table-cell>
          <table:table-cell office:value-type="float" office:value="1.1026632844281106" table:style-name="ce6">
            <text:p>1.103</text:p>
          </table:table-cell>
          <table:table-cell office:value-type="float" office:value="15142.399969493999" table:style-name="ce5">
            <text:p><text:s/>15,14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142.399969493999" table:style-name="ce5">
            <text:p><text:s/>15,142<text:s/></text:p>
          </table:table-cell>
          <table:table-cell office:value-type="float" office:value="1.0300950933782613" table:style-name="ce6">
            <text:p>1.030</text:p>
          </table:table-cell>
          <table:table-cell office:value-type="float" office:value="15598.111910546902" table:style-name="ce5">
            <text:p><text:s/>15,598<text:s/></text:p>
          </table:table-cell>
          <table:table-cell office:value-type="float" office:value="0.99898029253616605" table:style-name="ce6">
            <text:p>0.999</text:p>
          </table:table-cell>
          <table:table-cell office:value-type="float" office:value="15582.206399409999" table:style-name="ce5">
            <text:p><text:s/>15,5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582.206399409999" table:style-name="ce5">
            <text:p><text:s/>15,582<text:s/></text:p>
          </table:table-cell>
          <table:table-cell office:value-type="float" office:value="1.0224509616558055" table:style-name="ce6">
            <text:p>1.022</text:p>
          </table:table-cell>
          <table:table-cell office:value-type="float" office:value="15932.041917795999" table:style-name="ce5">
            <text:p><text:s/>15,932<text:s/></text:p>
          </table:table-cell>
          <table:table-cell office:value-type="float" office:value="1.0961397569914499" table:style-name="ce6">
            <text:p>1.096</text:p>
          </table:table-cell>
          <table:table-cell office:value-type="float" office:value="17463.744556150501" table:style-name="ce5">
            <text:p><text:s/>17,46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463.744556150501" table:style-name="ce5">
            <text:p><text:s/>17,464<text:s/></text:p>
          </table:table-cell>
          <table:table-cell office:value-type="float" office:value="1.0761549182187109" table:style-name="ce6">
            <text:p>1.076</text:p>
          </table:table-cell>
          <table:table-cell office:value-type="float" office:value="18793.694594616602" table:style-name="ce5">
            <text:p><text:s/>18,794<text:s/></text:p>
          </table:table-cell>
          <table:table-cell office:value-type="float" office:value="1.1446007279671844" table:style-name="ce6">
            <text:p>1.145</text:p>
          </table:table-cell>
          <table:table-cell office:value-type="float" office:value="21511.276514191097" table:style-name="ce5">
            <text:p><text:s/>21,51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511.276514191097" table:style-name="ce5">
            <text:p><text:s/>21,511<text:s/></text:p>
          </table:table-cell>
          <table:table-cell office:value-type="float" office:value="1.0481115773745202" table:style-name="ce6">
            <text:p>1.048</text:p>
          </table:table-cell>
          <table:table-cell office:value-type="float" office:value="22546.217958628298" table:style-name="ce5">
            <text:p><text:s/>22,546<text:s/></text:p>
          </table:table-cell>
          <table:table-cell office:value-type="float" office:value="1.1413112100864848" table:style-name="ce6">
            <text:p>1.141</text:p>
          </table:table-cell>
          <table:table-cell office:value-type="float" office:value="25732.251301235701" table:style-name="ce5">
            <text:p><text:s/>25,73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732.251301235701" table:style-name="ce5">
            <text:p><text:s/>25,732<text:s/></text:p>
          </table:table-cell>
          <table:table-cell office:value-type="float" office:value="1.0294729239294533" table:style-name="ce6">
            <text:p>1.029</text:p>
          </table:table-cell>
          <table:table-cell office:value-type="float" office:value="26490.655986370602" table:style-name="ce5">
            <text:p><text:s/>26,491<text:s/></text:p>
          </table:table-cell>
          <table:table-cell office:value-type="float" office:value="1.0304581634891494" table:style-name="ce6">
            <text:p>1.030</text:p>
          </table:table-cell>
          <table:table-cell office:value-type="float" office:value="27297.512717338293" table:style-name="ce5">
            <text:p><text:s/>27,29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297.512717338293" table:style-name="ce5">
            <text:p><text:s/>27,298<text:s/></text:p>
          </table:table-cell>
          <table:table-cell office:value-type="float" office:value="1.0669781373006015" table:style-name="ce6">
            <text:p>1.067</text:p>
          </table:table-cell>
          <table:table-cell office:value-type="float" office:value="29125.849272085099" table:style-name="ce5">
            <text:p><text:s/>29,126<text:s/></text:p>
          </table:table-cell>
          <table:table-cell office:value-type="float" office:value="1.1704736572129062" table:style-name="ce6">
            <text:p>1.170</text:p>
          </table:table-cell>
          <table:table-cell office:value-type="float" office:value="34091.039316929309" table:style-name="ce5">
            <text:p><text:s/>34,09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091.039316929309" table:style-name="ce5">
            <text:p><text:s/>34,091<text:s/></text:p>
          </table:table-cell>
          <table:table-cell office:value-type="float" office:value="1.0391300232632898" table:style-name="ce6">
            <text:p>1.039</text:p>
          </table:table-cell>
          <table:table-cell office:value-type="float" office:value="35425.022478470484" table:style-name="ce5">
            <text:p><text:s/>35,425<text:s/></text:p>
          </table:table-cell>
          <table:table-cell office:value-type="float" office:value="1.1121912397325302" table:style-name="ce6">
            <text:p>1.112</text:p>
          </table:table-cell>
          <table:table-cell office:value-type="float" office:value="39399.399667882833" table:style-name="ce5">
            <text:p><text:s/>39,39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9399.399667882833" table:style-name="ce5">
            <text:p><text:s/>39,399<text:s/></text:p>
          </table:table-cell>
          <table:table-cell office:value-type="float" office:value="1.051853058385773" table:style-name="ce6">
            <text:p>1.052</text:p>
          </table:table-cell>
          <table:table-cell office:value-type="float" office:value="41442.379039225969" table:style-name="ce5">
            <text:p><text:s/>41,442<text:s/></text:p>
          </table:table-cell>
          <table:table-cell office:value-type="float" office:value="1.0613448527765694" table:style-name="ce6">
            <text:p>1.061</text:p>
          </table:table-cell>
          <table:table-cell office:value-type="float" office:value="43984.655680098069" table:style-name="ce5">
            <text:p><text:s/>43,98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3984.655680098069" table:style-name="ce5">
            <text:p><text:s/>43,985<text:s/></text:p>
          </table:table-cell>
          <table:table-cell office:value-type="float" office:value="1.0452376036440199" table:style-name="ce6">
            <text:p>1.045</text:p>
          </table:table-cell>
          <table:table-cell office:value-type="float" office:value="45974.416100173024" table:style-name="ce5">
            <text:p><text:s/>45,974<text:s/></text:p>
          </table:table-cell>
          <table:table-cell office:value-type="float" office:value="1.0708644119186859" table:style-name="ce6">
            <text:p>1.071</text:p>
          </table:table-cell>
          <table:table-cell office:value-type="float" office:value="49232.366060416745" table:style-name="ce5">
            <text:p><text:s/>49,23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9232.366060416745" table:style-name="ce5">
            <text:p><text:s/>49,232<text:s/></text:p>
          </table:table-cell>
          <table:table-cell office:value-type="float" office:value="1.0475569106930669" table:style-name="ce6">
            <text:p>1.048</text:p>
          </table:table-cell>
          <table:table-cell office:value-type="float" office:value="51573.705296360364" table:style-name="ce5">
            <text:p><text:s/>51,574<text:s/></text:p>
          </table:table-cell>
          <table:table-cell office:value-type="float" office:value="1.0335002244122706" table:style-name="ce6">
            <text:p>1.034</text:p>
          </table:table-cell>
          <table:table-cell office:value-type="float" office:value="53301.435997560744" table:style-name="ce5">
            <text:p><text:s/>53,30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3301.435997560744" table:style-name="ce5">
            <text:p><text:s/>53,301<text:s/></text:p>
          </table:table-cell>
          <table:table-cell office:value-type="float" office:value="0.97619383648903491" table:style-name="ce6">
            <text:p>0.976</text:p>
          </table:table-cell>
          <table:table-cell office:value-type="float" office:value="52032.533296833572" table:style-name="ce5">
            <text:p><text:s/>52,033<text:s/></text:p>
          </table:table-cell>
          <table:table-cell office:value-type="float" office:value="1.1354913872324131" table:style-name="ce6">
            <text:p>1.135</text:p>
          </table:table-cell>
          <table:table-cell office:value-type="float" office:value="59082.493414438271" table:style-name="ce5">
            <text:p><text:s/>59,08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9082.493414438271" table:style-name="ce5">
            <text:p><text:s/>59,082<text:s/></text:p>
          </table:table-cell>
          <table:table-cell office:value-type="float" office:value="1.0063375324095285" table:style-name="ce6">
            <text:p>1.006</text:p>
          </table:table-cell>
          <table:table-cell office:value-type="float" office:value="59456.930631288029" table:style-name="ce5">
            <text:p><text:s/>59,457<text:s/></text:p>
          </table:table-cell>
          <table:table-cell office:value-type="float" office:value="1.0313805977580537" table:style-name="ce6">
            <text:p>1.031</text:p>
          </table:table-cell>
          <table:table-cell office:value-type="float" office:value="61322.724655356978" table:style-name="ce5">
            <text:p><text:s/>61,32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1322.724655356978" table:style-name="ce5">
            <text:p><text:s/>61,323<text:s/></text:p>
          </table:table-cell>
          <table:table-cell office:value-type="float" office:value="1.0053118721323464" table:style-name="ce6">
            <text:p>1.005</text:p>
          </table:table-cell>
          <table:table-cell office:value-type="float" office:value="61648.463127533323" table:style-name="ce5">
            <text:p><text:s/>61,648<text:s/></text:p>
          </table:table-cell>
          <table:table-cell office:value-type="float" office:value="1.0646157141280295" table:style-name="ce6">
            <text:p>1.065</text:p>
          </table:table-cell>
          <table:table-cell office:value-type="float" office:value="65631.922597414377" table:style-name="ce5">
            <text:p><text:s/>65,6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5631.922597414377" table:style-name="ce5">
            <text:p><text:s/>65,632<text:s/></text:p>
          </table:table-cell>
          <table:table-cell office:value-type="float" office:value="1.0334000897365221" table:style-name="ce6">
            <text:p>1.033</text:p>
          </table:table-cell>
          <table:table-cell office:value-type="float" office:value="67824.034701748489" table:style-name="ce5">
            <text:p><text:s/>67,824<text:s/></text:p>
          </table:table-cell>
          <table:table-cell office:value-type="float" office:value="1.1166485745015764" table:style-name="ce6">
            <text:p>1.117</text:p>
          </table:table-cell>
          <table:table-cell office:value-type="float" office:value="75735.611666652912" table:style-name="ce5">
            <text:p><text:s/>75,73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4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126.764454201104" table:style-name="ce5">
            <text:p><text:s/>36,12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6126.764454201104" table:style-name="ce5">
            <text:p><text:s/>36,127<text:s/></text:p>
          </table:table-cell>
          <table:table-cell office:value-type="float" office:value="1.0193835515128138" table:style-name="ce6">
            <text:p>1.019</text:p>
          </table:table-cell>
          <table:table-cell office:value-type="float" office:value="36827.029453990399" table:style-name="ce5">
            <text:p><text:s/>36,827<text:s/></text:p>
          </table:table-cell>
          <table:table-cell office:value-type="float" office:value="1.1710676826462951" table:style-name="ce6">
            <text:p>1.171</text:p>
          </table:table-cell>
          <table:table-cell office:value-type="float" office:value="43126.944041431394" table:style-name="ce5">
            <text:p><text:s/>43,12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3126.944041431394" table:style-name="ce5">
            <text:p><text:s/>43,127<text:s/></text:p>
          </table:table-cell>
          <table:table-cell office:value-type="float" office:value="1.0302172655624675" table:style-name="ce6">
            <text:p>1.030</text:p>
          </table:table-cell>
          <table:table-cell office:value-type="float" office:value="44430.122362429" table:style-name="ce5">
            <text:p><text:s/>44,430<text:s/></text:p>
          </table:table-cell>
          <table:table-cell office:value-type="float" office:value="1.0358060654300891" table:style-name="ce6">
            <text:p>1.036</text:p>
          </table:table-cell>
          <table:table-cell office:value-type="float" office:value="46020.990230805" table:style-name="ce5">
            <text:p><text:s/>46,02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6020.990230805" table:style-name="ce5">
            <text:p><text:s/>46,021<text:s/></text:p>
          </table:table-cell>
          <table:table-cell office:value-type="float" office:value="1.0196672369622364" table:style-name="ce6">
            <text:p>1.020</text:p>
          </table:table-cell>
          <table:table-cell office:value-type="float" office:value="46926.095950911003" table:style-name="ce5">
            <text:p><text:s/>46,926<text:s/></text:p>
          </table:table-cell>
          <table:table-cell office:value-type="float" office:value="1.1234991518202035" table:style-name="ce6">
            <text:p>1.123</text:p>
          </table:table-cell>
          <table:table-cell office:value-type="float" office:value="52721.428999082003" table:style-name="ce5">
            <text:p><text:s/>52,72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2721.428999082003" table:style-name="ce5">
            <text:p><text:s/>52,721<text:s/></text:p>
          </table:table-cell>
          <table:table-cell office:value-type="float" office:value="1.0342021514451059" table:style-name="ce6">
            <text:p>1.034</text:p>
          </table:table-cell>
          <table:table-cell office:value-type="float" office:value="54524.615298110999" table:style-name="ce5">
            <text:p><text:s/>54,525<text:s/></text:p>
          </table:table-cell>
          <table:table-cell office:value-type="float" office:value="1.0588610536495648" table:style-name="ce6">
            <text:p>1.059</text:p>
          </table:table-cell>
          <table:table-cell office:value-type="float" office:value="57733.991604395" table:style-name="ce5">
            <text:p><text:s/>57,7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7733.991604395" table:style-name="ce5">
            <text:p><text:s/>57,734<text:s/></text:p>
          </table:table-cell>
          <table:table-cell office:value-type="float" office:value="1.0380044918207072" table:style-name="ce6">
            <text:p>1.038</text:p>
          </table:table-cell>
          <table:table-cell office:value-type="float" office:value="59928.142616100995" table:style-name="ce5">
            <text:p><text:s/>59,928<text:s/></text:p>
          </table:table-cell>
          <table:table-cell office:value-type="float" office:value="1.0969071033890128" table:style-name="ce6">
            <text:p>1.097</text:p>
          </table:table-cell>
          <table:table-cell office:value-type="float" office:value="65735.605328510996" table:style-name="ce5">
            <text:p><text:s/>65,73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5735.605328510996" table:style-name="ce5">
            <text:p><text:s/>65,736<text:s/></text:p>
          </table:table-cell>
          <table:table-cell office:value-type="float" office:value="1.0238183768273892" table:style-name="ce6">
            <text:p>1.024</text:p>
          </table:table-cell>
          <table:table-cell office:value-type="float" office:value="67301.320747202" table:style-name="ce5">
            <text:p><text:s/>67,301<text:s/></text:p>
          </table:table-cell>
          <table:table-cell office:value-type="float" office:value="1.0887931936721233" table:style-name="ce6">
            <text:p>1.089</text:p>
          </table:table-cell>
          <table:table-cell office:value-type="float" office:value="73277.219954697997" table:style-name="ce5">
            <text:p><text:s/>73,2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3277.219954697997" table:style-name="ce5">
            <text:p><text:s/>73,277<text:s/></text:p>
          </table:table-cell>
          <table:table-cell office:value-type="float" office:value="1.0281625703714308" table:style-name="ce6">
            <text:p>1.028</text:p>
          </table:table-cell>
          <table:table-cell office:value-type="float" office:value="75340.894818294997" table:style-name="ce5">
            <text:p><text:s/>75,341<text:s/></text:p>
          </table:table-cell>
          <table:table-cell office:value-type="float" office:value="1.0561480236652403" table:style-name="ce6">
            <text:p>1.056</text:p>
          </table:table-cell>
          <table:table-cell office:value-type="float" office:value="79571.137163513005" table:style-name="ce5">
            <text:p><text:s/>79,5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9571.137163513005" table:style-name="ce5">
            <text:p><text:s/>79,571<text:s/></text:p>
          </table:table-cell>
          <table:table-cell office:value-type="float" office:value="1.0324908795268857" table:style-name="ce6">
            <text:p>1.032</text:p>
          </table:table-cell>
          <table:table-cell office:value-type="float" office:value="82156.473394910005" table:style-name="ce5">
            <text:p><text:s/>82,156<text:s/></text:p>
          </table:table-cell>
          <table:table-cell office:value-type="float" office:value="1.1402646905477434" table:style-name="ce6">
            <text:p>1.140</text:p>
          </table:table-cell>
          <table:table-cell office:value-type="float" office:value="93680.125712140973" table:style-name="ce5">
            <text:p><text:s/>93,68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3680.125712140973" table:style-name="ce5">
            <text:p><text:s/>93,680<text:s/></text:p>
          </table:table-cell>
          <table:table-cell office:value-type="float" office:value="1.0264059739189886" table:style-name="ce6">
            <text:p>1.026</text:p>
          </table:table-cell>
          <table:table-cell office:value-type="float" office:value="96153.840668423334" table:style-name="ce5">
            <text:p><text:s/>96,154<text:s/></text:p>
          </table:table-cell>
          <table:table-cell office:value-type="float" office:value="1.0849091609017343" table:style-name="ce6">
            <text:p>1.085</text:p>
          </table:table-cell>
          <table:table-cell office:value-type="float" office:value="104318.18259705823" table:style-name="ce5">
            <text:p><text:s/>104,31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4318.18259705823" table:style-name="ce5">
            <text:p><text:s/>104,318<text:s/></text:p>
          </table:table-cell>
          <table:table-cell office:value-type="float" office:value="1.0249562882855745" table:style-name="ce6">
            <text:p>1.025</text:p>
          </table:table-cell>
          <table:table-cell office:value-type="float" office:value="106921.57723537763" table:style-name="ce5">
            <text:p><text:s/>106,922<text:s/></text:p>
          </table:table-cell>
          <table:table-cell office:value-type="float" office:value="1.0931371480266667" table:style-name="ce6">
            <text:p>1.093</text:p>
          </table:table-cell>
          <table:table-cell office:value-type="float" office:value="116879.94800159367" table:style-name="ce5">
            <text:p><text:s/>116,88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16879.94800159367" table:style-name="ce5">
            <text:p><text:s/>116,880<text:s/></text:p>
          </table:table-cell>
          <table:table-cell office:value-type="float" office:value="1.0172480414627867" table:style-name="ce6">
            <text:p>1.017</text:p>
          </table:table-cell>
          <table:table-cell office:value-type="float" office:value="118895.89819089352" table:style-name="ce5">
            <text:p><text:s/>118,896<text:s/></text:p>
          </table:table-cell>
          <table:table-cell office:value-type="float" office:value="1.1240827632916308" table:style-name="ce6">
            <text:p>1.124</text:p>
          </table:table-cell>
          <table:table-cell office:value-type="float" office:value="133648.82978246" table:style-name="ce5">
            <text:p><text:s/>133,6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3648.82978246" table:style-name="ce5">
            <text:p><text:s/>133,649<text:s/></text:p>
          </table:table-cell>
          <table:table-cell office:value-type="float" office:value="1.0098012988472198" table:style-name="ce6">
            <text:p>1.010</text:p>
          </table:table-cell>
          <table:table-cell office:value-type="float" office:value="134958.7619037391" table:style-name="ce5">
            <text:p><text:s/>134,959<text:s/></text:p>
          </table:table-cell>
          <table:table-cell office:value-type="float" office:value="1.1030272966275276" table:style-name="ce6">
            <text:p>1.103</text:p>
          </table:table-cell>
          <table:table-cell office:value-type="float" office:value="148863.19829887952" table:style-name="ce5">
            <text:p><text:s/>148,86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48863.19829887952" table:style-name="ce5">
            <text:p><text:s/>148,863<text:s/></text:p>
          </table:table-cell>
          <table:table-cell office:value-type="float" office:value="0.98049748154307137" table:style-name="ce6">
            <text:p>0.980</text:p>
          </table:table-cell>
          <table:table-cell office:value-type="float" office:value="145959.9910264982" table:style-name="ce5">
            <text:p><text:s/>145,960<text:s/></text:p>
          </table:table-cell>
          <table:table-cell office:value-type="float" office:value="1.0893405791825701" table:style-name="ce6">
            <text:p>1.089</text:p>
          </table:table-cell>
          <table:table-cell office:value-type="float" office:value="159000.14116228826" table:style-name="ce5">
            <text:p><text:s/>159,0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9000.14116228826" table:style-name="ce5">
            <text:p><text:s/>159,000<text:s/></text:p>
          </table:table-cell>
          <table:table-cell office:value-type="float" office:value="1.0094904538316642" table:style-name="ce6">
            <text:p>1.009</text:p>
          </table:table-cell>
          <table:table-cell office:value-type="float" office:value="160509.12466121707" table:style-name="ce5">
            <text:p><text:s/>160,509<text:s/></text:p>
          </table:table-cell>
          <table:table-cell office:value-type="float" office:value="1.075274142133873" table:style-name="ce6">
            <text:p>1.075</text:p>
          </table:table-cell>
          <table:table-cell office:value-type="float" office:value="172591.31132474905" table:style-name="ce5">
            <text:p><text:s/>172,59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2591.31132474905" table:style-name="ce5">
            <text:p><text:s/>172,591<text:s/></text:p>
          </table:table-cell>
          <table:table-cell office:value-type="float" office:value="0.99479650883740667" table:style-name="ce6">
            <text:p>0.995</text:p>
          </table:table-cell>
          <table:table-cell office:value-type="float" office:value="171693.23396153032" table:style-name="ce5">
            <text:p><text:s/>171,693<text:s/></text:p>
          </table:table-cell>
          <table:table-cell office:value-type="float" office:value="1.0595533302576203" table:style-name="ce6">
            <text:p>1.060</text:p>
          </table:table-cell>
          <table:table-cell office:value-type="float" office:value="181918.13782664022" table:style-name="ce5">
            <text:p><text:s/>181,9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1918.13782664022" table:style-name="ce5">
            <text:p><text:s/>181,918<text:s/></text:p>
          </table:table-cell>
          <table:table-cell office:value-type="float" office:value="1.009731357072805" table:style-name="ce6">
            <text:p>1.010</text:p>
          </table:table-cell>
          <table:table-cell office:value-type="float" office:value="183688.44818385105" table:style-name="ce5">
            <text:p><text:s/>183,688<text:s/></text:p>
          </table:table-cell>
          <table:table-cell office:value-type="float" office:value="1.0480779885178471" table:style-name="ce6">
            <text:p>1.048</text:p>
          </table:table-cell>
          <table:table-cell office:value-type="float" office:value="192519.81928649536" table:style-name="ce5">
            <text:p><text:s/>192,52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082.866187994699" table:style-name="ce5">
            <text:p><text:s/>10,08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0082.866187994699" table:style-name="ce5">
            <text:p><text:s/>10,083<text:s/></text:p>
          </table:table-cell>
          <table:table-cell office:value-type="float" office:value="0.98419238420760013" table:style-name="ce6">
            <text:p>0.984</text:p>
          </table:table-cell>
          <table:table-cell office:value-type="float" office:value="9923.4801132086995" table:style-name="ce5">
            <text:p><text:s/>9,923<text:s/></text:p>
          </table:table-cell>
          <table:table-cell office:value-type="float" office:value="1.2393744489745966" table:style-name="ce6">
            <text:p>1.239</text:p>
          </table:table-cell>
          <table:table-cell office:value-type="float" office:value="12298.907697218399" table:style-name="ce5">
            <text:p><text:s/>12,29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2298.907697218399" table:style-name="ce5">
            <text:p><text:s/>12,299<text:s/></text:p>
          </table:table-cell>
          <table:table-cell office:value-type="float" office:value="1.0249961502456539" table:style-name="ce6">
            <text:p>1.025</text:p>
          </table:table-cell>
          <table:table-cell office:value-type="float" office:value="12606.333041875499" table:style-name="ce5">
            <text:p><text:s/>12,606<text:s/></text:p>
          </table:table-cell>
          <table:table-cell office:value-type="float" office:value="1.0101305500427904" table:style-name="ce6">
            <text:p>1.010</text:p>
          </table:table-cell>
          <table:table-cell office:value-type="float" office:value="12734.0421296123" table:style-name="ce5">
            <text:p><text:s/>12,7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734.0421296123" table:style-name="ce5">
            <text:p><text:s/>12,734<text:s/></text:p>
          </table:table-cell>
          <table:table-cell office:value-type="float" office:value="1.0500621209460306" table:style-name="ce6">
            <text:p>1.050</text:p>
          </table:table-cell>
          <table:table-cell office:value-type="float" office:value="13371.535286836799" table:style-name="ce5">
            <text:p><text:s/>13,372<text:s/></text:p>
          </table:table-cell>
          <table:table-cell office:value-type="float" office:value="1.1104888309393079" table:style-name="ce6">
            <text:p>1.110</text:p>
          </table:table-cell>
          <table:table-cell office:value-type="float" office:value="14848.940588543101" table:style-name="ce5">
            <text:p><text:s/>14,84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4848.940588543101" table:style-name="ce5">
            <text:p><text:s/>14,849<text:s/></text:p>
          </table:table-cell>
          <table:table-cell office:value-type="float" office:value="1.0124712079742026" table:style-name="ce6">
            <text:p>1.012</text:p>
          </table:table-cell>
          <table:table-cell office:value-type="float" office:value="15034.124814819401" table:style-name="ce5">
            <text:p><text:s/>15,034<text:s/></text:p>
          </table:table-cell>
          <table:table-cell office:value-type="float" office:value="1.0416469297765651" table:style-name="ce6">
            <text:p>1.042</text:p>
          </table:table-cell>
          <table:table-cell office:value-type="float" office:value="15660.2499552343" table:style-name="ce5">
            <text:p><text:s/>15,66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660.2499552343" table:style-name="ce5">
            <text:p><text:s/>15,660<text:s/></text:p>
          </table:table-cell>
          <table:table-cell office:value-type="float" office:value="1.0985132709415248" table:style-name="ce6">
            <text:p>1.099</text:p>
          </table:table-cell>
          <table:table-cell office:value-type="float" office:value="17202.9924020863" table:style-name="ce5">
            <text:p><text:s/>17,203<text:s/></text:p>
          </table:table-cell>
          <table:table-cell office:value-type="float" office:value="1.0552543010429756" table:style-name="ce6">
            <text:p>1.055</text:p>
          </table:table-cell>
          <table:table-cell office:value-type="float" office:value="18153.531723111199" table:style-name="ce5">
            <text:p><text:s/>18,1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153.531723111199" table:style-name="ce5">
            <text:p><text:s/>18,154<text:s/></text:p>
          </table:table-cell>
          <table:table-cell office:value-type="float" office:value="1.0623579500270921" table:style-name="ce6">
            <text:p>1.062</text:p>
          </table:table-cell>
          <table:table-cell office:value-type="float" office:value="19285.548747116198" table:style-name="ce5">
            <text:p><text:s/>19,286<text:s/></text:p>
          </table:table-cell>
          <table:table-cell office:value-type="float" office:value="1.0015609020682548" table:style-name="ce6">
            <text:p>1.002</text:p>
          </table:table-cell>
          <table:table-cell office:value-type="float" office:value="19315.651600042998" table:style-name="ce5">
            <text:p><text:s/>19,3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315.651600042998" table:style-name="ce5">
            <text:p><text:s/>19,316<text:s/></text:p>
          </table:table-cell>
          <table:table-cell office:value-type="float" office:value="1.0178426299879955" table:style-name="ce6">
            <text:p>1.018</text:p>
          </table:table-cell>
          <table:table-cell office:value-type="float" office:value="19660.2936245196" table:style-name="ce5">
            <text:p><text:s/>19,660<text:s/></text:p>
          </table:table-cell>
          <table:table-cell office:value-type="float" office:value="1.0555387116065098" table:style-name="ce6">
            <text:p>1.056</text:p>
          </table:table-cell>
          <table:table-cell office:value-type="float" office:value="20752.201002231097" table:style-name="ce5">
            <text:p><text:s/>20,75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752.201002231097" table:style-name="ce5">
            <text:p><text:s/>20,752<text:s/></text:p>
          </table:table-cell>
          <table:table-cell office:value-type="float" office:value="1.0859362341570549" table:style-name="ce6">
            <text:p>1.086</text:p>
          </table:table-cell>
          <table:table-cell office:value-type="float" office:value="22535.567006833098" table:style-name="ce5">
            <text:p><text:s/>22,536<text:s/></text:p>
          </table:table-cell>
          <table:table-cell office:value-type="float" office:value="1.0829601591125244" table:style-name="ce6">
            <text:p>1.083</text:p>
          </table:table-cell>
          <table:table-cell office:value-type="float" office:value="24405.121231410929" table:style-name="ce5">
            <text:p><text:s/>24,4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405.121231410929" table:style-name="ce5">
            <text:p><text:s/>24,405<text:s/></text:p>
          </table:table-cell>
          <table:table-cell office:value-type="float" office:value="1.0378800120063774" table:style-name="ce6">
            <text:p>1.038</text:p>
          </table:table-cell>
          <table:table-cell office:value-type="float" office:value="25329.58751667387" table:style-name="ce5">
            <text:p><text:s/>25,330<text:s/></text:p>
          </table:table-cell>
          <table:table-cell office:value-type="float" office:value="1.0721727682482654" table:style-name="ce6">
            <text:p>1.072</text:p>
          </table:table-cell>
          <table:table-cell office:value-type="float" office:value="27157.693966338928" table:style-name="ce5">
            <text:p><text:s/>27,15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7157.693966338928" table:style-name="ce5">
            <text:p><text:s/>27,158<text:s/></text:p>
          </table:table-cell>
          <table:table-cell office:value-type="float" office:value="1.0531138616506741" table:style-name="ce6">
            <text:p>1.053</text:p>
          </table:table-cell>
          <table:table-cell office:value-type="float" office:value="28600.1439664184" table:style-name="ce5">
            <text:p><text:s/>28,600<text:s/></text:p>
          </table:table-cell>
          <table:table-cell office:value-type="float" office:value="1.0727907325499246" table:style-name="ce6">
            <text:p>1.073</text:p>
          </table:table-cell>
          <table:table-cell office:value-type="float" office:value="30681.969396767301" table:style-name="ce5">
            <text:p><text:s/>30,68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0681.969396767301" table:style-name="ce5">
            <text:p><text:s/>30,682<text:s/></text:p>
          </table:table-cell>
          <table:table-cell office:value-type="float" office:value="1.0061032745043716" table:style-name="ce6">
            <text:p>1.006</text:p>
          </table:table-cell>
          <table:table-cell office:value-type="float" office:value="30869.229878330501" table:style-name="ce5">
            <text:p><text:s/>30,869<text:s/></text:p>
          </table:table-cell>
          <table:table-cell office:value-type="float" office:value="1.0664842815238673" table:style-name="ce6">
            <text:p>1.066</text:p>
          </table:table-cell>
          <table:table-cell office:value-type="float" office:value="32921.548447986403" table:style-name="ce5">
            <text:p><text:s/>32,9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921.548447986403" table:style-name="ce5">
            <text:p><text:s/>32,922<text:s/></text:p>
          </table:table-cell>
          <table:table-cell office:value-type="float" office:value="1.0301995538965192" table:style-name="ce6">
            <text:p>1.030</text:p>
          </table:table-cell>
          <table:table-cell office:value-type="float" office:value="33915.764524698228" table:style-name="ce5">
            <text:p><text:s/>33,916<text:s/></text:p>
          </table:table-cell>
          <table:table-cell office:value-type="float" office:value="1.0755117543835442" table:style-name="ce6">
            <text:p>1.076</text:p>
          </table:table-cell>
          <table:table-cell office:value-type="float" office:value="36476.803405217361" table:style-name="ce5">
            <text:p><text:s/>36,47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6476.803405217361" table:style-name="ce5">
            <text:p><text:s/>36,477<text:s/></text:p>
          </table:table-cell>
          <table:table-cell office:value-type="float" office:value="0.93708100401004024" table:style-name="ce6">
            <text:p>0.937</text:p>
          </table:table-cell>
          <table:table-cell office:value-type="float" office:value="34181.719558037941" table:style-name="ce5">
            <text:p><text:s/>34,182<text:s/></text:p>
          </table:table-cell>
          <table:table-cell office:value-type="float" office:value="1.1092315107534285" table:style-name="ce6">
            <text:p>1.109</text:p>
          </table:table-cell>
          <table:table-cell office:value-type="float" office:value="37915.440425512446" table:style-name="ce5">
            <text:p><text:s/>37,9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7915.440425512446" table:style-name="ce5">
            <text:p><text:s/>37,915<text:s/></text:p>
          </table:table-cell>
          <table:table-cell office:value-type="float" office:value="1.0029968539000425" table:style-name="ce6">
            <text:p>1.003</text:p>
          </table:table-cell>
          <table:table-cell office:value-type="float" office:value="38029.067461023471" table:style-name="ce5">
            <text:p><text:s/>38,029<text:s/></text:p>
          </table:table-cell>
          <table:table-cell office:value-type="float" office:value="1.0875980092159219" table:style-name="ce6">
            <text:p>1.088</text:p>
          </table:table-cell>
          <table:table-cell office:value-type="float" office:value="41360.338062947114" table:style-name="ce5">
            <text:p><text:s/>41,3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1360.338062947114" table:style-name="ce5">
            <text:p><text:s/>41,360<text:s/></text:p>
          </table:table-cell>
          <table:table-cell office:value-type="float" office:value="0.97949152316657728" table:style-name="ce6">
            <text:p>0.979</text:p>
          </table:table-cell>
          <table:table-cell office:value-type="float" office:value="40512.100527960632" table:style-name="ce5">
            <text:p><text:s/>40,512<text:s/></text:p>
          </table:table-cell>
          <table:table-cell office:value-type="float" office:value="1.049121115009088" table:style-name="ce6">
            <text:p>1.049</text:p>
          </table:table-cell>
          <table:table-cell office:value-type="float" office:value="42502.100077254319" table:style-name="ce5">
            <text:p><text:s/>42,5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502.100077254319" table:style-name="ce5">
            <text:p><text:s/>42,502<text:s/></text:p>
          </table:table-cell>
          <table:table-cell office:value-type="float" office:value="1.0369639292189665" table:style-name="ce6">
            <text:p>1.037</text:p>
          </table:table-cell>
          <table:table-cell office:value-type="float" office:value="44073.144696167372" table:style-name="ce5">
            <text:p><text:s/>44,073<text:s/></text:p>
          </table:table-cell>
          <table:table-cell office:value-type="float" office:value="1.0601346433251089" table:style-name="ce6">
            <text:p>1.060</text:p>
          </table:table-cell>
          <table:table-cell office:value-type="float" office:value="46723.467532687311" table:style-name="ce5">
            <text:p><text:s/>46,7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043.898266206405" table:style-name="ce5">
            <text:p><text:s/>26,04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043.898266206405" table:style-name="ce5">
            <text:p><text:s/>26,044<text:s/></text:p>
          </table:table-cell>
          <table:table-cell office:value-type="float" office:value="1.033007772714684" table:style-name="ce6">
            <text:p>1.033</text:p>
          </table:table-cell>
          <table:table-cell office:value-type="float" office:value="26903.549340781701" table:style-name="ce5">
            <text:p><text:s/>26,904<text:s/></text:p>
          </table:table-cell>
          <table:table-cell office:value-type="float" office:value="1.1458724629126302" table:style-name="ce6">
            <text:p>1.146</text:p>
          </table:table-cell>
          <table:table-cell office:value-type="float" office:value="30828.036344212996" table:style-name="ce5">
            <text:p><text:s/>30,82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828.036344212996" table:style-name="ce5">
            <text:p><text:s/>30,828<text:s/></text:p>
          </table:table-cell>
          <table:table-cell office:value-type="float" office:value="1.0323002401198162" table:style-name="ce6">
            <text:p>1.032</text:p>
          </table:table-cell>
          <table:table-cell office:value-type="float" office:value="31823.7893205535" table:style-name="ce5">
            <text:p><text:s/>31,824<text:s/></text:p>
          </table:table-cell>
          <table:table-cell office:value-type="float" office:value="1.0459768874756286" table:style-name="ce6">
            <text:p>1.046</text:p>
          </table:table-cell>
          <table:table-cell office:value-type="float" office:value="33286.948101192698" table:style-name="ce5">
            <text:p><text:s/>33,2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286.948101192698" table:style-name="ce5">
            <text:p><text:s/>33,287<text:s/></text:p>
          </table:table-cell>
          <table:table-cell office:value-type="float" office:value="1.0080395643982729" table:style-name="ce6">
            <text:p>1.008</text:p>
          </table:table-cell>
          <table:table-cell office:value-type="float" office:value="33554.560664074204" table:style-name="ce5">
            <text:p><text:s/>33,555<text:s/></text:p>
          </table:table-cell>
          <table:table-cell office:value-type="float" office:value="1.1286837813104722" table:style-name="ce6">
            <text:p>1.129</text:p>
          </table:table-cell>
          <table:table-cell office:value-type="float" office:value="37872.488410538899" table:style-name="ce5">
            <text:p><text:s/>37,87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7872.488410538899" table:style-name="ce5">
            <text:p><text:s/>37,872<text:s/></text:p>
          </table:table-cell>
          <table:table-cell office:value-type="float" office:value="1.0427223597037909" table:style-name="ce6">
            <text:p>1.043</text:p>
          </table:table-cell>
          <table:table-cell office:value-type="float" office:value="39490.490483291593" table:style-name="ce5">
            <text:p><text:s/>39,490<text:s/></text:p>
          </table:table-cell>
          <table:table-cell office:value-type="float" office:value="1.0654145120573286" table:style-name="ce6">
            <text:p>1.065</text:p>
          </table:table-cell>
          <table:table-cell office:value-type="float" office:value="42073.7416491607" table:style-name="ce5">
            <text:p><text:s/>42,07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073.7416491607" table:style-name="ce5">
            <text:p><text:s/>42,074<text:s/></text:p>
          </table:table-cell>
          <table:table-cell office:value-type="float" office:value="1.0154825442026498" table:style-name="ce6">
            <text:p>1.015</text:p>
          </table:table-cell>
          <table:table-cell office:value-type="float" office:value="42725.150214014691" table:style-name="ce5">
            <text:p><text:s/>42,725<text:s/></text:p>
          </table:table-cell>
          <table:table-cell office:value-type="float" office:value="1.1136783221839193" table:style-name="ce6">
            <text:p>1.114</text:p>
          </table:table-cell>
          <table:table-cell office:value-type="float" office:value="47582.073605399804" table:style-name="ce5">
            <text:p><text:s/>47,5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7582.073605399804" table:style-name="ce5">
            <text:p><text:s/>47,582<text:s/></text:p>
          </table:table-cell>
          <table:table-cell office:value-type="float" office:value="1.0091147434700445" table:style-name="ce6">
            <text:p>1.009</text:p>
          </table:table-cell>
          <table:table-cell office:value-type="float" office:value="48015.772000085803" table:style-name="ce5">
            <text:p><text:s/>48,016<text:s/></text:p>
          </table:table-cell>
          <table:table-cell office:value-type="float" office:value="1.1238300688898342" table:style-name="ce6">
            <text:p>1.124</text:p>
          </table:table-cell>
          <table:table-cell office:value-type="float" office:value="53961.568354654999" table:style-name="ce5">
            <text:p><text:s/>53,96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3961.568354654999" table:style-name="ce5">
            <text:p><text:s/>53,962<text:s/></text:p>
          </table:table-cell>
          <table:table-cell office:value-type="float" office:value="1.0318566137259446" table:style-name="ce6">
            <text:p>1.032</text:p>
          </table:table-cell>
          <table:table-cell office:value-type="float" office:value="55680.601193775401" table:style-name="ce5">
            <text:p><text:s/>55,681<text:s/></text:p>
          </table:table-cell>
          <table:table-cell office:value-type="float" office:value="1.0563631659899777" table:style-name="ce6">
            <text:p>1.056</text:p>
          </table:table-cell>
          <table:table-cell office:value-type="float" office:value="58818.936161281905" table:style-name="ce5">
            <text:p><text:s/>58,8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818.936161281905" table:style-name="ce5">
            <text:p><text:s/>58,819<text:s/></text:p>
          </table:table-cell>
          <table:table-cell office:value-type="float" office:value="1.0136345585135371" table:style-name="ce6">
            <text:p>1.014</text:p>
          </table:table-cell>
          <table:table-cell office:value-type="float" office:value="59620.906388076903" table:style-name="ce5">
            <text:p><text:s/>59,621<text:s/></text:p>
          </table:table-cell>
          <table:table-cell office:value-type="float" office:value="1.1619247119427185" table:style-name="ce6">
            <text:p>1.162</text:p>
          </table:table-cell>
          <table:table-cell office:value-type="float" office:value="69275.004480730044" table:style-name="ce5">
            <text:p><text:s/>69,2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9275.004480730044" table:style-name="ce5">
            <text:p><text:s/>69,275<text:s/></text:p>
          </table:table-cell>
          <table:table-cell office:value-type="float" office:value="1.0223637469623026" table:style-name="ce6">
            <text:p>1.022</text:p>
          </table:table-cell>
          <table:table-cell office:value-type="float" office:value="70824.253151749464" table:style-name="ce5">
            <text:p><text:s/>70,824<text:s/></text:p>
          </table:table-cell>
          <table:table-cell office:value-type="float" office:value="1.0894642046615541" table:style-name="ce6">
            <text:p>1.089</text:p>
          </table:table-cell>
          <table:table-cell office:value-type="float" office:value="77160.488630719294" table:style-name="ce5">
            <text:p><text:s/>77,16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7160.488630719294" table:style-name="ce5">
            <text:p><text:s/>77,160<text:s/></text:p>
          </table:table-cell>
          <table:table-cell office:value-type="float" office:value="1.015045843524865" table:style-name="ce6">
            <text:p>1.015</text:p>
          </table:table-cell>
          <table:table-cell office:value-type="float" office:value="78321.433268959227" table:style-name="ce5">
            <text:p><text:s/>78,321<text:s/></text:p>
          </table:table-cell>
          <table:table-cell office:value-type="float" office:value="1.1005669202811794" table:style-name="ce6">
            <text:p>1.101</text:p>
          </table:table-cell>
          <table:table-cell office:value-type="float" office:value="86197.978604826363" table:style-name="ce5">
            <text:p><text:s/>86,19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6197.978604826363" table:style-name="ce5">
            <text:p><text:s/>86,198<text:s/></text:p>
          </table:table-cell>
          <table:table-cell office:value-type="float" office:value="1.0212149952624789" table:style-name="ce6">
            <text:p>1.021</text:p>
          </table:table-cell>
          <table:table-cell office:value-type="float" office:value="88026.668312563022" table:style-name="ce5">
            <text:p><text:s/>88,027<text:s/></text:p>
          </table:table-cell>
          <table:table-cell office:value-type="float" office:value="1.1442814236341825" table:style-name="ce6">
            <text:p>1.144</text:p>
          </table:table-cell>
          <table:table-cell office:value-type="float" office:value="100727.28133447361" table:style-name="ce5">
            <text:p><text:s/>100,72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0727.28133447361" table:style-name="ce5">
            <text:p><text:s/>100,727<text:s/></text:p>
          </table:table-cell>
          <table:table-cell office:value-type="float" office:value="1.0031343647955604" table:style-name="ce6">
            <text:p>1.003</text:p>
          </table:table-cell>
          <table:table-cell office:value-type="float" office:value="101042.99737904088" table:style-name="ce5">
            <text:p><text:s/>101,043<text:s/></text:p>
          </table:table-cell>
          <table:table-cell office:value-type="float" office:value="1.1122630742244213" table:style-name="ce6">
            <text:p>1.112</text:p>
          </table:table-cell>
          <table:table-cell office:value-type="float" office:value="112386.39489366216" table:style-name="ce5">
            <text:p><text:s/>112,38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2386.39489366216" table:style-name="ce5">
            <text:p><text:s/>112,386<text:s/></text:p>
          </table:table-cell>
          <table:table-cell office:value-type="float" office:value="0.99458899428371839" table:style-name="ce6">
            <text:p>0.995</text:p>
          </table:table-cell>
          <table:table-cell office:value-type="float" office:value="111778.27146846027" table:style-name="ce5">
            <text:p><text:s/>111,778<text:s/></text:p>
          </table:table-cell>
          <table:table-cell office:value-type="float" office:value="1.0832579458069496" table:style-name="ce6">
            <text:p>1.083</text:p>
          </table:table-cell>
          <table:table-cell office:value-type="float" office:value="121084.70073677582" table:style-name="ce5">
            <text:p><text:s/>121,0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1084.70073677582" table:style-name="ce5">
            <text:p><text:s/>121,085<text:s/></text:p>
          </table:table-cell>
          <table:table-cell office:value-type="float" office:value="1.0115238048649196" table:style-name="ce6">
            <text:p>1.012</text:p>
          </table:table-cell>
          <table:table-cell office:value-type="float" office:value="122480.05720019361" table:style-name="ce5">
            <text:p><text:s/>122,480<text:s/></text:p>
          </table:table-cell>
          <table:table-cell office:value-type="float" office:value="1.0714476810482294" table:style-name="ce6">
            <text:p>1.071</text:p>
          </table:table-cell>
          <table:table-cell office:value-type="float" office:value="131230.97326180193" table:style-name="ce5">
            <text:p><text:s/>131,2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1230.97326180193" table:style-name="ce5">
            <text:p><text:s/>131,231<text:s/></text:p>
          </table:table-cell>
          <table:table-cell office:value-type="float" office:value="0.99962021291930214" table:style-name="ce6">
            <text:p>1.000</text:p>
          </table:table-cell>
          <table:table-cell office:value-type="float" office:value="131181.13343356969" table:style-name="ce5">
            <text:p><text:s/>131,181<text:s/></text:p>
          </table:table-cell>
          <table:table-cell office:value-type="float" office:value="1.0627750660500763" table:style-name="ce6">
            <text:p>1.063</text:p>
          </table:table-cell>
          <table:table-cell office:value-type="float" office:value="139416.03774938593" table:style-name="ce5">
            <text:p><text:s/>139,4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9416.03774938593" table:style-name="ce5">
            <text:p><text:s/>139,416<text:s/></text:p>
          </table:table-cell>
          <table:table-cell office:value-type="float" office:value="1.0014292884915861" table:style-name="ce6">
            <text:p>1.001</text:p>
          </table:table-cell>
          <table:table-cell office:value-type="float" office:value="139615.30348768365" table:style-name="ce5">
            <text:p><text:s/>139,615<text:s/></text:p>
          </table:table-cell>
          <table:table-cell office:value-type="float" office:value="1.0442719967777003" table:style-name="ce6">
            <text:p>1.044</text:p>
          </table:table-cell>
          <table:table-cell office:value-type="float" office:value="145796.35175380803" table:style-name="ce5">
            <text:p><text:s/>145,79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4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994.902236590799" table:style-name="ce5">
            <text:p><text:s/>14,99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994.902236590799" table:style-name="ce5">
            <text:p><text:s/>14,995<text:s/></text:p>
          </table:table-cell>
          <table:table-cell office:value-type="float" office:value="1.0117120141329263" table:style-name="ce6">
            <text:p>1.012</text:p>
          </table:table-cell>
          <table:table-cell office:value-type="float" office:value="15170.522743507601" table:style-name="ce5">
            <text:p><text:s/>15,171<text:s/></text:p>
          </table:table-cell>
          <table:table-cell office:value-type="float" office:value="1.0299777817259215" table:style-name="ce6">
            <text:p>1.030</text:p>
          </table:table-cell>
          <table:table-cell office:value-type="float" office:value="15625.301362980601" table:style-name="ce5">
            <text:p><text:s/>15,62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625.301362980601" table:style-name="ce5">
            <text:p><text:s/>15,625<text:s/></text:p>
          </table:table-cell>
          <table:table-cell office:value-type="float" office:value="1.02673640634743" table:style-name="ce6">
            <text:p>1.027</text:p>
          </table:table-cell>
          <table:table-cell office:value-type="float" office:value="16043.0657695223" table:style-name="ce5">
            <text:p><text:s/>16,043<text:s/></text:p>
          </table:table-cell>
          <table:table-cell office:value-type="float" office:value="1.1552002402291617" table:style-name="ce6">
            <text:p>1.155</text:p>
          </table:table-cell>
          <table:table-cell office:value-type="float" office:value="18532.9534309644" table:style-name="ce5">
            <text:p><text:s/>18,5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532.9534309644" table:style-name="ce5">
            <text:p><text:s/>18,533<text:s/></text:p>
          </table:table-cell>
          <table:table-cell office:value-type="float" office:value="1.0223669531246444" table:style-name="ce6">
            <text:p>1.022</text:p>
          </table:table-cell>
          <table:table-cell office:value-type="float" office:value="18947.479131616001" table:style-name="ce5">
            <text:p><text:s/>18,947<text:s/></text:p>
          </table:table-cell>
          <table:table-cell office:value-type="float" office:value="1.0090142618691638" table:style-name="ce6">
            <text:p>1.009</text:p>
          </table:table-cell>
          <table:table-cell office:value-type="float" office:value="19118.2766702689" table:style-name="ce5">
            <text:p><text:s/>19,1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118.2766702689" table:style-name="ce5">
            <text:p><text:s/>19,118<text:s/></text:p>
          </table:table-cell>
          <table:table-cell office:value-type="float" office:value="1.0239377321555763" table:style-name="ce6">
            <text:p>1.024</text:p>
          </table:table-cell>
          <table:table-cell office:value-type="float" office:value="19575.924856477999" table:style-name="ce5">
            <text:p><text:s/>19,576<text:s/></text:p>
          </table:table-cell>
          <table:table-cell office:value-type="float" office:value="1.1057170832268832" table:style-name="ce6">
            <text:p>1.106</text:p>
          </table:table-cell>
          <table:table-cell office:value-type="float" office:value="21645.434533773499" table:style-name="ce5">
            <text:p><text:s/>21,64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645.434533773499" table:style-name="ce5">
            <text:p><text:s/>21,645<text:s/></text:p>
          </table:table-cell>
          <table:table-cell office:value-type="float" office:value="1.007870960789744" table:style-name="ce6">
            <text:p>1.008</text:p>
          </table:table-cell>
          <table:table-cell office:value-type="float" office:value="21815.804900265801" table:style-name="ce5">
            <text:p><text:s/>21,816<text:s/></text:p>
          </table:table-cell>
          <table:table-cell office:value-type="float" office:value="1.0692829304934599" table:style-name="ce6">
            <text:p>1.069</text:p>
          </table:table-cell>
          <table:table-cell office:value-type="float" office:value="23327.267794829801" table:style-name="ce5">
            <text:p><text:s/>23,3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327.267794829801" table:style-name="ce5">
            <text:p><text:s/>23,327<text:s/></text:p>
          </table:table-cell>
          <table:table-cell office:value-type="float" office:value="0.99465010596016479" table:style-name="ce6">
            <text:p>0.995</text:p>
          </table:table-cell>
          <table:table-cell office:value-type="float" office:value="23202.469383888598" table:style-name="ce5">
            <text:p><text:s/>23,202<text:s/></text:p>
          </table:table-cell>
          <table:table-cell office:value-type="float" office:value="1.0792830851673341" table:style-name="ce6">
            <text:p>1.079</text:p>
          </table:table-cell>
          <table:table-cell office:value-type="float" office:value="25042.032740143903" table:style-name="ce5">
            <text:p><text:s/>25,0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042.032740143903" table:style-name="ce5">
            <text:p><text:s/>25,042<text:s/></text:p>
          </table:table-cell>
          <table:table-cell office:value-type="float" office:value="1.0260800861520853" table:style-name="ce6">
            <text:p>1.026</text:p>
          </table:table-cell>
          <table:table-cell office:value-type="float" office:value="25695.131111430197" table:style-name="ce5">
            <text:p><text:s/>25,695<text:s/></text:p>
          </table:table-cell>
          <table:table-cell office:value-type="float" office:value="1.0691815805685048" table:style-name="ce6">
            <text:p>1.069</text:p>
          </table:table-cell>
          <table:table-cell office:value-type="float" office:value="27472.760894633899" table:style-name="ce5">
            <text:p><text:s/>27,4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472.760894633899" table:style-name="ce5">
            <text:p><text:s/>27,473<text:s/></text:p>
          </table:table-cell>
          <table:table-cell office:value-type="float" office:value="1.0221497824602572" table:style-name="ce6">
            <text:p>1.022</text:p>
          </table:table-cell>
          <table:table-cell office:value-type="float" office:value="28081.276572032701" table:style-name="ce5">
            <text:p><text:s/>28,081<text:s/></text:p>
          </table:table-cell>
          <table:table-cell office:value-type="float" office:value="1.0642846585300432" table:style-name="ce6">
            <text:p>1.064</text:p>
          </table:table-cell>
          <table:table-cell office:value-type="float" office:value="29886.471847553519" table:style-name="ce5">
            <text:p><text:s/>29,8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886.471847553519" table:style-name="ce5">
            <text:p><text:s/>29,886<text:s/></text:p>
          </table:table-cell>
          <table:table-cell office:value-type="float" office:value="1.0285165913397039" table:style-name="ce6">
            <text:p>1.029</text:p>
          </table:table-cell>
          <table:table-cell office:value-type="float" office:value="30738.73215181577" table:style-name="ce5">
            <text:p><text:s/>30,739<text:s/></text:p>
          </table:table-cell>
          <table:table-cell office:value-type="float" office:value="1.0570839448887976" table:style-name="ce6">
            <text:p>1.057</text:p>
          </table:table-cell>
          <table:table-cell office:value-type="float" office:value="32493.420243921533" table:style-name="ce5">
            <text:p><text:s/>32,49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2493.420243921533" table:style-name="ce5">
            <text:p><text:s/>32,493<text:s/></text:p>
          </table:table-cell>
          <table:table-cell office:value-type="float" office:value="0.95708334066289846" table:style-name="ce6">
            <text:p>0.957</text:p>
          </table:table-cell>
          <table:table-cell office:value-type="float" office:value="31098.911196615871" table:style-name="ce5">
            <text:p><text:s/>31,099<text:s/></text:p>
          </table:table-cell>
          <table:table-cell office:value-type="float" office:value="1.1934514363657382" table:style-name="ce6">
            <text:p>1.193</text:p>
          </table:table-cell>
          <table:table-cell office:value-type="float" office:value="37115.040237011752" table:style-name="ce5">
            <text:p><text:s/>37,11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7115.040237011752" table:style-name="ce5">
            <text:p><text:s/>37,115<text:s/></text:p>
          </table:table-cell>
          <table:table-cell office:value-type="float" office:value="1.0121445930411399" table:style-name="ce6">
            <text:p>1.012</text:p>
          </table:table-cell>
          <table:table-cell office:value-type="float" office:value="37565.787296395793" table:style-name="ce5">
            <text:p><text:s/>37,566<text:s/></text:p>
          </table:table-cell>
          <table:table-cell office:value-type="float" office:value="1.1582640688338208" table:style-name="ce6">
            <text:p>1.158</text:p>
          </table:table-cell>
          <table:table-cell office:value-type="float" office:value="43511.101642869246" table:style-name="ce5">
            <text:p><text:s/>43,51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511.101642869246" table:style-name="ce5">
            <text:p><text:s/>43,511<text:s/></text:p>
          </table:table-cell>
          <table:table-cell office:value-type="float" office:value="1.0614366537764726" table:style-name="ce6">
            <text:p>1.061</text:p>
          </table:table-cell>
          <table:table-cell office:value-type="float" office:value="46184.278129935112" table:style-name="ce5">
            <text:p><text:s/>46,184<text:s/></text:p>
          </table:table-cell>
          <table:table-cell office:value-type="float" office:value="1.0807282052965983" table:style-name="ce6">
            <text:p>1.081</text:p>
          </table:table-cell>
          <table:table-cell office:value-type="float" office:value="49912.652016283704" table:style-name="ce5">
            <text:p><text:s/>49,91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9912.652016283704" table:style-name="ce5">
            <text:p><text:s/>49,913<text:s/></text:p>
          </table:table-cell>
          <table:table-cell office:value-type="float" office:value="1.0196010514663374" table:style-name="ce6">
            <text:p>1.020</text:p>
          </table:table-cell>
          <table:table-cell office:value-type="float" office:value="50890.992477276268" table:style-name="ce5">
            <text:p><text:s/>50,891<text:s/></text:p>
          </table:table-cell>
          <table:table-cell office:value-type="float" office:value="1.1508864440598454" table:style-name="ce6">
            <text:p>1.151</text:p>
          </table:table-cell>
          <table:table-cell office:value-type="float" office:value="58569.753366848832" table:style-name="ce5">
            <text:p><text:s/>58,57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8569.753366848832" table:style-name="ce5">
            <text:p><text:s/>58,570<text:s/></text:p>
          </table:table-cell>
          <table:table-cell office:value-type="float" office:value="1.031568631332453" table:style-name="ce6">
            <text:p>1.032</text:p>
          </table:table-cell>
          <table:table-cell office:value-type="float" office:value="60418.72031811958" table:style-name="ce5">
            <text:p><text:s/>60,419<text:s/></text:p>
          </table:table-cell>
          <table:table-cell office:value-type="float" office:value="1.0925424140325923" table:style-name="ce6">
            <text:p>1.093</text:p>
          </table:table-cell>
          <table:table-cell office:value-type="float" office:value="66010.014549118408" table:style-name="ce5">
            <text:p><text:s/>66,01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6010.014549118408" table:style-name="ce5">
            <text:p><text:s/>66,010<text:s/></text:p>
          </table:table-cell>
          <table:table-cell office:value-type="float" office:value="0.99904182894991356" table:style-name="ce6">
            <text:p>0.999</text:p>
          </table:table-cell>
          <table:table-cell office:value-type="float" office:value="65946.765664161663" table:style-name="ce5">
            <text:p><text:s/>65,947<text:s/></text:p>
          </table:table-cell>
          <table:table-cell office:value-type="float" office:value="1.1261960002986267" table:style-name="ce6">
            <text:p>1.126</text:p>
          </table:table-cell>
          <table:table-cell office:value-type="float" office:value="74268.983723609665" table:style-name="ce5">
            <text:p><text:s/>74,26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4268.983723609665" table:style-name="ce5">
            <text:p><text:s/>74,269<text:s/></text:p>
          </table:table-cell>
          <table:table-cell office:value-type="float" office:value="1.0535632754967432" table:style-name="ce6">
            <text:p>1.054</text:p>
          </table:table-cell>
          <table:table-cell office:value-type="float" office:value="78247.073759660503" table:style-name="ce5">
            <text:p><text:s/>78,247<text:s/></text:p>
          </table:table-cell>
          <table:table-cell office:value-type="float" office:value="1.0205298020854181" table:style-name="ce6">
            <text:p>1.021</text:p>
          </table:table-cell>
          <table:table-cell office:value-type="float" office:value="79853.470697709461" table:style-name="ce5">
            <text:p><text:s/>79,85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083.3379950866001" table:style-name="ce5">
            <text:p><text:s/>6,08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083.3379950866001" table:style-name="ce5">
            <text:p><text:s/>6,083<text:s/></text:p>
          </table:table-cell>
          <table:table-cell office:value-type="float" office:value="1.0057315822078703" table:style-name="ce6">
            <text:p>1.006</text:p>
          </table:table-cell>
          <table:table-cell office:value-type="float" office:value="6118.2051469036996" table:style-name="ce5">
            <text:p><text:s/>6,118<text:s/></text:p>
          </table:table-cell>
          <table:table-cell office:value-type="float" office:value="1.0531038405571322" table:style-name="ce6">
            <text:p>1.053</text:p>
          </table:table-cell>
          <table:table-cell office:value-type="float" office:value="6443.1053375207002" table:style-name="ce5">
            <text:p><text:s/>6,44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443.1053375207002" table:style-name="ce5">
            <text:p><text:s/>6,443<text:s/></text:p>
          </table:table-cell>
          <table:table-cell office:value-type="float" office:value="1.0224239525639813" table:style-name="ce6">
            <text:p>1.022</text:p>
          </table:table-cell>
          <table:table-cell office:value-type="float" office:value="6587.5852259740004" table:style-name="ce5">
            <text:p><text:s/>6,588<text:s/></text:p>
          </table:table-cell>
          <table:table-cell office:value-type="float" office:value="1.1506070940977176" table:style-name="ce6">
            <text:p>1.151</text:p>
          </table:table-cell>
          <table:table-cell office:value-type="float" office:value="7579.7222939789999" table:style-name="ce5">
            <text:p><text:s/>7,58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579.7222939789999" table:style-name="ce5">
            <text:p><text:s/>7,580<text:s/></text:p>
          </table:table-cell>
          <table:table-cell office:value-type="float" office:value="1.0243791998065928" table:style-name="ce6">
            <text:p>1.024</text:p>
          </table:table-cell>
          <table:table-cell office:value-type="float" office:value="7764.5098582623996" table:style-name="ce5">
            <text:p><text:s/>7,765<text:s/></text:p>
          </table:table-cell>
          <table:table-cell office:value-type="float" office:value="1.0957453584253634" table:style-name="ce6">
            <text:p>1.096</text:p>
          </table:table-cell>
          <table:table-cell office:value-type="float" office:value="8507.9256376390003" table:style-name="ce5">
            <text:p><text:s/>8,50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507.9256376390003" table:style-name="ce5">
            <text:p><text:s/>8,508<text:s/></text:p>
          </table:table-cell>
          <table:table-cell office:value-type="float" office:value="1.0380229087336232" table:style-name="ce6">
            <text:p>1.038</text:p>
          </table:table-cell>
          <table:table-cell office:value-type="float" office:value="8831.4217176713992" table:style-name="ce5">
            <text:p><text:s/>8,831<text:s/></text:p>
          </table:table-cell>
          <table:table-cell office:value-type="float" office:value="1.027628941468151" table:style-name="ce6">
            <text:p>1.028</text:p>
          </table:table-cell>
          <table:table-cell office:value-type="float" office:value="9075.4245513895003" table:style-name="ce5">
            <text:p><text:s/>9,0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075.4245513895003" table:style-name="ce5">
            <text:p><text:s/>9,075<text:s/></text:p>
          </table:table-cell>
          <table:table-cell office:value-type="float" office:value="1.002120644385849" table:style-name="ce6">
            <text:p>1.002</text:p>
          </table:table-cell>
          <table:table-cell office:value-type="float" office:value="9094.6702995136002" table:style-name="ce5">
            <text:p><text:s/>9,095<text:s/></text:p>
          </table:table-cell>
          <table:table-cell office:value-type="float" office:value="1.0582881915769449" table:style-name="ce6">
            <text:p>1.058</text:p>
          </table:table-cell>
          <table:table-cell office:value-type="float" office:value="9624.7821842607991" table:style-name="ce5">
            <text:p><text:s/>9,62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624.7821842607991" table:style-name="ce5">
            <text:p><text:s/>9,625<text:s/></text:p>
          </table:table-cell>
          <table:table-cell office:value-type="float" office:value="0.98865522743311973" table:style-name="ce6">
            <text:p>0.989</text:p>
          </table:table-cell>
          <table:table-cell office:value-type="float" office:value="9515.5912193745989" table:style-name="ce5">
            <text:p><text:s/>9,516<text:s/></text:p>
          </table:table-cell>
          <table:table-cell office:value-type="float" office:value="1.0950173900382749" table:style-name="ce6">
            <text:p>1.095</text:p>
          </table:table-cell>
          <table:table-cell office:value-type="float" office:value="10419.737861710699" table:style-name="ce5">
            <text:p><text:s/>10,4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419.737861710699" table:style-name="ce5">
            <text:p><text:s/>10,420<text:s/></text:p>
          </table:table-cell>
          <table:table-cell office:value-type="float" office:value="1.0283122824764774" table:style-name="ce6">
            <text:p>1.028</text:p>
          </table:table-cell>
          <table:table-cell office:value-type="float" office:value="10714.744423382299" table:style-name="ce5">
            <text:p><text:s/>10,715<text:s/></text:p>
          </table:table-cell>
          <table:table-cell office:value-type="float" office:value="1.0483751479792536" table:style-name="ce6">
            <text:p>1.048</text:p>
          </table:table-cell>
          <table:table-cell office:value-type="float" office:value="11233.071770423299" table:style-name="ce5">
            <text:p><text:s/>11,2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233.071770423299" table:style-name="ce5">
            <text:p><text:s/>11,233<text:s/></text:p>
          </table:table-cell>
          <table:table-cell office:value-type="float" office:value="1.038535602502884" table:style-name="ce6">
            <text:p>1.039</text:p>
          </table:table-cell>
          <table:table-cell office:value-type="float" office:value="11665.944959054701" table:style-name="ce5">
            <text:p><text:s/>11,666<text:s/></text:p>
          </table:table-cell>
          <table:table-cell office:value-type="float" office:value="1.063525485549552" table:style-name="ce6">
            <text:p>1.064</text:p>
          </table:table-cell>
          <table:table-cell office:value-type="float" office:value="12407.029776973" table:style-name="ce5">
            <text:p><text:s/>12,4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407.029776973" table:style-name="ce5">
            <text:p><text:s/>12,407<text:s/></text:p>
          </table:table-cell>
          <table:table-cell office:value-type="float" office:value="1.0203619156127726" table:style-name="ce6">
            <text:p>1.020</text:p>
          </table:table-cell>
          <table:table-cell office:value-type="float" office:value="12659.66067029688" table:style-name="ce5">
            <text:p><text:s/>12,660<text:s/></text:p>
          </table:table-cell>
          <table:table-cell office:value-type="float" office:value="1.0163837494625452" table:style-name="ce6">
            <text:p>1.016</text:p>
          </table:table-cell>
          <table:table-cell office:value-type="float" office:value="12867.073378999861" table:style-name="ce5">
            <text:p><text:s/>12,86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867.073378999861" table:style-name="ce5">
            <text:p><text:s/>12,867<text:s/></text:p>
          </table:table-cell>
          <table:table-cell office:value-type="float" office:value="0.95921122851294061" table:style-name="ce6">
            <text:p>0.959</text:p>
          </table:table-cell>
          <table:table-cell office:value-type="float" office:value="12342.24126323661" table:style-name="ce5">
            <text:p><text:s/>12,342<text:s/></text:p>
          </table:table-cell>
          <table:table-cell office:value-type="float" office:value="1.0879444791069557" table:style-name="ce6">
            <text:p>1.088</text:p>
          </table:table-cell>
          <table:table-cell office:value-type="float" office:value="13427.673242144328" table:style-name="ce5">
            <text:p><text:s/>13,42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427.673242144328" table:style-name="ce5">
            <text:p><text:s/>13,428<text:s/></text:p>
          </table:table-cell>
          <table:table-cell office:value-type="float" office:value="1.0213298617812279" table:style-name="ce6">
            <text:p>1.021</text:p>
          </table:table-cell>
          <table:table-cell office:value-type="float" office:value="13714.083656442761" table:style-name="ce5">
            <text:p><text:s/>13,714<text:s/></text:p>
          </table:table-cell>
          <table:table-cell office:value-type="float" office:value="1.0979542186026812" table:style-name="ce6">
            <text:p>1.098</text:p>
          </table:table-cell>
          <table:table-cell office:value-type="float" office:value="15057.436004861411" table:style-name="ce5">
            <text:p><text:s/>15,0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057.436004861411" table:style-name="ce5">
            <text:p><text:s/>15,057<text:s/></text:p>
          </table:table-cell>
          <table:table-cell office:value-type="float" office:value="1.0933588261393881" table:style-name="ce6">
            <text:p>1.093</text:p>
          </table:table-cell>
          <table:table-cell office:value-type="float" office:value="16463.180554944229" table:style-name="ce5">
            <text:p><text:s/>16,463<text:s/></text:p>
          </table:table-cell>
          <table:table-cell office:value-type="float" office:value="1.10492445160981" table:style-name="ce6">
            <text:p>1.105</text:p>
          </table:table-cell>
          <table:table-cell office:value-type="float" office:value="18190.570746425041" table:style-name="ce5">
            <text:p><text:s/>18,1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190.570746425041" table:style-name="ce5">
            <text:p><text:s/>18,191<text:s/></text:p>
          </table:table-cell>
          <table:table-cell office:value-type="float" office:value="1.0273437155682337" table:style-name="ce6">
            <text:p>1.027</text:p>
          </table:table-cell>
          <table:table-cell office:value-type="float" office:value="18687.96853893912" table:style-name="ce5">
            <text:p><text:s/>18,688<text:s/></text:p>
          </table:table-cell>
          <table:table-cell office:value-type="float" office:value="1.1075238417031634" table:style-name="ce6">
            <text:p>1.108</text:p>
          </table:table-cell>
          <table:table-cell office:value-type="float" office:value="20697.37070987371" table:style-name="ce5">
            <text:p><text:s/>20,6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697.37070987371" table:style-name="ce5">
            <text:p><text:s/>20,697<text:s/></text:p>
          </table:table-cell>
          <table:table-cell office:value-type="float" office:value="1.0412341450680911" table:style-name="ce6">
            <text:p>1.041</text:p>
          </table:table-cell>
          <table:table-cell office:value-type="float" office:value="21550.809096252702" table:style-name="ce5">
            <text:p><text:s/>21,551<text:s/></text:p>
          </table:table-cell>
          <table:table-cell office:value-type="float" office:value="1.1130272780269641" table:style-name="ce6">
            <text:p>1.113</text:p>
          </table:table-cell>
          <table:table-cell office:value-type="float" office:value="23986.638387680883" table:style-name="ce5">
            <text:p><text:s/>23,9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986.638387680883" table:style-name="ce5">
            <text:p><text:s/>23,987<text:s/></text:p>
          </table:table-cell>
          <table:table-cell office:value-type="float" office:value="1.0058097393481427" table:style-name="ce6">
            <text:p>1.006</text:p>
          </table:table-cell>
          <table:table-cell office:value-type="float" office:value="24125.994504551461" table:style-name="ce5">
            <text:p><text:s/>24,126<text:s/></text:p>
          </table:table-cell>
          <table:table-cell office:value-type="float" office:value="1.0956558198386104" table:style-name="ce6">
            <text:p>1.096</text:p>
          </table:table-cell>
          <table:table-cell office:value-type="float" office:value="26433.786288306143" table:style-name="ce5">
            <text:p><text:s/>26,43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433.786288306143" table:style-name="ce5">
            <text:p><text:s/>26,434<text:s/></text:p>
          </table:table-cell>
          <table:table-cell office:value-type="float" office:value="1.0668323482001332" table:style-name="ce6">
            <text:p>1.067</text:p>
          </table:table-cell>
          <table:table-cell office:value-type="float" office:value="28200.418297774122" table:style-name="ce5">
            <text:p><text:s/>28,200<text:s/></text:p>
          </table:table-cell>
          <table:table-cell office:value-type="float" office:value="1.019491695997961" table:style-name="ce6">
            <text:p>1.019</text:p>
          </table:table-cell>
          <table:table-cell office:value-type="float" office:value="28750.092278249667" table:style-name="ce5">
            <text:p><text:s/>28,75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911.5642415042003" table:style-name="ce5">
            <text:p><text:s/>8,9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911.5642415042003" table:style-name="ce5">
            <text:p><text:s/>8,912<text:s/></text:p>
          </table:table-cell>
          <table:table-cell office:value-type="float" office:value="1.0157944611389507" table:style-name="ce6">
            <text:p>1.016</text:p>
          </table:table-cell>
          <table:table-cell office:value-type="float" office:value="9052.3175966039016" table:style-name="ce5">
            <text:p><text:s/>9,052<text:s/></text:p>
          </table:table-cell>
          <table:table-cell office:value-type="float" office:value="1.0143475333769469" table:style-name="ce6">
            <text:p>1.014</text:p>
          </table:table-cell>
          <table:table-cell office:value-type="float" office:value="9182.1960254598998" table:style-name="ce5">
            <text:p><text:s/>9,18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182.1960254598998" table:style-name="ce5">
            <text:p><text:s/>9,182<text:s/></text:p>
          </table:table-cell>
          <table:table-cell office:value-type="float" office:value="1.0297624356233142" table:style-name="ce6">
            <text:p>1.030</text:p>
          </table:table-cell>
          <table:table-cell office:value-type="float" office:value="9455.4805435483013" table:style-name="ce5">
            <text:p><text:s/>9,455<text:s/></text:p>
          </table:table-cell>
          <table:table-cell office:value-type="float" office:value="1.1584002617888152" table:style-name="ce6">
            <text:p>1.158</text:p>
          </table:table-cell>
          <table:table-cell office:value-type="float" office:value="10953.231136985401" table:style-name="ce5">
            <text:p><text:s/>10,9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953.231136985401" table:style-name="ce5">
            <text:p><text:s/>10,953<text:s/></text:p>
          </table:table-cell>
          <table:table-cell office:value-type="float" office:value="1.0209744625576695" table:style-name="ce6">
            <text:p>1.021</text:p>
          </table:table-cell>
          <table:table-cell office:value-type="float" office:value="11182.969273353601" table:style-name="ce5">
            <text:p><text:s/>11,183<text:s/></text:p>
          </table:table-cell>
          <table:table-cell office:value-type="float" office:value="0.94879550978574945" table:style-name="ce6">
            <text:p>0.949</text:p>
          </table:table-cell>
          <table:table-cell office:value-type="float" office:value="10610.351032629902" table:style-name="ce5">
            <text:p><text:s/>10,61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610.351032629902" table:style-name="ce5">
            <text:p><text:s/>10,610<text:s/></text:p>
          </table:table-cell>
          <table:table-cell office:value-type="float" office:value="1.0126435125250939" table:style-name="ce6">
            <text:p>1.013</text:p>
          </table:table-cell>
          <table:table-cell office:value-type="float" office:value="10744.5031388066" table:style-name="ce5">
            <text:p><text:s/>10,745<text:s/></text:p>
          </table:table-cell>
          <table:table-cell office:value-type="float" office:value="1.1699014668239147" table:style-name="ce6">
            <text:p>1.170</text:p>
          </table:table-cell>
          <table:table-cell office:value-type="float" office:value="12570.009982383999" table:style-name="ce5">
            <text:p><text:s/>12,57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570.009982383999" table:style-name="ce5">
            <text:p><text:s/>12,570<text:s/></text:p>
          </table:table-cell>
          <table:table-cell office:value-type="float" office:value="1.0120226331228053" table:style-name="ce6">
            <text:p>1.012</text:p>
          </table:table-cell>
          <table:table-cell office:value-type="float" office:value="12721.134600752201" table:style-name="ce5">
            <text:p><text:s/>12,721<text:s/></text:p>
          </table:table-cell>
          <table:table-cell office:value-type="float" office:value="1.0771433555744918" table:style-name="ce6">
            <text:p>1.077</text:p>
          </table:table-cell>
          <table:table-cell office:value-type="float" office:value="13702.485610569" table:style-name="ce5">
            <text:p><text:s/>13,70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702.485610569" table:style-name="ce5">
            <text:p><text:s/>13,702<text:s/></text:p>
          </table:table-cell>
          <table:table-cell office:value-type="float" office:value="0.99886097701551591" table:style-name="ce6">
            <text:p>0.999</text:p>
          </table:table-cell>
          <table:table-cell office:value-type="float" office:value="13686.878164514001" table:style-name="ce5">
            <text:p><text:s/>13,687<text:s/></text:p>
          </table:table-cell>
          <table:table-cell office:value-type="float" office:value="1.0683440520676555" table:style-name="ce6">
            <text:p>1.068</text:p>
          </table:table-cell>
          <table:table-cell office:value-type="float" office:value="14622.294878433202" table:style-name="ce5">
            <text:p><text:s/>14,62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622.294878433202" table:style-name="ce5">
            <text:p><text:s/>14,622<text:s/></text:p>
          </table:table-cell>
          <table:table-cell office:value-type="float" office:value="1.024489439762486" table:style-name="ce6">
            <text:p>1.024</text:p>
          </table:table-cell>
          <table:table-cell office:value-type="float" office:value="14980.3866880479" table:style-name="ce5">
            <text:p><text:s/>14,980<text:s/></text:p>
          </table:table-cell>
          <table:table-cell office:value-type="float" office:value="1.084063413207313" table:style-name="ce6">
            <text:p>1.084</text:p>
          </table:table-cell>
          <table:table-cell office:value-type="float" office:value="16239.689124210599" table:style-name="ce5">
            <text:p><text:s/>16,2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239.689124210599" table:style-name="ce5">
            <text:p><text:s/>16,240<text:s/></text:p>
          </table:table-cell>
          <table:table-cell office:value-type="float" office:value="1.0108156312244638" table:style-name="ce6">
            <text:p>1.011</text:p>
          </table:table-cell>
          <table:table-cell office:value-type="float" office:value="16415.331612978" table:style-name="ce5">
            <text:p><text:s/>16,415<text:s/></text:p>
          </table:table-cell>
          <table:table-cell office:value-type="float" office:value="1.0648241828243807" table:style-name="ce6">
            <text:p>1.065</text:p>
          </table:table-cell>
          <table:table-cell office:value-type="float" office:value="17479.442070580521" table:style-name="ce5">
            <text:p><text:s/>17,4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479.442070580521" table:style-name="ce5">
            <text:p><text:s/>17,479<text:s/></text:p>
          </table:table-cell>
          <table:table-cell office:value-type="float" office:value="1.0343048369917711" table:style-name="ce6">
            <text:p>1.034</text:p>
          </table:table-cell>
          <table:table-cell office:value-type="float" office:value="18079.071481518891" table:style-name="ce5">
            <text:p><text:s/>18,079<text:s/></text:p>
          </table:table-cell>
          <table:table-cell office:value-type="float" office:value="1.085583785925315" table:style-name="ce6">
            <text:p>1.086</text:p>
          </table:table-cell>
          <table:table-cell office:value-type="float" office:value="19626.34686492167" table:style-name="ce5">
            <text:p><text:s/>19,62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626.34686492167" table:style-name="ce5">
            <text:p><text:s/>19,626<text:s/></text:p>
          </table:table-cell>
          <table:table-cell office:value-type="float" office:value="0.95568829301102443" table:style-name="ce6">
            <text:p>0.956</text:p>
          </table:table-cell>
          <table:table-cell office:value-type="float" office:value="18756.66993337926" table:style-name="ce5">
            <text:p><text:s/>18,757<text:s/></text:p>
          </table:table-cell>
          <table:table-cell office:value-type="float" office:value="1.2628769967697475" table:style-name="ce6">
            <text:p>1.263</text:p>
          </table:table-cell>
          <table:table-cell office:value-type="float" office:value="23687.366994867421" table:style-name="ce5">
            <text:p><text:s/>23,68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687.366994867421" table:style-name="ce5">
            <text:p><text:s/>23,687<text:s/></text:p>
          </table:table-cell>
          <table:table-cell office:value-type="float" office:value="1.0069377337346619" table:style-name="ce6">
            <text:p>1.007</text:p>
          </table:table-cell>
          <table:table-cell office:value-type="float" office:value="23851.70363995303" table:style-name="ce5">
            <text:p><text:s/>23,852<text:s/></text:p>
          </table:table-cell>
          <table:table-cell office:value-type="float" office:value="1.1929405994440685" table:style-name="ce6">
            <text:p>1.193</text:p>
          </table:table-cell>
          <table:table-cell office:value-type="float" office:value="28453.665638007835" table:style-name="ce5">
            <text:p><text:s/>28,4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453.665638007835" table:style-name="ce5">
            <text:p><text:s/>28,454<text:s/></text:p>
          </table:table-cell>
          <table:table-cell office:value-type="float" office:value="1.0445437137382412" table:style-name="ce6">
            <text:p>1.045</text:p>
          </table:table-cell>
          <table:table-cell office:value-type="float" office:value="29721.097574990883" table:style-name="ce5">
            <text:p><text:s/>29,721<text:s/></text:p>
          </table:table-cell>
          <table:table-cell office:value-type="float" office:value="1.0673253633994839" table:style-name="ce6">
            <text:p>1.067</text:p>
          </table:table-cell>
          <table:table-cell office:value-type="float" office:value="31722.081269858667" table:style-name="ce5">
            <text:p><text:s/>31,72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1722.081269858667" table:style-name="ce5">
            <text:p><text:s/>31,722<text:s/></text:p>
          </table:table-cell>
          <table:table-cell office:value-type="float" office:value="1.0151611322216572" table:style-name="ce6">
            <text:p>1.015</text:p>
          </table:table-cell>
          <table:table-cell office:value-type="float" office:value="32203.023938337148" table:style-name="ce5">
            <text:p><text:s/>32,203<text:s/></text:p>
          </table:table-cell>
          <table:table-cell office:value-type="float" office:value="1.1760505078496277" table:style-name="ce6">
            <text:p>1.176</text:p>
          </table:table-cell>
          <table:table-cell office:value-type="float" office:value="37872.382656975118" table:style-name="ce5">
            <text:p><text:s/>37,8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7872.382656975118" table:style-name="ce5">
            <text:p><text:s/>37,872<text:s/></text:p>
          </table:table-cell>
          <table:table-cell office:value-type="float" office:value="1.0262863990868663" table:style-name="ce6">
            <text:p>1.026</text:p>
          </table:table-cell>
          <table:table-cell office:value-type="float" office:value="38867.911221866882" table:style-name="ce5">
            <text:p><text:s/>38,868<text:s/></text:p>
          </table:table-cell>
          <table:table-cell office:value-type="float" office:value="1.0811843199280387" table:style-name="ce6">
            <text:p>1.081</text:p>
          </table:table-cell>
          <table:table-cell office:value-type="float" office:value="42023.376161437533" table:style-name="ce5">
            <text:p><text:s/>42,02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023.376161437533" table:style-name="ce5">
            <text:p><text:s/>42,023<text:s/></text:p>
          </table:table-cell>
          <table:table-cell office:value-type="float" office:value="0.99517875477093987" table:style-name="ce6">
            <text:p>0.995</text:p>
          </table:table-cell>
          <table:table-cell office:value-type="float" office:value="41820.771159610202" table:style-name="ce5">
            <text:p><text:s/>41,821<text:s/></text:p>
          </table:table-cell>
          <table:table-cell office:value-type="float" office:value="1.1438143321829024" table:style-name="ce6">
            <text:p>1.144</text:p>
          </table:table-cell>
          <table:table-cell office:value-type="float" office:value="47835.197435303526" table:style-name="ce5">
            <text:p><text:s/>47,83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7835.197435303526" table:style-name="ce5">
            <text:p><text:s/>47,835<text:s/></text:p>
          </table:table-cell>
          <table:table-cell office:value-type="float" office:value="1.046230770335459" table:style-name="ce6">
            <text:p>1.046</text:p>
          </table:table-cell>
          <table:table-cell office:value-type="float" office:value="50046.655461886381" table:style-name="ce5">
            <text:p><text:s/>50,047<text:s/></text:p>
          </table:table-cell>
          <table:table-cell office:value-type="float" office:value="1.0211147567768672" table:style-name="ce6">
            <text:p>1.021</text:p>
          </table:table-cell>
          <table:table-cell office:value-type="float" office:value="51103.37841945979" table:style-name="ce5">
            <text:p><text:s/>51,10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4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322.732729502199" table:style-name="ce5">
            <text:p><text:s/>13,32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322.732729502199" table:style-name="ce5">
            <text:p><text:s/>13,323<text:s/></text:p>
          </table:table-cell>
          <table:table-cell office:value-type="float" office:value="0.973094896411279" table:style-name="ce6">
            <text:p>0.973</text:p>
          </table:table-cell>
          <table:table-cell office:value-type="float" office:value="12964.283225330099" table:style-name="ce5">
            <text:p><text:s/>12,964<text:s/></text:p>
          </table:table-cell>
          <table:table-cell office:value-type="float" office:value="1.115046971521175" table:style-name="ce6">
            <text:p>1.115</text:p>
          </table:table-cell>
          <table:table-cell office:value-type="float" office:value="14455.7847483471" table:style-name="ce5">
            <text:p><text:s/>14,45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455.7847483471" table:style-name="ce5">
            <text:p><text:s/>14,456<text:s/></text:p>
          </table:table-cell>
          <table:table-cell office:value-type="float" office:value="1.0136217743921454" table:style-name="ce6">
            <text:p>1.014</text:p>
          </table:table-cell>
          <table:table-cell office:value-type="float" office:value="14652.698186850501" table:style-name="ce5">
            <text:p><text:s/>14,653<text:s/></text:p>
          </table:table-cell>
          <table:table-cell office:value-type="float" office:value="1.0708171193791469" table:style-name="ce6">
            <text:p>1.071</text:p>
          </table:table-cell>
          <table:table-cell office:value-type="float" office:value="15690.360063575301" table:style-name="ce5">
            <text:p><text:s/>15,6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690.360063575301" table:style-name="ce5">
            <text:p><text:s/>15,690<text:s/></text:p>
          </table:table-cell>
          <table:table-cell office:value-type="float" office:value="0.92464190470787877" table:style-name="ce6">
            <text:p>0.925</text:p>
          </table:table-cell>
          <table:table-cell office:value-type="float" office:value="14507.9644147367" table:style-name="ce5">
            <text:p><text:s/>14,508<text:s/></text:p>
          </table:table-cell>
          <table:table-cell office:value-type="float" office:value="1.2301683344708632" table:style-name="ce6">
            <text:p>1.230</text:p>
          </table:table-cell>
          <table:table-cell office:value-type="float" office:value="17847.238420639198" table:style-name="ce5">
            <text:p><text:s/>17,84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847.238420639198" table:style-name="ce5">
            <text:p><text:s/>17,847<text:s/></text:p>
          </table:table-cell>
          <table:table-cell office:value-type="float" office:value="1.0228874637284233" table:style-name="ce6">
            <text:p>1.023</text:p>
          </table:table-cell>
          <table:table-cell office:value-type="float" office:value="18255.716442644101" table:style-name="ce5">
            <text:p><text:s/>18,256<text:s/></text:p>
          </table:table-cell>
          <table:table-cell office:value-type="float" office:value="1.0869089127722398" table:style-name="ce6">
            <text:p>1.087</text:p>
          </table:table-cell>
          <table:table-cell office:value-type="float" office:value="19842.3009105526" table:style-name="ce5">
            <text:p><text:s/>19,8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842.3009105526" table:style-name="ce5">
            <text:p><text:s/>19,842<text:s/></text:p>
          </table:table-cell>
          <table:table-cell office:value-type="float" office:value="0.98201136304146697" table:style-name="ce6">
            <text:p>0.982</text:p>
          </table:table-cell>
          <table:table-cell office:value-type="float" office:value="19485.364963050702" table:style-name="ce5">
            <text:p><text:s/>19,485<text:s/></text:p>
          </table:table-cell>
          <table:table-cell office:value-type="float" office:value="1.0337993628291882" table:style-name="ce6">
            <text:p>1.034</text:p>
          </table:table-cell>
          <table:table-cell office:value-type="float" office:value="20143.957883296" table:style-name="ce5">
            <text:p><text:s/>20,14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143.957883296" table:style-name="ce5">
            <text:p><text:s/>20,144<text:s/></text:p>
          </table:table-cell>
          <table:table-cell office:value-type="float" office:value="0.98523219227522885" table:style-name="ce6">
            <text:p>0.985</text:p>
          </table:table-cell>
          <table:table-cell office:value-type="float" office:value="19846.475786459599" table:style-name="ce5">
            <text:p><text:s/>19,846<text:s/></text:p>
          </table:table-cell>
          <table:table-cell office:value-type="float" office:value="1.1337515393763387" table:style-name="ce6">
            <text:p>1.134</text:p>
          </table:table-cell>
          <table:table-cell office:value-type="float" office:value="22500.9724740938" table:style-name="ce5">
            <text:p><text:s/>22,5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500.9724740938" table:style-name="ce5">
            <text:p><text:s/>22,501<text:s/></text:p>
          </table:table-cell>
          <table:table-cell office:value-type="float" office:value="1.0794600596387161" table:style-name="ce6">
            <text:p>1.079</text:p>
          </table:table-cell>
          <table:table-cell office:value-type="float" office:value="24288.9010888144" table:style-name="ce5">
            <text:p><text:s/>24,289<text:s/></text:p>
          </table:table-cell>
          <table:table-cell office:value-type="float" office:value="1.0410482229841287" table:style-name="ce6">
            <text:p>1.041</text:p>
          </table:table-cell>
          <table:table-cell office:value-type="float" office:value="25285.917316747502" table:style-name="ce5">
            <text:p><text:s/>25,2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285.917316747502" table:style-name="ce5">
            <text:p><text:s/>25,286<text:s/></text:p>
          </table:table-cell>
          <table:table-cell office:value-type="float" office:value="0.96745723731599831" table:style-name="ce6">
            <text:p>0.967</text:p>
          </table:table-cell>
          <table:table-cell office:value-type="float" office:value="24463.0437102613" table:style-name="ce5">
            <text:p><text:s/>24,463<text:s/></text:p>
          </table:table-cell>
          <table:table-cell office:value-type="float" office:value="1.057571643143606" table:style-name="ce6">
            <text:p>1.058</text:p>
          </table:table-cell>
          <table:table-cell office:value-type="float" office:value="25871.421332954898" table:style-name="ce5">
            <text:p><text:s/>25,8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871.421332954898" table:style-name="ce5">
            <text:p><text:s/>25,871<text:s/></text:p>
          </table:table-cell>
          <table:table-cell office:value-type="float" office:value="0.99941132863595639" table:style-name="ce6">
            <text:p>0.999</text:p>
          </table:table-cell>
          <table:table-cell office:value-type="float" office:value="25856.19156806908" table:style-name="ce5">
            <text:p><text:s/>25,856<text:s/></text:p>
          </table:table-cell>
          <table:table-cell office:value-type="float" office:value="1.1199330697768601" table:style-name="ce6">
            <text:p>1.120</text:p>
          </table:table-cell>
          <table:table-cell office:value-type="float" office:value="28957.203995566171" table:style-name="ce5">
            <text:p><text:s/>28,95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8957.203995566171" table:style-name="ce5">
            <text:p><text:s/>28,957<text:s/></text:p>
          </table:table-cell>
          <table:table-cell office:value-type="float" office:value="0.98771852945226601" table:style-name="ce6">
            <text:p>0.988</text:p>
          </table:table-cell>
          <table:table-cell office:value-type="float" office:value="28601.566947549902" table:style-name="ce5">
            <text:p><text:s/>28,602<text:s/></text:p>
          </table:table-cell>
          <table:table-cell office:value-type="float" office:value="1.086310531231911" table:style-name="ce6">
            <text:p>1.086</text:p>
          </table:table-cell>
          <table:table-cell office:value-type="float" office:value="31070.183384858003" table:style-name="ce5">
            <text:p><text:s/>31,07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1070.183384858003" table:style-name="ce5">
            <text:p><text:s/>31,070<text:s/></text:p>
          </table:table-cell>
          <table:table-cell office:value-type="float" office:value="0.9762430193474011" table:style-name="ce6">
            <text:p>0.976</text:p>
          </table:table-cell>
          <table:table-cell office:value-type="float" office:value="30332.04963931123" table:style-name="ce5">
            <text:p><text:s/>30,332<text:s/></text:p>
          </table:table-cell>
          <table:table-cell office:value-type="float" office:value="1.0830291075906577" table:style-name="ce6">
            <text:p>1.083</text:p>
          </table:table-cell>
          <table:table-cell office:value-type="float" office:value="32850.49265225877" table:style-name="ce5">
            <text:p><text:s/>32,8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850.49265225877" table:style-name="ce5">
            <text:p><text:s/>32,850<text:s/></text:p>
          </table:table-cell>
          <table:table-cell office:value-type="float" office:value="1.0096000978441837" table:style-name="ce6">
            <text:p>1.010</text:p>
          </table:table-cell>
          <table:table-cell office:value-type="float" office:value="33165.860595950086" table:style-name="ce5">
            <text:p><text:s/>33,166<text:s/></text:p>
          </table:table-cell>
          <table:table-cell office:value-type="float" office:value="1.0784088345102436" table:style-name="ce6">
            <text:p>1.078</text:p>
          </table:table-cell>
          <table:table-cell office:value-type="float" office:value="35766.357070807746" table:style-name="ce5">
            <text:p><text:s/>35,76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5766.357070807746" table:style-name="ce5">
            <text:p><text:s/>35,766<text:s/></text:p>
          </table:table-cell>
          <table:table-cell office:value-type="float" office:value="0.94301714267635983" table:style-name="ce6">
            <text:p>0.943</text:p>
          </table:table-cell>
          <table:table-cell office:value-type="float" office:value="33728.287848855543" table:style-name="ce5">
            <text:p><text:s/>33,728<text:s/></text:p>
          </table:table-cell>
          <table:table-cell office:value-type="float" office:value="1.0908663877316771" table:style-name="ce6">
            <text:p>1.091</text:p>
          </table:table-cell>
          <table:table-cell office:value-type="float" office:value="36793.055530055259" table:style-name="ce5">
            <text:p><text:s/>36,7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793.055530055259" table:style-name="ce5">
            <text:p><text:s/>36,793<text:s/></text:p>
          </table:table-cell>
          <table:table-cell office:value-type="float" office:value="0.93727941382086533" table:style-name="ce6">
            <text:p>0.937</text:p>
          </table:table-cell>
          <table:table-cell office:value-type="float" office:value="34485.373519888737" table:style-name="ce5">
            <text:p><text:s/>34,485<text:s/></text:p>
          </table:table-cell>
          <table:table-cell office:value-type="float" office:value="1.067726895989298" table:style-name="ce6">
            <text:p>1.068</text:p>
          </table:table-cell>
          <table:table-cell office:value-type="float" office:value="36820.960825422342" table:style-name="ce5">
            <text:p><text:s/>36,8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820.960825422342" table:style-name="ce5">
            <text:p><text:s/>36,821<text:s/></text:p>
          </table:table-cell>
          <table:table-cell office:value-type="float" office:value="1.0125062123075617" table:style-name="ce6">
            <text:p>1.013</text:p>
          </table:table-cell>
          <table:table-cell office:value-type="float" office:value="37281.451578873479" table:style-name="ce5">
            <text:p><text:s/>37,281<text:s/></text:p>
          </table:table-cell>
          <table:table-cell office:value-type="float" office:value="1.0547383428751078" table:style-name="ce6">
            <text:p>1.055</text:p>
          </table:table-cell>
          <table:table-cell office:value-type="float" office:value="39322.176458279588" table:style-name="ce5">
            <text:p><text:s/>39,32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322.176458279588" table:style-name="ce5">
            <text:p><text:s/>39,322<text:s/></text:p>
          </table:table-cell>
          <table:table-cell office:value-type="float" office:value="1.04463477545285" table:style-name="ce6">
            <text:p>1.045</text:p>
          </table:table-cell>
          <table:table-cell office:value-type="float" office:value="41077.312974812237" table:style-name="ce5">
            <text:p><text:s/>41,077<text:s/></text:p>
          </table:table-cell>
          <table:table-cell office:value-type="float" office:value="1.0984411877781066" table:style-name="ce6">
            <text:p>1.098</text:p>
          </table:table-cell>
          <table:table-cell office:value-type="float" office:value="45121.012454785792" table:style-name="ce5">
            <text:p><text:s/>45,12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441.4011823620995" table:style-name="ce5">
            <text:p><text:s/>5,44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441.4011823620995" table:style-name="ce5">
            <text:p><text:s/>5,441<text:s/></text:p>
          </table:table-cell>
          <table:table-cell office:value-type="float" office:value="0.96496504786656012" table:style-name="ce6">
            <text:p>0.965</text:p>
          </table:table-cell>
          <table:table-cell office:value-type="float" office:value="5250.7619523992007" table:style-name="ce5">
            <text:p><text:s/>5,251<text:s/></text:p>
          </table:table-cell>
          <table:table-cell office:value-type="float" office:value="1.1106357746638396" table:style-name="ce6">
            <text:p>1.111</text:p>
          </table:table-cell>
          <table:table-cell office:value-type="float" office:value="5831.6840685783009" table:style-name="ce5">
            <text:p><text:s/>5,83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831.6840685783009" table:style-name="ce5">
            <text:p><text:s/>5,832<text:s/></text:p>
          </table:table-cell>
          <table:table-cell office:value-type="float" office:value="1.0079113417626457" table:style-name="ce6">
            <text:p>1.008</text:p>
          </table:table-cell>
          <table:table-cell office:value-type="float" office:value="5877.8205142966008" table:style-name="ce5">
            <text:p><text:s/>5,878<text:s/></text:p>
          </table:table-cell>
          <table:table-cell office:value-type="float" office:value="1.0635651849252854" table:style-name="ce6">
            <text:p>1.064</text:p>
          </table:table-cell>
          <table:table-cell office:value-type="float" office:value="6251.4452622454992" table:style-name="ce5">
            <text:p><text:s/>6,2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251.4452622454992" table:style-name="ce5">
            <text:p><text:s/>6,251<text:s/></text:p>
          </table:table-cell>
          <table:table-cell office:value-type="float" office:value="0.9000813909002009" table:style-name="ce6">
            <text:p>0.900</text:p>
          </table:table-cell>
          <table:table-cell office:value-type="float" office:value="5626.8095467784005" table:style-name="ce5">
            <text:p><text:s/>5,627<text:s/></text:p>
          </table:table-cell>
          <table:table-cell office:value-type="float" office:value="1.2625389697784768" table:style-name="ce6">
            <text:p>1.263</text:p>
          </table:table-cell>
          <table:table-cell office:value-type="float" office:value="7104.0663283292997" table:style-name="ce5">
            <text:p><text:s/>7,10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104.0663283292997" table:style-name="ce5">
            <text:p><text:s/>7,104<text:s/></text:p>
          </table:table-cell>
          <table:table-cell office:value-type="float" office:value="1.0295408040530576" table:style-name="ce6">
            <text:p>1.030</text:p>
          </table:table-cell>
          <table:table-cell office:value-type="float" office:value="7313.9261597144005" table:style-name="ce5">
            <text:p><text:s/>7,314<text:s/></text:p>
          </table:table-cell>
          <table:table-cell office:value-type="float" office:value="1.0815432366999571" table:style-name="ce6">
            <text:p>1.082</text:p>
          </table:table-cell>
          <table:table-cell office:value-type="float" office:value="7910.3273717620004" table:style-name="ce5">
            <text:p><text:s/>7,91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910.3273717620004" table:style-name="ce5">
            <text:p><text:s/>7,910<text:s/></text:p>
          </table:table-cell>
          <table:table-cell office:value-type="float" office:value="0.97022656491464032" table:style-name="ce6">
            <text:p>0.970</text:p>
          </table:table-cell>
          <table:table-cell office:value-type="float" office:value="7674.8097532549" table:style-name="ce5">
            <text:p><text:s/>7,675<text:s/></text:p>
          </table:table-cell>
          <table:table-cell office:value-type="float" office:value="1.0360362138814458" table:style-name="ce6">
            <text:p>1.036</text:p>
          </table:table-cell>
          <table:table-cell office:value-type="float" office:value="7951.3808390226004" table:style-name="ce5">
            <text:p><text:s/>7,95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951.3808390226004" table:style-name="ce5">
            <text:p><text:s/>7,951<text:s/></text:p>
          </table:table-cell>
          <table:table-cell office:value-type="float" office:value="0.97731606327788823" table:style-name="ce6">
            <text:p>0.977</text:p>
          </table:table-cell>
          <table:table-cell office:value-type="float" office:value="7771.0122192168001" table:style-name="ce5">
            <text:p><text:s/>7,771<text:s/></text:p>
          </table:table-cell>
          <table:table-cell office:value-type="float" office:value="1.155421700902862" table:style-name="ce6">
            <text:p>1.155</text:p>
          </table:table-cell>
          <table:table-cell office:value-type="float" office:value="8978.7961560643998" table:style-name="ce5">
            <text:p><text:s/>8,97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978.7961560643998" table:style-name="ce5">
            <text:p><text:s/>8,979<text:s/></text:p>
          </table:table-cell>
          <table:table-cell office:value-type="float" office:value="1.0805443939270352" table:style-name="ce6">
            <text:p>1.081</text:p>
          </table:table-cell>
          <table:table-cell office:value-type="float" office:value="9701.9878506490004" table:style-name="ce5">
            <text:p><text:s/>9,702<text:s/></text:p>
          </table:table-cell>
          <table:table-cell office:value-type="float" office:value="1.0319807960169878" table:style-name="ce6">
            <text:p>1.032</text:p>
          </table:table-cell>
          <table:table-cell office:value-type="float" office:value="10012.265145059901" table:style-name="ce5">
            <text:p><text:s/>10,01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012.265145059901" table:style-name="ce5">
            <text:p><text:s/>10,012<text:s/></text:p>
          </table:table-cell>
          <table:table-cell office:value-type="float" office:value="0.97647701709555634" table:style-name="ce6">
            <text:p>0.976</text:p>
          </table:table-cell>
          <table:table-cell office:value-type="float" office:value="9776.7468032178986" table:style-name="ce5">
            <text:p><text:s/>9,777<text:s/></text:p>
          </table:table-cell>
          <table:table-cell office:value-type="float" office:value="1.0394347543663576" table:style-name="ce6">
            <text:p>1.039</text:p>
          </table:table-cell>
          <table:table-cell office:value-type="float" office:value="10162.290411904869" table:style-name="ce5">
            <text:p><text:s/>10,1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162.290411904869" table:style-name="ce5">
            <text:p><text:s/>10,162<text:s/></text:p>
          </table:table-cell>
          <table:table-cell office:value-type="float" office:value="0.98679734990644608" table:style-name="ce6">
            <text:p>0.987</text:p>
          </table:table-cell>
          <table:table-cell office:value-type="float" office:value="10028.12124744741" table:style-name="ce5">
            <text:p><text:s/>10,028<text:s/></text:p>
          </table:table-cell>
          <table:table-cell office:value-type="float" office:value="1.1401747884118671" table:style-name="ce6">
            <text:p>1.140</text:p>
          </table:table-cell>
          <table:table-cell office:value-type="float" office:value="11433.8110214769" table:style-name="ce5">
            <text:p><text:s/>11,43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433.8110214769" table:style-name="ce5">
            <text:p><text:s/>11,434<text:s/></text:p>
          </table:table-cell>
          <table:table-cell office:value-type="float" office:value="0.97612336273574618" table:style-name="ce6">
            <text:p>0.976</text:p>
          </table:table-cell>
          <table:table-cell office:value-type="float" office:value="11160.810063169069" table:style-name="ce5">
            <text:p><text:s/>11,161<text:s/></text:p>
          </table:table-cell>
          <table:table-cell office:value-type="float" office:value="1.0497835653439713" table:style-name="ce6">
            <text:p>1.050</text:p>
          </table:table-cell>
          <table:table-cell office:value-type="float" office:value="11716.434980240499" table:style-name="ce5">
            <text:p><text:s/>11,71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716.434980240499" table:style-name="ce5">
            <text:p><text:s/>11,716<text:s/></text:p>
          </table:table-cell>
          <table:table-cell office:value-type="float" office:value="0.9800799816146738" table:style-name="ce6">
            <text:p>0.980</text:p>
          </table:table-cell>
          <table:table-cell office:value-type="float" office:value="11483.04338002363" table:style-name="ce5">
            <text:p><text:s/>11,483<text:s/></text:p>
          </table:table-cell>
          <table:table-cell office:value-type="float" office:value="1.0750007708127169" table:style-name="ce6">
            <text:p>1.075</text:p>
          </table:table-cell>
          <table:table-cell office:value-type="float" office:value="12344.280484801269" table:style-name="ce5">
            <text:p><text:s/>12,3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344.280484801269" table:style-name="ce5">
            <text:p><text:s/>12,344<text:s/></text:p>
          </table:table-cell>
          <table:table-cell office:value-type="float" office:value="0.97831253428688281" table:style-name="ce6">
            <text:p>0.978</text:p>
          </table:table-cell>
          <table:table-cell office:value-type="float" office:value="12076.56432503404" table:style-name="ce5">
            <text:p><text:s/>12,077<text:s/></text:p>
          </table:table-cell>
          <table:table-cell office:value-type="float" office:value="1.0445834156603917" table:style-name="ce6">
            <text:p>1.045</text:p>
          </table:table-cell>
          <table:table-cell office:value-type="float" office:value="12614.978812086491" table:style-name="ce5">
            <text:p><text:s/>12,61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614.978812086491" table:style-name="ce5">
            <text:p><text:s/>12,615<text:s/></text:p>
          </table:table-cell>
          <table:table-cell office:value-type="float" office:value="0.90682764621778478" table:style-name="ce6">
            <text:p>0.907</text:p>
          </table:table-cell>
          <table:table-cell office:value-type="float" office:value="11439.61154325162" table:style-name="ce5">
            <text:p><text:s/>11,440<text:s/></text:p>
          </table:table-cell>
          <table:table-cell office:value-type="float" office:value="1.1356885889770931" table:style-name="ce6">
            <text:p>1.136</text:p>
          </table:table-cell>
          <table:table-cell office:value-type="float" office:value="12991.836292001499" table:style-name="ce5">
            <text:p><text:s/>12,9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991.836292001499" table:style-name="ce5">
            <text:p><text:s/>12,992<text:s/></text:p>
          </table:table-cell>
          <table:table-cell office:value-type="float" office:value="0.87775956241935649" table:style-name="ce6">
            <text:p>0.878</text:p>
          </table:table-cell>
          <table:table-cell office:value-type="float" office:value="11403.708538691151" table:style-name="ce5">
            <text:p><text:s/>11,404<text:s/></text:p>
          </table:table-cell>
          <table:table-cell office:value-type="float" office:value="1.0805691799190154" table:style-name="ce6">
            <text:p>1.081</text:p>
          </table:table-cell>
          <table:table-cell office:value-type="float" office:value="12322.49598368897" table:style-name="ce5">
            <text:p><text:s/>12,32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322.49598368897" table:style-name="ce5">
            <text:p><text:s/>12,322<text:s/></text:p>
          </table:table-cell>
          <table:table-cell office:value-type="float" office:value="1.0277803965052337" table:style-name="ce6">
            <text:p>1.028</text:p>
          </table:table-cell>
          <table:table-cell office:value-type="float" office:value="12664.819808049999" table:style-name="ce5">
            <text:p><text:s/>12,665<text:s/></text:p>
          </table:table-cell>
          <table:table-cell office:value-type="float" office:value="1.0419275370385161" table:style-name="ce6">
            <text:p>1.042</text:p>
          </table:table-cell>
          <table:table-cell office:value-type="float" office:value="13195.824509638149" table:style-name="ce5">
            <text:p><text:s/>13,1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195.824509638149" table:style-name="ce5">
            <text:p><text:s/>13,196<text:s/></text:p>
          </table:table-cell>
          <table:table-cell office:value-type="float" office:value="1.0509793095010915" table:style-name="ce6">
            <text:p>1.051</text:p>
          </table:table-cell>
          <table:table-cell office:value-type="float" office:value="13868.53853143708" table:style-name="ce5">
            <text:p><text:s/>13,869<text:s/></text:p>
          </table:table-cell>
          <table:table-cell office:value-type="float" office:value="1.1458335908816439" table:style-name="ce6">
            <text:p>1.146</text:p>
          </table:table-cell>
          <table:table-cell office:value-type="float" office:value="15891.03730575699" table:style-name="ce5">
            <text:p><text:s/>15,89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881.3315471400992" table:style-name="ce5">
            <text:p><text:s/>7,8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881.3315471400992" table:style-name="ce5">
            <text:p><text:s/>7,881<text:s/></text:p>
          </table:table-cell>
          <table:table-cell office:value-type="float" office:value="0.9787078778242625" table:style-name="ce6">
            <text:p>0.979</text:p>
          </table:table-cell>
          <table:table-cell office:value-type="float" office:value="7713.5212729308987" table:style-name="ce5">
            <text:p><text:s/>7,714<text:s/></text:p>
          </table:table-cell>
          <table:table-cell office:value-type="float" office:value="1.1180497693100817" table:style-name="ce6">
            <text:p>1.118</text:p>
          </table:table-cell>
          <table:table-cell office:value-type="float" office:value="8624.1006797687987" table:style-name="ce5">
            <text:p><text:s/>8,62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624.1006797687987" table:style-name="ce5">
            <text:p><text:s/>8,624<text:s/></text:p>
          </table:table-cell>
          <table:table-cell office:value-type="float" office:value="1.0174832134252336" table:style-name="ce6">
            <text:p>1.017</text:p>
          </table:table-cell>
          <table:table-cell office:value-type="float" office:value="8774.8776725538992" table:style-name="ce5">
            <text:p><text:s/>8,775<text:s/></text:p>
          </table:table-cell>
          <table:table-cell office:value-type="float" office:value="1.0756748018098166" table:style-name="ce6">
            <text:p>1.076</text:p>
          </table:table-cell>
          <table:table-cell office:value-type="float" office:value="9438.9148013298" table:style-name="ce5">
            <text:p><text:s/>9,4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438.9148013298" table:style-name="ce5">
            <text:p><text:s/>9,439<text:s/></text:p>
          </table:table-cell>
          <table:table-cell office:value-type="float" office:value="0.94090846828144692" table:style-name="ce6">
            <text:p>0.941</text:p>
          </table:table-cell>
          <table:table-cell office:value-type="float" office:value="8881.1548679582993" table:style-name="ce5">
            <text:p><text:s/>8,881<text:s/></text:p>
          </table:table-cell>
          <table:table-cell office:value-type="float" office:value="1.2096593575988006" table:style-name="ce6">
            <text:p>1.210</text:p>
          </table:table-cell>
          <table:table-cell office:value-type="float" office:value="10743.172092309898" table:style-name="ce5">
            <text:p><text:s/>10,74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743.172092309898" table:style-name="ce5">
            <text:p><text:s/>10,743<text:s/></text:p>
          </table:table-cell>
          <table:table-cell office:value-type="float" office:value="1.018487853393131" table:style-name="ce6">
            <text:p>1.018</text:p>
          </table:table-cell>
          <table:table-cell office:value-type="float" office:value="10941.790282929698" table:style-name="ce5">
            <text:p><text:s/>10,942<text:s/></text:p>
          </table:table-cell>
          <table:table-cell office:value-type="float" office:value="1.0904955432572754" table:style-name="ce6">
            <text:p>1.090</text:p>
          </table:table-cell>
          <table:table-cell office:value-type="float" office:value="11931.9735387906" table:style-name="ce5">
            <text:p><text:s/>11,93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931.9735387906" table:style-name="ce5">
            <text:p><text:s/>11,932<text:s/></text:p>
          </table:table-cell>
          <table:table-cell office:value-type="float" office:value="0.98982412015916144" table:style-name="ce6">
            <text:p>0.990</text:p>
          </table:table-cell>
          <table:table-cell office:value-type="float" office:value="11810.555209795801" table:style-name="ce5">
            <text:p><text:s/>11,811<text:s/></text:p>
          </table:table-cell>
          <table:table-cell office:value-type="float" office:value="1.0323457981180044" table:style-name="ce6">
            <text:p>1.032</text:p>
          </table:table-cell>
          <table:table-cell office:value-type="float" office:value="12192.577044273401" table:style-name="ce5">
            <text:p><text:s/>12,1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192.577044273401" table:style-name="ce5">
            <text:p><text:s/>12,193<text:s/></text:p>
          </table:table-cell>
          <table:table-cell office:value-type="float" office:value="0.99039469042472783" table:style-name="ce6">
            <text:p>0.990</text:p>
          </table:table-cell>
          <table:table-cell office:value-type="float" office:value="12075.463567242798" table:style-name="ce5">
            <text:p><text:s/>12,075<text:s/></text:p>
          </table:table-cell>
          <table:table-cell office:value-type="float" office:value="1.1198059803443994" table:style-name="ce6">
            <text:p>1.120</text:p>
          </table:table-cell>
          <table:table-cell office:value-type="float" office:value="13522.1763180294" table:style-name="ce5">
            <text:p><text:s/>13,52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522.1763180294" table:style-name="ce5">
            <text:p><text:s/>13,522<text:s/></text:p>
          </table:table-cell>
          <table:table-cell office:value-type="float" office:value="1.0787400559713427" table:style-name="ce6">
            <text:p>1.079</text:p>
          </table:table-cell>
          <table:table-cell office:value-type="float" office:value="14586.9132381654" table:style-name="ce5">
            <text:p><text:s/>14,587<text:s/></text:p>
          </table:table-cell>
          <table:table-cell office:value-type="float" office:value="1.0470791127848358" table:style-name="ce6">
            <text:p>1.047</text:p>
          </table:table-cell>
          <table:table-cell office:value-type="float" office:value="15273.652171687601" table:style-name="ce5">
            <text:p><text:s/>15,2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273.652171687601" table:style-name="ce5">
            <text:p><text:s/>15,274<text:s/></text:p>
          </table:table-cell>
          <table:table-cell office:value-type="float" office:value="0.96154454363358044" table:style-name="ce6">
            <text:p>0.962</text:p>
          </table:table-cell>
          <table:table-cell office:value-type="float" office:value="14686.296907043399" table:style-name="ce5">
            <text:p><text:s/>14,686<text:s/></text:p>
          </table:table-cell>
          <table:table-cell office:value-type="float" office:value="1.0696454675048881" table:style-name="ce6">
            <text:p>1.070</text:p>
          </table:table-cell>
          <table:table-cell office:value-type="float" office:value="15709.130921050029" table:style-name="ce5">
            <text:p><text:s/>15,7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709.130921050029" table:style-name="ce5">
            <text:p><text:s/>15,709<text:s/></text:p>
          </table:table-cell>
          <table:table-cell office:value-type="float" office:value="1.0075713545306484" table:style-name="ce6">
            <text:p>1.008</text:p>
          </table:table-cell>
          <table:table-cell office:value-type="float" office:value="15828.070320621669" table:style-name="ce5">
            <text:p><text:s/>15,828<text:s/></text:p>
          </table:table-cell>
          <table:table-cell office:value-type="float" office:value="1.1071086126815373" table:style-name="ce6">
            <text:p>1.107</text:p>
          </table:table-cell>
          <table:table-cell office:value-type="float" office:value="17523.392974089271" table:style-name="ce5">
            <text:p><text:s/>17,52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523.392974089271" table:style-name="ce5">
            <text:p><text:s/>17,523<text:s/></text:p>
          </table:table-cell>
          <table:table-cell office:value-type="float" office:value="0.99528424148048089" table:style-name="ce6">
            <text:p>0.995</text:p>
          </table:table-cell>
          <table:table-cell office:value-type="float" office:value="17440.756884380829" table:style-name="ce5">
            <text:p><text:s/>17,441<text:s/></text:p>
          </table:table-cell>
          <table:table-cell office:value-type="float" office:value="1.1096851204863627" table:style-name="ce6">
            <text:p>1.110</text:p>
          </table:table-cell>
          <table:table-cell office:value-type="float" office:value="19353.748404617501" table:style-name="ce5">
            <text:p><text:s/>19,35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353.748404617501" table:style-name="ce5">
            <text:p><text:s/>19,354<text:s/></text:p>
          </table:table-cell>
          <table:table-cell office:value-type="float" office:value="0.97392018668541336" table:style-name="ce6">
            <text:p>0.974</text:p>
          </table:table-cell>
          <table:table-cell office:value-type="float" office:value="18849.006259287598" table:style-name="ce5">
            <text:p><text:s/>18,849<text:s/></text:p>
          </table:table-cell>
          <table:table-cell office:value-type="float" office:value="1.087920067794202" table:style-name="ce6">
            <text:p>1.088</text:p>
          </table:table-cell>
          <table:table-cell office:value-type="float" office:value="20506.212167457499" table:style-name="ce5">
            <text:p><text:s/>20,5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506.212167457499" table:style-name="ce5">
            <text:p><text:s/>20,506<text:s/></text:p>
          </table:table-cell>
          <table:table-cell office:value-type="float" office:value="1.0284345104155255" table:style-name="ce6">
            <text:p>1.028</text:p>
          </table:table-cell>
          <table:table-cell office:value-type="float" office:value="21089.296270916046" table:style-name="ce5">
            <text:p><text:s/>21,089<text:s/></text:p>
          </table:table-cell>
          <table:table-cell office:value-type="float" office:value="1.0977786058536718" table:style-name="ce6">
            <text:p>1.098</text:p>
          </table:table-cell>
          <table:table-cell office:value-type="float" office:value="23151.378258721255" table:style-name="ce5">
            <text:p><text:s/>23,15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151.378258721255" table:style-name="ce5">
            <text:p><text:s/>23,151<text:s/></text:p>
          </table:table-cell>
          <table:table-cell office:value-type="float" office:value="0.96273647540649765" table:style-name="ce6">
            <text:p>0.963</text:p>
          </table:table-cell>
          <table:table-cell office:value-type="float" office:value="22288.67630560392" table:style-name="ce5">
            <text:p><text:s/>22,289<text:s/></text:p>
          </table:table-cell>
          <table:table-cell office:value-type="float" office:value="1.0678614966501869" table:style-name="ce6">
            <text:p>1.068</text:p>
          </table:table-cell>
          <table:table-cell office:value-type="float" office:value="23801.21923805376" table:style-name="ce5">
            <text:p><text:s/>23,8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801.21923805376" table:style-name="ce5">
            <text:p><text:s/>23,801<text:s/></text:p>
          </table:table-cell>
          <table:table-cell office:value-type="float" office:value="0.96976817659383874" table:style-name="ce6">
            <text:p>0.970</text:p>
          </table:table-cell>
          <table:table-cell office:value-type="float" office:value="23081.664981197591" table:style-name="ce5">
            <text:p><text:s/>23,082<text:s/></text:p>
          </table:table-cell>
          <table:table-cell office:value-type="float" office:value="1.0613820476854641" table:style-name="ce6">
            <text:p>1.061</text:p>
          </table:table-cell>
          <table:table-cell office:value-type="float" office:value="24498.464841733366" table:style-name="ce5">
            <text:p><text:s/>24,49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498.464841733366" table:style-name="ce5">
            <text:p><text:s/>24,498<text:s/></text:p>
          </table:table-cell>
          <table:table-cell office:value-type="float" office:value="1.0048234421974398" table:style-name="ce6">
            <text:p>1.005</text:p>
          </table:table-cell>
          <table:table-cell office:value-type="float" office:value="24616.631770823482" table:style-name="ce5">
            <text:p><text:s/>24,617<text:s/></text:p>
          </table:table-cell>
          <table:table-cell office:value-type="float" office:value="1.0613292749338408" table:style-name="ce6">
            <text:p>1.061</text:p>
          </table:table-cell>
          <table:table-cell office:value-type="float" office:value="26126.351948641437" table:style-name="ce5">
            <text:p><text:s/>26,12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126.351948641437" table:style-name="ce5">
            <text:p><text:s/>26,126<text:s/></text:p>
          </table:table-cell>
          <table:table-cell office:value-type="float" office:value="1.0414302960038786" table:style-name="ce6">
            <text:p>1.041</text:p>
          </table:table-cell>
          <table:table-cell office:value-type="float" office:value="27208.774443375161" table:style-name="ce5">
            <text:p><text:s/>27,209<text:s/></text:p>
          </table:table-cell>
          <table:table-cell office:value-type="float" office:value="1.074284885923841" table:style-name="ce6">
            <text:p>1.074</text:p>
          </table:table-cell>
          <table:table-cell office:value-type="float" office:value="29229.9751490288" table:style-name="ce5">
            <text:p><text:s/>29,23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12Z</meta:creation-date>
    <dc:date>2020-10-02T20:00:13Z</dc:date>
  </office:meta>
</office:document-meta>
</file>